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Abadi MT Condensed Extra Bold" svg:font-family="'Abadi MT Condensed Extra Bold'" style:font-pitch="variable"/>
    <style:font-face style:name="Amazone[T]" svg:font-family="Amazone[T]"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enlo Regular" svg:font-family="'Menlo Regular'" style:font-pitch="variable"/>
    <style:font-face style:name="Minion Pro Med" svg:font-family="'Minion Pro Med'"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Kitap_20_Adi">
      <style:text-properties style:font-name="Lato" fo:language="fr" fo:country="FR"/>
    </style:style>
    <style:style style:name="P5" style:family="paragraph" style:parent-style-name="Contents_20_5">
      <style:text-properties style:font-name="Lato" fo:language="tr" fo:country="TR"/>
    </style:style>
    <style:style style:name="P6" style:family="paragraph" style:parent-style-name="TR_20_Alinti">
      <style:text-properties style:font-name="Lato"/>
    </style:style>
    <style:style style:name="P7" style:family="paragraph" style:parent-style-name="TR_20_Alinti">
      <style:text-properties style:font-name="Lato" fo:language="en" fo:country="GB"/>
    </style:style>
    <style:style style:name="P8" style:family="paragraph" style:parent-style-name="TR_20_Alinti_20_Italik">
      <style:text-properties style:font-name="Lato"/>
    </style:style>
    <style:style style:name="P9" style:family="paragraph" style:parent-style-name="TR_20_Alinti_20_Italik">
      <style:text-properties style:font-name="Lato" fo:language="tr" fo:country="TR"/>
    </style:style>
    <style:style style:name="P10" style:family="paragraph" style:parent-style-name="TR_20_Ana_20_Metin">
      <style:text-properties style:font-name="Lato"/>
    </style:style>
    <style:style style:name="P11" style:family="paragraph" style:parent-style-name="TR_20_Ana_20_Metin">
      <style:text-properties style:font-name="Lato" fo:language="fr" fo:country="FR"/>
    </style:style>
    <style:style style:name="P12" style:family="paragraph" style:parent-style-name="TR_20_Ana_20_Metin">
      <style:text-properties style:font-name="Lato" fo:language="tr" fo:country="TR"/>
    </style:style>
    <style:style style:name="P13" style:family="paragraph" style:parent-style-name="TR_20_Ana_20_Metin">
      <style:text-properties style:font-name="Lato" fo:language="tr" fo:country="TR" fo:font-style="italic" style:font-style-asian="italic" style:font-style-complex="italic"/>
    </style:style>
    <style:style style:name="P14" style:family="paragraph" style:parent-style-name="TR_20_Ana_20_Metin">
      <style:text-properties style:font-name="Lato" fo:language="tr" fo:country="TR" fo:font-weight="bold" style:font-weight-asian="bold" style:font-weight-complex="bold"/>
    </style:style>
    <style:style style:name="P15" style:family="paragraph" style:parent-style-name="TR_20_Ana_20_Metin">
      <style:paragraph-properties fo:text-align="center" style:justify-single-word="false"/>
      <style:text-properties style:font-name="Lato"/>
    </style:style>
    <style:style style:name="P16" style:family="paragraph" style:parent-style-name="TR_20_Ana_20_Metin">
      <style:text-properties style:font-name="Lato" fo:font-size="12.5pt" fo:letter-spacing="0.176cm" style:font-size-asian="12.5pt" style:font-name-complex="Amazone[T]" style:font-size-complex="12.5pt"/>
    </style:style>
    <style:style style:name="P17" style:family="paragraph" style:parent-style-name="TR_20_Ana_20_Metin">
      <style:text-properties style:font-name="Lato" fo:font-size="12.5pt" fo:letter-spacing="0.176cm" fo:language="en" fo:country="GB" style:font-size-asian="12.5pt" style:font-name-complex="Amazone[T]" style:font-size-complex="12.5pt"/>
    </style:style>
    <style:style style:name="P18" style:family="paragraph" style:parent-style-name="TR_20_Ana_20_Metin">
      <style:text-properties style:font-name="Lato" fo:font-size="10pt" fo:language="tr" fo:country="TR" style:font-size-asian="10pt"/>
    </style:style>
    <style:style style:name="P19" style:family="paragraph" style:parent-style-name="TR_20_Ana_20_Metin">
      <style:text-properties style:font-name="Lato" fo:font-size="10pt" fo:language="tr" fo:country="TR" style:font-size-asian="10pt" style:font-name-complex="PalatinoTurk" style:font-weight-complex="bold"/>
    </style:style>
    <style:style style:name="P20" style:family="paragraph" style:parent-style-name="TR_20_Ana_20_Metin">
      <style:text-properties style:font-name="Lato" fo:font-size="10pt" fo:language="tr" fo:country="TR" style:font-size-asian="10pt" style:font-name-complex="HelveticaTurk"/>
    </style:style>
    <style:style style:name="P21" style:family="paragraph" style:parent-style-name="TR_20_Ana_20_Metin">
      <style:text-properties style:font-name="Lato" fo:font-size="10pt" fo:language="tr" fo:country="TR" style:font-size-asian="10pt" style:font-weight-complex="bold"/>
    </style:style>
    <style:style style:name="P22" style:family="paragraph" style:parent-style-name="TR_20_Ana_20_Metin">
      <style:text-properties style:font-name="Lato" fo:font-size="10pt" fo:language="tr" fo:country="TR" fo:font-weight="bold" style:font-size-asian="10pt" style:font-weight-asian="bold" style:font-weight-complex="bold"/>
    </style:style>
    <style:style style:name="P23" style:family="paragraph" style:parent-style-name="TR_20_Ana_20_Metin">
      <style:text-properties style:font-name="Lato" fo:font-size="10pt" fo:language="en" fo:country="GB" style:font-size-asian="10pt"/>
    </style:style>
    <style:style style:name="P24" style:family="paragraph" style:parent-style-name="TR_20_Ana_20_Metin">
      <style:text-properties style:font-name="Lato" fo:language="en" fo:country="GB"/>
    </style:style>
    <style:style style:name="P25" style:family="paragraph" style:parent-style-name="TR_20_Ana_20_Metin">
      <style:text-properties style:font-name="Lato" fo:font-size="24pt" style:font-size-asian="24pt" style:font-name-complex="Amazone[T]" style:font-size-complex="24pt"/>
    </style:style>
    <style:style style:name="P26" style:family="paragraph" style:parent-style-name="TR_20_Ana_20_Metin">
      <style:text-properties style:font-name="Lato" fo:font-size="9pt" fo:language="en" fo:country="GB" style:font-size-asian="9pt" style:font-size-complex="9pt"/>
    </style:style>
    <style:style style:name="P27" style:family="paragraph" style:parent-style-name="TR_20_Ana_20_Metin">
      <style:text-properties style:font-name="Lato" fo:font-size="9pt" fo:language="fr" fo:country="FR" style:font-size-asian="9pt" style:font-size-complex="9pt"/>
    </style:style>
    <style:style style:name="P28" style:family="paragraph" style:parent-style-name="TR_20_Ana_20_Metin">
      <style:text-properties style:font-name="Lato" fo:font-size="9.5pt" fo:language="en" fo:country="GB" style:font-size-asian="9.5pt" style:font-size-complex="9.5pt"/>
    </style:style>
    <style:style style:name="P29" style:family="paragraph" style:parent-style-name="TR_20_Ana_20_Metin">
      <style:text-properties style:text-position="super 58%" style:font-name="Lato" fo:font-size="10pt" fo:language="tr" fo:country="TR" style:font-size-asian="10pt"/>
    </style:style>
    <style:style style:name="P30" style:family="paragraph" style:parent-style-name="TR_20_Ana_20_Metin">
      <style:text-properties style:text-position="super 58%" style:font-name="Lato" fo:font-size="10pt" fo:language="en" fo:country="GB" style:font-size-asian="10pt"/>
    </style:style>
    <style:style style:name="P31" style:family="paragraph" style:parent-style-name="TR_20_Ana_20_Metin">
      <style:text-properties style:text-position="super 58%" style:font-name="Lato" fo:font-size="10pt" fo:language="en" fo:country="GB" style:font-size-asian="10pt" style:font-name-complex="PalatinoTurk"/>
    </style:style>
    <style:style style:name="P32" style:family="paragraph" style:parent-style-name="TR_20_Ana_20_Metin">
      <style:text-properties fo:color="#000000" style:font-name="Lato" fo:language="fr" fo:country="FR"/>
    </style:style>
    <style:style style:name="P33" style:family="paragraph" style:parent-style-name="TR_20_Ana_20_Metin">
      <style:paragraph-properties fo:margin-left="0.635cm" fo:margin-right="0cm" fo:text-indent="0cm" style:auto-text-indent="false"/>
      <style:text-properties style:font-name="Lato" fo:language="en" fo:country="GB"/>
    </style:style>
    <style:style style:name="P34" style:family="paragraph" style:parent-style-name="TR_20_Ana_20_Metin_20_Bold">
      <style:text-properties style:font-name="Lato"/>
    </style:style>
    <style:style style:name="P35" style:family="paragraph" style:parent-style-name="TR_20_Ana_20_Metin_20_Bold">
      <style:paragraph-properties fo:text-align="center" style:justify-single-word="false"/>
      <style:text-properties style:font-name="Lato"/>
    </style:style>
    <style:style style:name="P36" style:family="paragraph" style:parent-style-name="TR_20_Ana_20_Metin_20_Bold_20_Italik">
      <style:text-properties style:font-name="Lato"/>
    </style:style>
    <style:style style:name="P37" style:family="paragraph" style:parent-style-name="TR_20_Ayet">
      <style:text-properties style:font-name="Lato"/>
    </style:style>
    <style:style style:name="P38" style:family="paragraph" style:parent-style-name="TR_20_Ayet">
      <style:text-properties style:font-name="Lato" fo:language="tr" fo:country="TR"/>
    </style:style>
    <style:style style:name="P39" style:family="paragraph" style:parent-style-name="TR_20_Ayet">
      <style:text-properties style:font-name="Lato" fo:language="en" fo:country="GB"/>
    </style:style>
    <style:style style:name="P40" style:family="paragraph" style:parent-style-name="TR_20_Baslik_20_1">
      <style:paragraph-properties fo:break-before="page"/>
      <style:text-properties style:font-name="Lato"/>
    </style:style>
    <style:style style:name="P41" style:family="paragraph" style:parent-style-name="TR_20_Baslik_20_1">
      <style:paragraph-properties fo:break-before="page"/>
      <style:text-properties style:font-name="Lato" fo:language="tr" fo:country="TR"/>
    </style:style>
    <style:style style:name="P42" style:family="paragraph" style:parent-style-name="TR_20_Baslik_20_1">
      <style:paragraph-properties fo:break-before="page"/>
      <style:text-properties style:font-name="Lato" fo:language="en" fo:country="GB"/>
    </style:style>
    <style:style style:name="P43" style:family="paragraph" style:parent-style-name="TR_20_Baslik_20_1">
      <style:paragraph-properties fo:break-before="page"/>
      <style:text-properties style:font-name="Lato" fo:language="fr" fo:country="FR"/>
    </style:style>
    <style:style style:name="P44" style:family="paragraph" style:parent-style-name="TR_20_Baslik_20_1">
      <style:text-properties style:font-name="Lato"/>
    </style:style>
    <style:style style:name="P45" style:family="paragraph" style:parent-style-name="TR_20_Baslik_20_1">
      <style:text-properties style:font-name="Lato" fo:language="tr" fo:country="TR"/>
    </style:style>
    <style:style style:name="P46" style:family="paragraph" style:parent-style-name="TR_20_Baslik_20_2">
      <style:text-properties style:font-name="Lato" fo:language="tr" fo:country="TR"/>
    </style:style>
    <style:style style:name="P47" style:family="paragraph" style:parent-style-name="TR_20_Baslik_20_3">
      <style:text-properties style:font-name="Lato" fo:language="tr" fo:country="TR"/>
    </style:style>
    <style:style style:name="P48" style:family="paragraph" style:parent-style-name="tr_20_son_20_ayet">
      <style:text-properties style:font-name="Lato"/>
    </style:style>
    <style:style style:name="P49" style:family="paragraph" style:parent-style-name="TR_20_Kitap_20_Adi" style:master-page-name="Standard">
      <style:paragraph-properties style:page-number="auto"/>
      <style:text-properties style:font-name="Lato" fo:language="fr" fo:country="FR"/>
    </style:style>
    <style:style style:name="T1" style:family="text">
      <style:text-properties fo:language="tr" fo:country="TR"/>
    </style:style>
    <style:style style:name="T2" style:family="text">
      <style:text-properties fo:language="tr" fo:country="TR" fo:font-style="italic" style:font-style-asian="italic"/>
    </style:style>
    <style:style style:name="T3" style:family="text">
      <style:text-properties fo:language="tr" fo:country="TR" fo:font-style="italic" style:font-style-asian="italic" style:font-style-complex="italic"/>
    </style:style>
    <style:style style:name="T4" style:family="text">
      <style:text-properties fo:language="tr" fo:country="TR" style:font-name-asian="Times New Roman"/>
    </style:style>
    <style:style style:name="T5" style:family="text">
      <style:text-properties fo:language="tr" fo:country="TR" fo:font-weight="bold" style:font-weight-asian="bold" style:font-weight-complex="bold"/>
    </style:style>
    <style:style style:name="T6" style:family="text">
      <style:text-properties fo:language="tr" fo:country="TR" fo:font-weight="bold" style:font-name-asian="Times New Roman" style:font-weight-asian="bold" style:font-weight-complex="bold"/>
    </style:style>
    <style:style style:name="T7" style:family="text">
      <style:text-properties fo:language="tr" fo:country="TR" style:text-underline-style="solid" style:text-underline-width="auto" style:text-underline-color="font-color"/>
    </style:style>
    <style:style style:name="T8" style:family="text">
      <style:text-properties fo:language="tr" fo:country="TR" style:font-name-complex="Menlo Regular"/>
    </style:style>
    <style:style style:name="T9" style:family="text">
      <style:text-properties fo:language="tr" fo:country="TR" style:font-name-complex="Minion Pro Med"/>
    </style:style>
    <style:style style:name="T10" style:family="text">
      <style:text-properties fo:font-size="10pt" fo:language="tr" fo:country="TR" style:font-size-asian="10pt"/>
    </style:style>
    <style:style style:name="T11" style:family="text">
      <style:text-properties style:text-position="super 58%"/>
    </style:style>
    <style:style style:name="T12" style:family="text">
      <style:text-properties style:text-position="super 58%" fo:font-size="10pt" fo:language="tr" fo:country="TR" style:font-size-asian="10pt"/>
    </style:style>
    <style:style style:name="T13" style:family="text">
      <style:text-properties style:text-position="super 58%" fo:font-size="10pt" fo:language="tr" fo:country="TR" fo:font-weight="bold" style:font-size-asian="10pt" style:font-weight-asian="bold" style:font-weight-complex="bold"/>
    </style:style>
    <style:style style:name="T14" style:family="text">
      <style:text-properties style:text-position="super 58%" fo:font-size="10pt" fo:language="en" fo:country="GB" style:font-size-asian="10pt" style:font-name-complex="PalatinoTurk"/>
    </style:style>
    <style:style style:name="T15" style:family="text">
      <style:text-properties style:text-position="super 58%" fo:language="tr" fo:country="TR"/>
    </style:style>
    <style:style style:name="T16" style:family="text">
      <style:text-properties style:text-position="super 58%" fo:language="en" fo:country="GB"/>
    </style:style>
    <style:style style:name="T17" style:family="text">
      <style:text-properties fo:font-style="italic" style:font-style-asian="italic" style:font-style-complex="italic"/>
    </style:style>
    <style:style style:name="T18" style:family="text">
      <style:text-properties style:font-style-complex="italic"/>
    </style:style>
    <style:style style:name="T19" style:family="text">
      <style:text-properties style:font-name-asian="Times New Roman"/>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fo:language="en" fo:country="GB"/>
    </style:style>
    <style:style style:name="T24" style:family="text">
      <style:text-properties fo:language="en" fo:country="GB" fo:font-weight="bold" style:font-weight-asian="bold" style:font-weight-complex="bold"/>
    </style:style>
    <style:style style:name="T25" style:family="text">
      <style:text-properties fo:language="en" fo:country="GB" fo:font-style="italic" style:font-style-asian="italic" style:font-style-complex="italic"/>
    </style:style>
    <style:style style:name="T26" style:family="text">
      <style:text-properties fo:language="en" fo:country="GB" style:font-name-complex="Minion Pro Med"/>
    </style:style>
    <style:style style:name="T27" style:family="text">
      <style:text-properties fo:language="en" fo:country="GB" style:font-name-complex="Abadi MT Condensed Extra Bold"/>
    </style:style>
    <style:style style:name="T28" style:family="text">
      <style:text-properties fo:letter-spacing="-0.009cm" fo:language="tr" fo:country="TR"/>
    </style:style>
    <style:style style:name="T29" style:family="text">
      <style:text-properties fo:font-size="8pt" style:font-size-asian="8pt" style:font-size-complex="8pt"/>
    </style:style>
    <style:style style:name="T30" style:family="text">
      <style:text-properties fo:font-size="9.5pt" fo:language="en" fo:country="GB" style:font-size-asian="9.5pt" style:font-size-complex="9.5pt"/>
    </style:style>
    <style:style style:name="T31" style:family="text">
      <style:text-properties style:font-name-complex="Zapf Dingbats"/>
    </style:style>
    <style:style style:name="T32" style:family="text">
      <style:text-properties style:font-name-complex="Arial"/>
    </style:style>
    <style:style style:name="T33" style:family="text">
      <style:text-properties style:font-name-complex="Minion Pro Med"/>
    </style:style>
    <style:style style:name="T34" style:family="text">
      <style:text-properties style:font-name-complex="Minion Pro Med"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1">Cehalet Ortamında Gelişen Darwinizm</text:h>
      <text:h text:style-name="P4" text:outline-level="1">DARWIN DNA'YI BİLSEYDİ</text:h>
      <text:p text:style-name="P11"/>
      <text:p text:style-name="P11"/>
      <text:p text:style-name="P3">HARUN YAHYA (ADNAN OKTAR)</text:p>
      <text:p text:style-name="P11"/>
      <text:p text:style-name="P11"/>
      <text:h text:style-name="P41" text:outline-level="1">YAZAR ve ESERLERİ HAKKINDA</text:h>
      <text:p text:style-name="P12"/>
      <text:p text:style-name="P10"/>
      <text:p text:style-name="P12">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2">Harun Yahya'nın eserleri yaklaşık 40.000 resmin yer aldığı toplam 55.000 sayfalık bir külliyattır ve bu külliyat 73 farklı dile çevrilmiştir.</text:p>
      <text:p text:style-name="P12">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2">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2">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2"><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2">Bu gerçekler göz önünde bulundurulduğunda, insanların görmediklerini görmelerini sağlayan, hidayetlerine vesile olan bu eserlerin okunmasını teşvik etmenin de, çok önemli bir hizmet olduğu ortaya çıkmaktadır.</text:p>
      <text:p text:style-name="P12">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2">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2">Bu önemli hizmette öncü rolü üstlenmiş olan Harun Yahya Külliyatı, Allah'ın izniyle, 21. yüzyılda dünya insanlarını Kuran'da tarif edilen huzur ve barışa, doğruluk ve adalete, güzellik ve mutluluğa taşımaya bir vesile olacaktır.</text:p>
      <text:p text:style-name="P12"/>
      <text:p text:style-name="P12"/>
      <text:h text:style-name="P41" text:outline-level="1">Okuyucuya</text:h>
      <text:p text:style-name="P12"/>
      <text:p text:style-name="P10"/>
      <text:p text:style-name="P10"><text:span text:style-name="T31"></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0"><text:span text:style-name="T31"></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0"><text:span text:style-name="T31"></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0"><text:span text:style-name="T31"></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0"><text:span text:style-name="T31"></text:span>Bunun yanında, sadece Allah a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0"><text:span text:style-name="T31"></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0"><text:span text:style-name="T31"></text:span>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10"/>
      <text:p text:style-name="P10"/>
      <text:p text:style-name="P15">Bu kitapta kullanılan ayetler, Ali Bulaç'ın hazırladığı<text:line-break/>"Kur'an-ı Kerim ve Türkçe Anlamı" isimli mealden alınmıştır.</text:p>
      <text:p text:style-name="P10"/>
      <text:p text:style-name="P15">Birinci Baskı: Ocak 2007 <text:s/>İkinci Baskı:Mayıs 2008 Üçüncü Baskı: Aralık 2013</text:p>
      <text:p text:style-name="P10"><text:soft-page-break/></text:p>
      <text:p text:style-name="P35">ARAŞTIRMA YAYINCILIK</text:p>
      <text:p text:style-name="P15">Kayışdağı Mah. Değirmen sokak No: 3</text:p>
      <text:p text:style-name="P15">Ataşehir - İstanbul Tel: (0216) 660 00 59</text:p>
      <text:p text:style-name="P10"/>
      <text:p text:style-name="P15">Baskı: Express Basımevi</text:p>
      <text:p text:style-name="P15">Deposite İş Merkezi A6 Blok No: 309</text:p>
      <text:p text:style-name="P15">İkitelli OSB / Küçükçekmece /<text:span text:style-name="T32"> </text:span>İstanbul / Tel: (0 212) 671 61 51</text:p>
      <text:p text:style-name="P10"/>
      <text:p text:style-name="P35">www.harunyahya.org - www.harunyahya.net</text:p>
      <text:p text:style-name="P10"/>
      <text:p text:style-name="P10"/>
      <text:h text:style-name="P40" text:outline-level="1">İçindekiler</text:h>
      <text:p text:style-name="P10"/>
      <text:p text:style-name="P10"/>
      <text:h text:style-name="P5" text:outline-level="1">Evrenin Derinliklerinden DNA Molekülüne<text:tab/>10</text:h>
      <text:h text:style-name="P5" text:outline-level="1">Bilinen En Gelişmiş Bilgi Bankası DNA<text:tab/>18</text:h>
      <text:h text:style-name="P5" text:outline-level="1">Hücrenin 20. Yüzyılda Keşfedilen Yönleri<text:tab/>22</text:h>
      <text:h text:style-name="P5" text:outline-level="1">Canlılığın Bilgi Kaynağı DNA<text:tab/>30</text:h>
      <text:h text:style-name="P5" text:outline-level="1">DNA Molekülünün Mucizevi Yapısı<text:tab/>38</text:h>
      <text:h text:style-name="P5" text:outline-level="1">DNA'daki Olağanüstü Bilgi Saklama Kapasitesi<text:tab/>58</text:h>
      <text:h text:style-name="P5" text:outline-level="1">DNA Molekülündeki Şifre Bilimi<text:tab/>76</text:h>
      <text:h text:style-name="P5" text:outline-level="1">DNA'da Kayıtlı Benzersiz Üretim Sistemi: Protein Sentezi<text:tab/>92</text:h>
      <text:h text:style-name="P5" text:outline-level="1">Dünyanın En İleri Kopyalama Teknolojisi<text:tab/>118</text:h>
      <text:h text:style-name="P5" text:outline-level="1">İnsanın DNA'da Kayıtlı İnşa Planı<text:tab/>134</text:h>
      <text:h text:style-name="P5" text:outline-level="1">İnsan Genomu Projesi Hakkında <text:line-break/>Darwınist Materyalist Yanılgılar<text:tab/>168</text:h>
      <text:h text:style-name="P5" text:outline-level="1">Canlı Yapısındaki Bilgi ve Materyalizmin Sonu<text:tab/>198</text:h>
      <text:h text:style-name="P5" text:outline-level="1">Darwinizm'in DNA İle İlgili Yanılgılarından Bazıları<text:tab/>214</text:h>
      <text:h text:style-name="P5" text:outline-level="1">DNA Mucizesi Evrim Teorisini Nasıl Geçersiz Kılıyor?<text:tab/>234</text:h>
      <text:h text:style-name="P5" text:outline-level="1">DNA Yüce Rabbimiz'in Yaratma Sanatının Bir Örneğidir<text:tab/>286</text:h>
      <text:h text:style-name="P5" text:outline-level="1">Evrim Yanılgısı<text:tab/>290</text:h>
      <text:p text:style-name="P12"><text:soft-page-break/></text:p>
      <text:p text:style-name="P12"/>
      <text:h text:style-name="P40" text:outline-level="1">ÖNSÖZ</text:h>
      <text:h text:style-name="P44" text:outline-level="1">Evrenin Derinliklerinden DNA Molekülüne</text:h>
      <text:p text:style-name="P16"/>
      <text:p text:style-name="P10"/>
      <text:p text:style-name="P12">Bu kitabın konusu olan DNA, çıplak gözle görmenin mümkün olmadığı küçüklükteki hücrelerimizin bilgi bankasıdır. Etrafımızdaki canlılara ait bilgiler, her canlının kendi hücrelerinden her birinin içindeki "DNA" denilen bu bilgi bankasında saklıdır. Bir gülün, bir portakalın, bir serçenin, bir kaplanın ya da bir insanın tüm yapısal özellikleri, onları oluşturan hücrelerin çekirdeklerinde bulunur. Kitabı tuttuğunuz elinize şöyle bir bakın. Elinizi oluşturan milyonlarca hücrenin her birinde de bu bilgi depoları mevcuttur. </text:p>
      <text:p text:style-name="P12">Bu kitaptaki bilgiler, gözle görülmeyen boyuttaki, ancak içeriği ve taşıdığı bilgi kapasitesi açısından, on binlerce kitaptan oluşan bir kütüphane boyutlarındaki moleküller hakkındadır. Kitap boyunca bir yandan ancak milyonlarca defa büyüterek gözlemleyebildiğimiz DNA'nın mucizevi yönlerini incelerken, bir yandan da canlılığın, böylesine küçük boyuttaki bir parçasının, evrim teorisini nasıl çıkmaza soktuğunu göreceğiz. Bu olağanüstü yapıların detaylarını incelerken, alemlerin Rabbi olan Allah'ın sonsuz büyüklüğünü, ilminin benzersizliğini, genişliğini ve O'nun yarattıkları üzerindeki hakimiyetini daha derinlemesine düşünme imkanı bulacağız.</text:p>
      <text:p text:style-name="P12">Ancak 20. yüzyılda keşfedilen DNA'yı incelemeden önce, kısaca içinde yaşadığımız ve her geçen gün yeni bir köşesi keşfedilen evreni düşünelim. Birbirlerinden yüz binlerce ışık yılı uzaklıktaki milyarlarca galaksi... Kavrama sınırlarımızı zorlayan genişlikteki bu galaksileri dolduran milyonlarca yıldız... İç içe geçmiş bir düzende, <text:s/>binlerce kilometre hızla sürekli olarak dönen, fakat birbirlerine hiçbir zaman çarpmayan devasa gezegenler... <text:s/>İşte biz burada, bu gezegenlerden küçük bir tanesi üzerinde nokta kadar bile yer tutmayan insanın yapı taşı olan hücreyi, elektron mikroskobu altında inceliyoruz. </text:p>
      <text:p text:style-name="P12">Yaşamı elverişli kılan koşulların her biri, canlılık için vazgeçilmezdir. Dünya Allah'ın rahmeti ile özel olarak var olan ve varlığını sürdüren bir ortamdır. 20. yüzyılın en önemli bilim adamlarından Albert Einstein, insanın evrendeki düzeni kavramasının güçlüğünü şu sözleriyle ifade etmiştir:</text:p>
      <text:p text:style-name="P6"><text:span text:style-name="T1">İnsan aklı evreni kavrayabilecek kapasiteye sahip değildir. Sanki çok büyük bir kütüphaneye giren küçük bir çocuk gibiyiz. Kütüphanenin duvarları farklı dillerdeki kitaplarla kaplanmış. Çocuk, bu kitapların birileri taraf</text:span>ı<text:span text:style-name="T1">ndan yaz</text:span>ı<text:span text:style-name="T1">ld</text:span>ı<text:span text:style-name="T1">ğ</text:span>ı<text:span text:style-name="T1">n</text:span>ı<text:span text:style-name="T1"> bilir. Ancak kim taraf</text:span>ı<text:span text:style-name="T1">ndan ve nas</text:span>ı<text:span text:style-name="T1">l yaz</text:span>ı<text:span text:style-name="T1">ld</text:span>ı<text:span text:style-name="T1">ğ</text:span>ı<text:span text:style-name="T1">n</text:span>ı<text:span text:style-name="T1"> bilmez. Hangi dillerde yaz</text:span>ı<text:span text:style-name="T1">lm</text:span>ış<text:span text:style-name="T1"> olduklar</text:span>ı<text:span text:style-name="T1">n</text:span>ı<text:span text:style-name="T1"> anlamaz. Fakat çocuk, kitaplar</text:span>ı<text:span text:style-name="T1">n düzeninde belirli bir plan olduğunu fark eder... ak</text:span>ı<text:span text:style-name="T1">l almaz bir düzendir bu.</text:span><text:span text:style-name="T12">1</text:span></text:p>
      <text:p text:style-name="P12">Bu olağanüstü ortamın içinde tam ihtiyacı olan sistemlerle donatılmış insan, bedeni hakkında detaylı bilgi edindikçe ne denli mucizevi bir şekilde hayatını sürdürdüğünü görecektir. Hayatın akışına kendini kaptırarak düşünmeden yaşayan pek çok kişi, vücudundaki gizli sistemleri keşfettikçe, varoluş amacını düşünecek ve kendisini yaratan Allah'a karşı sorumluluklarının bilincine varacaktır. Nitekim kimi bilim adamları, Allah'ın ilminin büyüklüğünü, yaratışındaki mükemmelliği görerek Allah'ın varlığına iman etmişlerdir. Kimileri ise vicdanları kabul ettiği halde, gururları nedeniyle Allah'a muhtaç yaşadıklarını göz ardı ederek direnmektedirler. Ancak gerçeklere karşı direnmek, içinde bulundukları durumu değiştirmeyecektir. Allah bazı insanlardaki bu yaklaşımı Kuran'da şöyle bildirmektedir:</text:p>
      <text:p text:style-name="P37"><text:soft-page-break/><text:span text:style-name="T1">Hakk</text:span>ı<text:span text:style-name="T1"> bat</text:span>ı<text:span text:style-name="T1">l ile örtmeyin ve hakk</text:span>ı<text:span text:style-name="T1"> gizlemeyin. (Kald</text:span>ı<text:span text:style-name="T1"> ki) siz (gerçeği) biliyorsunuz. (Bakara Suresi, 42)</text:span></text:p>
      <text:p text:style-name="P37"><text:span text:style-name="T1">Ey insanlar, siz Allah'a (kar</text:span>şı<text:span text:style-name="T1"> fakir olan) muhtaçlars</text:span>ı<text:span text:style-name="T1">n</text:span>ı<text:span text:style-name="T1">z; Allah ise, Ğaniy (hiçbir </text:span>ş<text:span text:style-name="T1">eye ihtiyac</text:span>ı<text:span text:style-name="T1"> olmayan)d</text:span>ı<text:span text:style-name="T1">r, Hamid (övülmeye lay</text:span>ı<text:span text:style-name="T1">k)t</text:span>ı<text:span text:style-name="T1">r. (Fat</text:span>ı<text:span text:style-name="T1">r Suresi, 15)</text:span></text:p>
      <text:h text:style-name="P41" text:outline-level="1">GİRİŞ</text:h>
      <text:h text:style-name="P44" text:outline-level="1">Bilinen En Gelişmiş Bilgi Bankası DNA</text:h>
      <text:p text:style-name="P12"/>
      <text:p text:style-name="P12"/>
      <text:p text:style-name="P12">Gelişen bilimin ortaya çıkardığı gerçek, canlıların asla tesadüflerle ortaya çıkamayacak kadar kusursuz bir düzenliliğe ve son derece kompleks yapılara sahip olduklarıdır. Bu ise canlıları üstün güç ve ilim sahibi olan Rabbimiz'in yarattığının apaçık bir delilidir. Yaratıcımız olan Allah'ın varlığını redderek tesadüflere bel bağlayan evrim teorisi de, ortaya atıldığı tarihten bu yana, en sarsıcı darbelerden birini moleküler biyoloji alanındaki gelişmelerle birlikte almıştır. Çünkü moleküler biyoloji, canlılığın kökeninin sözde basit yapılara dayandığını öne süren Darwinizm'in iddialarını tartışmasız delillerle temelinden çürütmektedir. Bilim adamları, hücre içinde, "moleküler makine" olarak ifade ettikleri kompleks yapılar keşfettikçe, bunların rastlantılar sonucu oluşamayacağını açıkça görmüşlerdir.</text:p>
      <text:p text:style-name="P10"><text:span text:style-name="T1">Bu yapılardan biri 1950'lerde elektron mikroskobunun icadıyla keşfedilen, hücrenin bilgi bankası, DNA'dır. DNA, her hücrede bulunan, muhteşem bir düzene sahip, dev bir moleküldür. Bu uzun molekül zinciri üzerinde, o hücrenin -ve hücrenin ait olduğu canlının- tüm fiziksel ve kimyasal yapısına ait bilgiler şifrelenmiş şekilde bulunmaktadır. Ancak hücrenin içinde böyle bir bilgi bankası bulunması tek başına bir şey ifade etmez. Bu bilgi bankasının içindeki bilgilerin gerektiği şekilde okunması ve elde edilen bilgiye göre üretim yapılması zorunludur. Cansız maddelerin şifre yazması, şifre çözmesi, aşamalı tedbirler alması, elindeki bilgiye zarar gelmemesi için sistem kurması mümkün değildir. Bunları, topraktaki elementlerden meydana gelen moleküllerin kendi kendilerine yapması beklenemez. Ancak Darwinistler, evrim teorisine öylesine kesin bir tutuculukla bağlıdırlar ki, detaylarına ileriki bölümlerde değineceğimiz bu gerçeği inkar ederler. Herşeyin tesadüfen olduğuna kendilerini ve diğer insanları inandırmak uğruna, akıl ve mantıkla çelişen, bilimsellikten tamamen uzak iddialarını ısrarla savunurlar. Ancak Nobel ödülü sahibi biyokimyacı ve DNA'yı keşfeden bilim adamlarından biri olan Francis Crick, kendisi de evrimci olmasına rağmen, </text:span><text:span text:style-name="T3">Life Itself </text:span><text:span text:style-name="T1">(Hayatın Kendisi) adlı kitabında gerçekleri şöyle kabul etmektedir:</text:span></text:p>
      <text:p text:style-name="P6"><text:span text:style-name="T1">Bugün sahip olduğumuz bilgiler ışığında dürüst bir adam ancak şunu söyleyebilir: Bir anlamda hayat mucizevi bir şekilde ortaya çıkmıştır.</text:span><text:span text:style-name="T12">2</text:span></text:p>
      <text:p text:style-name="P12">Evrimci görüşleriyle tanınan Richard Dawkins ise, hücre içinde saklı bu kompleksliği şu ifadelerle dile getirmektedir:</text:p>
      <text:p text:style-name="P6"><text:span text:style-name="T1">Fizik kitapları karmaşık olabilir, ama... bir fizik kitabının anlattığı nesne ve olgular, o kitabın yazarının bedenindeki tek bir hücreden daha basittir. Ve bu yazar, çoğu birbirinden farklı olan, ince bir mimari ve kusursuz bir mühendislik ile, bir kitap yazabilecek yetenekte, çalışan bir makine halinde organize olmuş trilyonlarca hücreden oluşmaktadır... Tek bir insan hücresinde Britanica Ansiklopedisi'nin otuz cildini, hatta 3-4 kat fazlasını depolayacak kadar bilgi kapasitesi mevcuttur.</text:span><text:span text:style-name="T12">3</text:span></text:p>
      <text:p text:style-name="P10"><text:span text:style-name="T1">20-25 sene evvel, masan</text:span>ı<text:span text:style-name="T1">zda bir CD bulsayd</text:span>ı<text:span text:style-name="T1">n</text:span>ı<text:span text:style-name="T1">z, bu cisimle ilk defa kar</text:span>şı<text:span text:style-name="T1">la</text:span>ş<text:span text:style-name="T1">m</text:span>ış<text:span text:style-name="T1"> olman</text:span>ı<text:span text:style-name="T1">za rağmen, bu cismin varl</text:span>ı<text:span text:style-name="T1">ğ</text:span>ı<text:span text:style-name="T1">n</text:span>ı<text:span text:style-name="T1"> hiçbir </text:span>ş<text:span text:style-name="T1">ekilde tesadüflerle aç</text:span>ı<text:span text:style-name="T1">klamaya çal</text:span>ış<text:span text:style-name="T1">mazd</text:span>ı<text:span text:style-name="T1">n</text:span>ı<text:span text:style-name="T1">z. İncecik ve dümdüz yuvarlak bir plastik parças</text:span>ı<text:span text:style-name="T1"> olsa bile, </text:span>ş<text:span text:style-name="T1">eklindeki düzgünlük size bunun belli bir amaçla, ak</text:span>ı<text:span text:style-name="T1">l ve bilgi sahibi bir insan taraf</text:span>ı<text:span text:style-name="T1">ndan yap</text:span>ı<text:span text:style-name="T1">ld</text:span>ı<text:span text:style-name="T1">ğ</text:span>ı<text:span text:style-name="T1"> izlenimini verir. Bunun plan</text:span>ı<text:span text:style-name="T1">n</text:span>ı<text:span text:style-name="T1"> çizen, bunu imal eden ve masan</text:span>ı<text:span text:style-name="T1">za b</text:span>ı<text:span text:style-name="T1">rakan ki</text:span>ş<text:span text:style-name="T1">iyi görmeseniz bile, metal ve plastik malzemelerin kendiliğinden, tesadüf eseri böyle kusursuz bir </text:span>ş<text:span text:style-name="T1">ekil ald</text:span>ı<text:span text:style-name="T1">ğ</text:span>ı<text:span text:style-name="T1">n</text:span>ı<text:span text:style-name="T1"> iddia etmezsiniz. </text:span></text:p>
      <text:p text:style-name="P10"><text:soft-page-break/><text:span text:style-name="T1">Bir de bu cismin yapısını detaylı incelediğinizi ve üzerinde girinti ve çıkıntılardan oluşan, "0" ve "1" sayıları ile kodlu bilgiler olduğunu öğrenseniz ne düşünürdünüz? İlk bakışta düz bir yuvarlak plaka gibi görünmesine rağmen, bu diski bir stadyum büyüklüğüne getirecek olursanız, üzerindeki girintiler yaklaşık bir kum tanesi büyüklüğünde olacaktır.</text:span><text:span text:style-name="T12">4</text:span><text:span text:style-name="T1"> Tüm bu girinti çıkıntılar, yazı, ses ve görüntü içeren bilgilerin kodlanmış halini oluşturur. Bu yuvarlak malzemenin içine onlarca kitaplık bilginin sığdırılması, kuşkusuz burada akıl ve bilgi sahibi insanların emeğinin olduğunu açıkça ortaya koyar ve kimse de bunun aksini iddia etmeye kalkmaz. Tam tersine burada çok üstün bir teknoloji olması -bilginin sıkıştırılmış bir hacimde kaydedilmesi, şifrelenmesi, saklanması gibi aşamalar- söz konusu CD'nin bilinçli bir şekilde var olduğunun, bir amaç için üretildiğinin delilleridir.</text:span></text:p>
      <text:p text:style-name="P12">Ancak düz bir plastik parçası için tesadüf iddiasını imkansız gören bazı kişiler, DNA'daki mükemmel yaratılış karşısında aynı dürüstlükle konuşmazlar. Binlerce ciltlik ansiklopediyi kapsayacak bilginin gözle görülmeyen bir boyuta, en ideal şekilde sıkıştırıldığı ve şifrelendiği DNA molekülünün, tesadüf eseri oluştuğunu öne sürerler. Kaldı ki bir CD'yi yapan ve içine bilgileri yazan insanın beyni de, DNA'nın içerdiği bilgiler sayesinde işlev gören hücrelerden oluşmaktadır. Bunun mantıksızlığı ortadadır. Nasıl ki bir CD içindeki bilgiler, insana birileri tarafından oraya yazıldıklarını düşündürüyorsa, bundan çok daha üstün bir teknolojiyle, kapsamlı bir bilgi bankası içeren DNA da, üstün bir aklın, yaratılışın varlığını gösterir. Bu akıl, Yüce Rabbimiz'in sonsuz aklıdır. DNA da, yaratılışındaki üstünlüğü 20. yüzyıl teknolojisi ile kavrayabildiğimiz, Allah'ın bir mucizesidir. Rabbimiz yarattığı varlıkların amacını bir ayette şöyle bildirmektedir:</text:p>
      <text:p text:style-name="P38">Allah, yedi göğü ve yerden de onların benzerini yarattı. Emir, bunların arasında durmadan iner; sizin gerçekten Allah'ın herşeye güç yetirdiğini ve gerçekten Allah'ın ilmiyle herşeyi kuşattığını bilmeniz, öğrenmeniz için. (Talak Suresi, 12)</text:p>
      <text:p text:style-name="P12"/>
      <text:p text:style-name="P12"/>
      <text:h text:style-name="P41" text:outline-level="1">1. BÖLÜM</text:h>
      <text:h text:style-name="P44" text:outline-level="1">Hücrenin 20. Yüzyılda Keşfedilen Yönleri</text:h>
      <text:p text:style-name="P18"/>
      <text:p text:style-name="P12"/>
      <text:p text:style-name="P12">Yirminci yüzyılın ikinci yarısında moleküler biyoloji alanındaki ilerlemeler, hücre içerisindeki minyatür dünyayla ilgili bakış açısını tümüyle değiştirmiştir. Bugün gelişen teknoloji ile insanlar, hücrenin sahip olduğu kusursuz ve kompleks mekanizmalardan haberdar oldular. Böylece bunların tesadüfen veya zamanla kendi kendilerine var olamayacaklarını anladılar. Hücreyi oluşturan sistemlerin pek çoğu, ışığın görülebilir dalga boyunun altındadır. Hücrenin bazı detayları ancak X-ışını kristalografisi denilen ileri tekniklerle incelenebilmektedir.</text:p>
      <text:p text:style-name="P10"><text:span text:style-name="T1">Ancak Darwin'in teorisini ortaya attığı dönem, değil DNA gibi bir molekülün sarmal yapısı ve bilgi kapasitesinin incelenmesi, hücrenin temel yapısının dahi anlaşılamadığı son derece geri bir bilim düzeyine sahipti. James Watson ve Francis Crick, DNA'nın sarmal yapısını, Darwin'in </text:span><text:span text:style-name="T3">Origin of Species</text:span><text:span text:style-name="T1"> (Türlerin Kökeni) adlı kitabının yayınlanmasından neredeyse 100 yıl sonra ortaya çıkardılar. O zamandan bu yana moleküler biyolojide kaydedilen ilerlemeleri Darwin'in kendi döneminde öngörmesine olanak yoktu. Bu bakımdan temelden geçersiz bilgi ve varsayımlar üzerine kurulan evrim teorisinin, DNA gibi, bilim adamlarını halen hayranlık içinde bırakan bir yapının varlığını açıklayamayacağı ortadadır. Cambridge Üniversitesi'nden felsefeci Dr. Stephen C. Meyer, günümüz bilimini Darwin dönemi ile kıyaslarken şunları ifade etmektedir: </text:span></text:p>
      <text:p text:style-name="P6"><text:span text:style-name="T1">20. yüzyılın son yarısında moleküler biyoloji ve biyokimyadaki gelişmeler, hücre içindeki minyatür dünya ile ilgili anlayışımızı tamamen değiştirdi. Yapılan araştırmalar hayatın temel birimleri olan hücrelerin, kendi içindeki süreçleri düzenlemek amacıyla bilgiyi sakladığını, ilettiğini ve düzenleyip kullandığını ortaya çıkarmıştır… Günümüzde biyologlar, hücrelerden "gerçek zamanlı dağıtıcı bilgisayarlar" ya da "kompleks bilgi işlem sistemleri" olarak söz etmektedir... Darwin'in elbette bu inceliklerden kesinlikle haberi yoktu, bunların kökenini açıklamayı da denememişti. Bunun yerine biyolojik evrim teorisiyle hayatın "birkaç basit biçimden" başlayıp, zamanla daha kompleks hale geldiğini açıklamaya çalışmıştı... 1870 ve 1880'lerde bilim adamları hayatın kökeni için bir açıklama bulmanın oldukça kolay olduğunu düşünüyorlardı. Hayatın karbondioksit, oksijen ve nitrojen gibi basit kimyasalların bileşimiyle kolaylıkla oluşturulan protoplazma denilen bir maddeden meydana geldiğini zannediyorlardı."</text:span><text:span text:style-name="T12">5</text:span></text:p>
      <text:p text:style-name="P12">Ancak halen Darwin'in varisi olan bir kısım bilim adamları hayatın, atomların, tesadüf eseri kendi kendilerine birleşip kompleks canlılar oluşturdukları görüşüne sahiptirler. Özellikle son 50 yıl içinde moleküler genetik alanında kaydedilen olağanüstü ilerlemeyi göz önüne alırsak, Darwin'in iddialarının varlığını sürdürebilmiş olması son derece şaşırtıcıdır. Bu durum, kendisi de bir evrimci olan Harvard Üniversitesi'nden biyolog ve genetikçi Dr. Richard Lewontin'in bir itirafında da yer alır:</text:p>
      <text:p text:style-name="P6"><text:span text:style-name="T1">…</text:span><text:span text:style-name="T4"> </text:span><text:span text:style-name="T1">evrim bir gerçek değil, bir felsefedir. Öncelikli olarak materyalizm gelir (a priori) ve delil, bu deği</text:span>ş<text:span text:style-name="T1">mez felsefi bağl</text:span>ı<text:span text:style-name="T1">l</text:span>ı<text:span text:style-name="T1">ğ</text:span>ı<text:span text:style-name="T1">n </text:span>ışı<text:span text:style-name="T1">ğ</text:span>ı<text:span text:style-name="T1">nda tercüme edilir…</text:span><text:span text:style-name="T12">6</text:span></text:p>
      <text:p text:style-name="P10"><text:span text:style-name="T1">Evrim teorisinin varisleri, materyalizme olan bağlılıkları sebebiyle, bilimin gerçeklerin ortaya koyduğu gerçekleri çoğu zaman kabul edememektedirler. Bu nedenle 19. yüzyılın köhnemiş bilim anlayışını, halen ısrarla günümüze taşımaya çalışmaktadırlar. Ancak gerçekler hiçbir batıl felsefe ile örtülemeyecek kadar açıktır. </text:span><text:soft-page-break/><text:span text:style-name="T1">Kuran'da Allah "</text:span><text:span text:style-name="T5">hakkı, batıl ile geçersiz kılmak için mücadele edenler</text:span><text:span text:style-name="T1">" (Kehf Suresi, 56) olacağını bildirmekte ve bir ayetinde şöyle buyurmaktadır:</text:span></text:p>
      <text:p text:style-name="P37"><text:span text:style-name="T1">Hay</text:span>ı<text:span text:style-name="T1">r, Biz hakk</text:span>ı<text:span text:style-name="T1"> bat</text:span>ı<text:span text:style-name="T1">l</text:span>ı<text:span text:style-name="T1">n üstüne f</text:span>ı<text:span text:style-name="T1">rlat</text:span>ı<text:span text:style-name="T1">r</text:span>ı<text:span text:style-name="T1">z, o da onun beynini darmadağ</text:span>ı<text:span text:style-name="T1">n eder. Bir de bakars</text:span>ı<text:span text:style-name="T1">n ki, o, yok olup gitmi</text:span>ş<text:span text:style-name="T1">tir. (Allah'a kar</text:span>şı<text:span text:style-name="T1">) Nitelendiregeldiklerinizden dolay</text:span>ı<text:span text:style-name="T1"> eyvahlar size. (Enbiya Suresi, 18)</text:span></text:p>
      <text:p text:style-name="P12"/>
      <text:h text:style-name="P46" text:outline-level="2">Hücre Büyük Bir Şehirden Daha Komplekstir </text:h>
      <text:p text:style-name="P12">Evrimci senaryoya göre, bundan dört milyar yıl kadar önce, sözde ilkel dünya atmosferinde birtakım cansız kimyasal maddeler tepkimeye girmiş; yıldırımların, sarsıntıların etkisiyle karışmış ve ilk canlı hücre ortaya çıkmıştır. Oysa hücre, en kalabalık ve en ileri teknolojiye sahip bir şehirden daha kompleks bir yapıya sahiptir. Hücrenin içinde enerji üreten santrallerden protein üreten fabrikalara, ham maddeleri taşıyan kargo sisteminden DNA'yı tercüme eden şifre çözücülere, yoğun ve kesintisiz haberleşme sistemine kadar birçok yapı, kusursuz bir organizasyon içinde sürekli faaliyet halindedir. </text:p>
      <text:p text:style-name="P12">Evrimcilerin hücrenin tesadüfen meydana geldiği iddiasına inanmak, yaklaşık 10 milyon nüfuslu İstanbul şehrinin; tüm binaları, otoyolları, taşıma sistemleri, elektrik ve su şebekesi, fabrikaları, haberleşme sistemi vs. ile birlikte, tesadüf eseri, fırtına, deprem gibi doğa olayları neticesinde kendiliğinden ortaya çıktığını iddia etmek kadar mantıksız ve saçmadır. Massachusetts Teknoloji Enstitüsü'nde (MIT) fizik ve biyoloji alanlarında çalışmalar yapmış olan İsrailli bilim adamı Prof. Gerald L. Schroeder hücredeki düzeni şöyle tarif etmektedir:</text:p>
      <text:p text:style-name="P6"><text:span text:style-name="T1">Hayatı yönlendiren reaksiyonların karmaşıklığı öylesine şaşırtıcıdır ki... İnsan vücudu, 1027 atomdan oluşan 75 trilyon hücrenin, ortak yaşamsal uyum içerisinde hareket ettiği, iyi düzenlenmiş bir makine ya da etkileyici bir metropol gibi çalışır. Her bir hücrenin hayatı ortaya çıkarmak için bağımsız olarak katkıda bulunması ile birlikte, iki hücrenin aynı anda aynı eylemi yerine getirmelerine nadiren rastlanır. Bütün 'karmaşasına' rağmen insan vücudunda işler arap saçına dönmez.</text:span><text:span text:style-name="T12">7</text:span><text:span text:style-name="T1"> </text:span></text:p>
      <text:p text:style-name="P12">Astrobiyolog Carl Sagan bir evrimci olmasına rağmen, hücredeki şaşırtıcı düzenden bir sanat eseri gibi bahsetmektedir:</text:p>
      <text:p text:style-name="P6"><text:span text:style-name="T1">Canl</text:span>ı<text:span text:style-name="T1"> hücresi detayl</text:span>ı<text:span text:style-name="T1"> ve kompleks bir mimari harikad</text:span>ı<text:span text:style-name="T1">r. Mikroskoptan bak</text:span>ı<text:span text:style-name="T1">ld</text:span>ı<text:span text:style-name="T1">ğ</text:span>ı<text:span text:style-name="T1">nda neredeyse ç</text:span>ı<text:span text:style-name="T1">lg</text:span>ı<text:span text:style-name="T1">na dönmü</text:span>ş<text:span text:style-name="T1"> faaliyetler görülür. Daha derin seviyede moleküllerin muazzam bir h</text:span>ı<text:span text:style-name="T1">zda sentezlendiği bilinmektedir. Neredeyse herhangi bir enzim saniyede 100 başka molekülün sentezlenmesinde katalizör rolü oynar. On dakikada, metabolizmasını sürdürebilen bir bakteri hücresine ait kitlenin oldukça büyük bir bölümü sentezlenmiş olur. Basit bir hücrenin bilgi içeriğinin Britannica Ansiklopedisi'nin yüz milyon sayfasına eş değer 10</text:span><text:span text:style-name="T15">12</text:span><text:span text:style-name="T1"> bit bilgi içerdiği tahmin edilmiştir.</text:span><text:span text:style-name="T12">8 </text:span></text:p>
      <text:p text:style-name="P10"><text:span text:style-name="T1">Hücre içindeki çekirdek en önemli genetik malzeme olan DNA'yı taşır. Hücre içindeki mitokondriler besin halindeki glikozu enerji paketlerine dönüştürür. Mikro-tüpler hücrenin her yerine uzanır ve proteinlerin ihtiyaç duyulan maddeleri gerekli alanlara taşıması için hayati yollar meydana getirirler. Üstelik vücudumuzdaki milyarlarca hücre tüm sistemlerini moleküllerden inşa ederler. Aynı zamanda hücreler kendi içlerinde sürekli bakım ve onarım halindedirler. Bir yandan görevlerini yerine getirirken bir yandan kendilerini yenilerler.</text:span><text:span text:style-name="T12">9</text:span><text:span text:style-name="T1"> Bunların dışında enerjilerini de kendileri elde ederler. Alman Federal Fizik ve Teknoloji Enstitüsü'nün yöneticisi Prof. Dr. Werner Gitt "Biyolojik enerji dönüşüm sistemi öylesine hayranlık verici ve akıllıca yaratılmıştır ki, enerji mühendisleri bunu sadece etkilenmiş biçimde seyrederler. Şimdiye dek hiç kimse bu ileri derecede minyatür ve son derece verimli mekanizmayı taklit edememiştir."</text:span><text:span text:style-name="T12">10</text:span><text:span text:style-name="T1"> derken, hücrenin, insan ürünü bir makineden ne kadar üstün olduğunu vurgulamaktadır. </text:span></text:p>
      <text:p text:style-name="P10"><text:soft-page-break/><text:span text:style-name="T1">Bilim yazarı Howard Peth de, </text:span><text:span text:style-name="T3">Blind Faith: Evolution Exposed </text:span><text:span text:style-name="T1">(Kör İnanç: Evrim İfşa Edildi) adlı kitabında basit hücre diye bir şey olmadığını şöyle ifade etmektedir:</text:span></text:p>
      <text:p text:style-name="P6"><text:span text:style-name="T1">Eskiden hücrenin bir çekirdek ve sitoplazma 'denizi' içindeki diğer parçalardan meydana geldiği düşünülmekteydi. Fakat hücre içinde büyük alanlar boştu. Şimdi ise bir hücrenin gerçekten 'kovan gibi olduğu' yani hücrenin ve onu barındıran bedenin hayatı için gerekli olan önemli işlevsel birimlerle dolu olduğu bilinmektedir. Evrim teorisi hayatın 'basit' bir hücreden geliştiğini varsayar, fakat günümüzde bilim basit hücre diye bir şey olmadığını göstermektedir.</text:span><text:span text:style-name="T12">11</text:span></text:p>
      <text:p text:style-name="P12">Sonuç olarak hücreler 19. yüzyılda Darwin döneminde zannedildiği gibi basit jöleler değil, aksine 20. yüzyılda fizikçi, astrobiyolog Prof. Paul Davies'in ifade ettiği gibi en ileri teknolojiye sahip bilgisayarlar ya da kompleks şehirler gibidirler.</text:p>
      <text:p text:style-name="P12"/>
      <text:p text:style-name="P12"/>
      <text:h text:style-name="P41" text:outline-level="1">2. BÖLÜM</text:h>
      <text:h text:style-name="P44" text:outline-level="1">Canlılığın Bilgi Kaynağı DNA</text:h>
      <text:p text:style-name="P12"/>
      <text:p text:style-name="P10"/>
      <text:p text:style-name="P12">Tüm canlıların temel genetik maddesi olan DNA, detaylarına ileriki bölümlerde değineceğimiz kıvrılmış merdivene benzer bir yapıya sahip, çok uzun bir moleküldür. Tüm canlılarda -insanlar, çiçekler, kuşlar, sinekler hatta bakterilerde- DNA bulunmaktadır. DNA, canlı hücresinin özellikleri ve düzgün çalışması ile ilgili gerekli tüm bilgilere sahiptir. Ayrıca canlının nasıl görüneceği, nasıl bir yapıya sahip olacağı, nasıl büyüyeceği, organlarının nasıl çalışacağı hakkında her türlü detay bilgi, DNA'da önceden belirlenmiş olarak bulunmaktadır. Örneğin bir insanın DNA'sı kişinin boyu, göz rengi ve vücut yapısına dair her türlü detayı, vücudun hangi tehlikeler karşısında nasıl bir savunma izleyeceği, hücrenin yapı taşları olan proteinleri nasıl üreteceği gibi bilgileri içerir. Bir gülün DNA'sı da gülün kokusu, rengi, dikenlerinin yapısı, yapraklarının şekli, gövdesinin kalınlığı hakkındaki milyonlarca detaylı bilgiyi şifreli bir şekilde saklar. DNA molekülleri bir nevi, her canlının nasıl inşa edileceğini ve nasıl işlev göreceğini belirleyen kapsamlı planlar, projelerdir.</text:p>
      <text:p text:style-name="P12">İnsan kendisinden çok daha fazla akıl sergileyen bu molekülü hücrelerinin her birinde taşımaktadır. Örneğin şu an bu satırları okuyan gözlerinizdeki her hücrenin içinde, DNA zinciri paketlenmiş olarak bulunmaktadır. Kitabın sayfalarını çeviren parmaklarınızdaki her hücrede, kalp hücrelerinizde, kemik hücrelerinizde kısacası vücudunuzu oluşturan her hücrede DNA molekülü mevcuttur. Üstelik insanın varlığını sürdürmesi için her an görev başındadırlar. Bilgi teorisyeni Prof. Dr. Werner Gitt DNA'daki bilgi kapsamının olağanüstülüğünü şöyle dile getirmektedir:</text:p>
      <text:p text:style-name="P6"><text:span text:style-name="T1">Protein şifreleyen bölümlerinin yanı sıra, DNA aynı zamanda sayısız miktarda yapısal ve işlevsel bilgiler içerir. Saklı olan bilgi, mitokondri ve ribozom gibi küçük organellerin inşası için gerekli olduğu kadar, büyük organların (örneğin kalp, böbrekler, beyin gibi) ve canlının tüm bedeninin inşası için de gerekli şifreleri içerir. Şimdiye dek hiç kimse inanılmaz derecede kompleks olan bu sistemi deşifre edememiştir.</text:span><text:span text:style-name="T12">12</text:span></text:p>
      <text:p text:style-name="P12">Prof. Gitt'in de dikkat çektiği gibi, DNA'daki bilgilerin etki alanı son derece geniştir. DNA sadece fiziksel özellikleri belirlemez; aynı zamanda hem hücre hem de organlar ve sistemler çapında binlerce farklı olayı planlar. Allah'ın DNA'da sakladığı bilgiler sayesinde vücudumuzda gerçekleşen olaylardan çok az bir kısmı, genel hatlarıyla şöyledir:</text:p>
      <text:p text:style-name="P12">*Kemikler tam olmaları gereken yerde, şekilde ve büyüklükte gelişirler; kafatası, kaburgalar, uyluk kemiği, omurlar hepsi belli bir amaca yönelik fonksiyona, özel bir şekle ve kalınlığa sahiptir. Örneğin omurlar, içlerinden hayati öneme sahip omuriliğin geçebileceği ideal şekle sahiptir. Aynı şekilde kafatası beyni, kaburgalar akciğer ve kalbi korumak üzere özel olarak biçimlendirilmişlerdir. Bunların her birinin dengeli olarak gelişmesi de, yine DNA'da kayıtlı planın bir parçasıdır.</text:p>
      <text:p text:style-name="P12">*İnsan bedeninde 206 birbirinden ayrı kemik parçası bir bütün olarak hareket edecek şekilde birbirlerine kaslarla bağlanır. Bu kasların merdiven inip çıkabilmeyi, koşmayı, eğilip kalkmayı sağlayacak esnekliği ve hareket kabiliyeti de DNA'da kayıtlıdır. Allah'ın DNA'da belirlediği bilgiler sayesinde, kaslar isteklerimiz doğrultusunda hareket eder. Böylece insan su bardağını tutabilir, kitabın sayfalarını çevirebilir, koltukta düşmeden oturabilir ya da kilolarca ağırlıktaki paketleri taşıyabilecek güce sahip olabilir. </text:p>
      <text:p text:style-name="P12"><text:soft-page-break/>*Kemiklerin arasında sürtünmeyi engelleyen kıkırdaklar da, şekil, yapı ve konumları açısından çok özel dokulardır. Örneğin dizlerdeki kıkırdaklar tampon görevi görerek, onlarca kilo ağırlığındaki vücut ağırlığının hissetmeden taşınmasını sağlarlar. Bunların ayrıntılı planı da DNA'da kayıtlı bilgilerdir.</text:p>
      <text:p text:style-name="P12">*Yaklaşık 100.000 km uzunluğunda, içinde hayati bir sıvı olan kanı taşıyan damarlar, vücuttaki her noktaya ulaşarak, tüm dokuların kanla beslenmesini sağlarlar. Damarlar hücrelere her zaman temiz kan ve oksijen taşırken, bir yandan da kirlenen kanı toplarlar. Kalbin özel pompalama sistemi ile ortaklaşa çalışan ve bir kısmı saç telinden ince olan damarlar, göz kapağından parmak ucuna, beyinden böbreklere kısacası vücudun her köşesine kanı ulaştırırlar. <text:s text:c="2"/></text:p>
      <text:p text:style-name="P12">*Sinirlerin adeta bir ağ gibi vücudu kaplamasını, vücudun sinirler aracılığıyla algıladığı değişikliklere hızla tepki vermesini ve farklı kısımlarının tek bir beden olarak çalışmasını sağlarlar. </text:p>
      <text:p text:style-name="P12">*Vücuttaki yaklaşık 200 farklı tipteki hücrenin hepsi, temelde aynı mekanizmalara sahip olmasına rağmen, çok çeşitli faaliyetleri vardır. Örneğin bir karaciğer hücresi milisaniyeler (saniyenin binde biri) içinde 500 farklı kimyasal işlem gerçekleştirirken, bir kalp hücresi ömür boyu elektrik üretebilmektedir.</text:p>
      <text:p text:style-name="P12">*İnsanın bulunduğu yerden kalkıp yürümesi, ayakta durması, nefes alması, gözlerini açıp kapaması, kısacası hayatta olması için gereken enerjinin üretimi de hücrede kayıtlı planın bir parçasıdır. Hücrelerin her biri yenen besinlerden en fazla enerjiyi nasıl elde edeceklerini ve bu enerjiyi en verimli nasıl kullanacaklarını bu plan sayesinde bilirler.</text:p>
      <text:p text:style-name="P12">*Kendisi de etten oluşan midenin, etleri sindiren asitler salgılarken kendisini parçalamayan bir sisteme sahip olması, kesilen derinin onarımında kanın pıhtılaşması için 20 kadar enzimin harekete geçmesi, DNA'da kayıtlı tedbirlerden sadece birkaçıdır.</text:p>
      <text:p text:style-name="P12">*Hücreler arasındaki üstün bir haberleşme sistemi olan ve tüm vücut dengelerinin ayarlanmasını sağlayan hormonal sistem de, DNA'da belirlenmiş bilgiler doğrultusunda işlev görür. Vücutta hangi maddelerin ne kadar kullanılacağı, fazlasının nasıl depolanacağı ya da vücuttan nasıl atılacağı da bu belirli plan dahilindedir.</text:p>
      <text:p text:style-name="P12">*Diğer taraftan DNA, bağışıklık sistemindeki hücreler arasında bilgi alışverişinin nasıl yapılacağını da belirler. Örneğin yara gibi bir doku bozukluğu söz konusu olduğunda, bağışıklık sistemine ait reaksiyonlar başlar. Savunma hücreleri, yaradan nüfuz eden mikroplara karşı saldırıda bulunabilmek için en kısa zamanda yer tespiti yaparlar. Sonra tehlike oluşturan durumu analiz ederek, mikroplara karşı savaşı başlatan mesajlar gönderirler. </text:p>
      <text:p text:style-name="P12">Daha üzerine kütüphanelerce bilgi yazılabilecek detay içeren insan vücudunun bilinen ve henüz bilinmeyen incelikleri, DNA olarak ifade edilen bilgi bankasında kayıtlı bir planın parçalarıdır. Kısacası DNA'lar, canlılarda adeta mimar, mühendis, koku eksperi, botanikçi, laborant, iç mimar, desinatör, ressam, doktor ve daha saymakla bitiremeyeceğimiz birçok usta sanatçı ve bilim adamının görevini üstlenen bir planlama merkezi olarak görev alırlar. Bu satırları okumanız, görmeniz, nefes almanız, düşünmeniz, kısaca var olmanız ve varlığınızı sürdürmeniz için her an görev başında olan bu molekülleri Yüce Rabbimiz Allah yaratmaktadır ve her an denetimi altında tutmaktadır. Bu gerçek, bir Kuran ayetinde şöyle bildirilir:</text:p>
      <text:p text:style-name="P38">"Ben gerçekten, benim de Rabbim, sizin de Rabbiniz olan Allah'a tevekkül ettim. O'nun, alnından yakalayıp-denetlemediği hiçbir canlı yoktur. Muhakkak benim Rabbim, dosdoğru bir yol üzerinedir (dosdoğru yolda olanı korumaktadır.)" (Hud Suresi, 56)</text:p>
      <text:p text:style-name="P12">DNA'daki bilgileri son derece basit bir örnek olan bir kitapla karşılaştıralım. Bir kitabın kendi kendine ortaya çıkmasının mümkün olmadığı açık bir gerçektir. Bunun bir şekilde mümkün olduğunu varsayarsak bile, bu kitapta <text:soft-page-break/>yazılanların anlamlı bilgiler içermesi kesinlikle ihtimal dışı olacaktır. Prof. Phillip Johnson bu örnek üzerinden rastgele tesadüflerin böyle bir gücü, becerisi, aklı olmayacağından şöyle söz etmektedir:</text:p>
      <text:p text:style-name="P6"><text:span text:style-name="T1">... hemen hemen herkes harfleri, boşlukları, noktalama işaretlerini rastgele bir şekilde birleştirerek normal uzunlukta tutarlı ve mantıklı bir kitap meydana getirmenin aslında imkansız olduğu konusunda hemfikirdir. Hatta "Başlangıçta kelime vardı" gibi tek bir cümlenin, harflerin ve kelime aralıklarının rastgele bir karışımının saçılması sonucu ortaya çıkması da tamamen olanaksızdır.</text:span><text:span text:style-name="T12">13</text:span></text:p>
      <text:p text:style-name="P12">Kuşkusuz DNA'daki kayıtlı bilgi "Başlangıçta kelime vardı" cümlesi ile kıyas edilemeyecek kadar kompleks bir yapıya sahiptir ve bu kompleks yapının kendiliğinden ya da "tesadüfen" oluşmuş olması kesinlikle mümkün değildir. Üstelik milyonlarca yıldır, milyarlarca canlının sahip olduğu trilyonlarca DNA, mükemmel bir sistemle şifrelenmekte, gözle görülmeyecek kadar küçük bir mekana sığdırılmakta ve en akılcı şekilde kullanılmaktadır. Öyleyse insanı da, onun hücresini de, DNA'sını da kusursuz ve mükemmel bir şekilde planlayıp düzenleyen bir Yaratıcı vardır. O Yaratıcı sonsuz güç sahibi Allah'tır. Bunun aksini iddia etmek, gerçekleri, aklı ve mantığı yok saymaktır.</text:p>
      <text:p text:style-name="P10"><text:span text:style-name="T1">Oysa, harflerin kendi kendilerine dizilip üç küçük kelimeyi bile yazabilmelerinin imkans</text:span>ı<text:span text:style-name="T1">z olduğunu hemen söyleyecek birçok ki</text:span>ş<text:span text:style-name="T1">i, milyarlarca atomun tek tek özel bir dizilimle biraraya gelip kütüphanelerce bilgiye sahip bir molekül olu</text:span>ş<text:span text:style-name="T1">turmas</text:span>ı<text:span text:style-name="T1">n</text:span>ı<text:span text:style-name="T1">n "tesadüfler" sonucu olduğu aldatmacas</text:span>ı<text:span text:style-name="T1">n</text:span>ı<text:span text:style-name="T1"> itiraz etmeden dinleyebilmektedir. İ</text:span>ş<text:span text:style-name="T1">te bunun tek nedeni Darwinizm'e olan körü körüne bağlılıktır. Bu tutucu bağlılık, zeka sahibi kimi insanların apaçık olan Yaratılış gerçeğini görmelerini engellemekte, onları en akıl dışı inanışlara yöneltmektedir. Bu ön yargıdan kurtulan, aklı ve vicdanı ile düşünen her insan, DNA gibi sınırsız bir bilgi bankasının ancak Allah'ın yaratmasıyla var olabileceğini açıkça görecektir.</text:span></text:p>
      <text:p text:style-name="P38">Ne zaman onlara: "Allah'ın indirdiklerine uyun" denilse, onlar: "Hayır, biz, atalarımızı üzerinde bulduğumuz şeye (geleneğe) uyarız" derler. (Peki) Ya atalarının aklı bir şeye ermez ve doğru yolu da bulamamış idiyseler? İnkar edenlerin örneği bağırıp çağırmadan başka bir şey işitmeyip (duyduğu veya bağırdığı şeyin anlamını bilmeyen ve sürekli) haykıran (bir hayvan)ın örneği gibidir. Onlar, sağırdırlar, dilsizdirler, kördürler; bundan dolayı akıl erdiremezler. (Bakara Suresi, 170-171)</text:p>
      <text:p text:style-name="P12"/>
      <text:p text:style-name="P12"/>
      <text:h text:style-name="P41" text:outline-level="1">3. BÖLÜM</text:h>
      <text:h text:style-name="P44" text:outline-level="1">DNA Molekülünün Mucizevi Yapısı</text:h>
      <text:p text:style-name="P18"/>
      <text:p text:style-name="P12"/>
      <text:p text:style-name="P12">Bu bölümde DNA molekülünün kimyasal yapısından bahsedeceğiz. Ancak bundaki amaç, pek çok biyoloji kitabında olduğu gibi sadece bilgi aktarmak değildir. Bu bilgilere yer verilmesindeki sebep, insanın yaratılışındaki detayları, varlığının ne kadar hassas bir düzen üzerine kurulu olduğunu göstermek; böylece Rabbimiz'in büyüklüğünü ve insanlar üzerindeki rahmetini gereği gibi takdir edebilmektir. </text:p>
      <text:p text:style-name="P12">Kimi insanlar teknik detaylardan mümkün olduğunca uzak durmak ister ve bunlar üzerinde zihin yormak istemez. Ancak bu yüzeysel bakış açısı söz konusu kişilerin yorumlarına, teşhislerine, ifadelerine yansır. Halbuki karşımıza çıkan her detayın yaratılışında üstün bir hikmet bulunmaktadır ve her detay bir amaçla var edilmiştir. Bir Kuran ayetinde Rabbimiz şöyle buyurmaktadır:</text:p>
      <text:p text:style-name="P38">Biz, gökleri, yeri ve her ikisinin arasındakileri hakkın dışında (herhangi bir amaçla) yaratmadık. Hiç şüphesiz o saat de yaklaşarak-gelmektedir; öyleyse (onlara karşı) güzel davranışlarda bulun. Çünkü Rabbin, yaratan ve bilenin ta Kendisi'dir. (Hicr Suresi, 85-86)</text:p>
      <text:p text:style-name="P12">Şimdi yeryüzündeki milyarlarca insandan her birinin, trilyonlarca hücresinde bulunan DNA'nın yaratılışındaki detaylardan bir kısmını birlikte görelim.</text:p>
      <text:p text:style-name="P12"/>
      <text:h text:style-name="P46" text:outline-level="2">DNA Sarmalının KimyasalYapısı</text:h>
      <text:p text:style-name="P10"><text:span text:style-name="T1">DNA (Deoksiribo nükleik asit); karbon, hidrojen, oksijen, azot, fosfat atomlarından oluşan ve hücrenin bütün hayati fonksiyonlarında rol alan dev bir moleküldür. İnsana ait bir DNA molekülünde bu atomlardan milyarlarca bulunur</text:span><text:span text:style-name="T12">14</text:span><text:span text:style-name="T1"> ve her insanda kişinin kendisine özel bir biçimde düzenlenmiştir. DNA, bu molekülün kimyasal yapısını ifade eden deoksiribo (D), nükleik (N), asit (A) kelimelerinin kısa yazılımıdır. </text:span></text:p>
      <text:p text:style-name="P10"><text:span text:style-name="T1">Her insan hücresinin çekirdeğindeki DNA molekülü, 5 mikron (mikron: milimetrenin binde biri) çapında, minik bir top halinde sarılı duran </text:span><text:span text:style-name="T5">"nükleik asit"</text:span><text:span text:style-name="T1">ten oluşur.</text:span><text:span text:style-name="T12">15</text:span><text:span text:style-name="T1"> Nükleik asitler, vücudumuzun sadece %2'sini oluşturan ancak son derece önemli bileşiklerdir. Nükleik asitlerin temel yapı birimi ise </text:span><text:span text:style-name="T5">"nükleotid"</text:span><text:span text:style-name="T1">lerdir. Nükleotidlerden 6.000.000.000 (milyar) kadarı kimyasal olarak çifte sarmal şeklinde birleşerek DNA'yı meydana getirirler.</text:span><text:span text:style-name="T12">16</text:span></text:p>
      <text:p text:style-name="P10"><text:span text:style-name="T1">Sarmal şeklinde bir merdiven yapısına sahip olan DNA molekülü, bilim adamlarını şaşırtan bir mimari düzene sahiptir. Merdivenin yan tarafları, farklı türdeki "şeker" ve "fosfat"tan oluşan DNA molekülünün omurgasıdır. Basamaklar ise "baz" adı verilen ve birbirine bağlanan dört kimyasal madde çiftinden meydana gelmektedir: Adenin, timin, sitozin ve guanin. Bazlar karbon, oksijen, hidrojen ve nitrojen içeren 12 ila16 atomdan meydana gelen moleküllerdir.</text:span><text:span text:style-name="T12">17</text:span><text:span text:style-name="T1"> Bu kimyasallar da DNA sarmalı üzerinde özel bir dizilime sahiptir. Bunların dizilimi sadece iki türde eşleşme ile mümkündür: Adenin (A) daima timinle (T) ve sitozin (C) daima guaninle (G) bağlanmaktadır.</text:span><text:span text:style-name="T12">18</text:span></text:p>
      <text:p text:style-name="P12">Bilim adamları DNA'yı oluşturan atomların, nükleotidleri meydana getirmek üzere nasıl özel bir dizilimle birleştiklerini tespit etmişlerdir. Ancak canlılığın yapıtaşlarının yapısını bilmekle, bunları meydana getirmek bir <text:soft-page-break/>değildir. Nitekim bilim adamları ellerinde doğru malzemeler -atomlar ve bunları biraraya getirecek teknoloji- olmasına karşın, hiçbir şekilde canlılığın DNA molekülünü oluşturamamaktadırlar. Kuran'da Rabbimiz şöyle bildirmektedir:</text:p>
      <text:p text:style-name="P38">Dirilten ve öldüren O'dur. Bir işin olmasına hükmetti mi, ona yalnızca: "Ol" der, o da hemen oluverir. (Mümin Suresi, 68)</text:p>
      <text:p text:style-name="P38">Sizin İlahınız yalnızca Allah'tır ki, O'ndan başka İlah yoktur. O, ilim bakımından herşeyi kuşatmıştır. (Taha Suresi, 98)</text:p>
      <text:p text:style-name="P10"><text:span text:style-name="T1">Yukarıda da ifade ettiğimiz gibi atomların diziliminde özel bir yaratılış görülür. Her bir nükleotid içerisinde yaklaşık 34 atom bulunmaktadır. DNA'da toplam 6 milyar nükleotid olduğuna göre, (34 x 6.000.000.000) 204 milyar atomun DNA molekülünü oluşturmak için kimyasal olarak birleşmesi gereklidir.</text:span><text:span text:style-name="T12">19</text:span><text:span text:style-name="T1"> Eğer bir saniyede bir atom üzerinde işlem yapabilseydiniz ve günde 8 saat, yılda 350 gün çalışabilseydiniz, sadece tek bir DNA molekülünü üretmeniz 20.000 yıldan daha fazla sürecekti.</text:span><text:span text:style-name="T12">20</text:span><text:span text:style-name="T1"> Akıl sahibi bir insan bile bunu yapamazken, DNA molekülünün, tesadüfler sonucu kendi kendine oluştuğu nasıl düşünülebilir? Elbette ki bu imkansız bir durumdur. Ayrıca kitap boyunca hatırda tutulması gereken bir nokta da, DNA molekülleri olmaksızın canlıların yaşamasının mümkün olmadığıdır. Hatta DNA'nın yapısında meydana gelen en ufak bir yanlış dahi ciddi sonuçlar doğurmaktadır. Tanınmış bilim yazarı Richard Milton durumu şöyle anlatmaktadır:</text:span></text:p>
      <text:p text:style-name="P6"><text:span text:style-name="T1">…</text:span><text:span text:style-name="T4"> </text:span><text:span text:style-name="T1">her bir nükleozitin [nükleotidin fosfat bağlanmamış hali] doğru sırada "yazılması" ve DNA molekülü içinde tam olarak doğru yerde bulunması gerekir ve daha önce tanımlandığı gibi, insanlar, hayvanlar ve bitkilerdeki başlıca işlev bozukluklarına tek bir DNA molekülü, ya da o molekül içindeki tek bir nükleozitin yokluğu ya da yanlış yerleştirilmesi neden olmaktadır.</text:span><text:span text:style-name="T12">21</text:span><text:span text:style-name="T1"> </text:span></text:p>
      <text:p text:style-name="P12">DNA şeridinde bulunan her baz dizilimi -adenin, timin, sitozin ve guanin nükleotidlerinin dizilimi- hücre çekirdeğindeki genetik metni oluşturur ve hayati öneme sahip proteinleri inşa etmek için ihtiyaç duyulan bilgiyi içerir. Bu bakımdan DNA'nın bir yandan düzenli yapısını korurken, bir yandan da bilgi çeşitliliğine izin verecek bir dizilime sahip olması, son derece dikkat çekici bir durumdur. </text:p>
      <text:p text:style-name="P12"/>
      <text:h text:style-name="P46" text:outline-level="2">DNA şeridi bobinler üzerine sarılıdır</text:h>
      <text:p text:style-name="P10"><text:span text:style-name="T1">İnsan hücrelerinde bulunan tek bir DNA şeridi yaklaşık 3 milyar baz çiftinden oluşmuştur ve yaklaşık iki metre uzunluğundadır. Bu büyüklükte iki zincirin küçültülüp, gözle görülemeyecek boyutlara indirilmesi gerekmektedir. Uzun bir ipin makara üzerine sarılmasına benzer şekilde, DNA da hücre içinde benzer bir mekanizma ile paketlenerek çekirdeğin içine yerleşmiştir. DNA şeridi, "nükleozom"lar halinde bobinlere sarılarak paketlenir ve kromozomları oluşturur. Burada bobin görevini ise </text:span><text:span text:style-name="T5">"histon" </text:span><text:span text:style-name="T1">denilen proteinler üstlenirler. </text:span></text:p>
      <text:p text:style-name="P10"><text:span text:style-name="T1">Bir nükleozomda, DNA sarmalının 15 dönüşlük kısmı yer alır; bu da 150 nükleotid kadar uzunluktadır.</text:span><text:span text:style-name="T12">22</text:span><text:span text:style-name="T1"> Bu parça, bir protein çekirdeğinin etrafında iki kez sarılıdır. Bu çekirdek de, çok sayıda artı yüklü amino asit içeren sekiz histondan meydana gelir. Bunlar, DNA üzerindeki eksi yüklü fosfatları mükemmel biçimde tamamlarlar. Protein üretimi için, DNA'nın herhangi bir bölümünde yazılı olan bilgiye ihtiyaç olduğunda, nükleozom açılır ve okunması için DNA şeridi serbest bırakılır. Bundan sonra DNA tekrar histonlar üzerine sarılır ve bir sonraki sefer ihtiyaç duyulana kadar orada saklanır ve çevredeki moleküllerin yıpratıcı etkilerinden korunur. Genetik bilginin yalnız içeriği değil, aynı zamanda yapısı ve bulunduğu ortamın özellikleri de hassas bir düzen gerektirir. Bu düzen, gökleri ve yeri yaratan Yüce Rabbimiz'in eserlerinden sadece bir tanesidir. Yusuf Suresi'nin 100. ayetinde şöyle bildirilmektedir:</text:span></text:p>
      <text:p text:style-name="P38"><text:soft-page-break/>... Şüphesiz benim Rabbim, dilediğini pek ince düzenleyip tedbir edendi. Gerçekten bilen, hüküm ve hikmet sahibi O'dur. (Yusuf Suresi, 100)</text:p>
      <text:p text:style-name="P12"/>
      <text:h text:style-name="P46" text:outline-level="2">Bilgi paketi genler</text:h>
      <text:p text:style-name="P10"><text:span text:style-name="T1">Gözle göremediğimiz tek bir hücre çekirdeğinde, toplam 4 m boyunda DNA şeridi bulunur. Bu şerit, hücre çekirdeğinde </text:span><text:span text:style-name="T5">"kromozom"</text:span><text:span text:style-name="T1"> denilen gruplar halinde paketlenmiştir. Vücut hücrelerimizin çekirdeklerinde toplam 23 çift kromozom bulunur. Kromozomlar elektron mikroskobu altında büyütüldüğünde, bu kromozomların içinde yer alan DNA molekülünün sarmal halde sarılarak sıkıştırılmış şekilde olduğunu görürüz. Bu paketleme sistemi, kapsadığı küçük hacme rağmen -bir sonraki bölümde değineceğimiz gibi- muazzam <text:s/>bir bilgi depolama kapasitesine sahiptir. </text:span></text:p>
      <text:p text:style-name="P10"><text:span text:style-name="T1">DNA şeritlerinde vücudun ihtiyacı olan her tür proteini -enzimleri, moleküler motorları, hormonları ve diğer yapı taşlarını- oluşturmak için ihtiyaç duyulan bilgi bulunmaktadır.</text:span><text:span text:style-name="T12">23</text:span><text:span text:style-name="T1"> DNA molekülü üzerindeki kodlanmış bilgi, gözlerin, kulakların simetrik oluşumunu, kalbin kan pompalamasını, bu kanın hücrelere oksijen taşımasını, besinleri parçalayan mide asidinin olmasını ve vücudun diğer bütün fiziksel özelliklerini belirlemektedir. İnsanlarda yaklaşık 80.000 adet, </text:span><text:span text:style-name="T5">"gen"</text:span><text:span text:style-name="T1"> denilen bu tip bilgi paketi bulunmaktadır.</text:span><text:span text:style-name="T12">24</text:span><text:span text:style-name="T1"> </text:span></text:p>
      <text:p text:style-name="P10"><text:span text:style-name="T1">Genetik bilginin toplam miktarı -diğer bir deyişle </text:span><text:span text:style-name="T5">"genom"</text:span><text:span text:style-name="T1">- bir kütüphaneye benzetilirse, kütüphanedeki her kitap, bir kromozomu temsil eder ve kitapların bölümleri de genlerdir. Genler, devasa bir ansiklopedide bulunan konu başlıkları gibidir. Bunlar üzerinde de bir insanın biyolojik hayatının detaylı planı kayıtlıdır.</text:span><text:span text:style-name="T12">25 </text:span></text:p>
      <text:p text:style-name="P12">Kromozomlardaki kalıtım yoluyla geçen özellikleri, DNA'nın basamaklarını oluşturan dört kimyasal bazın farklı dizilimleri belirler. Bu basamakların -baz eşleşmelerinin- binlercesi tek bir geni oluşturur. DNA'nın yapısının kaşiflerinden James Watson, baz dizilimlerinin genlerdeki farklılıkların kaynağı olduğuna şöyle dikkat çekmektedir:</text:p>
      <text:p text:style-name="P6"><text:span text:style-name="T1">... bu dört nükleotid birbirinden tamamen farklı değildi; çünkü her biri aynı şeker ve fosfat unsurlarını içermekteydi. Farklılıkları ya pürin (adenin ve guanin) ya da pirimidin (sitozin ve timin) olan nitrojen bazlarından kaynaklanmaktaydı... <text:s/>Eğer baz sıraları her zaman aynı olsaydı, tüm DNA molekülleri benzer olacaktı ve bir geni diğerinden ayıran değişkenlik mevcut olmayacaktı.</text:span><text:span text:style-name="T12">26</text:span></text:p>
      <text:p text:style-name="P12">Allah bu dört bazın diziliminden milyarlarca farklı insan yaratmıştır ve yaratmaya devam etmektedir. Allah'ın DNA'da yarattığı kusursuz düzen sayesinde, insanın kompleks yapısı ve sahip olduğu zengin özellikler ortaya çıkmaktadır. Nur Suresi'nin 45. ayetinde şöyle bildirilmektedir:</text:p>
      <text:p text:style-name="P37"><text:span text:style-name="T1">…</text:span><text:span text:style-name="T4"> </text:span><text:span text:style-name="T1">Allah, dilediğini yaratır. Hiç şüphesiz Allah, herşeye güç yetirendir. (Nur Suresi, 45)</text:span></text:p>
      <text:p text:style-name="P12"/>
      <text:h text:style-name="P46" text:outline-level="2">DNA kararlı bir moleküldür</text:h>
      <text:p text:style-name="P10"><text:span text:style-name="T1">DNA, bilgiyi taşıma görevine en uygun moleküldür, kimyacıların deyimiyle ise oldukça "kararlı" bir moleküldür. Bir molekülün kararlı olması ne demektir? Kararlılık bir molekülün kolaylıkla bozulup, çözünmemesini ifade eder. Moleküler biyoloji alanında araştırma yapan bilim adamları DNA'nın bu kararlılığının önemini iyi bilirler. Çünkü DNA, laboratuvarda kullanılan biyokimyasalların büyük çoğunluğundan çok daha dayanıklı bir yapıya sahiptir. Birçok biyokimyasalın aksine, oda sıcaklığında bile aylarca bir çözelti içinde </text:span><text:soft-page-break/><text:span text:style-name="T1">kararlılığını koruyabilmektedir.</text:span><text:span text:style-name="T12">27</text:span><text:span text:style-name="T1"> DNA'daki bazların kararlı yapısına Prof. Daniel Dennet şu ifadelerle dikkat çeker:</text:span></text:p>
      <text:p text:style-name="P6"><text:span text:style-name="T1">DNA'nın en önemli özelliklerinden biri Adenin, Sitozin, Guanin ve Timin dizilimlerinin kimyasal olarak neredeyse eşit derecede kararlı olmalarıdır. Prensipte hepsi genetik mühendisliği yoluyla laboratuvarda temin edilebilir ve tıpkı kütüphanede duran bir kitap gibi belirsiz bir raf ömrüne sahip olabilir.</text:span><text:span text:style-name="T12">28</text:span></text:p>
      <text:p text:style-name="P12">Tüm bunlar göstermektedir ki, DNA bilgi saklamak için özel olarak yaratılmış bir moleküldür. DNA'nın sahip olduğu tüm özelliklerin tesadüf eseri bir anda var olması kuşkusuz ki imkansızdır. Bunların her biri, Yüce Rabbimiz'in emriyle bilinçli olarak biraraya gelmiştir. Bir Kuran ayetinde Allah şöyle bildirir:</text:p>
      <text:p text:style-name="P38">... İşte bunları (yaratıp düzene koyan) Allah sizin Rabbinizdir; mülk O'nundur. O'ndan başka taptıklarınız ise, 'bir çekirdeğin incecik zarına' bile malik olamazlar. (Fatır Suresi, 13)</text:p>
      <text:p text:style-name="P12"/>
      <text:h text:style-name="P46" text:outline-level="2">DNA'nın sarmal yapısındaki şaşırtıcı düzen</text:h>
      <text:p text:style-name="P12">Telefonun ahizeye bağlanan kıvrımlı kordonunu düşünün. Uzun bir kablo çok daha kısa bir mesafeye sığdırılmış, gerektiğinde uzayabilecek şekilde üretilmiştir. Kimse kabloya bakıp, kablonun tesadüf eseri böyle bir şekil aldığını düşünmez. Çünkü bu şeklin kullanılış yeri, amacı ve neticesinde sağladığı kolaylık, bir aklın, bilginin ve bilincin göstergesidir. </text:p>
      <text:p text:style-name="P10"><text:span text:style-name="T1">İnsanın hücrelerindeki DNA'lar da buna benzer özel bir şekle sahiptir. Üstelik DNA'daki sarmal yapı çok daha düzgün, uzun ve katmerlidir. Bu şeklin kullanılması son derece hikmetlidir. İleride bahsedeceğimiz DNA'nın olağanüstü bilgi kapasitesinin, küçücük bir mekana sığması bu özel şekil sayesinde mümkün olmaktadır. Sarmal yapısı çözüldüğünde toplam 4 metre olan DNA, sadece milimetrenin iki milyonda biri kadar yer kaplar ve bu nedenle elektron mikroskobu altında bile güçlükle görülür.</text:span><text:span text:style-name="T12">29</text:span></text:p>
      <text:p text:style-name="P12"/>
      <text:h text:style-name="P46" text:outline-level="2">DNA çok düzgün, dönen bir merdiveni andırır</text:h>
      <text:p text:style-name="P12">DNA heliks şeklinde kıvrılmış, iki sarmaldan oluşan, merdiven biçiminde bir moleküldür. DNA sarmalındaki kıvrımlar da son derece düzenli bir yapıya sahiptir. Her iki DNA zincirinin şeker ve fosfattan oluşan omurgaları, ortak bir eksen çevresinde eşit ölçüde, aynı yöne -sağa- doğru dönüşler meydana getirirler. Ayrıca her iki kolun arasındaki merdiven basamaklarında da gelişigüzel bir sıralama yoktur. Merdivenin basamaklarını oluşturan bazlar, sarmalın eksenine 90 derece açı yapar konumdadırlar. Bu durum DNA şeridine düzgün, sarmal bir merdiven görünümü verir. </text:p>
      <text:p text:style-name="P12">Diğer taraftan basamaklar özel bir kenetlenme sistemi ile biraraya gelirler. Basamakların dört ayrı malzemesi olan "Adenin, Guanin, Sitozin, Timin" farklı büyüklüklerdedir. Adenin ve Guanin bazları büyük boylu, Sitozin ve Timin bazları küçük boylu moleküllerdir. Karşı karşıya gelecek moleküllerin boyutları, sarmal merdivenin her noktada eşit aralığa sahip olmasını sağlayacak şekilde belirlenmiştir. Basamakları düzenli oluşturabilmek için daima Guanin Sitozin'in, Adenin de Timin'in karşısına gelir. Böylelikle DNA molekülü içinde küçük bazlara karşı büyük bazların gelmesi ile mesafenin her noktada sabit kalması sağlanmış olur. Bunun sonucunda da kesintiye uğramadan uzayıp giden, düzgün bir merdiven meydana gelir. Ancak bir kez dahi Adenin bazının karşısına Timin değil de Guanin gelseydi, heliks yapısının düzgün ilerlemesi mümkün olmayacaktı. Böylece dizilimdeki herhangi <text:soft-page-break/>bir hata, molekülün kimyasal yapısını tamamen bozabilir ve bilginin kullanılmasını, kopyalanmasını ve aktarılmasını engelleyebilirdi. Bu durum açık bir şekilde göstermektedir ki, bu dizilim tesadüf eseri oluşamaz. </text:p>
      <text:p text:style-name="P10"><text:span text:style-name="T1">Birbirine komşu baz çiftlerinin dönüşleri arasındaki uzaklık da sabittir. Merdiven kıvrımlarının eşit aralıklı olmasını sağlayan bu düzene göre, yaklaşık 10 baz çifti -yani 10 basamak- 360 derecelik tam bir dönüşü tamamlamış olur.</text:span><text:span text:style-name="T12">30</text:span><text:span text:style-name="T1"> DNA saniyede bir milyar kere kıvrılmakta ve merdivenin basamakları sarmal bir hareket izleyerek bu düzenle bükülmektedir.</text:span><text:span text:style-name="T12">31</text:span><text:span text:style-name="T1"> Bu hareket DNA'nın iki hayati görevi -protein oluşumunu yönlendirmek ve kendini kopyalamak- gerçekleştirmesinde çok önemli bir rol oynar. Alman Federal Fizik ve Teknoloji Enstitüsü'nün yöneticisi Prof. Werner Gitt, DNA'daki bu özel yapı ile ilgili şöyle söylemektedir:</text:span></text:p>
      <text:p text:style-name="P6"><text:span text:style-name="T1">Canlılar için kullanılan şifreleme sistemi, mühendislik bakış açısıyla en mükemmelidir. Bu <text:s/>gerçek, bunun rastlantısal tesadüfler yerine amaçlı bir yaratılış olduğu görüşünü sağlamlaştırır.</text:span><text:span text:style-name="T12">32</text:span></text:p>
      <text:p text:style-name="P12"/>
      <text:h text:style-name="P46" text:outline-level="2">Sarmalın inşasında kullanılan bağların önemi</text:h>
      <text:p text:style-name="P10"><text:span text:style-name="T1">Uzun DNA molekülünün omurgası -diğer bir ifadeyle merdivenin kolları- oldukça güçlüdür. Birbiri ardına sıralanan şeker ve fosfat moleküllerinden meydana gelir. Bu moleküller birbirlerine </text:span><text:span text:style-name="T5">"ester kovalent bağları"</text:span><text:span text:style-name="T1"> adı verilen özel bir bağ ile bağlanırlar. Bu bağlar son derece kuvvetli bağlardır; böylece kırılmaları çok zordur. Bu güçlü omurga, genetik bilgiyi bozan zararlı etkilere karşı bir koruma sağlar</text:span><text:span text:style-name="T10">.</text:span><text:span text:style-name="T12">33</text:span><text:span text:style-name="T1"> Bu bağların varlığı DNA molekülünün tek zincirli bir yapı halinde iken dahi dayanıklı ve sabit olmasını sağlar.</text:span></text:p>
      <text:p text:style-name="P10"><text:span text:style-name="T1">Ancak bu kadar sağlam bir DNA zincirinin kıvrımları açılırken DNA'nın sarmal yapısına zarar gelmesi söz konusudur. Bu yüzden sarmalın hem yapısını koruyacak kadar sağlam ve kararlı olması, hem de bilginin rahatlıkla kullanılması için çok çabuk açılabilecek bir esneklikte olması gerekir. Nitekim DNA'nın temel moleküler yapısını koruyan güçlü kovelant bağlarla, sarmal zincirleri birarada tutan daha zayıf, daha çabuk kırılabilen </text:span><text:span text:style-name="T5">"hidrojen bağlar"</text:span><text:span text:style-name="T1">dan meydana gelen bir kombinasyon, esneklik-sağlamlık sorununun giderilmesini sağlar. Karşı karşıya gelen dört nükleotid arasında meydana gelen kimyasal bağ, hidrojen bağıdır. Bu bağ, ester bağları kadar kuvvetli olmadığından az bir enerji ile örneğin pH (asit-baz dengesi) değişikliği, sıcaklık ve basınç gibi faktörlerle kolaylıkla birbirlerinden ayrılırlar. Zayıf bağlar organizmada bulunan büyük moleküllerin şekillenmesinde çok önemli bir rol oynarlar ve meydana getirdikleri maddeye esneklik kazandırırlar. Ancak bu esneklik sırasında bağlarda herhangi bir kopma meydana gelmez. Hidrojen bağlarının bu ayrıcalığı sayesinde DNA molekülü üzerindeki bilgi, gerektiği zaman kullanılabilir. </text:span></text:p>
      <text:p text:style-name="P12">Bağlardaki bu esnekliğin önemi şudur: Vücudun hayati fonksiyonları olan protein üretimi, DNA'nın kopyalanması ve diğer hücrelere aktarılmasıyla, bu aktarım da aralarındaki bağların esneme özelliği ile mümkün olmaktadır. DNA molekülünün iki zinciri, birbirine sadece hidrojen bağlarıyla bağlı oldukları için, kolaylıkla çözülüp ayrılırlar. Gerektiğinde de yeniden birleşerek çift sarmal yapıyı oluşturabilirler. Çözülme, ayrılma esnasında DNA zincirinin basamaklarını oluşturan nükleotidlerde bir kopma, bozulma olmaz. Diğer taraftan ortadaki hidrojen bağları kolaylıkla birbirlerinden ayrılırken, kovalent bağ ile bağlanmış olan yanlardaki zincirlerde de herhangi bir kopma veya esneme meydana gelmez. Moleküler biyolog Michael Denton, DNA'nın biyokimyasal yapısındaki mükemmelliği şöyle tarif etmektedir:</text:p>
      <text:p text:style-name="P6"><text:span text:style-name="T1">Molekülün </text:span><text:span text:style-name="T5">geometrik bakımdan mükemmelliğini</text:span><text:span text:style-name="T1"> görmeniz mümkün. Adenin ve Timin arasındaki iki ve Guanin ile Sitozin arasındaki üç hidrojen bağının meydana getirdiği beş hidrojen bağından </text:span><text:span text:style-name="T5">her birinin dayanıklılığı en ideal seviyededir. </text:span><text:span text:style-name="T1">Çünkü hidrojen atomlarından her biri, doğrudan kendisini kabul eden atoma işaret eder ve bağların uzunlukları, hidrojen bağları için gerekli olan en yüksek seviyedeki enerji </text:span><text:soft-page-break/><text:span text:style-name="T1">seviyesindedir. Moleküle önemli bir kararlılık kazandırdığı için ve replikasyon (kopyalama) sırasında, baz eşleşmesinin son derecede hatasız olması bakımından bu özelliği çarpıcıdır.</text:span><text:span text:style-name="T12">34</text:span><text:span text:style-name="T1"> </text:span></text:p>
      <text:p text:style-name="P10"><text:span text:style-name="T1">Bir yandan genetik bilginin saklanması için sağlam ve kararlı bir yapıya ihtiyaç duyulurken, bir yandan da genlerin okunması ve kopyalanması için esnek bir yapı gereklidir. Diğer bir ifadeyle DNA sarmalını oluşturan iki kolun birbirlerine bağlanma gücü, hayati görevlerini yerine getirmesi için tam gereken ölçüde olmalıdır. Nitekim DNA sarmalı da tam olması gereken sağlamlığa ve esnekliğe sahiptir. Bu son derece özel bir durumdur. Çünkü eğer DNA şeritleri arasındaki bağ, daha güçlü olsaydı her iki kol da hareketsiz bir durumda donup kalacaktı. Diğer taraftan bu bağ daha zayıf olsaydı, molekül dağılacaktı.</text:span><text:span text:style-name="T12">35</text:span><text:span text:style-name="T1"> Ancak DNA'yı oluşturan bağlar, Allah'ın dilemesiyle, sarmalın hem son derece düzgün olmasını, hem de fonksiyonel olmasını sağlayacak en ideal yapıdadır. </text:span></text:p>
      <text:p text:style-name="P12"/>
      <text:h text:style-name="P46" text:outline-level="2">DNA üzerindeki fosfatın önemi</text:h>
      <text:p text:style-name="P12">Fosfatlar, DNA üzerindeki nükleotid bazları birarada tutarlar. Çünkü DNA sarmalı su içeren bir ortamda işlev yapar ve su da fosfatlar ile şekerler arasındaki bağları parçalar. Bu bakımdan DNA üzerindeki fosfat gruplarının eksi yüklü olması hem bir avantaj hem de bir gerekliliktir. Bu eksi yük sayesinde DNA'nın bulunduğu sulu ortamda parçalanma ihtimali engellenmiş olur. </text:p>
      <text:p text:style-name="P10"><text:span text:style-name="T1">Fosfattan başka hangi bileşik bir yandan kimyasal bağ kurup, bir yandan da eksi yüklü kalmayı başarabilir diye sorulacak olursa, çeşitli ihtimaller vardır. Ancak bunların hiçbiri genetik bilgiyi oluşturma özelliğini fosfat gibi gerçekleştiremez. Örneğin silisik asit ve arsenik esterler suda hızla parçalanırlar; sitrik asit ise suda daha yavaş parçalansa da, molekülün geometrisini sağlayacak kararlılıkta değildir.</text:span><text:span text:style-name="T12">36</text:span><text:span text:style-name="T1"> </text:span></text:p>
      <text:p text:style-name="P10"><text:span text:style-name="T1">Dolayısıyla fosfatın kendine has özellikleri olmasaydı, DNA çifte sarmalı olmayacak, kendini kopyalayabilen bu biyokimyasal sistem kurulamayacak ve canlılıktan söz etmek mümkün olmayacaktı. Ünlü kimya profesörü Frank Henry Westheimer bu özel durumla ilgili "tüm bu koşullar ancak fosforik asit ile karşılanabilir ve görünürde başka bir alternatif de yoktur."</text:span><text:span text:style-name="T12">37</text:span><text:span text:style-name="T1"> demektedir. Bu durum ve şu ana kadar anlattığımız tüm diğer detaylar, Yüce Rabbimiz'in DNA'yı nasıl mucizevi özelliklere sahip bir molekül olarak yarattığını açıkça göstermektedir. Bir Kuran ayetinde şöyle bildirilir:</text:span></text:p>
      <text:p text:style-name="P38">O, önlerindekini de, arkalarındakini de bilir. Onlar ise, bilgi bakımından O'nu kavrayıp kuşatamazlar. (Taha Suresi, 110)</text:p>
      <text:p text:style-name="P12"/>
      <text:p text:style-name="P12"/>
      <text:h text:style-name="P41" text:outline-level="1">4. BÖLÜM</text:h>
      <text:h text:style-name="P44" text:outline-level="1">DNA'daki Olağanüstü Bilgi Saklama Kapasitesi</text:h>
      <text:p text:style-name="P16"/>
      <text:p text:style-name="P10"/>
      <text:p text:style-name="P10"><text:span text:style-name="T1">Günümüzde bilgi saklama alanında gerçekleştirilen teknolojik ilerlemeler şaşırtıcı düzeydedir. Bilgisayar hard diskleri, CD'ler, disketler, taşıma diskleri ve benzeri teknolojik ürünler her geçen gün daha gelişmiş ve daha kullanışlı halleriyle kullanıma sunulmaktadır. Bilgisayar şirketleri, minimum alanda maksimum bilgi zarar görmeden <text:s/>nasıl depolanır; bu bilgi, gerektiğinde depolandığı alandan en hızlı nasıl geri alınıp kullanılır gibi sorulara çözüm aramaktadırlar. Her ne kadar bir CD'ye ansiklopedilerce bilgi sığdırılabilse de, yine de bu CD elinizle taşıyabileceğiniz kadarlık bir hacme sahiptir. DNA'nın bilgiyi minyatürleştirme, diğer bir deyişle sıkıştırma yeteneği ise, günümüz teknolojisinin çok ötesinde, şaşırtıcı bir boyuttadır. Kıyaslayacak olursak, Los Angeles, Güney California Üniversitesi'nden Leonard Adleman'ın yaptığı hesaplamalara göre, sadece 1 gram DNA, bir trilyon CD'ye eş değer bilgi saklayabilmektedir.</text:span><text:span text:style-name="T12">38</text:span><text:span text:style-name="T1"> Bu da bilginin, DNA üzerinde, bir CD'ye göre milyon kere milyon kez daha verimli saklandığını göstermektedir.</text:span><text:span text:style-name="T12">39</text:span></text:p>
      <text:p text:style-name="P10"><text:span text:style-name="T1">İnsan DNA'sının hacmi bir milimetre küpün üç milyarda biri kadar (3 x 10-9 mm3) küçüktür.</text:span><text:span text:style-name="T12">40</text:span><text:span text:style-name="T1"> G. G. Simpson'a göre, <text:s/>bugüne kadar yaşamış, gelmiş geçmiş her canlı türünün bütün özellikleri bilgi olarak DNA'ya yüklense, toplam DNA hacmi bir çay kaşığının, ancak küçük bir kısmını doldururdu. Hatta geriye şu ana kadar yazılmış bütün kitapları saklayabilecek kadar boşluk kalırdı.</text:span><text:span text:style-name="T12">41</text:span></text:p>
      <text:p text:style-name="P12">Yeni bir teknoloji alanı oluşturan "DNA bilgisayarı"nın muciti Dr. Leonard Adleman ise, hücre ve DNA'daki mekanizma hakkında şunları söylemektedir: </text:p>
      <text:p text:style-name="P6"><text:span text:style-name="T1">Eğer hücrenin içine bakarsak kendi başımıza yapamayacağımız fevkalade makinalar görürüz. Bu muhteşem bir alet kutusudur.</text:span><text:span text:style-name="T12">42</text:span></text:p>
      <text:p text:style-name="P12">Ancak Darwinistlere göre, hücrenin içindeki on binlerce ciltlik kitaba eş değer <text:s/>dev bilgi bankası, sözde tesadüfler sonucu kendiliğinden oluşmuştur. Bir imkansızlığın üstüne hiç çekinmeksizin bir yenisini daha bina edebilen Darwinistlere göre, bir stadyumu dolduracak kadar büyük bir kütüphanenin bütün bilgileri, gözle görülmeyen bir boyuta yine tesadüf eseri zarar görmeden sıkıştırılmıştır. İşte Darwinistler böylesine bir imkansızlığı gözü kapalı savunmaktadırlar. Ancak ne hücre ne de onun bilgi bankası olan DNA, şuursuz atomların tesadüfi olarak biraraya gelmesiyle oluşamaz. Canlılıların en küçük parçaları dahi belli bir amaca yönelik olarak yaratılmıştır ve her biri tesadüflere olanak tanımayacak kadar kompleks yapılardır. Sidney Üniversitesi'nden biyoloji profesörü Michael George Pitman, hayatın sadece cansız maddelerin toplamı olmadığını, Alman filozof Arthur Schoepenhauer'in şu ifadeleriyle dile getirmektedir:</text:p>
      <text:p text:style-name="P6"><text:span text:style-name="T1">... Her organizma tüm parçaları boyunca canlıdır ve bunlar hiçbir yerde -en küçük parçacıklarında dahi- sadece cansız maddelerin bir toplamı değildir.</text:span><text:span text:style-name="T12">43</text:span><text:span text:style-name="T1"> </text:span></text:p>
      <text:p text:style-name="P10"><text:span text:style-name="T1">DNA'daki bilgi hacmini sayısal olarak ifade edecek olursak, 3-5 mikron (mikron: milimetrenin binde biri) çapındaki bir hücre içine, toplam 4 metre uzunluğundaki DNA molekülü sıkıştırılmış olarak paketlenmiştir. 100 </text:span><text:soft-page-break/><text:span text:style-name="T1">trilyon hücrenin her birindeki DNA kodları art arda getirildiğinde ise, ortaya çıkan uzunluk, Güneş'e 600 kez gidiş-dönüş mesafesine eşittir.</text:span><text:span text:style-name="T12">44</text:span><text:span text:style-name="T1"> Bilimsel makaleleri ile tanınan moleküler biyolog Prof. Jerry Bergman, verdiği bir örnekte DNA'daki mühendisliği şöyle vurgulamaktadır:</text:span></text:p>
      <text:p text:style-name="P6"><text:span text:style-name="T1">Sizden 201 kilometre uzunlukta iki ayrı misina almanızı, bunu çifte sarmal haline getirmenizi ve sonra da bir basketbol topunun içerisine sığacak biçimde paketlemenizi istediklerini varsayın. Ayrıca, bu çifte sarmalın fermuar gibi açılıp kopyalanması gereksin... sonra kopyalanan parça dışarı çıkartılsın ve bu sırada misinalar kesinlikle birbirlerine karışmasın. Bu mümkün mü? Bu her gün vücudunuzdaki milyarlarca hücrede gerçekleşmektedir. Basketbol topunu insan hücresi boyutuna indirdiğinizde, ip de iki metreye yakın bir DNA zincirine dönüşecektir... DNA paketleme işlemi, hem kompleks ve hassas bir süreçtir hem de DNA'nın uzunluğunu 1 milyon kat azaltabilmeyi başardığı için son derece verimlidir.</text:span><text:span text:style-name="T12">45</text:span></text:p>
      <text:p text:style-name="P10"><text:span text:style-name="T1">Moleküler biyolog Michael Denton ise DNA'n</text:span>ı<text:span text:style-name="T1">n bilgiyi s</text:span>ı<text:span text:style-name="T1">k</text:span>ış<text:span text:style-name="T1">t</text:span>ı<text:span text:style-name="T1">rma kapasitesindeki olağanüstülüğünü </text:span>ş<text:span text:style-name="T1">u sözlerle dile getirmektedir:</text:span></text:p>
      <text:p text:style-name="P6"><text:span text:style-name="T1">... Hücrelerin aşırı derecede kompleks varlıklar oldukları açıktır. Hücredeki komplekslik bir jumbo jette bulunandan çok daha fazladır... sanki jumbo jetteki komplekslik insan gözünün göremeyeceği bir toz zerresine paketlenmiştir. Bu kadar kompleks olan bir şeyin, bu kadar küçük bir hacme nasıl sığdırıldığını anlamak çok zordur. Üstelik zerre büyüklüğünde bu jumbo jet, hiçbir çaba sarf etmeden kendisini çoğaltabilmektedir.</text:span><text:span text:style-name="T12">46</text:span><text:span text:style-name="T1"> </text:span></text:p>
      <text:p text:style-name="P10"><text:span text:style-name="T1">DNA'nın bilgi saklama yeteneği o kadar verimlidir ki, bir insana ait tüm bilgiler, yalnızca bir gramın birkaç trilyonda biri kadar yere sığabilmektedir.</text:span><text:span text:style-name="T12">47</text:span><text:span text:style-name="T1"> Yale Üniversitesi'nden Prof. George Gaylord Simpson'a göre, yeryüzünde gelmiş geçmiş 1 milyar canlıya ait bilgi, kolaylıkla bir tuz taneciği içerisine sığdırılabilir.</text:span><text:span text:style-name="T12">48</text:span><text:span text:style-name="T1"> Ulusal İnsan Genomu Araştırma Enstitüsü yöneticisi, aynı zamanda fizikçi ve genetikçi olan Prof. Francis S. Collins ise DNA ile ilgili çalışmaları sonucunda şunları ifade etmektedir: </text:span></text:p>
      <text:p text:style-name="P6"><text:span text:style-name="T1">Watson ve Crick, DNA'nın çifte sarmal yapısını ortaya çıkarttıklarından bu yana elli sene geçti. Şimdi DNA üzerinde kayıtlı bilginin hassaslığı üzerinde düşünebilmek çok muhteşem... Bu dijital kod, insan vücudundaki her hücrede kolaylıkla kopyalanabilen, inanılmaz miktarda bilginin saklanmasına imkan tanıyor. Çifte sarmal şeklindeki DNA, baz çiftlerinden meydana geliyor ve hücre çekirdeğindeki insan genomu içerisinde bunlardan üç milyar tanesi paketlenmiş halde duruyor... Bu üç milyar harf insan vücudundaki tüm biyolojik özellikleri yönlendirebiliyor.</text:span><text:span text:style-name="T12">49</text:span><text:span text:style-name="T1"> </text:span></text:p>
      <text:p text:style-name="P10"><text:span text:style-name="T1">Ünlü moleküler biyolog Michael Denton ise "biyolojik bilginin, hücre çekirdeğinin minik hacmi içerisinde paketlenmesine imkan sağlayan, DNA'nın paketleme özellikleri"nin, <text:s/>insan için özel olarak düzenlendiğini ifade etmektedir.</text:span><text:span text:style-name="T12">50</text:span><text:span text:style-name="T1"> DNA, söz konusu sıkıştırma kapasitesine sahip olmasaydı, hücrenin, düzensiz DNA iplikçiklerini kapsayabilecek biçimde, çok daha büyük olması gerekecekti. Fakat hücrelerin daha büyük olmaları mümkün değildir. Çünkü hücrenin oksijen ve besin kaynakları, ancak hücrenin mevcut çapı kadar mesafede verimlidir.</text:span><text:span text:style-name="T12">51</text:span><text:span text:style-name="T1"> Bu bakımdan <text:s/>hücrenin büyüklüğü, dolayısıyla DNA'nın sıkıştırma yeteneği, insan açısından hayati derecede önemlidir. </text:span></text:p>
      <text:p text:style-name="P12">Bu muhteşem paketleme sistemi, DNA molekülünün, kıvrılma ve uzun sarmallar oluşturma yetenekleri sayesinde mümkün olmaktadır. Bu uzun sarmallar da, bükülerek iç içe geçmiş, düzenli sarmallar meydana getirirler. Böylece her hücrenin çekirdeğinde, ileri düzeyde bir mühendisliğe sahip paketleme teknolojisi görülür. Yüce Rabbimiz'in hücrelerimizde yarattığı bu paketleme sistemi ile, milyonlarca kilometrelik DNA harfi gözle göremediğimiz bir boyutta saklı durmaktadır. </text:p>
      <text:p text:style-name="P12"/>
      <text:h text:style-name="P46" text:outline-level="2"><text:soft-page-break/>İnsan Hücresindeki Dev Ansiklopedi</text:h>
      <text:p text:style-name="P12">DNA'da kayıtlı bulunan bilginin miktarı olağanüstüdür. Öyle ki, gözle görülmeyen tek bir DNA molekülünde, tam bir milyon ansiklopedi sayfasını dolduracak miktarda bilgi bulunur. Dikkat edin; tam 1.000.000 ansiklopedi sayfası... Diğer bir deyişle, her bir hücrenin çekirdeğinde, insan vücudunun işlevlerini kontrol etmeye yarayan, bir milyon sayfalık bilgi kodlanmıştır. Bu miktarı şöyle bir örnekle zihnimizde daha iyi canlandırabiliriz: Dünyanın en büyük ansiklopedilerinden birisi olan 23 ciltlik "Encyclopedia Britannica"nın bile toplam 25 bin sayfası vardır. Bu durumda, karşımıza olağanüstü bir tablo çıkar. Mikroskobik hücrenin içindeki, ondan çok daha küçük bir çekirdekte, milyonlarca bilgi içeren dünyanın en büyük ansiklopedisinin 40 katı büyüklüğünde bir bilgi deposu saklı durmaktadır. Bu da 920 ciltlik, dünyada eşi, benzeri olmayan dev bir ansiklopedi demektir. Yapılan tespitlere göre, bu dev ansiklopedi yaklaşık 5 milyar farklı bilgiye sahiptir. Bu son iki kelimeyi tekrarlayalım; "bilgiye sahiptir"...</text:p>
      <text:p text:style-name="P12">İşte burada durup, ağzımızdan kolayca çıkan bu iki kelime üzerinde düşünmemiz gerekir. Bir hücrenin içinde milyarlarca bilgi olduğunu söylemek kolaydır. Ancak, burada sözünü ettiğimiz bir bilgisayar veya kütüphane değil, yalnızca protein, yağ ve su moleküllerinden oluşan, milimetreden 100 kat daha küçük bir alandır. Bu küçücük molekül kümesinin içinde, değil milyonlarca bilgi, tek bir bilginin muhafaza edilmesi bile son derece hayret verici bir mucizedir. Üstelik benzetme amacıyla kullanılan "kitap", "ansiklopedi" gibi kavramlar bilgi saklayan, fakat cansız ve durgun kaynaklardır. İçindeki bilgilerin okunması ve talimatların yerine getirilmesi için bilinç sahibi birisine ihtiyaç vardır. Fakat DNA'dan bahsettiğimizde, sadece bilgi saklayan değil, bu bilgiyi kullanan, uygulayan canlı bir bilgi kaynağından bahsetmiş oluruz.</text:p>
      <text:p text:style-name="P12">Gözle göremediğimiz, çapı milimetrenin milyarda biri büyüklüğünde olan, atomların yan yana dizilmesiyle oluşmuş bir zincir, böyle bir bilgiye ve hafızaya nasıl sahip olabilir? Bu soruya şunu da ekleyelim: Vücudunuzdaki 100 trilyon hücreden her biri bir milyon sayfayı ezbere biliyorken, acaba siz zeki ve şuurlu bir insan olarak hayatınız boyunca kaç ansiklopedi sayfası ezberleyebilirsiniz? Tüm bu sorular vicdan ve akıl sahibi herkesi, hücrenin üstün bir aklın, üstün bir ilmin eseri olduğu gerçeğine götürecektir. Evrimcilerin iddia ettiği gibi tesadüflerle, değil milyarlarca hücreden oluşan bir canlı, tek bir hücredeki DNA'nın dahi meydana gelmesi mümkün değildir. Herşeyin Yaratıcısı Yüce Allah'tır. Bir Kuran ayetinde Allah şöyle buyurur:</text:p>
      <text:p text:style-name="P38">Onlar, Allah'ın kadrini hakkıyla takdir edemediler. Şüphesiz Allah, güç sahibidir, azizdir. (Hac Suresi, 74)</text:p>
      <text:p text:style-name="P12"/>
      <text:h text:style-name="P46" text:outline-level="2">DNA'daki, Bilgisayarlardan İleri Bilgi Saklama Teknolojisi</text:h>
      <text:p text:style-name="P12">Günümüzde, büyük miktarlarda bilginin saklanabildiği en ileri teknoloji bilgisayarlardır. Bundan 50 yıl önce, oda büyüklüğündeki bir bilgisayarın sahip olabildiği bilgiyi, bugün küçük "disk"ler saklayabilmekte... Ancak DNA ile bilgisayarı karşılaştırdığımızda, insan zekasının asırlardır edindiği bilgi birikimi ve yıllar süren çabaları sonucunda geliştirdiği bu son teknolojinin, daha DNA'nın bilgi saklama kapasitesine yaklaşamadığını görürüz. </text:p>
      <text:p text:style-name="P10"><text:span text:style-name="T1">DNA, milimetrenin sadece iki milyonda biri kalınlığındadır. Bu olağanüstü inceliğine ve 4 metre uzunluğuna rağmen, DNA şeritleri birbirine dolanmaz. Özel yapısı sayesinde, hücrenin çekirdeğinde mükemmel bir şekilde katlanan DNA, benzersiz bir mühendislik projesi örneğidir. Bilgisayar mühendisleri için olabildiğince küçük parçalarda, olabildiğince büyük miktarda bilgi saklamak ana hedeflerden biridir. Şu anda yeryüzünde bilinen en </text:span><text:soft-page-break/><text:span text:style-name="T1">üst seviyedeki saklama kapasitesi DNA molekülüne aittir.</text:span><text:span text:style-name="T12">52</text:span><text:span text:style-name="T1"> Microsoft Yazılım Şirketi'nin yöneticisi Bill Gates,</text:span><text:span text:style-name="T3"> The Road Ahead </text:span><text:span text:style-name="T1">(Ötedeki Yol) isimli kitabında şöyle yazmaktadır:</text:span></text:p>
      <text:p text:style-name="P6"><text:span text:style-name="T1">İnsan DNA'sı, bir bilgisayar programına benzer, ancak bizim şu ana kadar üretebildiklerimizden çok, çok daha gelişmiştir.</text:span><text:span text:style-name="T12">53</text:span><text:span text:style-name="T1"> </text:span></text:p>
      <text:p text:style-name="P10"><text:span text:style-name="T1">Ünlü Amerikan filozofu Prof. Daniel Dennet, </text:span><text:span text:style-name="T3">Darwin's Dangerous <text:s/>Idea</text:span><text:span text:style-name="T1"> (Darwin'in Tehlikeli Fikri) adlı kitabında DNA'daki bilgi yoğunluğunu şöyle tarif etmektedir:</text:span></text:p>
      <text:p text:style-name="P6"><text:span text:style-name="T1">Bilgisayar çağının "mühendislik harikalarına" alışkın olmamıza rağmen, DNA ile ilgili gerçekleri kavramak çok güç. Molekül boyutundaki bu makineler kopyalama yapıyorlar. Aynı zamanda editörlük yapan enzimler, inanılmaz bir hızla hataları düzeltiyor. Onların yaptıkları işin çapına, hala süper bilgisayarlar bile erişemiyor. Biyolojik makro moleküllerin saklama kapasitesi, günümüzdeki örneklerinin derecelerce üzerinde.</text:span><text:span text:style-name="T12">54</text:span></text:p>
      <text:p text:style-name="P10"><text:span text:style-name="T1">DNA'daki kodların dizilimi, bilgisayar sistemindeki sayı dizisine benzer. Bilgisayar ortamında sayılar bir görüntüyü, örneğin bir bilgisayar oyununu çalıştıran talimatları veya bir kitabın metnini saklayabilir. DNA'da bulunan kodlar da yeni proteinler üretmeye yarayan bilgiyi saklar.</text:span><text:span text:style-name="T12">55</text:span><text:span text:style-name="T1"> Ancak hiçbir bilgisayar mühendisi, gözle görülmeyen bir alanda, tam 1 milyon ansiklopedi sayfası kadarlık bilgiyi saklayan DNA'yı taklit edemez. DNA'nın tesadüflerle ortaya çıktığını iddia etmek, en gelişmiş bilgisayarın tesadüflerle ortaya çıkmış olabileceğini iddia etmekten çok daha akıl dışıdır. DNA, tüm açıklığıyla Allah'ın üstün yaratmasının delillerini sergilemektedir. Allah Kuran'da benzersiz yaratmasını şöyle bildirmektedir: </text:span></text:p>
      <text:p text:style-name="P38">Gökleri ve yeri bir örnek edinmeksizin yaratandır… (En'am Suresi, 101)</text:p>
      <text:p text:style-name="P12"/>
      <text:h text:style-name="P46" text:outline-level="2">DNA'daki Dev Bilgi Kapasitesini Anlatan Şaşırtıcı Karşılaştırmalar</text:h>
      <text:p text:style-name="P12">Bilim adamları, insandaki genetik bilginin fazlalığını vurgulamak için, ölçü birimleri kullanmak yerine, çeşitli benzetmelere başvurmaktadırlar. DNA'daki bilgi kapasitesinin genişliğini vurgulayan örneklerden bir kısmı şöyledir:</text:p>
      <text:p text:style-name="P10"><text:span text:style-name="T1">*** İnsan genomundaki bilgi, alfabe kullanılarak yazılabilseydi, her biri 1.000 sayfa olan ve her sayfasında 3.000 harf bulunan 1.000 adet kitaba sığardı.</text:span><text:span text:style-name="T12">56</text:span></text:p>
      <text:p text:style-name="P12">1.000 kitap x 1.000 sayfa x 3.000 harf = 3.000.000.000 harf ( 3 milyar harf)</text:p>
      <text:p text:style-name="P10"><text:span text:style-name="T1">*** İnsan genomundaki üç milyar genetik harf, tek bir satıra yazılsaydı, Kuzey Kutbundan Ekvatora kadar uzanırdı. Günde sekiz saat, yılda 220 gün daktiloda çalışan bir kişi, dakikada 300 harf yazma hızıyla bu görevi tamamlamak için tam 95 yıl çalışmak zorunda kalırdı.</text:span><text:span text:style-name="T12">57</text:span><text:span text:style-name="T1"> </text:span></text:p>
      <text:p text:style-name="P10"><text:span text:style-name="T1">*** Eğer genetik bilgi, yazılı hale getirilseydi, 160 sayfalık kitaplardan 12.000 adet gerekirdi. 16 MB (megabayt: bilgisayarda 1 milyon adet en küçük bilgi birimi) kapasiteli bilgisayar çipleriyle kıyaslandığında ise, insanın DNA şeridi bundan 1.400 kat daha fazla bilgi saklayabilir.</text:span><text:span text:style-name="T12">58</text:span></text:p>
      <text:p text:style-name="P10"><text:span text:style-name="T1">*** Eğer 2 mm çapındaki toplu iğne ucu, DNA molekülünün kalınlığına sahip bir iplik olana dek çekilerek uzatılsaydı, Ekvator'dan 33 kat daha uzun olurdu.</text:span><text:span text:style-name="T12">59</text:span></text:p>
      <text:p text:style-name="P10"><text:soft-page-break/><text:span text:style-name="T1">*** DNA üzerindeki bilgi bir kütüphaneyi dolduracak 100 adet 30 ciltlik ansiklopedi seti alabilecek kapasitededir.</text:span><text:span text:style-name="T12">60</text:span></text:p>
      <text:p text:style-name="P10"><text:span text:style-name="T1">*** DNA'daki bilgiler, kitaplar halinde üst üste konulsaydı, kitapların yüksekliği 70 metre olurdu. Ya da bu bilgilerle, 200'e yakın 500'er sayfalık telefon rehberi doldurulabilirdi.</text:span><text:span text:style-name="T12">61</text:span></text:p>
      <text:p text:style-name="P10"><text:span text:style-name="T1">*** İnsan vücudundaki bütün hücrelerin DNA'ları düzleştirilip, uç uca eklenirse yaklaşık 50 milyar kilometre uzunluğunda olacaktır. Bu uzunluk Dünya'dan Güneş Sistemi'nin ötesine ulaşmak için yeterlidir. Işığın, vücudunuzdaki tüm DNA'lar boyunca yolculuk edebilmesi için, yaklaşık 2 gün gerekirdi.</text:span><text:span text:style-name="T12">62</text:span></text:p>
      <text:p text:style-name="P10"><text:span text:style-name="T1">*** Genetik uzmanı Profesör Jérôme Lejeune'e göre, Dünya üzerinde yaşayan tüm insanlara ait genetik bilgi, birkaç aspirin tabletinden büyük olmayacak DNA üzerinde saklanabilir.</text:span><text:span text:style-name="T12">63</text:span></text:p>
      <text:p text:style-name="P12">*** İnsanın tek bir hücresindeki DNA'da, tam 1 milyon ansiklopedi sayfasını doldurabilecek miktarda bilgi bulunur. Bir kimse kendi genetik bilgisini okumaya kalkışsa buna ömrü yetmez. Her gün, 24 saat boyunca, hiç durmadan, saniyede bir DNA şifresi okuyacak olsa, bu işlemin tamamlanması için 100 yıl geçmesi gerekirdi.</text:p>
      <text:p text:style-name="P10"><text:span text:style-name="T1">*** DNA molekülündeki bilgi yoğunluğunu zihninizde canlandırabilmek için, bir toplu iğne ucuna sığacak miktarda DNA'nız olduğunu varsayın. Şimdi bu bilginin 160 sayfadan oluşan kitaplarda yazılı olduğunu düşünün. Bu kadar küçük miktarda bir DNA içerisinde, 160 sayfalık bu kitaplardan 15 trilyon (15 x 10</text:span><text:span text:style-name="T15">12</text:span><text:span text:style-name="T1">) kadar sığabilirdi. Eğer bu kadar kitap elinizde olsaydı ve hepsi üst üste dizilseydi, Dünya ile Ay arasındaki mesafenin (384.000 km) 500 katı kadar mesafeye uzanırdı. Ya da bu kitaplar yeryüzünde yaşayan ortalama 6 milyar insana eşit olarak dağıtılsaydı, her kişiye 2.500 kitap düşerdi.</text:span><text:span text:style-name="T12">64</text:span></text:p>
      <text:p text:style-name="P12">Bu örneklerde ifade edilmeye çalışılan uçsuz bucaksız bilgi, her hücrenin çekirdeğinde, gözle görülmeyen bir boyutta depolanmaktadır. Büyük bir kütüphaneye eş değer bilgi depolayan DNA'nın, yaklaşık 100 trilyon hücrede bulunması, bu kütüphaneden 100 trilyon kopya olması demektir. Bu bilgi hazinesini insanoğlunun ulaştığı bilgi seviyesiyle karşılaştırmak istersek, örnek verebileceğimiz benzer bir büyüklük bulamayız. Bir de bu miktarı, Dünya üzerinde şu anda yaşayan 6 milyar insan ve beraberinde yaşayıp ölmüş milyarlarca insan sayısıyla çarparsak, karşımıza kavranması güç büyüklükte, uçsuz bucaksız bir bilgi miktarı çıkar. Üstelik burada sadece insanın genetik bilgisinden bahsetmekteyiz. Bir de yeryüzünde gelmiş geçmiş milyonlarca canlı türünün genetik bilgisini dikkate alırsak, bu miktar aklın sınırlarını zorlayan boyutlara ulaşır. Her türlü bilginin sahibi Yüce Rabbimiz'in DNA'da tecelli eden ilmi, tesadüf iddialarını yerle bir etmektedir. Bir ayette şöyle buyrulmaktadır:</text:p>
      <text:p text:style-name="P38">Hayır, Biz hakkı batılın üstüne fırlatırız, o da onun beynini darmadağın eder. Bir de bakarsın ki, o, yok olup gitmiştir. (Allah'a karşı) Nitelendiregeldiklerinizden dolayı eyvahlar size. (Enbiya Suresi, 18)</text:p>
      <text:p text:style-name="P12"/>
      <text:h text:style-name="P46" text:outline-level="2">DNA, Sonsuz Bilgi ve Akıl Sahibi Allah'ın Sanatının Örneklerindendir</text:h>
      <text:p text:style-name="P12">Evrim teorisinin temel iddiaları "kör tesadüf"lere dayanır, oysa tesadüf bilgi oluşturmaz. Bir gün bir kağıt üzerinde kanseri tedavi eden bir ilacın formülü yazılı olarak bulunsa, bu bilim adamını bir an önce bulmak, hatta kendisine ödül vermek için tüm ilgili merciler seferber olur. Kimse, "Acaba bu yazı, kağıda mürekkebin dökülmesi ile mi oluştu?" diye düşünmez. Akıl sahibi, sağlıklı düşünen her insan bu yazıyı ancak kimya, fizyoloji, onkoloji (kanser hastalıklarını inceleyen bilim dalı) ve farmakoloji (ilaçları inceleyen bilim dalı) üzerine ihtisas sahibi olan birinin yazmış olacağını düşünecektir. </text:p>
      <text:p text:style-name="P12"><text:soft-page-break/>Evrimcilerin DNA'daki bilginin kaynağını "tesadüf"lerle açıklamaya çalışmaları, okuduğunuz bu yazının tesadüfen oluştuğunu iddia etmekle kıyas olmayacak büyüklükte bir mantık bozukluğudur. Çünkü DNA'da, vücuttaki 100 bin çeşit proteinin her birine ait detaylı moleküler formüller ve bunların üretimi esnasında uyulacak hassas talimatlar yazılıdır. Bunun yanı sıra diğer hücrelerle iletişimde uyulacak haberleşme protokolleri, bunun için kullanılacak mesajcı hormonların üretim planları ve bunlar gibi sayısız çeşitlilikteki başka bilgiler de DNA'da yazılıdır.</text:p>
      <text:p text:style-name="P10"><text:span text:style-name="T1">DNA'nın ve içerdiği uçsuz bucaksız bilginin kendi kendine oluştuğunu iddia etmek ciddi bir mantık çöküntüsüdür. İnsan Genomu Projesi'ni yürüten </text:span><text:span text:style-name="T3">Celera Genomics</text:span><text:span text:style-name="T1"> şirketinin konu hakkındaki en önemli uzmanlarından biri olan Gene Myers, DNA'daki bilginin olağanüstülüğünü şöyle ifade etmektedir: </text:span></text:p>
      <text:p text:style-name="P6"><text:span text:style-name="T1">Biz de henüz anlamış değiliz… metafizik, doğaüstü bir unsur var. Beni gerçekten hayrete düşüren hayatın mimarisi… Sistem inanılmaz derecede kompleks... Burada [DNA'da] çok müthiş bir akıl var. Böyle düşünmenin bilim dışı olduğuna inanmıyorum. Diğerleri öyle düşünebilir, fakat ben değil."</text:span><text:span text:style-name="T12">65</text:span></text:p>
      <text:p text:style-name="P12">Kitabın ilerleyen bölümlerinde yer alan DNA'nın kökeni ile ilgili evrimci iddialar, "çözülememiş bir sır" gibi ifadelerle doludur. Kimi zaman da yukarıda görüldüğü gibi DNA'daki olağanüstülük üstün bir akıl ifadesiyle açıklanmaya çalışılmaktadır. Kimi bilim adamlarının ifade edemediği ama hayran kaldığı bu akıl ve bilgi, Yüce Rabbimiz Allah'ın sonsuz aklının ve sonsuz bilgisinin bir yansımasıdır. Bir Kuran ayetinde şöyle buyurulur:</text:p>
      <text:p text:style-name="P38">Allah, göklerin ve yerin nurudur. O'nun nurunun misali, içinde çerağ bulunan bir kandil gibidir; çerağ bir sırça içerisindedir; sırça, sanki incimsi bir yıldızdır ki, doğuya da, batıya da ait olmayan kutlu bir zeytin ağacından yakılır; (bu öyle bir ağaç ki) neredeyse ateş ona dokunmasa da yağı ışık verir. (Bu,) Nur üstüne nurdur. Allah, kimi dilerse onu Kendi nuruna yöneltip-iletir. Allah insanlar için örnekler verir. <text:s/>Allah, herşeyi bilendir. (Nur Suresi, 35)</text:p>
      <text:p text:style-name="P12"/>
      <text:p text:style-name="P12"/>
      <text:h text:style-name="P41" text:outline-level="1">5. BÖLÜM</text:h>
      <text:h text:style-name="P44" text:outline-level="1">DNA Molekülündeki Şifre Bilimi</text:h>
      <text:p text:style-name="P18"/>
      <text:p text:style-name="P10"/>
      <text:p text:style-name="P10"><text:span text:style-name="T1">Vücudunuzun her hücresinde dünyada hiç kimsenin konuşmadığı bir dilde yazılmış, müthiş bir bilgi hazinesi saklıdır. Bu dilin alfabesi sadece dört harften meydana gelir ve her harf, </text:span><text:span text:style-name="T5">"baz"</text:span><text:span text:style-name="T1"> veya </text:span><text:span text:style-name="T5">"nükleotid"</text:span><text:span text:style-name="T1"> denilen kimyasal bir molekülü temsil eder. </text:span><text:span text:style-name="T5">"Kodon"</text:span><text:span text:style-name="T1"> adı verilen genetik kelimeler de bu harflerden oluşmaktadır. Dört harfli bu DNA dili, Adenin, Timin, Guanin ve Sitozin (Cytosin) moleküllerinin A, T, G ve C harflerinden oluşur. İşte çekirdekteki bilgi bankasında yer alan bilgiler de, bu dört harfli alfabe ile kodludur. A, T, G, C harflerinin yüzlercesi birarada ele alındığında, uzun, anlamlı cümleler ortaya çıkar. Bu cümleler, vücuttaki işlemlerin nasıl yapılacağını tarif eden, bunlara dair talimatlar içeren "genler"dir. Bu harflerin milyonlarcası ise, anlamlı bir sıralama ile üst üste dizilerek DNA molekülünü oluştururlar. Moleküler biyolog David S. Goodsell, </text:span><text:span text:style-name="T3">Our Molecular Nature</text:span><text:span text:style-name="T1"> (Moleküler Doğamız) adlı kitabında DNA molekülünden şu sözlerle bahsetmektedir:</text:span></text:p>
      <text:p text:style-name="P6"><text:span text:style-name="T1">DNA belki de moleküllerin en güzelidir, fakat nadide bir kitap gibi gerçek güzelliği cildinde değil, içinde kullanılan kelimelerde saklıdır.</text:span><text:span text:style-name="T12">66</text:span><text:span text:style-name="T1"> <text:s/></text:span></text:p>
      <text:p text:style-name="P12">İnsanın bütün fiziksel özellikleri, bu özel dil vasıtasıyla kodlanarak hücre çekirdeğine depolanmıştır. Canlının vücut şekli, her organa ait iş bölümü ve bu organların çalışma düzenleri, hücre içinde üretilmesi gereken proteinlerin genetik kodları, üretilecek proteinlerin miktar kontrolleri gibi hayati işler, DNA üzerinde kodlanmıştır. Şifrelenerek yazılmış bu dev eser, insan henüz tek bir hücre halindeyken bile, kişinin tüm bedeni hakkındaki bilgiye sahiptir. Diğer bir deyişle, daha henüz insan oluşmadan evvel, vücudunun kapsamlı planı tek bir molekül üzerinde hazırdır.</text:p>
      <text:p text:style-name="P12">Hücre çekirdeğindeki depolanmış bilgilerin şifreleme sistemini anlatırken, DNA'yı oluşturan nükleik asitler için yine harf benzetmesini kullanmaya devam edeceğiz. Bu harfler, önceki bölümde incelediğimiz gibi ikişerli olarak karşılıklı eşleşerek birer basamak oluştururlar. Bu basamaklar ise üst üste eklenerek "gen"leri meydana getirirler. DNA molekülünün bir bölümü olan her bir gen, insan vücudundaki belli özellikleri kontrol eder. Boyun uzunluğu, gözün rengi, burnun, kulağın, kafatasının yapısı gibi sayısız özellik, ilgili genlerin emriyle meydana gelir. Bu genleri, üzerinde A-T-G-C harflerinden oluşmuş yazılar olan bir kitabın sayfalarına benzetebiliriz. </text:p>
      <text:p text:style-name="P12">İnsan hücresindeki DNA'larda yaklaşık 30.000 civarında gen bulunur. Her gen, karşılığı olduğu protein türüne göre, sayıları 1.000 ile 186.000 arasında değişen nükleotidlerin özel bir sıralamada dizilmesinden oluşur. Bu genler insan vücudunda görev yapan yaklaşık 200.000 civarındaki proteinin kodlarını saklar ve bu proteinlerin üretimini denetler. Bu 30.000 genin içerdiği bilgi DNA'daki toplam bilginin yalnızca % 3'ünü teşkil eder. Geriye kalan % 97'lik bölüm ise günümüzde hala bilinmemektedir. Ancak bu bölümde hücrenin faaliyetleri ile ilgili hayati bilgiler bulunduğu anlaşılmıştır. (Detaylı bilgi için bkz. DNA Mucizesi Evrim Teorisini Nasıl Geçersiz Kılmaktadır? Bölümü) </text:p>
      <text:p text:style-name="P10"><text:span text:style-name="T1">Genler kromozomların içinde bulunur. Her insan hücresinin (üreme hücreleri hariç) çekirdeğinde 46 kromozom vardır. Her bir kromozomu, gen sayfalarından meydana gelmiş bir cilde benzetirsek, hücrede insanın tüm özelliklerini içeren 46 ciltlik bir "hücre ansiklopedisi" vardır diyebiliriz. Bu hücre ansiklopedisi daha evvel belirttiğimiz gibi tam 920 ciltlik </text:span><text:span text:style-name="T3">Britannica Ansiklopedisi</text:span><text:span text:style-name="T1">'nin içerdiği bilgiye eş değerdir.</text:span></text:p>
      <text:p text:style-name="P12"><text:soft-page-break/>Her insanın DNA'sındaki harflerin dizilimi farklıdır. Şu ana kadar dünya üzerinde yaşamış milyarlarca insanın tümünün birbirinden farklı olmalarının sebebi de budur. Organların temel yapı ve işlevleri her insanda aynıdır. Ancak herkes o kadar ince farklılıklarla o kadar ayrıntılı ve özel yaratılır ki, bütün insanlar tek bir hücrenin bölünmesiyle meydana geldikleri ve aynı temel yapıya sahip oldukları halde, milyarlarca farklı görünümde insan ortaya çıkmaktadır.</text:p>
      <text:p text:style-name="P12">DNA'daki harflerin diziliş sırası insanın yapısını en ince ayrıntılarına dek belirler. Boy, göz, saç ve cilt rengi gibi özelliklerin yanı sıra, vücuttaki 206 kemiğin, 600 kasın, 10.000 işitme siniri ağının, 2 milyon optik sinir ağının, 100 milyar sinir hücresinin, 130 milyar metre uzunluğundaki damarların ve 100 trilyon hücrenin planları, tek bir hücrenin DNA'sında mevcuttur. Kanadalı bilim yazarı Denyse O'Leary DNA'daki bilgiden şu ifadelerle bahsetmektedir:</text:p>
      <text:p text:style-name="P6"><text:span text:style-name="T1">Bilginin asıl şaşırtıcı olanı DNA'da yazılı eserdir. Tekrar eden bir dizilimi yok. Fakat diğer bilgi ile bağlantılı bir dizilimi var ve çok kompleks. Örneğin kedinin embriyosundaki DNA, embriyonun yavru bir kedi olması için çok kompleks talimatlar içerir.</text:span><text:span text:style-name="T12">67</text:span></text:p>
      <text:p text:style-name="P12">Şimdi bu bilgilerin ardından düşünelim: Bir kelime bile, yazan bir kişi olmadan oluşamadığına göre, insan hücresindeki milyarlarca harf nasıl oluşmuştur? Bu harfler nasıl olup da böyle mükemmel ve kompleks bir bedenin eşsiz planını oluşturacak bir düzende, birbiri ardına anlamlı bir şekilde dizilmiştir? Eğer bu harflerin düzeninde çok ufak bir değişiklik olsaydı, el parmaklarınız ayağınızda, gözünüz karnınızda yerr alabilir ya da başınız ters yöne dönük olabilirdi. Kollarınız çok kısa ya da uzun olabilir veya dudaklarınız birbirine bitişik olabilirdi. Şu anda düzgün bir insan olarak yaşam sürdürebiliyorsak, bu ancak Yüce Rabbimiz'in izniyledir. Allah her insanın DNA'sındaki harflerin düzenini buna vesile kılmıştır. Bir ayette Allah şöyle buyurmaktadır:</text:p>
      <text:p text:style-name="P38">O Allah ki, yaratandır, (en güzel bir biçimde) kusursuzca var edendir, 'şekil ve suret' verendir. En güzel isimler O'nundur. Göklerde ve yerde olanların tümü O'nu tesbih etmektedir. O, Aziz, Hakimdir. (Haşr Suresi, 24)</text:p>
      <text:p text:style-name="P12"/>
      <text:h text:style-name="P46" text:outline-level="2">DNA Molekülü Kodlu Mesajlar İçerir</text:h>
      <text:p text:style-name="P12">DNA molekülünde, atomların kendine has dizilimi, maksimum şifreyi, minimum alanda taşıyabilecek üstün bir yaratılışa sahiptir. DNA molekülü üzerinde kayıtlı genetik şifre, hücre çekirdeğine kimyasal formüllerle yazılmıştır. Ancak bahsettiğimiz şifre ne bilgisayar ortamında ne de kağıt üzerindedir. Şifrelemeyi oluşturan her bir "harf", aslında belirli kimyasal özelliklere ve üç boyutlu özel bir yapıya sahip birer moleküldür. Kimya profesörü Arthur Ernest Wilder-Smith bir kitabında DNA molekülündeki mesaja şöyle dikkat çekmektedir:</text:p>
      <text:p text:style-name="P6"><text:span text:style-name="T1">Bütün biyolojik hücreler hücre çekirdeğindeki DNA moleküllerinde kodlu şekilde bulunan program tarafından yönlendirilirler... Bütün kimyasal metabolizma kod tarafından önceden programlanmıştır... Bu tür bir sistemi teorik olarak anlatabilmek için gerekli olan, çok uzun açıklamalardan kaçınmak için, genetik kod sisteminin ana özelliklerini birkaç benzetme ile anlatacağız. Uluslararası olarak kabul gören acil yardım çağrısı "SOS"tir. Bu çağrı şifrelenmiş halde bilgi içerir ve aynı zamanda …- - -… (üç nokta, üç çizgi, üç nokta) olarak da gösterilebilir. Burada noktalar ve çizgiler Mors alfabesinin iki harfini temsil eder. Alfabemizdeki "S" harfi "…" ile, "O" harfi ise "- - -" ile gösterilir. Mors alfabesini çeşitli yöntemler kullanarak saklayabilir ya da iletebiliriz. Örneğin bu harfler bir kağıt üzerine yazılabilir, şekerle doğum günü pastası üzerine çizilebilir, ya da bir uçak duman kullanarak gökyüzüne aynı harfleri yazabilir... Verilen mesaj ve bilgi aynı kalır, hangi ortamda iletilirse iletilsin içerik "SOS" şeklindedir. Mors şifresindeki </text:span><text:soft-page-break/><text:span text:style-name="T1">noktalar ve çizgiler, hatta bir ip üzerinde düğümlerle gösterilebilir. Çizgi büyük bir düğümle, nokta da daha küçük bir düğümle gösterilebilir. Bu durumda Mors şifresiyle yazılmış mesajın iletilmesi için kağıt zemine ihtiyaç duyulmaz. Bir ip bile bunun için yeterlidir. Buna benzer bir sistem kullanılarak, tek ve çift düğümler içeren bir ip kullanılarak Goethe'nin "Faust" eseri yazılabilir.</text:span><text:span text:style-name="T12">68</text:span></text:p>
      <text:p text:style-name="P12">Yukarıdaki alıntıda da ifade edildiği gibi, bilginin içeriği aktarılış şeklinden bağımsızdır. Dolayısıyla sadece DNA'daki bazların sıralaması değil, DNA'nın içerdiği kodlu bilgi, mesaj da dikkat çekicidir. Bilim yazarı Richard Milton DNA'daki mesajın kodlanmasındaki hassas düzene şöyle dikkat çekmektedir:</text:p>
      <text:p text:style-name="P6"><text:span text:style-name="T1">... Bir programdaki bütün talimatlar, hem bilgisayarın donanımında ani etkiler yapması hem de programın diğer bölümlerini etkilemesi bakımından programcı tarafından çok dikkatlice düşünülmelidir. Programcının talimatlar</text:span>ı<text:span text:style-name="T1"> yazmak için kulland</text:span>ı<text:span text:style-name="T1">ğ</text:span>ı<text:span text:style-name="T1"> harfler ve rakamlar, program lisan</text:span>ı<text:span text:style-name="T1">n</text:span>ı<text:span text:style-name="T1">n dil yap</text:span>ı<text:span text:style-name="T1">s</text:span>ı<text:span text:style-name="T1">na ve kelimelerine göre mutlak kesinlikte yaz</text:span>ı<text:span text:style-name="T1">lmal</text:span>ı<text:span text:style-name="T1">d</text:span>ı<text:span text:style-name="T1">r ki, bilgisayar sistemi fonksiyon görebilsin. En önemsiz bir hata bile, bütünü etkileyen bir bozukluğa sebep olabilir. Örneğin 1977'de NASA'n</text:span>ı<text:span text:style-name="T1">n Cape Canaveral'den bir uyduyu havaya f</text:span>ı<text:span text:style-name="T1">rlatmas</text:span>ı<text:span text:style-name="T1"> araç havaland</text:span>ı<text:span text:style-name="T1">ktan k</text:span>ı<text:span text:style-name="T1">sa bir süre sonra faciayla sonuçland</text:span>ı<text:span text:style-name="T1">. NASA mühendislerinin daha sonra yapt</text:span>ı<text:span text:style-name="T1">klar</text:span>ı<text:span text:style-name="T1"> ara</text:span>ş<text:span text:style-name="T1">t</text:span>ı<text:span text:style-name="T1">rmada, kazaya bilgisayar</text:span>ı<text:span text:style-name="T1">n rehber sistemindeki bir yanl</text:span>ış<text:span text:style-name="T1">l</text:span>ı<text:span text:style-name="T1">ğ</text:span>ı<text:span text:style-name="T1">n sebep olduğu ortaya ç</text:span>ı<text:span text:style-name="T1">kt</text:span>ı<text:span text:style-name="T1"> -rehber programda basit bir virgül unutulmu</text:span>ş<text:span text:style-name="T1">tu-. En basit lisanla -örneğin basic- en basit bir bilgisayar i</text:span>ş<text:span text:style-name="T1">lemini programlamak isteyen biri, problemi anlayacakt</text:span>ı<text:span text:style-name="T1">r. </text:span><text:span text:style-name="T5">Söz diziliminde en ufak bir hata yaparsan</text:span><text:span text:style-name="T20">ı</text:span><text:span text:style-name="T5">z, bir harfi atlarsan</text:span><text:span text:style-name="T20">ı</text:span><text:span text:style-name="T5">z, bir noktay</text:span><text:span text:style-name="T20">ı</text:span><text:span text:style-name="T5"> ya da bo</text:span><text:span text:style-name="T20">ş</text:span><text:span text:style-name="T5">luğu bile, program i</text:span><text:span text:style-name="T20">ş</text:span><text:span text:style-name="T5">lemez. Ayn</text:span><text:span text:style-name="T20">ı</text:span><text:span text:style-name="T5"> </text:span><text:span text:style-name="T20">ş</text:span><text:span text:style-name="T5">ekilde her bir nükleotid kesinlikle doğru düzende yaz</text:span><text:span text:style-name="T20">ı</text:span><text:span text:style-name="T5">lmal</text:span><text:span text:style-name="T20">ı</text:span><text:span text:style-name="T5">d</text:span><text:span text:style-name="T20">ı</text:span><text:span text:style-name="T5">r</text:span><text:span text:style-name="T1"> ve dölün varl</text:span>ı<text:span text:style-name="T1">ğ</text:span>ı<text:span text:style-name="T1">n</text:span>ı<text:span text:style-name="T1"> sürdürebilmesi için DNA molekülünde kesinlikle doğru yerde olmal</text:span>ı<text:span text:style-name="T1">d</text:span>ı<text:span text:style-name="T1">r. İnsanlardaki, hayvanlardaki ve bitkilerdeki temel fonksiyonel bozukluklar da tek bir DNA molekülünün veya bu moleküldeki tek bir nükleotidin kayb</text:span>ı<text:span text:style-name="T1"> ya da yer deği</text:span>ş<text:span text:style-name="T1">tirmesiyle olur.</text:span><text:span text:style-name="T12">69</text:span></text:p>
      <text:p text:style-name="P10"><text:span text:style-name="T1">Massachusetts Teknoloji Enstitüsü'nden bilgi teorisi ve resmi diller konusunda uzman Prof. Murray Eden, "Var olan hiçbir resmi dil, cümleleri ifade eden sembol diziliminde, rastgele değişimleri tolere edemez. Anlam hemen her zaman bozulur. Herhangi bir değişim, sentaks [cümle bilgisi] olarak kurallara uygun olmalıdır."</text:span><text:span text:style-name="T12">70</text:span><text:span text:style-name="T1"> diyerek, bir dilin sembolleri rastgele karıştırıldığında anlamın daima bozulacağını ifade etmektedir. Ardından da bu kuralın genetik bilgiyi oluşturan DNA dili için de geçerli olduğunu dile getirmektedir.</text:span></text:p>
      <text:p text:style-name="P12">Tüm bu açıklamalar DNA'da karşımıza çıkan bilginin tesadüf eseri var olamayacağını göstermektedir. Evrimcilerin bu hayali iddialarına karşı, "kriptoloji" denilen ve bilginin güvenliğini sağlayan matematiksel şifre bilimini de örnek verebiliriz. Bu bilim dalının amaçlarından biri, bilginin okunmasını ve değiştirilmesini engellemektir. Örneğin bir "hacker" (izni olmadan başkasının bilgisayar ağına giren kişi) internet ortamında iki kişi arasındaki haberleşmeleri takip edebilir ve bu haberleşmelerde gönderilen bilgiler üzerinde değişiklik yapabilir. Bu bakımdan bilginin içeriğinin korunması, orijinal kayıtların saklanması da önemli bir konudur. İletilecek bilginin güvenliği ne kadar önemliyse, kullanılan şifreleme yöntemi de o derece önem taşır ve zorlaşır. Bunun için bilgilerin herkes tarafından kolaylıkla anlaşılmasını engelleyen özel yazılımlar kullanılır. Bu yazılımı ancak belirli kişiler okuyabilir ve değiştirebilir. Yetkisiz kişilerin müdahelesini engellemek için de, bilgilerin doğruluğu güvenlik sistemleriyle teyit edilir. </text:p>
      <text:p text:style-name="P12">Genetik bilginin ise, insan hayatını doğrudan ilgilendirdiği için hiçbir değişikliğe uğramaması gerekir. Ancak bu derece önemli bir bilgi hazinesinin hücre içinde saklı olduğunu bilim adamları ancak elli yıl kadar önce fark etmişlerdir. Halbuki insan ilk yaratıldığından beri bu değerli bilgi, çekirdeğin içinde koruma altındadır ve özel bir şifre ile şifrelenmiştir. Bu molekülle ilgili her detay Allah'ın üstün yaratmasının örnekleriyle doludur. DNA bizlere şu soruların cevabını düşündürmelidir: </text:p>
      <text:p text:style-name="P12">-<text:tab/>Mükemmel bir beden inşa edecek bilgiye kim sahiptir?</text:p>
      <text:p text:style-name="P12"><text:soft-page-break/>-<text:tab/>Bilgiyi canlı bir doku içinde kim saklamaktadır?</text:p>
      <text:p text:style-name="P12">-<text:tab/>Bu kadar kapsamlı bilgiyi, küçücük bir mekana kim, nasıl sığdırmaktadır?</text:p>
      <text:p text:style-name="P12">-<text:tab/>Bu bilginin önemli olduğunu bilip, kim koruma altına almıştır?</text:p>
      <text:p text:style-name="P12">-<text:tab/>Bilgiyi kim şifrelemektedir ve bunun tercümesini kim yapmaktadır? </text:p>
      <text:p text:style-name="P12">-<text:tab/>Bilginin deşifresi sırasında eksikliğe, bozulmaya uğramaması için kim tedbir almaktadır?</text:p>
      <text:p text:style-name="P12">-<text:tab/>Bilginin diğer nesillere aktarılması ve bunun için nasıl bir yöntem izlenmesi gerektiğini kim bilmektedir? </text:p>
      <text:p text:style-name="P12">-<text:tab/>Dokular yenilendikçe ve hücreler bölünerek çoğaldıkça, bu bilgiyi yeni hücrelere kim, nasıl kopyalamaktadır?</text:p>
      <text:p text:style-name="P10"><text:span text:style-name="T1"><text:tab/>Daha sayfalarca sorabileceğimiz tüm bu sorular, bizi üstün akıl ve bilgi sahibi Yaratıcımızın varlığına götürür. DNA, </text:span><text:span text:style-name="T5">"... Herşeyi 'sapasağlam ve yerli yerinde yapan' Allah'ın sanatı (yapısı)dır..."</text:span><text:span text:style-name="T1"> (Neml Suresi, 88) Kuran'da Allah insanın yaratılışındaki düzeni şöyle bildirmektedir:</text:span></text:p>
      <text:p text:style-name="P37"><text:span text:style-name="T1">Ey insan, 'üstün kerem sahibi' olan Rabbine karşı seni aldatıp-yanıltan nedir? </text:span><text:span text:style-name="T7">Ki O, seni yarattı, 'sana bir düzen içinde biçim verdi' ve seni bir itidal üzere kıldı. Dilediği bir surette seni tertib etti.</text:span><text:span text:style-name="T1"> (İnfitar Suresi, 6-8)</text:span></text:p>
      <text:p text:style-name="P10"><text:span text:style-name="T1">Bir canlının tüm vücut işlevleri hakkında nelere ihtiyaç duyduğunu açıklayan bir eserin yazılması için, eserin sahibinin, bu canlının vücut yapısının tüm detaylarına hakim olması, atom ve molekül seviyesinde hücre faaliyetlerinin nasıl yürütüleceğini tümüyle bilmesi ve bebeklik çağından ölümüne dek geçirebileceği her döneme ait özel ihtiyaçlarını ve gereksinimlerini ölçüyle tespit etmesi gerekir. Rabbimiz <text:s/>Allah bu bilgilerin tek sahibidir ve insanı </text:span><text:span text:style-name="T5">"bir ölçüyle biçime sokmuştur"</text:span><text:span text:style-name="T1">. (Abese Suresi, 19)</text:span></text:p>
      <text:p text:style-name="P10"><text:span text:style-name="T1">Ayr</text:span>ı<text:span text:style-name="T1">ca unutmamak gerekir ki, sadece insanlar</text:span>ı<text:span text:style-name="T1">n değil, yeryüzündeki tüm canl</text:span>ı<text:span text:style-name="T1">lar</text:span>ı<text:span text:style-name="T1">n; bakterilerin, virüslerin, böceklerin, atlar</text:span>ı<text:span text:style-name="T1">n, bitkilerin de hücrelerinde kendilerine ait birer DNA'lar</text:span>ı<text:span text:style-name="T1"> vard</text:span>ı<text:span text:style-name="T1">r. Her birinin DNA's</text:span>ı<text:span text:style-name="T1">n</text:span>ı<text:span text:style-name="T1">n içindeki bilgiler de ait olduğu canl</text:span>ı<text:span text:style-name="T1">n</text:span>ı<text:span text:style-name="T1">n kendi vücut yap</text:span>ı<text:span text:style-name="T1">s</text:span>ı<text:span text:style-name="T1">n</text:span>ı<text:span text:style-name="T1">n detayl</text:span>ı<text:span text:style-name="T1"> plan</text:span>ı<text:span text:style-name="T1">n</text:span>ı<text:span text:style-name="T1"> ve ihtiyaçlar</text:span>ı<text:span text:style-name="T1">na yönelik özel bilgileri içerir. Yeryüzünde milyonlarca canl</text:span>ı<text:span text:style-name="T1"> türü olduğu dü</text:span>ş<text:span text:style-name="T1">ünülürse, bu bilginin miktar</text:span>ı<text:span text:style-name="T1"> ve kapsam</text:span>ı<text:span text:style-name="T1"> daha iyi anla</text:span>şı<text:span text:style-name="T1">lacakt</text:span>ı<text:span text:style-name="T1">r. Her canl</text:span>ı<text:span text:style-name="T1">y</text:span>ı<text:span text:style-name="T1"> en ba</text:span>şı<text:span text:style-name="T1">ndan tüm ihtiyaçlar</text:span>ı<text:span text:style-name="T1">na yönelik bilgilerle donatan ve bu bilgiyi hücrelerinin içine yerle</text:span>ş<text:span text:style-name="T1">tiren, farkl</text:span>ı<text:span text:style-name="T1"> türler için ayr</text:span>ı<text:span text:style-name="T1"> DNA dizilimleri yaratan Yüce Rabbimiz'dir.</text:span></text:p>
      <text:p text:style-name="P24"/>
      <text:h text:style-name="P46" text:outline-level="2">4 alfabeli DNA dilinden 20 alfabeli protein diline tercüme</text:h>
      <text:p text:style-name="P12">Önceki bölümlerde ifade ettiğimiz gibi, hücre içindeki bilgi bankası, DNA üzerindeki A, T, G ve C harfleri ile gösterilen dört kimyasal bazla kodlanmıştır. Ancak DNA'da kayıtlı bu bilginin kullanılabilmesi için, 4 harfli DNA dilinden 20 harfli protein diline çevrilmesi gerekir. DNA'daki bilgi, ancak bu çeviri işlemi neticesinde, proteinler için anlamlı hale gelir. Ünlü kimyager Prof. Wilder Smith iki dil arasında tercüme yapan bir sistemin zorluğuna şu kelimelerle dikkat çekmektedir:</text:p>
      <text:p text:style-name="P6"><text:span text:style-name="T1">Bir dilden bir başkasına çeviri yapılması, bilgisayarda programlanabilecek en zor şeylerden birisidir. Çevirinin tatmin edici seviyede olması için, bilgisayara geniş kapsamlı ve ileri derecede komplike programların özenle yüklenmesi gerekir. Amerikalılar, Rusça'dan İngilizce'ye otomatik çeviri yapmak için milyonlarca dolar harcamıştır. Yirmi yıllık çalışmanın ardından hala bağımsız olarak ifadeler içeren </text:span><text:soft-page-break/><text:span text:style-name="T1">Rusça'yı, makinenin çalışmasını düzenli olarak denetleyen iyi bir çevirmen olmaksızın, İngilizce'ye çevirebilen bir makine bulunmamaktadır. Deyimlerin bir dilden diğerine makineyle tercümesi o kadar zor bir işlemdir ki, makinenin önceden programlanması yine de yeterli olmamaktadır.</text:span><text:span text:style-name="T12">71</text:span></text:p>
      <text:p text:style-name="P12">Yukarıdaki alıntıda da ifade edildiği gibi iki dil arasında eksiksiz ve doğru bir tercümenin, teknik bir program aracılığıyla yapılması mümkün görünmemektedir. Halbuki DNA dilinin protein diline nasıl çevrileceği DNA'da önceden programlanmıştır ve bu sistem milyarlarca insanın trilyonlarca hücresinde kusursuz bir şekilde çalışmaya devam etmektedir. Kanadalı bilim yazarı Denyse O'Leary ise 4 harfli gen dili ile 20 harfli protein dili arasındaki, olması beklenen iletişim güçlüğüne şöyle değinmektedir:</text:p>
      <text:p text:style-name="P6"><text:span text:style-name="T1">İnsan genomu hakkında bildiklerimiz şunlar: Genlerimiz, kompleks kombinasyonlar içinde birlikte çalışırlar. Bizi canlı tutan her hücredeki işlemleri gerçekleştiren mekanizmalar olan şaşırtıcı çeşitlilikteki proteinlerin inşasını yönetirken sürekli olarak birbirleriyle konuşurlar. İşin zor olan kısmı genlerde olduğu gibi 4 yapı taşı yerine proteinlerin 20 yapı taşı vardır.</text:span><text:span text:style-name="T12">72</text:span></text:p>
      <text:p text:style-name="P12">Ancak zorluk olarak tarif edilen bu duruma rağmen, yeryüzündeki tüm canlılarda DNA diliyle yazılmış şifreli tarifler, gerektiği şekilde okunur, tercüme edilir ve kullanılır. Hücre içinde tecelli eden bu akıl, canlılığı yaratan ve rahmetiyle yaratmaya devam eden, herşeyin sahibi ve hakimi Yüce Rabbimiz'e aittir. Kuran'da şöyle bildirilir:</text:p>
      <text:p text:style-name="P38">Rabbinin Yüce ismini tesbih et, Ki O, yarattı, 'bir düzen içinde biçim verdi'. (A'la Suresi, 1-2)</text:p>
      <text:p text:style-name="P38">(Allah) Onu hangi şeyden yarattı? Bir damla sudan yarattı da onu 'bir ölçüyle biçime soktu.' (Abese Suresi, 18-19)</text:p>
      <text:p text:style-name="P12"/>
      <text:p text:style-name="P12"/>
      <text:h text:style-name="P41" text:outline-level="1">6. BÖLÜM</text:h>
      <text:h text:style-name="P44" text:outline-level="1">DNA'da Kayıtlı Benzersiz Üretim Sistemi: Protein Sentezi</text:h>
      <text:p text:style-name="P19"/>
      <text:p text:style-name="P12"/>
      <text:p text:style-name="P10"><text:span text:style-name="T1">Proteinler, vücutta pek çok hayati göreve sahip büyük, kompleks moleküllerdir. Hücredeki işlerin büyük bölümünü yerine getiren proteinler, vücut dokularının ve organların oluşumu ve görevlerini sürdürmeleri için gereklidirler. Proteinler, amino asit denilen yüzlerce hatta binlerce küçük birimden oluşurlar. Bir proteini oluşturmak için kullanılan 20 çeşit amino asit vardır ve her protein üç yüz ila bin arası amino asidin kombinasyonundan meydana gelir.</text:span><text:span text:style-name="T12">73</text:span><text:span text:style-name="T1"> Amino asitlerin dizilimi proteinlerin kendilerine has 3-boyutlu yapılarını ve özel görevlerini belirler. Böylece her organ kendisi için özel olarak üretilen bu proteinleri kullanır ve insanın hayatta kalmasını sağlayan sistemleri çalıştırır.</text:span></text:p>
      <text:p text:style-name="P12">İnsan vücudunda her biri ayrı önem taşıyan yaklaşık 200.000 farklı çeşit protein bulunur. Proteinleri oluşturan yirmi amino asit eğer gelişigüzel biraraya gelmiş olsaydı, işlev görmeyen sayısız farklı dizilime sahip amino asit yığınları olabilirlerdi. Fakat bu çok özel dizilimler, insanın yaşam fonksiyonları için gerekli olan proteinlerin oluşmasını sağlar. Proteinler sahip oldukları özel dizilimlere göre, hücrenin farklı bölümlerinde yapıtaşları olurlar ve farklı görevler üstlenirler. Örneğin proteinler biraraya gelerek vücuttaki faaliyetleri hızlandıran enzimleri, hastalıklarla savaşan antikorları, organların çalışmasını düzenleyen hormonları oluştururlar. Bunların her birinin vücut için ayrı ve vazgeçilmez bir önemi vardır. </text:p>
      <text:p text:style-name="P12">Gıda yoluyla alınan proteinler, insan vücudunda mevcut yapılarıyla işlev görmezler. Önce, hücredeki özel laboratuvarlara alınırlar ve burada daha küçük moleküller olan amino asitlere ayrıştırılırlar. Daha sonra bu amino asitler, hücre DNA'sında şifreleri bulunan 200.000 kadar protein çeşidinden, o anda gerekli olanlarını oluşturmak üzere, yeni dizilimlerle biraraya getirilirler. Her aşaması ayrı birer mucize olan bu üretim mekanizmasına "protein sentezi" adı verilir. </text:p>
      <text:p text:style-name="P12">Proteinlerin sentezlenmesi hücrelerin ana işidir. Çünkü hücre içinde neredeyse her işi proteinler yapar. İnsan vücudundaki on binlerce farklı protein, gerektiğinde tamir edilir; eskidiklerinde ise yenileriyle değiştirilir. Yeni bir proteinin üretilmesi için genetik bilgide yer alan tariflere bakılır ve ihtiyaç duyulan protein buna göre üretilir. Proteinlerin üretim planı DNA üzerindeki şifreli talimatlarda detaylı olarak mevcuttur. Moleküler biyolog Michael Denton DNA'daki protein üretim planından şöyle bahsetmektedir:</text:p>
      <text:p text:style-name="P6"><text:span text:style-name="T1">DNA'nın hayatın veri bankası ve tüm biyolojik bilgilerin depolanma merkezi olduğu noktada, proteinler de hayatın canlı aktörleridir. Bu evrensel inşa edici makineler ya da nano-idareciler tek boyutlu DNA rüyasını, hücrenin canlı ve üç boyutlu gerçekliğine dönüştürürler. Proteinler, DNA üzerindeki talimatları okuyarak, atomlar ile molekülleri trilyonlarca eşsiz, belirli düzenlemelere girmeleri için yönlendirirler; hücrenin kendini eşleme ve kendini düzenleme mucizelerinin gerçekleşmesini sağlarlar.</text:span><text:span text:style-name="T12">74</text:span></text:p>
      <text:p text:style-name="P10"><text:span text:style-name="T1">İnsan günlük hayatını devam ettirirken, vücudundaki 100 trilyon hücrenin hemen hepsinde her an bu kompleks işlemler gerçekleşir. Vücuttaki üreme ve kan hücreleri hariç bütün hücreler, geçen her saniyede </text:span><text:soft-page-break/><text:span text:style-name="T1">yaklaşık iki bin protein üretmektedir. Yetişkin bir insanın vücudunda yaklaşık 100 trilyon hücre, günün her saatinde yaklaşık 150.000.000.000.000.000.000 (150 kentilyon) adet amino asidi kusursuzca organize ederek, protein zincirleri oluşturur.</text:span><text:span text:style-name="T12">75</text:span><text:span text:style-name="T1"> Bu her gün, her dakika, her saniye gerçekleşir. Prof. Gerald L. Schroeder hücre içindeki bu ortamı şöyle tarif etmektedir:</text:span></text:p>
      <text:p text:style-name="P6"><text:span text:style-name="T1">Hücrelerimiz, hareketliliğin hiç azalmadığı birer şaheserdir. Yedi gün, yirmi dört saat, her saniye üretilen iki bin protein, ihtiyaç duyulan noktalara tam da gerektiği gibi dağılmaktadır. Burada gece uykusuna çekilmek diye bir şey yoktur.</text:span><text:span text:style-name="T12">76</text:span></text:p>
      <text:p text:style-name="P12">Canlıların yaşamlarını sürdürebilmelerinde hayati bir önemi olan proteinlerin, hücre içinde üretimleri için dünya üzerindeki hiçbir örnekle kıyaslanamayacak komplekslikte ve düzende, kusursuz bir sistem bulunmaktadır. Bu kompleks üretim tesisinde hiçbir hataya yer yoktur. Herhangi bir aşamada meydana gelen bir aksaklık, hemen güvenlik kontrol sistemi sayesinde düzeltilir. Böylece canlının yaşamını sürdürmesini sağlayacak olan proteinler hiçbir aksama olmadan, tam gerektiği zamanda, tam gereken yerde ve şekilde üretilirler.</text:p>
      <text:p text:style-name="P10"><text:span text:style-name="T1">Protein üretiminin bir diğer mucizevi özelliği de çok yüksek bir hızda gerçekleşmesidir. Örneğin 100 amino asit taşıyan bir protein molekülü, E. coli bakterisinin hücresi tarafından 5 saniyede sentezlenir.</text:span><text:span text:style-name="T12">77</text:span><text:span text:style-name="T1"> Bu öylesine büyük bir hızdır ki, böyle bir hızda bütün üretim sürecini kusursuz biçimde tamamlayabilen bir fabrika, yeryüzünde mevcut değildir. Bu hız canlılar için çok önemlidir, çünkü hücrelerde canlılığın sürdürülebilmesi için her an birçok proteine ihtiyaç duyulur. Moleküler biyolog David S. Goodsell </text:span><text:span text:style-name="T3">The Machinery of Life </text:span><text:span text:style-name="T1">(Hayatın Mekanizması) adlı kitabında protein sentezinin canlılık açısından önemini şu ifadelerle anlatmaktadır:</text:span></text:p>
      <text:p text:style-name="P6"><text:span text:style-name="T1">Hayatı mümkün kılan en önemli moleküler süreç protein sentezidir, çünkü hayatın neredeyse her noktasında proteinler kullanılır. Protein sentezi birbirleriyle çok yoğun bağlantılı tepkimeleri içerir ve bunların büyük bir kısmı yine proteinler tarafından gerçekleştirilir. Bu da biyokimyanın cevaplanmamış bilmecelerinden birisini ortaya koyar.</text:span><text:span text:style-name="T5"> Hangisi daha önce gelmiştir, proteinler mi, protein sentezi mi? Eğer proteinlerin üretimi için yine proteinler gerekiyorsa, her şey nasıl başlamıştır?</text:span><text:span text:style-name="T12">78</text:span></text:p>
      <text:p text:style-name="P12">Evrimciler için bu soruya cevap vermek mümkün değildir. Çünkü Darwinist ön kabuller buradaki açık gerçeği görmelerine, daha doğrusu dürüstçe dile getirmelerine engel olmaktadır. Oysa yaratılış gerçeği kaçınılmazdır: Proteinleri de, hücre içinde büyük bir hızla gerçekleşen protein sentezini de aynı anda yaratan Yüce Allah'tır. Rabbimiz her bir hücremizdeki DNA'da kodlu bilgileri vesile kılarak, protein sentezi gibi hayati işlemlerin aksamadan sürdürülmesine imkan vermiştir.</text:p>
      <text:p text:style-name="P10"><text:span text:style-name="T1">Protein üretimi sırasında birçok protein aynı anda faaliyet gösterir. Hücrelerin içinde protein üretimi için gereken bütün parçalar eksiksiz biçimde birarada çalışırlar. 80'in üzerinde ribozom proteini, 20'nin üzerinde amino asit habercisi olan molekül, bir düzinenin üzerinde yardımcı enzim, 100'ün üzerinde son işlemleri gerçekleştiren enzimler, 40'ın üzerinde RNA molekülü olmak üzere yaklaşık 300 makromolekül, koordinasyon halinde protein sentezinde rol alır.</text:span><text:span text:style-name="T12">79</text:span><text:span text:style-name="T1"> Büyük bir mühendis kadrosunun bile zorlukla koordine edebileceği bu kusursuz üretim sistemi, milimetrenin binde biri kadar küçük bir alanda, bundan çok daha küçük yüzlerce molekülün yoğun faaliyetiyle, yaşamın devam edebilmesini sağlar. Bu üretimde görev alan moleküllerden tek bir tanesinin olmaması durumunda ise, tüm üretim zinciri aksar. Böylesine planlı ve toplu bir şuur içinde çalışan bir sistem, ancak her varlık üzerinde mutlak hakim olan Allah'ın yaratması ile mümkündür. </text:span></text:p>
      <text:p text:style-name="P10"><text:span text:style-name="T1">Protein sentezinin nasıl gerçekleştiğine </text:span><text:span text:style-name="T3">Protein Mucizesi</text:span><text:span text:style-name="T1"> isimli kitabımızda detaylı olarak yer verilmektedir. (Detaylı bilgi için bkz. Harun Yahya, </text:span><text:span text:style-name="T3">Protein Mucizesi,</text:span><text:span text:style-name="T1"> Araştırma Yayıncılık) Bu nedenle bu bölümde bu üretimin sadece genel hatlarına değinerek, DNA'daki bilgiden nasıl faydalanıldığını göreceğiz.</text:span></text:p>
      <text:p text:style-name="P12"><text:soft-page-break/>Protein üretimi -"protein sentezi"- DNA'daki genetik bilginin RNA'ya oradan da proteine aktarılmasını sağlayan "transkripsiyon" (RNA sentezi) ve "translasyon" (polipeptid sentezi) olarak tanımlanan iki aşamada gerçekleşir.</text:p>
      <text:p text:style-name="P12">İlk adım olan transkripsiyon, hücre çekirdeğinde başlar ve çift şeritli DNA'daki genetik bilginin tek şeritli RNA molekülü aracılığıyla taşınması anlamına gelir.</text:p>
      <text:p text:style-name="P12">Protein sentezindeki diğer adım olan translasyon ise, hücrenin sitoplazmasında (hücrenin çekirdek dışında kalan kısmı) gerçekleşir ve RNA'daki genetik bilginin proteine aktarılması olayıdır.</text:p>
      <text:p text:style-name="P12">Şimdi bu aşamaların genel hatlarını birlikte görelim:</text:p>
      <text:p text:style-name="P12"/>
      <text:h text:style-name="P46" text:outline-level="2">DNA ve RNA Moleküllerinin Farklı Olmasının Hikmeti</text:h>
      <text:p text:style-name="P12">Nükleik asitler hücrelerde iki ayrı biçimde bulunurlar: DNA (Deoksiribonükleik asit) ve RNA (ribonükleik asit) olarak. DNA ve RNA hücrelerde farklı işlevleri yerine getirirler. RNA ile DNA molekülleri arasındaki farklar genel hatlarıyla şöyledir:</text:p>
      <text:p text:style-name="P34">Yapılarındaki şeker farklıdır:</text:p>
      <text:p text:style-name="P12">RNA molekülünün omurgası, DNA'daki deoksiriboz şeker molekülü yerine, riboz şekerine sahiptir. </text:p>
      <text:p text:style-name="P34">Yapılarındaki baz farklıdır:</text:p>
      <text:p text:style-name="P12">DNA'daki timin (T) bazı yerine, RNA'da ürasil (U) vardır.</text:p>
      <text:p text:style-name="P34">RNA daha kısa ve tek şeritlidir:</text:p>
      <text:p text:style-name="P12">RNA, DNA'ya yapısal olarak benzerlik gösteren bir polimerdir (çok sayıda molekülün kimyasal bağlarla düzenli bir şekilde bağlanarak oluşturdukları bileşiklerdir) ve DNA gibi o da bilgi taşır. Fakat RNA, DNA'nın aksine tek şeritlidir. </text:p>
      <text:p text:style-name="P34">DNA daha kararlı bir moleküldür:</text:p>
      <text:p text:style-name="P10"><text:span text:style-name="T1">RNA, her şeker molekülünde fazladan bir oksijen atomuna sahiptir ve her timin bazında bir karbon atomu eksiktir. DNA'nın şeker moleküllerinde oksijen bulunmaması, yani DNA'nın deoksiriboz şeker yapısına sahip olması, onu RNA'dan daha kararlı bir molekül kılar. Bu nedenle DNA bilgi depolanması için en ideal moleküldür ve hücrede uzun vadede genetik bilgiyi depolamak için çok daha uygundur. Nitekim hücre içinde de, canlının yaşamı ve tüm nesillerin devamı için bilgileri saklamak amacıyla DNA görevlidir. Daha kararsız olan RNA ise geçici roller üstlenir ve kısa vadeli bilgilerin taşınmasında görev alır.</text:span><text:span text:style-name="T12">80</text:span></text:p>
      <text:p text:style-name="P34">RNA daha çabuk tepkimeye girer:</text:p>
      <text:p text:style-name="P10"><text:span text:style-name="T1">Ayrıca RNA fazladan bir hidroksil (OH) grubuna sahip olduğu için DNA'dan daha kolay tepkimeye girebilir ve bu nedenle de daha az kararlıdır. Bu da genetik bilginin saklanması için, RNA'nın DNA gibi uygun olmadığını göstermektedir. Tek şeritli RNA molekülünün kompleks 3 boyutlu yapılara uyum sağlayabilmesi sayesinde, sağlam ve çift şeritli DNA sarmalı tarafından gerçekleştirilemeyen katalitik faaliyetleri, RNA yerine getirebilir. (Katalitik etki: Bir maddenin kimyasal bir tepkimede, hiçbir değişmeye uğramadan, tepkimenin olmasını veya hızının değişmesini sağlayan etkisidir.) Bu katalitik yetenekleri sayesinde RNA molekülleri şaşırtıcı biçimde </text:span><text:soft-page-break/><text:span text:style-name="T1">kimyasal yapılarını değiştirebilirler. Örneğin hücre çekirdeğindeki süreçler sırasında, DNA diziliminin büyük bir kopyasından, kendilerini çok daha küçük mesajcı RNA dizilimine dönüştürürler. Mesajcı RNA da, daha sonra ribozom tarafından proteinin amino asit dizilimine çevrilir.</text:span><text:span text:style-name="T12">81</text:span><text:span text:style-name="T1"> </text:span></text:p>
      <text:p text:style-name="P34">DNA'daki bilgiye daha kolay erişilir:</text:p>
      <text:p text:style-name="P10"><text:span text:style-name="T1">RNA molekülü, DNA gibi çifte sarmal bir yapıda olacak olsa, RNA'da yapısal bükülmeler olmayacak, bu da proteinler tarafından tanınmasını engelleyecektir. Aynı zamanda çifte sarmal halindeki bir RNA, derin bir girintiye sahip olacağından, proteinlerin ona erişimi, dolayısıyla şifreli bilgilerin okunması DNA'dan daha zor olacaktır.</text:span><text:span text:style-name="T12">82</text:span><text:span text:style-name="T1"> Diğer bir deyişle proteinler, çifte sarmal halindeki RNA'da, baz dizilimlerini DNA'da olduğu gibi kolaylıkla tanıyamaz. Dolayısıyla genetik bilginin saklanması için DNA hem daha kararlı, hem de daha kolay erişilebilir olduğu için RNA'dan çok daha uygundur.</text:span><text:span text:style-name="T12">83</text:span></text:p>
      <text:p text:style-name="P34">DNA ve RNA kendi görevleri için en ideal moleküllerdir:</text:p>
      <text:p text:style-name="P10"><text:span text:style-name="T1">RNA, çekirdeğin içerisindeki DNA'dan aldığı genetik mesajı sitoplazmaya (hücreninin, çekirdeğin dışında kalan kısmı) taşır, burada mesaj tercüme edilir. Bu iki molekülün arasındaki farklar, görevlerini yerine getirmeleri için birer gerekliliktir. DNA hücre içinde kalıcı ve erişilebilir nitelikler taşıyan, kararlı bir bilgi saklama merkezidir. RNA ise genetik bilginin tercüme edilmesini sağlayan değişken bir taşıyıcıdır. Moleküler biyolog Michael Denton </text:span><text:span text:style-name="T3">Nature's Destiny </text:span><text:span text:style-name="T1">(Doğanın Kaderi) adlı kitabında, bu özelliklerin önemine şöyle dikkat çekmektedir:</text:span></text:p>
      <text:p text:style-name="P6"><text:span text:style-name="T1">... tüm deliller, bunlarda [DNA ve RNA'da] meydana gelecek herhangi bir değişikliğin zararlı etkiler doğuracağını ve bilinen başka hiçbir polimerin DNA ve RNA moleküllerinin kimyasal ve fiziksel özelliklerine sahip olmadığını göstermektedir.</text:span><text:span text:style-name="T12">84</text:span></text:p>
      <text:p text:style-name="P12">Ayrıca tek şerit halindeki RNA, DNA çifte sarmalından çok daha esnektir. Görüldüğü gibi DNA ve RNA moleküllerinin her biri, kendi işlevleri için özel olarak yaratılmışlardır. Yapılarındaki ufak gibi görünen farklılıkların her biri, görevleri açısından son derece önemlidir ve tüm bu detayların toplamı, kompleks bir düzenin parçasını oluşturur. Prof. Gerald L. Schroeder DNA-RNA mekanizmasındaki komplekslikten şöyle bahsetmektedir:</text:p>
      <text:p text:style-name="P6"><text:span text:style-name="T1">Tek bir temel hücre yapısı, tek bir temel enerji kaynağı, tek bir organel kümesi bütün canlılarda ortaktır. Ve bu birliği düzenleyen tek bir sistem vardır; cansız işlenmemiş materyalleri alıp bunları yaşayan, düşünen, seçim yapabilen varlıklara dönüşecek şekilde organize eden DNA-RNA takımı. Bu ortaklığın insanın hayal gücünü zorlayacak derecede kompleks bir yapısı vardır.</text:span><text:span text:style-name="T12">85</text:span><text:span text:style-name="T1"> <text:s/></text:span></text:p>
      <text:p text:style-name="P12">İnsanın bu sistem üzerinde hiçbir etkisi yoktur. İnsan, daha tek bir hücre iken Yüce Rabbimiz bu sistemi gözle görülmeyen bir boyutta insanın hücrelerine yerleştirmiştir. Allah'ın rahmeti ile kuşatılmış olan insan, herşeyde O'na muhtaç yaşamaktadır:</text:p>
      <text:p text:style-name="P38">De ki: O Allah, birdir. Allah, Samed'dir (herşey O'na muhtaçtır, daimdir, hiçbir şeye ihtiyacı olmayandır). O, doğurmamıştır ve doğurulmamıştır. Ve hiçbir şey O'nun dengi değildir. (İhlas Suresi, 1-4)</text:p>
      <text:p text:style-name="P12"/>
      <text:h text:style-name="P46" text:outline-level="2">DNA'daki Talimatlara Göre Gerçekleşen Protein Üretimi </text:h>
      <text:p text:style-name="P12">Vücutta herhangi bir proteine ihtiyaç duyulduğu zaman, bu ihtiyacı ifade eden bir mesaj, üretimi gerçekleştirecek olan hücrenin DNA'sına ulaştırılır. Burada dikkat edilmesi gereken çok önemli bir nokta <text:soft-page-break/>bulunmaktadır: Vücutta herhangi bir protein ihtiyacı olduğunda yine protein olan bazı haberciler, nereye başvurmaları gerektiğini bilerek, tüm vücutta ilgili yeri bulabilmekte, ihtiyaç mesajını doğru yere, doğru şekilde iletebilmektedirler. Bu iletişimi sağlayan protein kendisine göre karanlık bir dehliz olan vücudun içinde kaybolmadan yolunu bularak, taşıdığı mesajı kaybetmeden ya da herhangi bir parçasına zarar vermeden oraya ulaştırmaktadır. Yani her bir parçada çok büyük bir görev bilinci bulunmaktadır. </text:p>
      <text:p text:style-name="P12">Hücre çekirdeğine gelen mesaj, bir dizi kompleks ve son derece organize işlemden sonra proteine dönüşür. Protein talebinin, vücuttaki 100 trilyon hücreden doğru hücrelere ulaşması, mesajı alan hücrenin kendisinden ne istendiğini anlayarak hemen işe koyulması ve kusursuz bir sonuç elde etmesi, bilim adamlarını şaşırtan olaylardır.</text:p>
      <text:p text:style-name="P12">DNA molekülü üzerindeki genetik şifre öyle bir yazılımdır ki, içeriğini, ne anlama geldiğini ve insan hayatı boyunca vücuda nasıl etki edeceğini yalnız hücrenin kendisi "bilebilir". Fakat söz konusu hücreler, şuursuz ve cansız atomlardan oluşan kümelerdir. Yerde ve gökte herşeyi denetiminde bulunduran Yüce Rabbimiz'in yönlendirmesi ile, insanların başaramayacağı işlemleri kusursuzca gerçekleştirirler. Kuran'da Allah şöyle buyurmaktadır:</text:p>
      <text:p text:style-name="P37"><text:span text:style-name="T1">Ben gerçekten, benim de Rabbim, sizin de Rabbiniz olan Allah'a tevekkül ettim. </text:span><text:span text:style-name="T7">O'nun, alnından yakalayıp-denetlemediği hiçbir canlı yoktur.</text:span><text:span text:style-name="T1"> Muhakkak benim Rabbim, dosdoğru bir yol üzerinedir (dosdoğru yolda olanı korumaktadır.) (Hud Suresi, 56)</text:span></text:p>
      <text:p text:style-name="P37"><text:span text:style-name="T1">Allah, yedi göğü ve yerden de onların benzerini yarattı. Emir, bunların arasında durmadan iner; </text:span><text:span text:style-name="T7">sizin gerçekten Allah'ın herşeye güç yetirdiğini ve gerçekten Allah'ın ilmiyle herşeyi kuşattığını </text:span><text:span text:style-name="T1">bilmeniz, öğrenmeniz için. (Talak suresi, 12)</text:span></text:p>
      <text:p text:style-name="P12">Protein molekülleri bir evin tuğla üstüne tuğla konularak inşa edilmesi gibi "bloklar halinde" üretilir. Her farklı protein belirli bir şablona göre üretilir. Her bir proteinin kendisine has amino asit dizilimi, DNA'da kayıtlı bilgiler tarafından belirlenir. DNA molekülündeki genetik şifrenin çözülmesi ve kayıtlı bilgilerden protein üretilmesi, başlıca iki aşamada gerçekleşir:</text:p>
      <text:p text:style-name="P12">1- DNA'dan RNA sentezi (Transkripsiyon) </text:p>
      <text:p text:style-name="P12">2- RNA'dan protein sentezi (Translasyon)</text:p>
      <text:p text:style-name="P12"/>
      <text:h text:style-name="P46" text:outline-level="2">1- DNA'dan RNA sentezi (Transkripsiyon):</text:h>
      <text:p text:style-name="P12">Protein üretiminde ilk aşama RNA sentezidir. Bu işlem DNA sarmalının açılmasıyla başlar. DNA molekülü üzerindeki Adenin, Guanin, Sitozin ve Timin bazları karşı karşıya gelip el ele tutuştuklarında iki omurgayı birleştirmiş, sarmal yapıyı meydana getirmişlerdir. Transkripsiyon aşamasında ise söz konusu bazlar, ellerini bırakırlar ve DNA molekülünün çift zincirli yapısı tıpkı bir "fermuar" gibi açılmaya başlar. </text:p>
      <text:p text:style-name="P10"><text:span text:style-name="T1">DNA çözülmeye başladıkça </text:span><text:span text:style-name="T5">"RNA polimeraz"</text:span><text:span text:style-name="T1"> adı verilen özel bir protein, DNA üzerinde gezerek onu okumaya başlar. Bu okuma esnasında DNA üzerindeki bazlara karşılık gelen diğer bazlar birbirlerine eklenerek yeni bir RNA üretilir. Üretilen bu RNA; mesajcı RNA (mRNA)'dır. Mesajcı RNA'nın DNA'dan farkı, Adenin bazının karşısına Timin, yerine "U" harfiyle gösterilen "Urasil" bazının gelmiş olmasıdır. Ayrıca bu bazlar üçlü gruplar halinde sıralanmışlardır. </text:span></text:p>
      <text:p text:style-name="P12"><text:soft-page-break/>Üretimi tamamlanan mesajcı RNA, daha sonra DNA üzerinden ayrılarak bir dizi işlemle çeşitli düzeltmelere tabi tutulur. Bir heykeltıraşın meydana getirdiği <text:s/>heykeli, en ince detayına kadar yontarak düzeltmesi gibi, hücre de aynı şekilde üretilen kaba RNA'yı düzeltmek için bir dizi enzimi görevlendirir. </text:p>
      <text:p text:style-name="P12"/>
      <text:h text:style-name="P46" text:outline-level="2">2- RNA'dan protein sentezi (Translasyon):</text:h>
      <text:p text:style-name="P10"><text:span text:style-name="T1">Düzeltme işlemleri tamamlanmış olan mesajcı RNA, daha sonra çekirdekten çıkarak </text:span><text:span text:style-name="T5">"ribozom"</text:span><text:span text:style-name="T1"> adı verilen ve enerji üretim santrali olan bir organele gelerek ona bağlanır. Mesajcı RNA molekülünün bir özelliği, sıralanan bazların 3'lü gruplar halinde ayrılmış olmasıdır. Oluşturulan bu üçlü gruplara </text:span><text:span text:style-name="T5">"kodon"</text:span><text:span text:style-name="T1"> adı verilir. Bu şekilde üretilen mRNA, ribozoma bağlandıktan sonra, 3'lü grupların okunmasına başlanır.</text:span></text:p>
      <text:p text:style-name="P10"><text:span text:style-name="T1">Taşıyıcı RNA (tRNA) adı verilen bir başka RNA çeşidi daha vardır. Bunların protein sentezi sırasındaki görevi, yeni proteinleri oluşturacak olan amino asitleri taşımaktır. Taşıyıcı RNA, mesajcı RNA veya DNA gibi uzun değildir; üzerinde yalnızca 15-20 baz sırası bulundur. Diğer bir özelliği de birbiri ardınca sıralanan bazların bir daire oluşturacak şekilde bağlanmalarıdır. Taşıyıcı RNA halkasının üzerinde iki önemli bölge vardır. Bu bölgelerden ilki, taşıyacağı amino asidin tanınmasını sağlayan bölgedir. Diğer bölge ise tRNA'nın, mRNA'ya bağlanacağı, 3 adet baz sırasından oluşan bölgedir. Bu bölgeye </text:span><text:span text:style-name="T5">"anti-kodon"</text:span><text:span text:style-name="T1"> adı verilir. </text:span></text:p>
      <text:p text:style-name="P10"><text:span text:style-name="T1">Taşıyıcı RNA üzerinde bulunan "anti-kodon", ribozoma tutunmuş mRNA üzerindeki "kodon" adı verilen 3'lü gruplara bağlanır. Taşıyıcı RNA'ların anti-kodonları, mesajcı RNA üzerindeki kodonlara sırasıyla bağlanırken, beraberlerinde amino asitleri de getirmişlerdir. Taşıyıcı RNA'lar sırayla kodonlara bağlandıkça, sırtlarındaki amino asitler de birbirleriyle bağlanmaya başlarlar. Yüzlerce binlerce tRNA yan yana dizildiklerinde, üzerlerindeki amino asitler de yan yana gelmiş olur. İşte yan yana gelen bu amino asitler, birbirleriyle bağ yaparak proteini sentezlemeye başlarlar. Tam bu sırada, işi biten tRNA yükünü boşaltmış olarak mRNA'dan bağını kopararır ve ribozomdan ayrılır. (Detaylı bilgi için bkz. Harun Yahya, </text:span><text:span text:style-name="T3">Protein Mucizesi</text:span><text:span text:style-name="T1">, Araştırma Yayıncılık)</text:span></text:p>
      <text:p text:style-name="P12">Üretim boyunca tek bir amino asidin yanlış bir yere eklenmesi, proteini işe yaramaz bir molekül haline getirmeye yeterlidir. Oysa bu işlem bütün canlı hücrelerde kusursuz bir biçimde işler. Nakliye görevini yapan her tRNA, getirdiği her amino asidi üretim talimatında belirtilen yere götürür ve üretimdeki işleyişin bozulmamasını sağlar. Moleküler biyolog Michael Denton buradaki olağanüstü düzene şöyle dikkat çekmektedir:</text:p>
      <text:p text:style-name="P6"><text:span text:style-name="T1">Eğer genom üzerinde belirli bölgeleri işaretlemek için kullanılan hedef dizilimler, hiçbir şüpheye yer vermeyecek biçimde benzersiz olmasaydı, elbette kaos kaçınılmaz olacaktı. Genom, farklı çekmecelerde aynı etiketlerin yer aldığı, bir dosya dolabına benzeyecekti.</text:span><text:span text:style-name="T12">86</text:span></text:p>
      <text:p text:style-name="P12">Şuursuz moleküllerde görülen bu kusursuz disiplin anlayışı, bilinç ve sorumluluk gerektiren hareketler, üstün akıl ve güç sahibi olan Allah'a boyun eğdiklerinin ve O'nun kontrolü ile hareket ettiklerinin bir göstergesidir. Kuran’da şöyle bildirilmektedir:</text:p>
      <text:p text:style-name="P38">De ki: İnsanların Rabbine sığınırım. </text:p>
      <text:p text:style-name="P38">İnsanların malikine,</text:p>
      <text:p text:style-name="P38">İnsanların (gerçek) İlahına; (Nas Suresi, 1-3)</text:p>
      <text:p text:style-name="P12"/>
      <text:h text:style-name="P46" text:outline-level="2"><text:soft-page-break/>Açık Bir Mucize: Protein Sentezini Proteinler Gerçekleştiriyor</text:h>
      <text:p text:style-name="P10"><text:span text:style-name="T1">Protein sentezinin aşamalarına baktığımızda dikkatimizi çeken konulardan biri, tek bir protein molekülünün üretilmesi için yüzlerce farklı protein ve enzime ihtiyaç olduğudur. Bunların yanı sıra yine birçok molekül ve iyon (elektrik yüklü atom) da hazır bulunmalıdır. Peki öyle ise, ilk protein nasıl oluşmuştur? İşte bu soru, evrimcilerin en önemli çıkmazlarından biridir. Evrimci biyolog Carly P. Haskings </text:span><text:span text:style-name="T3">American Scientist</text:span><text:span text:style-name="T1"> dergisinde yayınlanan bir makalesinde evrimin bu çıkmazını şöyle ifade etmiştir: </text:span></text:p>
      <text:p text:style-name="P6"><text:span text:style-name="T1">... Fakat biyokimyevi genetik sayesinde evrimle ilgili birçok önemli soru hala cevaplanamamıştır... Bütün canlılarda, hem DNA eşleşmesi, hem de üzerlerindeki şifrelerin proteinlere çevrilmesi, oldukça spesifik ve uygun enzimler sayesinde olmaktadır. Aynı zamanda bu enzim moleküllerinin yapıları da, bizzat DNA tarafından belirlenmektedir. İşte bu gerçek, evrimde çok esrarlı bir problemi ortaya çıkarmaktadır. Acaba evrim olayında, şifrenin kendisi ve bu şifrenin içinden de proteinlerin sentezinde gerekli olan diğer enzimler beraberce mi ortaya çıkmıştır? Bu bileşiklerin olağanüstü karmaşıklığı ve sentezlenmeleri için aralarında hiç aksamayan bir koordinasyonun olma zorunluluğu göz önüne alındığında, söz konusu zaman çakışmasından bahsetmek çok saçma olmaktadır. </text:span><text:span text:style-name="T5">Bu soruya Darwin'in görüşleri dışında cevap aramalıyız. Çünkü söz konusu durum özel yaratılışı öngören çok güçlü bir delil oluşturmaktadır.</text:span><text:span text:style-name="T12">87</text:span><text:span text:style-name="T1"> </text:span></text:p>
      <text:p text:style-name="P12">Bu bilim adamının da belirttiği gibi, protein sentezinin oluşabilmesi için, hücre içindeki tüm sistemlerin birlikte var olması gerekir. Bu sistemin parçalarından biri dahi eksik olduğunda, protein üretilemez ve dolayısıyla yaşam sürdürülemez. Evrimciler ise, önce proteinlerin tesadüf eseri oluştuğunu, sonra da proteinlerin tesadüfi birleşimleri ile hücrelerin meydana geldiğini iddia ederler. Ancak çok açıktır ki, bu parçalardan biri olmadan diğeri kesinlikle oluşamamaktadır. Bu ise, yukarıdaki itirafta da ifade edildiği gibi, Allah'ın tüm canlıları, tüm sistemleri ile birlikte yarattığının açık bir delilidir. Allah'ın kusursuz yaratışı Kuran'da şöyle bildirilir:</text:p>
      <text:p text:style-name="P38">O Allah ki, yaratandır, (en güzel biçimde) kusursuzca var edendir, şekil ve suret verendir. En güzel isimler O'nundur. Göklerde ve yerde olanların tümü O'nu tesbih etmektedir. O, Aziz, Hakimdir." (Haşr Suresi, 24)</text:p>
      <text:p text:style-name="P12">Ayrıca söz konusu moleküllerin şuursuz atomlardan oluşmuş olduğunu unutmamak, dolayısıyla şu soruları sormak gerekir. Akıl, şuur sahibi olmayan bir madde, nasıl olup da bir başka şeyi denetleme, kontrol etme, işlere müdahalede bulunma gibi yeteneklere sahip olabilir? Emirler gönderip, belli bir amaca yönelik çok sistemli bir şekilde nasıl hareket edebilir? Darwinist öğretinin etkisine girmiş kimseler, işte tüm bunların kör ve şuursuz tesadüflerin eseri olduğunu iddia ederler. </text:p>
      <text:p text:style-name="P12">Ancak hücrelerin varlığından habersiz bu moleküllerin, onların ihtiyaçları olan proteinleri üretmeyi, kendi kendilerine görev edinmeleri, bunun için karar almaları imkansızdır. Kuşkusuz buradaki üstün akıl, bilgi ve şuur gerektiren görevleri, şuursuz atomların belirlemesi mümkün değildir. Onlar sadece kendileri için belirlenmiş görevi eksiksiz ve kusursuz bir şekilde yerine getirirler ve onlara bu görevi veren, onları bu sistemin bir parçası olarak yaratan Allah'a boyun eğerler. </text:p>
      <text:p text:style-name="P12">Bir Kuran ayetinde şöyle bildirilmektedir:</text:p>
      <text:p text:style-name="P38">"Sizin İlahınız yalnızca Allah'tır ki, O'nun dışında İlah yoktur. O, ilim bakımından herşeyi kuşatmıştır." (Taha Suresi, 98)</text:p>
      <text:p text:style-name="P20"/>
      <text:p text:style-name="P12"><text:soft-page-break/></text:p>
      <text:h text:style-name="P40" text:outline-level="1">7. BÖLÜM</text:h>
      <text:h text:style-name="P44" text:outline-level="1">Dünyanın En İleri Kopyalama Teknolojisi</text:h>
      <text:p text:style-name="P17"/>
      <text:p text:style-name="P24"/>
      <text:p text:style-name="P12">Bütün bir gün boyunca, siz hiç farkında olmadan, yaşamınızın sağlıklı olarak devam etmesi için, hücrelerinizde olağanüstü bir titizlik ve sorumluluk anlayışı ile sayısız işlem gerçekleşir. Bu işlemlerden biri de insanın gelişimini, dokularının onarımını sağlayan hücre bölünmesidir. DNA'nın kopyalanabilme özelliği sayesinde hücrelerin bölünerek çoğalması, yıpranan dokuların onarılması ve bu esnada her yeni hücreye genetik bilginin aktarılması mümkün olur. </text:p>
      <text:p text:style-name="P10"><text:span text:style-name="T1">İnsan vücudundaki hücrelerin çoğu bölünerek çoğal</text:span>ı<text:span text:style-name="T1">r. Her bölünme s</text:span>ı<text:span text:style-name="T1">ras</text:span>ı<text:span text:style-name="T1">nda hücre çekirdeğindeki DNA'n</text:span>ı<text:span text:style-name="T1">n kopyalanmas</text:span>ı<text:span text:style-name="T1"> i</text:span>ş<text:span text:style-name="T1">lemi, insan</text:span>ı<text:span text:style-name="T1"> hayrete dü</text:span>ş<text:span text:style-name="T1">ürecek kadar kusursuz bir organizasyon ve disiplin içinde gerçekle</text:span>ş<text:span text:style-name="T1">ir. İnsan vücudu daha tek bir hücre iken ikiye bölünür ve bu bölünme 2-4-8-16-32... oran</text:span>ı<text:span text:style-name="T1">yla çoğalarak devam eder. Hücre bölünürken, yeni hücre için DNA'n</text:span>ı<text:span text:style-name="T1">n bir kopyas</text:span>ı<text:span text:style-name="T1">n</text:span>ı<text:span text:style-name="T1">n al</text:span>ı<text:span text:style-name="T1">nmas</text:span>ı<text:span text:style-name="T1"> gerekir. Nitekim DNA, hücrenin bölünmesinden k</text:span>ı<text:span text:style-name="T1">sa bir süre önce, kendisinin bir kopyas</text:span>ı<text:span text:style-name="T1">n</text:span>ı<text:span text:style-name="T1"> ç</text:span>ı<text:span text:style-name="T1">kar</text:span>ı<text:span text:style-name="T1">r ve bunu yeni hücreye aktar</text:span>ı<text:span text:style-name="T1">r.</text:span></text:p>
      <text:p text:style-name="P12">Hücrenin bölünmesi ile ilgili yapılan gözlemlere göre hücre, bölünmeden önce belirli bir büyüklüğe ulaşmak zorundadır. Bu belirli büyüklük sınırını aştığı anda ise, bölünme süreci programlanmış bir şekilde başlar. Hücrenin şekli bölünmeye uygun olarak yayvanlaşmaya başlarken, DNA da kendini kopyalar.</text:p>
      <text:p text:style-name="P12">Bunun anlamı şudur: Hücre bir bütün olarak bölünmeye "karar vermekte" ve hücrenin içindeki farklı parçalar bu bölünme kararına uygun olarak davranmaya başlamaktadırlar. Hücrenin böylesine kollektif bir işi başaracak yeteneğe kendi başına sahip olmadığı açıktır. Bölünme işlemi, Allah'ın emri ile başlar ve başta DNA olmak üzere hücrenin tüm parçaları buna göre hareket eder. </text:p>
      <text:p text:style-name="P12">İçinde 3 milyar harflik bir bilgi bankası bulunan DNA molekülü, helezon şeklinde bir merdivene benzer. Kopyalama işlemi başladığında ilk olarak "DNA helikaz" adındaki enzim olay yerine gelir ve DNA'nın helezon şeklini bir fermuar gibi açmaya başlar. Bunun sonucunda DNA'nın heliks şeklinde birbirine dolanmış olan kolları ayrılır. "DNA helikaz" her zaman tam vaktinde görev başındadır ve görevini kusursuzca, şaşırmadan ve DNA'ya hiçbir zarar vermeden yerine getirir. </text:p>
      <text:p text:style-name="P10"><text:span text:style-name="T1">DNA molekülü, artık iki şerit halinde bölünmüştür. Şimdi sıra "DNA polimeraz" enzimindedir. Bu enzimin görevi, DNA'nın ikiye ayrılan kollarını, yeni bir şeritle tamamlamaktır. Bunun için DNA'nın her bir şeridini oluşturan her bilginin karşısına, uygun olan bilgiyi bulup getirir. Bu son derece olağanüstü bir durumdur. Atomlardan oluşmuş, şuur ve akıldan yoksun bir enzim, DNA'nın yarım kolunu tamamlamak için gereken bilgileri tespit edebilmekte, onları hücre içindeki ilgili yerlerden temin ederek yerlerine yerleştirmektedir. Bu işlem sırasında <text:s/>en küçük bir hata dahi yapmamakta, 3 milyar harfi en doğru şekilde tek tek tespit ederek tamamlamaktadır. Bu esnada başka bir polimeraz enzimi de, DNA'nın diğer yarısını benzer şekilde tamamlamaktadır. Bütün bunlar olup biterken, DNA sarmalının ayrılan iki parçasının birbirine tekrar dolanmaması için </text:span><text:span text:style-name="T5">"heliks sabitleyen enzimler" </text:span><text:span text:style-name="T1">DNA'yı uçlarından sabit tutarlar. </text:span></text:p>
      <text:p text:style-name="P12">Böylece her iki DNA şeridinin eksik olan yarıları ortamda hazır bulunan malzemelerle tamamlanır ve iki yeni DNA molekülü üretilmiş olur. Operasyonun her kademesinde enzim denilen ve adeta gelişmiş robotlar gibi <text:soft-page-break/>çalışan uzman proteinler görev yapar. Özellikle bu safhalar sırasında gerçekleşen pek çok kompleks ara işlemler vardır ki, bunlar ayrıca bir kitap konusu olacak kadar geniştir.</text:p>
      <text:p text:style-name="P12">Kopyalama sırasında ortaya çıkan yeni DNA molekülleri, denetleyici enzimler tarafından defalarca kontrol edilir. Yapılmış bir hata varsa -ki bu hatalar son derece hayati olabilir- derhal tespit edilir ve düzeltilir. Hatalı şifre kopartılıp yerine doğrusu getirilir ve monte edilir.</text:p>
      <text:p text:style-name="P10"><text:span text:style-name="T1">DNA'nın yapısını keşfeden bilim adamları James Watson ve Francis Crick, 1950'li yıllarda "Mükemmel Biyolojik İlke" olarak ortaya attıkları kopyalama sürecini çok basite indirgemişlerdi. Halbuki bugün bilinmektedir ki, DNA'nın kendini kopyalaması bilim adamlarını hayranlık içinde bırakan bir komplekslik taşımaktadır. DNA'nın en küçük şeridinin kopyalanması için dahi yirmi ayrı protein ve enzim mutlaka mevcut olmalıdır.</text:span><text:span text:style-name="T12">88</text:span><text:span text:style-name="T1"> Prof. Werner Gitt kopyalamadaki kusursuzluğu şöyle dile getirmektedir:</text:span></text:p>
      <text:p text:style-name="P6"><text:span text:style-name="T1">DNA öyle bir yapıya sahiptir ki, hücre her ikiye bölündüğünde DNA da kendini kopyalar. Bölünen hücrelerin her ikisi de, bölünme ve kopyalama işleminden sonra kesinlikle aynı genetik bilgiye sahiptir. Bu kopyalama kusursuzdur.</text:span><text:span text:style-name="T12">89</text:span><text:span text:style-name="T1"> </text:span></text:p>
      <text:p text:style-name="P12">DNA kopyalamasındaki en mucizevi yönlerden biri de, tüm bu anlatılanları yerine getirenlerin, atomlardan oluşan moleküller olmasıdır. Şuursuz atomların birleşiminden oluşan enzimler, DNA sarmalının eksik bölümlerini tespit eder, eksikleri ilgili yerlerden temin eder ve en uygun yerlere ekleyerek mucizevi faaliyetler gerçekleştirirler. Şuursuz, akıl ve bilgi sahibi olmayan küçücük yapıların bu kadar kompleks, bilgi, bilinç ve akıl gerektiren işlemleri kusursuzca yerine getirmeleri, Allah'ın yaratmasındaki benzersizliği sergilemektedir. Tüm bu elemanlar Allah'ın emri ile hareket etmekte, Allah'ın kendilerine verdiği yetenek ile, böylesine kusursuz ve insan yaşamı için hayati bir işlemi gerçekleştirebilmektedirler. Allah Kuran'da insanın yaratılışındaki düzeni şöyle bildirmektedir:</text:p>
      <text:p text:style-name="P38">İnsan, 'kendi başına ve sorumsuz' bırakılacağını mı sanıyor? Kendisi, akıtılan meniden bir damla su değil miydi? Sonra bir alak (embriyo) oldu, derken (Allah, onu) yarattı ve bir 'düzen içinde biçim verdi.' Böylece ondan, erkek ve dişi olmak üzere çift kıldı. (Kıyamet Suresi, 36-39)</text:p>
      <text:p text:style-name="P12"/>
      <text:h text:style-name="P46" text:outline-level="2">Kopyalamadaki Benzersiz Hız</text:h>
      <text:p text:style-name="P10"><text:span text:style-name="T1">DNA kopyalanması esnasındaki bütün bu işlemler öylesine şaşırtıcı bir hızla yapılır ki, dakikada 3.000 basamak nükleotid üretilir, saniyede ise 50 baz çifti kopyalanır.</text:span><text:span text:style-name="T12">90</text:span><text:span text:style-name="T1"> Bu esnada tüm basamaklar, görevli enzimler tarafından defalarca kontrol edilir ve gereken düzeltmeler yapılır. </text:span></text:p>
      <text:p text:style-name="P12">DNA'nın çoğaltılması işleminin ne kadar büyük bir hızda gerçekleştiğini daha iyi anlamak için, şu bilgiler daha da açıklayıcı olacaktır: Bir hücre bölünmesi 20 ila 80 dakika arasında sürer ve bu esnada DNA'daki bilginin de kopyalanarak çoğaltılması gerekir. Yani DNA'daki 3 milyar bilgi, 20 ila 80 dakika arasındaki bir sürede hiçbir hata, unutma veya eksiklik olmadan kopyalanabilmelidir. Bu, bir kütüphane dolusu bilginin veya 1.000 kitabın veya bir milyon sayfalık yazının bu kadar kısa sürede, hiç hata ve eksiklik olmadan çoğaltılması kadar mucizevi bir olaydır. Üstelik bu işlemi gerçekleştirenler teknolojik aletler, üstün nitelikli fotokopi makineleri değil, bazı atomların birbirine eklenmesiyle oluşan enzimlerdir. </text:p>
      <text:p text:style-name="P12">Büyük bir hızla üretilen yeni DNA molekülünde, dış etkiler sonucunda, normal şartlara göre daha fazla hata yapılabilir. Bu sefer hücredeki ribozomlar, DNA'dan gelen emir doğrultusunda DNA onarım enzimleri üretmeye başlarlar. Böylece DNA kendi kendini koruma altına almış olur.</text:p>
      <text:p text:style-name="P12"><text:soft-page-break/>Hücreler de insanlar gibi doğar, çoğalır ve ölürler. Ancak hücrelerin ömrü meydana getirdikleri insanın ömründen çok daha kısadır. Örneğin altı ay önce bedeninizi oluşturan hücrelerin bugün büyük bir çoğunluğu hayatta değildir. Fakat zamanında bölünerek yerlerine yenilerini bıraktıkları için, siz şu anda hayatta kalabilmektesiniz. Bu yüzden hücrelerin çoğalması, DNA'nın kopyalanması gibi olaylar, insanın varlığını sürdürmesi açısından en ufak bir hataya yer verilmemesi gereken hayati işlemlerdir. </text:p>
      <text:p text:style-name="P12">Buradaki şaşırtıcı bir yön de, DNA'nın hem üretimini sağlayan hem de yapısını denetleyen bu enzimlerin, yine DNA'da kayıtlı olan bilgilere göre, DNA'nın emir ve kontrolünde üretilmiş proteinler olmalarıdır. Ortada iç içe geçmiş öyle muhteşem bir sistem vardır ki, böyle bir sistemin kademe kademe oluşan tesadüflerle bu hale gelmesi, hiçbir şekilde mümkün değildir. Çünkü enzimin olması için DNA'nın olması, DNA'nın olması için de enzimin olması, her ikisinin olması içinse, hücrenin de bütün organelleri ile eksiksiz var olması gerekir. </text:p>
      <text:p text:style-name="P12">Buraya kadar özetlenen bilgilerde de görüldüğü gibi, vücudunuzdaki bütün elemanlar görevlerini eksiksiz olarak ve başarıyla yerine getirirler. Allah en büyüğünden en küçüğüne kadar sayısız atomu ve molekülü, yaşamımızı sağlıklı bir biçimde sürdürmemiz için hizmetimize vermiştir. Allah bir ayette şöyle bildirir: </text:p>
      <text:p text:style-name="P37"><text:span text:style-name="T1">…</text:span><text:span text:style-name="T4"> </text:span><text:span text:style-name="T1">Şüphesiz Allah, insanlara karşı (sınırsız) bir fazl sahibidir. Ancak insanların çoğu şükretmiyorlar." (Mümin Suresi, 61)</text:span></text:p>
      <text:p text:style-name="P12">Her hücre bölündüğünde DNA'nın bir kopyasının alınması gerektiğini düşünen, DNA'nın en hızlı ve en kusursuz şekilde kopyalanması işlemini yürüten, hatalı işlemlerin derhal düzeltilmesi için müthiş bir organizasyon yapan güç, akıl, irade ve ilim kime aittir? Böylesine kompleks ve kusursuz bir düzenin tesadüfen geliştiğini söylemek kesinlikle akıl ve mantık dışıdır. Evrendeki tüm atomları ve gerekli tüm koşulları biraraya getirseniz, DNA'nın kopyalanmasını gerçekleştiren sistemi tesadüfen oluşturamazsınız. Çok açıktır ki, bu kadar kusursuz bir sistemi yaratan ve milyonlarca senedir yaratmaya devam eden, sonsuz ilim, akıl ve güç sahibi olan Allah'tır. Bu gerçek bir Kuran ayetinde şöyle bildirilir:</text:p>
      <text:p text:style-name="P38">Göklerde ve yerde ne varsa tümü Allah'ındır. Allah, herşeyi kuşatandır. (Nisa Suresi, 126)</text:p>
      <text:p text:style-name="P12"/>
      <text:h text:style-name="P46" text:outline-level="2">Kopyalama Hatalarının Düzeltilmesi</text:h>
      <text:p text:style-name="P12">Bir hücre bölündüğünde, kromozomlar kendilerini kopyalarken kimi zaman hatalar ortaya çıkar. Genetik bilgideki hataların sonraki nesillerde birikerek çoğalmasını önlemek için, her canlıda, bu hataların büyük çoğunluğunu tespit edip düzelten bir mekanizma vardır. Eğer bu mekanizma olmasaydı, canlıların genetik yapısı bozulacak ve nesillerinin tükenmesi söz konusu olacaktı. </text:p>
      <text:p text:style-name="P10"><text:span text:style-name="T1">Söz konusu hataları azaltmak için, hücre aynı zamanda düzeltmen olarak da görev yapar. Fakat bu düzeltme sonrasında da bir iki hata kalabilir. Bu hatalar tolere edilebilecek seviyededir. Hücredeki bu kontrol mekanizması sayesinde, kopyalama sırasında bir milyarda bir ile yüz milyarda bir arasında çok düşük bir hata oranı yakalanmış olur. Yüz milyarda bir hata, 50 milyon sayfa dizgide yapılan tek bir hataya benzetilebilir. 50 milyon sayfa ise ancak 100 profesyonel dizgici tarafından hayat boyu hiç durmaksızın yazıldığında tamamlanabilecek bir miktardır.</text:span><text:span text:style-name="T12">91</text:span><text:span text:style-name="T1"> Nükleer fizikçi Gerald L. Schroeder hücrenin içinde kalite kontrol sistemi ile sergilenen akla şöyle dikkat çekmektedir:</text:span></text:p>
      <text:p text:style-name="P6"><text:span text:style-name="T1">Bu sistemdeki akıl çok ustacadır. Ben sadece bir proteinin, bir heliksi açmayı nasıl öğrendiğinden ya da DNA polimerazın nasıl oluştuğundan, ya da devreye girmesi gerektiğini nasıl bildiğinden ve doğru bazı bulup ona nasıl bağlandığından bahsetmiyorum. Bunlarda bir sihirbazlık gösterisini andıran ve izah </text:span><text:soft-page-break/><text:span text:style-name="T1">edilmeyi bekleyen olağanüstü şeyler vardır. Ama benim "çok akıllıca" derken asıl kastettiğim şey şu: Her yeni kopyalanan şerit, kopyalanmış olduğu şeride sarmal olarak bağlanır ve bu sayede kalite kontrolden sorumlu olan proteinler, yeni kopyalanan şeridi, ebeveynden gelenle direkt karşılaştırarak kontrol etme olanağına sahip olurlar. Çok zekice! Eğer yeni oluşan iki şerit birbirlerine bağlansalardı ve iki ebeveyn şerit de orijinal duruşlarına geri dönselerdi, yapılan kalite kontrol sistemi çok daha <text:s/>zor ve çok daha verimsiz olurdu.</text:span><text:span text:style-name="T12">92</text:span><text:span text:style-name="T1"> </text:span></text:p>
      <text:p text:style-name="P12">Açıkça görülmektedir ki, DNA'da ve DNA talimatları ile çalışan tüm sistemlerde hiçbir tesadüfi süreçle açıklanmayacak şaşırtıcı derecede akılcı, tedbirli olaylar gerçekleşmektedir. Bunların bir düzen içinde programlanması ise, ancak herşeyin bilgisine sahip, herşeye hakim bir Yaratıcı'nın varlığı ile açıklanabilir. Bu Yaratıcı rahmetiyle bize hayat veren, ilmiyle her yeri sarıp kuşatan Yüce Allah'tır.</text:p>
      <text:p text:style-name="P12"/>
      <text:h text:style-name="P46" text:outline-level="2">Hayati Göreve Sahip DNA Enzimleri</text:h>
      <text:p text:style-name="P10"><text:span text:style-name="T1">Enzimler bir reaksiyona etki ettiklerinde, bir topu yokuştan aşağı yuvarlamakla, yokuş yukarı yuvarlamak arasındaki farka benzer bir etki oluşur. Enzimler biyokimyasal reaksiyonları bin kat kadar hızlandırabilirler.</text:span><text:span text:style-name="T12">93</text:span><text:span text:style-name="T1"> İnsan hücresinin içinde 3.500'den fazla enzim bulunmaktadır. Bunlardan bir veya birkaç tanesinin eksik olması durumunda ise, hücre içi faaliyetler tamamen birbirine karışabilir. Bunun sonucu da, hücrenin parçalanıp bozulması, diğer bir ifadeyle canlılığın sona ermesidir. (Detaylı bilgi için bkz. Harun Yahya, </text:span><text:span text:style-name="T3">Hayat Boyu Çalışan Mucize Makine: Enzim</text:span><text:span text:style-name="T1">)</text:span></text:p>
      <text:p text:style-name="P12">DNA enzimlerinin en önemli görevlerinden biri, DNA molekülünün kopyalanmasına yardımcı olmaktır. Bir enzim molekülünü diğer protein moleküllerinden ayıran tek fark, sahip olduğu üç boyutlu şekildir. Eğer enzimler kendi özelliklerini belirleyen bu özel üç boyutlu şekle sahip olmasalardı, hücre içi işlemler, beyinden çeşitli organlara iletilen bilgiler ve hücre içi denetimler olmayacak, böylece hücreleri yaşatmak için gerekli pek çok işlem yapılamayacaktı. Öyle ki, DNA'nın kopyalanması sırasında, hataları düzelten enzimin olmaması dahi, ilgili genin işlevini yitirmesine veya hatalı üretim yaparak kanser başlatmasına neden olabilir. </text:p>
      <text:p text:style-name="P12"/>
      <text:h text:style-name="P47" text:outline-level="3">DNA kopyalanmasında görev alan enzimler</text:h>
      <text:p text:style-name="P34">* DNA heliksini fermuar gibi açan: DNA helikaz</text:p>
      <text:p text:style-name="P12">Daha önce de belirttiğimiz gibi kopyalama işlemi başladığında, ilk olarak "DNA helikaz" isimli enzim olay yerine gelir ve DNA sarmalını bir fermuar gibi açmaya başlar. Bunun sonucunda DNA'nın heliks biçiminde birbirine dolanmış kolları ayrılır. DNA helikaz her saniye 1.000 nükleotid çiftini açabilme yeteneğine sahiptir.</text:p>
      <text:p text:style-name="P12">DNA'nın kolları ayrılırken, kolların birbirlerine dolanmalarını engellemek için "heliks sabitleyici enzimler" de her iki kolu sabit tutarlar.</text:p>
      <text:p text:style-name="P12">DNA helikaz, fermuarı açarken bir noktada aniden durur. Durulan noktalar, gerekli olan bilginin sınırlarıdır. Enzimler, bilginin nerede başlayıp nerede bittiğini bilirmiş gibi büyük bir ustalıkla hareket ederler. </text:p>
      <text:p text:style-name="P12"/>
      <text:p text:style-name="P34">* Yeni DNA şeritleri üreten: DNA polimeraz</text:p>
      <text:p text:style-name="P12"><text:soft-page-break/>Sıra "DNA polimeraz" enzimindedir. Bu enzimin görevi ise, yine önceki sayfalarda gördüğümüz gibi, DNA'nın ikiye ayrılan kollarını, ikinci bir kol ile tamamlamaktır. Bunun için DNA'nın bir kolunu oluşturan, her bilginin karşısına uygun olan bilgiyi bulup getirir. </text:p>
      <text:p text:style-name="P10"><text:span text:style-name="T1">DNA polimeraz, yeni şeritleri kusursuzca tamamlayacak biçimde üretir. Eski şeritteki sitozin, her zaman yeni şeritte guanin ile eşleşir. Adenin de her zaman timin ile ve timin de adenin ile eşleşir. Ancak olağanüstü bir hızla gerçekleşen bu eşleşme sırasında bazen birkaç hata olur. Örneğin DNA polimeraz, adenin karşısına bir noktada timin değil de, guanin yerleştirir. Bu tür yanlışlıklar kimi zaman hayati derecede tehlikelidir. Örneğin hemoglobinin yapısındaki altıncı amino asit, eğer "valin" denilen bir başka amino asit olarak değiştirilirse, proteinde ip gibi lifler oluşacak ve alyuvarların dolaşımına engel olup, "orak hücre anemisi" denilen hastalığa yol açacaktır.</text:span><text:span text:style-name="T12">94</text:span><text:span text:style-name="T1"> </text:span></text:p>
      <text:p text:style-name="P12">Bazların eşleşme sırasındaki kimyasal seçiciliği öylesine güçlüdür ki, yalnız 100.000 bazda bir hataya izin verilir. Bunun da ötesinde DNA polimeraz, hatalara karşı çok duyarlıdır. Eğer yanlış bir baz eşleşmesi gerçekleşirse, hemen yok edilir ve yerine doğru baz yerleştirilir. DNA polimeraz işini bitirdikten sonra da, ayrı bir tamir enzimi, yeni oluşan DNA şeritinde hata kalıp kalmadığını denetler. </text:p>
      <text:p text:style-name="P12"/>
      <text:p text:style-name="P34">* Hatalara karşı aşırı hassas: DNA Nükleaz</text:p>
      <text:p text:style-name="P12">Bu enzim adeta bir redaktör (yazı düzelten kişi) gibi DNA'daki hatayı tespit eder ve hatalı harfi yerinden çıkartır. Ancak bunun sonucunda DNA sarmalında bir boşluk oluşur. Bu sorunla da bir başka enzim ilgilenir.</text:p>
      <text:p text:style-name="P12"/>
      <text:p text:style-name="P34">* DNA'daki kopuklukları tamir eden: DNA Ligaz</text:p>
      <text:p text:style-name="P10"><text:span text:style-name="T1">DNA nükleaz, tespit ettiği hatalı kısmı koparttığında, DNA sarmalında oluşan boşluk "DNA ligaz" adı verilen enzim tarafından tamir edilir. En son aşamada elde edilen kusursuzluk sayesinde milyar nükleotidde yalnız bir hataya izin verilir. Bu hata oranı bilgisayarların denetimindeki herhangi bir bilgi sisteminden kat kat daha üstündür. Milyarda bir hata, binlerce kitabı kopyalarken yalnızca tek bir hata yapmak anlamına gelir.</text:span><text:span text:style-name="T12">95</text:span><text:span text:style-name="T1"> Bu oran da, gözle görülmeyen bir boyutta ne kadar olağanüstü bir denetim mekanizması olduğunu bizlere gösterir. </text:span></text:p>
      <text:p text:style-name="P12"/>
      <text:p text:style-name="P34">* DNA'nın düğüm olmadan çözülmesini sağlayan: Topoizomeraz</text:p>
      <text:p text:style-name="P10"><text:span text:style-name="T1">DNA şeritleri, uzunluklarından binlerce kez küçük alanlarda paketlenmişlerdir. DNA bu küçük alan içerisinde hareket ederken, bu şeklinden dolayı birçok sorunla karşılaşır. Örneğin DNA sarmalı, üzerindeki bilgilerin okunması için açılırken, aşağıda kalan bölgeler giderek daha fazla sıkılaşır ve oluşan bu basıncın serbest bırakılması gerekir. Bu tıpkı bir ipi oluşturan lifleri tek tek çekmeye benzer. Böyle bir durumda ipin alt kısmında hemen karışıklık oluşur. Hücre bölünürken de, işte bu problemin çok daha büyüğü oluşur. Hücre bölünmeden hemen önce, çekirdekte DNA'nın 46 şeridinden iki kopya bulunur. Her bir şeridin önce çözülmesi, sonra ayrılarak yavru hücrelere gitmeleri gerekir</text:span><text:span text:style-name="T12">96</text:span><text:span text:style-name="T1">. </text:span></text:p>
      <text:p text:style-name="P12">Topoizomeraz denilen DNA enzimleri, hücre için dev boyutlardaki bu sorunun üstesinden gelirler. Bir topoizomeraz, DNA sarmalının bir şeridini ayırarak DNA'nın çözülmesini ve gevşemesini sağlar. Böylece aşırı sıkı dolanmaktan kaynaklanan basınç gevşetilmiş olur. Bu şerit daha sonra tekrar birleştirilir ve çifte sarmal eski haline getirilir. Bu işlemlerin her biri çok büyük hassasiyet gerektirir. Allah'ın rahmetiyle tüm bu sistemler bizim <text:soft-page-break/>haberimiz olmadan, görevlerini kusursuzca yerine getirirler ve DNA şeritlerinde saklı duran genetik bilgiyi korurlar.</text:p>
      <text:p text:style-name="P12"/>
      <text:h text:style-name="P46" text:outline-level="2">DNA ve Enzimlerin Kusursuz İşbirliği</text:h>
      <text:p text:style-name="P10"><text:span text:style-name="T1">Bu işlemler insan bedenindeki 100 trilyon hücrenin her birinde, her gün ortalama 20.000 kez gerçekleşmektedir.</text:span><text:span text:style-name="T12">97</text:span><text:span text:style-name="T1"> Her enzim, ne zaman nerede bulunması gerektiğini, hangi aşamada müdahale etmesi gerektiğini bilmektedir. Her enzimin sırası bellidir. Her biri aralarındaki iş bölümüne, kusursuz bir koordinasyon içinde uyarlar. Bu sistemde en küçük bir kopukluk, eksiklik, erteleme olmaz. Aksi takdirde DNA işe yaramaz bir molekül yığını haline gelecek ve vücutta ciddi hasarlara yol açabilecektir. </text:span></text:p>
      <text:p text:style-name="P12">DNA enzimleri, evrimcilerin tesadüfen ve aşamalarla oluşum iddialarını, tamamen ortadan kaldıran yaratılış örneklerinden biridir. Çünkü DNA'nın kopyalanabilmek için bu enzimlere ihtiyacı vardır. Ancak söz konusu enzimleri oluşturan bilgiler de DNA'da saklıdır. Dolayısıyla enzimlerin meydana gelmeleri için DNA'nın, DNA'nın varlığını sürdürebilmesi için de enzimlerin varlığı şarttır. Henüz herhangi birinin oluşumunu açıklayamamış olan evrim teorisi için, iki kompleks yapının aynı anda ortaya çıkması şartı çok daha büyük bir problemdir.</text:p>
      <text:p text:style-name="P12">Evrimcilerin içine düştükleri bu çaresizlik, evrimci bilim adamları Fred Hoyle ve Chandra Wickramansinghe tarafından şöyle itiraf edilmektedir:</text:p>
      <text:p text:style-name="P6"><text:span text:style-name="T5">…</text:span><text:span text:style-name="T6"> </text:span><text:span text:style-name="T5">Hayat tesadüfi bir başlangıca sahip olamaz. </text:span><text:span text:style-name="T1">Evrende var olan bütün maymunları birer daktilonun başına oturtsanız ve bu maymunlar rastgele daktilonun tuşlarına bassalar, bu maymunlardan birisinin bile Shakespeare'in bir çalışmasını oluşturmaları kesinlikle imkansızdır. Hatta pratikte yanlış denemelerin konması için gereken çöp kutularının yetmemesi sebebinden dolayı da bu imkansızdır. Aynısı canlı maddeler için de doğrudur. Hayatın cansız maddeden kendi kendine oluşma olasılığı için, 1 sayısının yanına 40.000 sıfır koyun. İşte hayatın cansız maddeden kendi kendine oluşma olasılığı bu sayıda bir ihtimaldir… Eğer insan, sosyal inançlarından dolayı veya "Bilimin evrime inanması gerekir." şeklindeki eğiliminden dolayı ön yargılı hale gelmemişse, bu basit hesap Darwin'i ve tüm teoriyi gömmek için yeterli derecede olanaksız bir sayıdır. </text:span><text:span text:style-name="T5">Ne bu gezegende ne de bir başkasında, hiçbir ilkel çorba yoktu ve hayatın başlangıcı rastgele olmadığına göre, o zaman belli bir amaca yönelik bir aklın ürünüdür.</text:span><text:span text:style-name="T13">98</text:span><text:span text:style-name="T5"> </text:span></text:p>
      <text:p text:style-name="P12">Böylesine zor işleri yapan enzimler bilinç, akıl sahibi varlıklar değildir. Öyleyse karar alma, bunları uygulama, öngörü sahibi olma, karışıklıkları engelleme, kusursuz bir düzen için tedbirler alma, hata tespiti yapma, hataları düzeltme, onarma gibi bilinç ve akıl gerektiren fiilleri, bu şuursuz atom yığınları nasıl gerçekleştirmektedirler? Evrimcilerin ardına sığındıkları "tesadüf" kavramı, böylesine kompleks bir mekanizma karşısında tüm anlamını yitirir. Dolayısıyla, kör tesadüfler canlılığın kökeni ile ilgili kesinlikle bilimsel bir cevap niteliği taşımazlar. Akıl ve vicdan sahibi herkes, kör ve şuursuz tesadüflerin eseri olarak böylesine bilinçli, planlı işlemlerin birbiri ardınca gerçekleşemeyeceğini, kusursuzluk içinde yapılamayacağını kabul eder. Kuran'da, Allah'ın varlığını inkar edenlerin gerçekler karşısındaki dirençleri şöyle bildirilmektedir:</text:p>
      <text:p text:style-name="P38">Onlar: "Bizi büyülemek için mucize (ayet) olarak her ne getirirsen getir, yine de biz sana inanacak değiliz" dediler. (Araf Suresi, 132)</text:p>
      <text:p text:style-name="P12">Açık bir gerçektir ki, bu sistemin tüm unsurları ile eksiksiz bir biçimde bir anda "oluşmuş" olması gerekmektedir. Bunun anlamı da yaratılmış olmasıdır. İnsanların kavramakta, okurken bile takip etmekte zorluk çektiği bu işlemler, Allah'ın dilemesiyle, şuursuz atomların her an kolaylıkla ve başarıyla yerine getirdiği görevlerdir. Allah Kuran'da şöyle buyurur:</text:p>
      <text:p text:style-name="P37"><text:soft-page-break/><text:span text:style-name="T1">Çünkü O, ilkin var eden, (sonra dirilterek) döndürecek olandır. O, çok bağışlayandır, çok sevendir. Arşın sahibidir; Mecid (pek Yüce)dir. </text:span><text:span text:style-name="T7">Her dilediğini yapıp-gerçekleştirendir. </text:span><text:span text:style-name="T1">(Buruc Suresi, 13-16)</text:span></text:p>
      <text:p text:style-name="P12"/>
      <text:p text:style-name="P10"/>
      <text:h text:style-name="P41" text:outline-level="1">8. BÖLÜM</text:h>
      <text:h text:style-name="P44" text:outline-level="1">İnsanın DNA'da Kayıtlı İnşa Planı</text:h>
      <text:p text:style-name="P10"/>
      <text:p text:style-name="P10"/>
      <text:p text:style-name="P12">Bir evin inşasına başlamadan evvel, öncelikle söz konusu binanın mimari bir planı hazırlanır. Bu planın gerçekleştirilmesine başlanmadan önce ise inşaatta kullanılacak malzemelerin belirlenmesi ve temin edilmesi gerekir. Farklı boyutlarda ve biçimlerde tahtalar, çiviler, yalıtım malzemeleri, kiremitler, pencereler, kapılar, elektrik kabloları, borular ve daha pek çok malzeme, belli bir amaca yönelik hazırlanır. Bu malzemeler gelişigüzel kullanılmaz; aynı şekilde inşaatta çalışan işçiler de kendi karar ve isteklerine göre hareket etmezler. Aksine herşey belli bir plan doğrultusunda ve bir denetim altında gerçekleşir. İnşaat süresince işçilerin önce neyi yapacakları, hangi malzemeleri hangi sırayla ve hangi miktarda kullanacakları da bellidir. Örneğin duvarlar ve çatının inşasından evvel binanın temeli atılmalı, tesisat ve kablolama ise daha sonra yapılmalıdır. Tüm bu aşamalar kapsamlı bir planın parçalarıdır. </text:p>
      <text:p text:style-name="P12">Şimdi yukarıda bahsettiğimiz kapsamlı planın gözle görülmeyen bir boyutta şifrelenerek saklandığını düşünelim. </text:p>
      <text:p text:style-name="P12">İnsan vücudu bir yapıya benzetilecek olursa, vücudun en ince ayrıntısına kadar eksiksiz plan ve projesini de DNA molekülü teşkil eder. DNA inşa edilecek binanın hem malzemelerinin nasıl imal edileceği, nerelerde ne kadar kullanılacağı hem de binanın tamamının nasıl görüneceği ve nasıl hizmet vereceği gibi bütün teknik ayrıntılara sahiptir.</text:p>
      <text:p text:style-name="P12">İnsanın anne karnındaki ve doğumundan sonraki gelişmelerinin hepsi önce den belirlenmiş bu program çerçevesinde düzenlenir. İnsanın gelişimindeki bu kusursuz düzenleme Kuran'da şöyle ifade edilmektedir:</text:p>
      <text:p text:style-name="P37"><text:span text:style-name="T1">İnsan, 'kendi başına ve sorumsuz' bırakılacağını mı sanıyor? Kendisi, akıtılan meniden bir damla su değil miydi? Sonra bir alak (embriyo) oldu, derken </text:span><text:span text:style-name="T7">(Allah, onu) yarattı ve bir 'düzen içinde biçim verdi.'</text:span><text:span text:style-name="T1"> (Kıyamet Suresi, 36-38)</text:span></text:p>
      <text:p text:style-name="P12">Daha anne karnında yeni döllenmiş bir yumurta hücresi halinde iken, insanın ileride sahip olacağı bütün özelliklerini Allah belirlemiş ve "bir düzen içinde" DNA'sına yerleştirmiştir. Sahip olacağı göz rengi, kan grubu, yüz şekli, kemik yapısı gibi bütün özellikler dokuz ay öncesinden, yani daha tek bir hücre halindeyken kodlanmış bir planla bellidir.</text:p>
      <text:p text:style-name="P12">Yumurta hücresi ilk döllendiği andan itibaren, büyüyen embriyo hücrelerini insan görünümüne sokan tüm biyokimyasal, fiziksel gelişmelerle ilgili olayların her biri DNA'daki projenin denetimi altında gerçekleşir. Prof. Phillip E. Johnson bu sistemdeki kusursuzluktan şöyle bahsetmektedir:</text:p>
      <text:p text:style-name="P6"><text:span text:style-name="T1">Döllenmiş yumurtadaki talimatlar, embriyonik gelişimi başlangıcından itibaren kontrol eder ve belli bir sonuca ulaşmasını sağlar. Bu "eksiksiz talimatlar kümesi" fizik ve kimyanın maddi işlemlerini kullanır, ama o işlemler tarafından üretilmiş değildir. Aynı şekilde, bir bilgisayardaki yazılım da bir kelime işletim dokümanı oluşturmak için doğal işlemleri kullanır, ama yazılımın akıllı bir fail tarafından yazılması gerekir.</text:span><text:span text:style-name="T12">99</text:span></text:p>
      <text:p text:style-name="P12"><text:soft-page-break/>Üstelik bir insanın inşa planı, malzemelerin üretimini, malzemelerin üretileceği tesislerin yapımını, enerji santrallerinin kurulmasını da kapsamaktadır. Dolayısıyla insan vücudundaki bu planın eş değeri bir benzetme yapmak gerçekte mümkün değildir. Çünkü hangi örnek üzerinden düşünürsek düşünelim, yine de hücredeki komplekslik yanında yetersiz kalacaktır. Gerald L. Schroeder bu kompleksliğin ayrıntılarında gizli olan olağanüstülüğe şöyle dikkat çekmektedir: </text:p>
      <text:p text:style-name="P6"><text:span text:style-name="T1">Hayatın oluşumunun hayranlık veren güzelliği ayrıntılarda gizlidir. İnsan bütün bu detayları görmezden geldiği zaman, sütün doğal olarak konteynırlardan geldiğini düşünebilir ve bunun, çimenler üzerinde parıldayan Güneş'le başlayan bir sürecin ürünü olduğunu hiç hesaba katmayabilir. Hamilelikteki aşamaların her biri, kompleks bir düzenliliğe sahip, bu süreç içerisine inşa edilmiş aklın ipuçlarıdır.</text:span><text:span text:style-name="T12">100</text:span></text:p>
      <text:p text:style-name="P12">Hücrenin yapı taşlarını oluşturan cansız, şuursuz atomların plan yapması, proje belirlemesi, şifre yazması, şifre çözmesi, çok aşamalı tedbirler alması, bilginin korunması için sistem kurması ve bunun gibi diğer pek çok şeyi yapması mümkün değildir. Materyalist ve Darwinist dogmalardan bağımsız düşünebilen herkes, böylesine bir düzenin kendi kendine oluşamayacağını, aksine çok üstün bir aklın -Yüce Rabbimiz'in- eseri olduğunu takdir edecektir. Allah'ın dilemesiyle cansız topraktaki elementler, canlı bir insan inşa etmek üzere biraraya gelmekte ve kusursuz bir koordinasyonla kendilerine verilen görevi yerine getirmektedir. Kuran'da Allah şöyle bildirmektedir:</text:p>
      <text:p text:style-name="P38">Ki O, yarattığı herşeyi en güzel yapan ve insanı yaratmaya bir çamurdan başlayandır. (Secde Suresi, 7)</text:p>
      <text:p text:style-name="P12"/>
      <text:h text:style-name="P46" text:outline-level="2">Genetik Bilgiler Birleşiyor</text:h>
      <text:p text:style-name="P12">Bir yumurtanın spermle döllenmesi, yeni bir insan hayatının ilk başlangıcıdır. Sperm ve yumurta hücreleri karşılaştıklarında, yüzeylerindeki moleküllerin karşılıklı olarak birbirlerine tam oturması sayesinde, biyolojik olarak birbirlerini tanırlar. Söz konusu moleküller birbirlerine kilitlenirler ve sperm hücreleri yumurtanın yumuşak kabuğuna bağlanır. Sperm hücreleri bunun ardından yumurtaya girmek için mücadele etmeye başlar. </text:p>
      <text:p text:style-name="P12">Milyonlarca sperm arasından sonuçta sadece bir tanesi başarılı olur. Her birinin kendine ait genetik programı vardır ve bebeğin cinsiyeti de dahil olmak üzere, her bir sperm diğerlerinden birçok yönden farklıdır. Bebeğin cinsiyetini belirleyen genetik mesajı, babanın spermi taşıdığı için, hangi sperm diğerlerinden öne geçip yumurtaya girebilirse cinsiyeti o belirleyecektir. Başarılı olan sperm hücresinin, kuyruğu ve tüm parçalarıyla yumurtanın içine dahil olduğu ana da "döllenme" denilir. İşte bu aşamaların her biri, Allah'ın kaderde tespit ettiği şekilde gelişir. Allah ayetlerinde bu gerçeği insanlara şöyle bildirir: </text:p>
      <text:p text:style-name="P38">Sizleri Biz yarattık, yine de tasdik etmeyecek misiniz? Şimdi (rahimlere) dökmekte olduğunuz meniyi gördünüz mü? Onu sizler mi yaratıyorsunuz, yoksa yaratıcı Biz miyiz? (Vakıa Suresi, <text:s/>57-59)</text:p>
      <text:p text:style-name="P12">Babadan gelen sperm hücresi, annenin yumurta hücresini döllediğinde, doğacak bebeğin bütün kalıtsal özelliklerini belirlemek üzere, babanın ve annenin genleri birleşir. Birleşime katılan binlerce genin her birinin çok özel işlevleri vardır. Bunlar yeni doğacak bebeğin saç ve göz rengini, yüzünün biçimini, iskelet çatısındaki, iç organlardaki, beyin, sinirler ve kaslardaki sayısız ayrıntıyı belirleyen genlerdir.</text:p>
      <text:p text:style-name="P12">Sperm ile yumurta birleştiklerinde oluşan bu yeni hücrede, insanın hayatının sonuna kadar her hücresinde şifresini taşıyacağı DNA molekülünün de ilk kopyası oluşmuş olur. Ünlü kimyager Prof. Wilder Smith yumurta hücresinde sergilenen mükemmelliği şöyle vurgulamaktadır:</text:p>
      <text:p text:style-name="P6"><text:span text:style-name="T1">İnsan spermi ve yumurtası içerisindeki çifte sarmal sistemi, insan vücudunun tümüyle sentezlenmesi için inşa talimatlarını şifrelenmiş halde bulundurur. Alfabe sistemimiz kullanılarak insanın genetik bilgisi kağıt </text:span><text:soft-page-break/><text:span text:style-name="T1">üzerine yazılırsa, her biri 500 sayfadan meydana gelen 1.000 ciltlik eser meydana getirirler. Bu da toplamda 500.000 sayfa bilgi demektir. Daha doğrusu bir toplu iğne ucu kadar insan yumurtasında 500.000 sayfalık bilgi ve kimyasal talimat bulunmaktadır. Bilgi saklama ve geri çağırma teknolojisinde yumurta ve genel anlamda hücre, minyatür bir harikadır.</text:span><text:span text:style-name="T12">101</text:span></text:p>
      <text:p text:style-name="P10"><text:span text:style-name="T1">Bir sperm hücresinin, genetik bilgisini yumurta hücresine eklemesiyle beraber 10</text:span><text:span text:style-name="T15">27 </text:span><text:span text:style-name="T1">adet atom organize hale gelmektedir.</text:span><text:span text:style-name="T12">102</text:span><text:span text:style-name="T1"> Bu atomların olağanüstü bir düzenle birleşmesi sonucu, yeni doğacak bedenin gelişiminin bütün safhalarında gerekli olan tüm bilgiler de belirlenmiş olur. David S. Goodsell, </text:span><text:span text:style-name="T3">Our Molecular Nature </text:span><text:span text:style-name="T1">(Moleküler Doğamız) adlı kitabında genetik bilgilerin birleşimini şöyle tarif etmektedir:</text:span></text:p>
      <text:p text:style-name="P6"><text:span text:style-name="T1">Anne ve babada bu 46 şeritin yarısı bulunur, böylece hücrelerimizde birbirine benzer 23 şerit bulunmaktadır. Anne ve babadan gelen bilgilerin okunmasıyla, çocuklarda kalıtım yoluyla geçen karakter özellikleri zengin bir çeşitlilik meydana getirir... Örneğin anne babadan ikisi de tirozinaz (bir enzim) için gereken reçeteye sahip değilse, çocuk albino olacaktır. Burnun ve gözlerin şekli, vücut yapısı gibi diğer kişisel özellikler de, DNA üzerindeki farklı bölgelerin ortak hareketlerine bağlı olabilir ve anne babadan gelen özellikleri ustalıkla birleştirebilir.</text:span><text:span text:style-name="T12">103</text:span></text:p>
      <text:p text:style-name="P12">Burada hayranlık verici olan, tüm canlılarda DNA üzerinde taşınan bilginin açık bir biçimde akıl içermesi ve yaratılış gerçeğini gözler önüne sermesidir. Ortaya çıkan yeni birey, tümüyle yeni bir genetik programa sahip olacaktır. Anne ve babadan gelen genetik bilgilerin birleşmesi tamamlandığı anda ise, yumurtanın bütünü birbirinin aynısı olan iki yeni hücreye bölünür.</text:p>
      <text:p text:style-name="P12"/>
      <text:h text:style-name="P46" text:outline-level="2">İnsanın Yapı Taşı Olan Hücreler Oluşuyor</text:h>
      <text:p text:style-name="P12">Bir yumurta ile bir spermin birleşmesiyle meydana gelen yapı, "zigot" adını alır ve tek bir hücreden ibarettir. "Embriyo", döllenmiş yumurta denilen ilk hücreden -zigottan- meydana gelir ve bir insan görünümü alması için, söz konusu ilk hücrenin çoğalması gereklidir. Hücre adeta yüksek bir şuurla, bir bilgisayar programı gibi bir program izleyerek bölünmeye başlar. DNA, zigot içerisinde kendisinin bir kopyasını çıkarır. Dolayısıyla hücrede DNA miktarı iki katına çıkmış olur. Bunun üzerine hücre derhal bölünmeye başlar. Bu DNA'lardan birisi bir hücreye giderken, diğer DNA ikinci hücreye aktarılır. Böylelikle hücre ikiye bölünmüş olur. Bölünmeler ta ki anne karnında bir bebeğin meydana gelmesine dek sürer. Bu işlem o kadar çok tekrarlanır ki, ilk hücrenin, embriyo haline gelene kadar trilyonlarca kez bölünmesi gerekir. </text:p>
      <text:p text:style-name="P10"><text:span text:style-name="T1">Embriyonun tamamının gelişimi, her bir hücrenin diğer hücrelerden aldığı ve onlara gönderdiği mesajlar yoluyla koordinasyon içinde gerçekleşir. Hücrelerin ortaklaşa bir uyum içinde çalışabilmesi, genetik talimatlar doğrultusunda aralarında sürekli moleküler bir diyalog olmasından kaynaklanır. Söz konusu talimatlar, bebeğin genetik programı içinde anne-babadan gelen hücrelerin birleştiği ilk gün oluşur. Bundan sonra hücre her bölündüğünde ve yeni iki hücre oluşturduğunda tüm genlerin tıpatıp aynı kopyası çıkartılır ve her yeni hücreye iletilir. Bu nedenle vücudumuzdaki her hücre kesinlikle aynı genlere sahiptir ve genetik programın tümünü barındırır.</text:span><text:span text:style-name="T12">104</text:span></text:p>
      <text:p text:style-name="P12">Vücudumuzdaki tüm hücreler bulundukları yer farklı olsa da (örneğin böbrek, karaciğer ya da kol) aynı bilgiyi taşır. Fakat farklı hücre türleri, aynı bilgi bankasının farklı bölümlerini kullanır ve onlar doğrultusunda farklı görevler gerçekleştirirler. Tıpkı bilgisayarlarda olduğu gibi bilginin orijinali, ana işlem merkezinden -DNA üzerinden- taşınmaz. Bunun yerine kopyaları çıkartılır ve kopyalar gerekli yerlere taşınır. </text:p>
      <text:p text:style-name="P10"><text:soft-page-break/><text:span text:style-name="T1">İnsan hücreleri, yapısal olarak farklılık gösterirler. Örneğin karaciğer hücreleri, kas hücreleri ve sinir hücreleri farklı şekillerde olmalarının yanı sıra, aynı zamanda farklı proteinler üretirler ve çok farklı biyokimyasal işlevler gerçekleştirirler. Fakat hepsinde döllenmiş yumurtadan kalıtım yoluyla aldıkları tek bir çeşit DNA bulunmaktadır. Ama her hücre bu DNA'daki genetik bilginin farklı bölgelerini kullanır. Eğer hücreler aynı genetik bilginin farklı bölgelerini kullanmasalar ve tek tip hücre olarak çoğalsalardı, o zaman insan oluşmazdı. İnsan sadece kemik yığını veya sadece deri kütlesi gibi bir varlık olabilirdi. Ancak Rahman ve Rahim olan Allah </text:span><text:span text:style-name="T5">"Doğrusu, Biz insanı en güzel bir biçimde yarattık." </text:span><text:span text:style-name="T1">(Tin Suresi, 4) ayetiyle de bildirdiği gibi, bizi, estetik, simetrik ve üstün özelliklere sahip bir canlı olarak yaratmıştır.</text:span></text:p>
      <text:p text:style-name="P12"/>
      <text:h text:style-name="P46" text:outline-level="2">Hücre Bölünmesi Devam Ediyor</text:h>
      <text:p text:style-name="P10"><text:span text:style-name="T1">Hücre bölünmesi sırasında, her yeni hücre daha önce bahsettiğimiz bütün kompleksliğe sahiptir: DNA, mRNA, tRNA, ribozomlar, proteinler, enzimler vs. Tüm bunlardan saniyede yaklaşık beş bin tane üretilmektedir.</text:span><text:span text:style-name="T12">105</text:span><text:span text:style-name="T1"> Prof. Gerald Shroeder'in deyimiyle "Hayatın mucizevi doğası ayrıntılarda gizlidir."</text:span><text:span text:style-name="T12">106</text:span><text:span text:style-name="T1"> Sekizinci haftaya gelindiğinde ise bütün temel kısımları belirginleşmiş olan embriyo, cenine dönüşür.</text:span><text:span text:style-name="T12">107</text:span><text:span text:style-name="T1"> Bilim yazarı Dr. Jerry Bergman hücre bölünmesi ile ilgili bir makalesinde şunları ifade etmektedir:</text:span></text:p>
      <text:p text:style-name="P6"><text:span text:style-name="T1">Hücrenin bölünmesi gerektiğinde DNA'nın tüm uzunluğu boyunca ayrılması, kopyalanması ve yeni hücre için tekrar paketlenmesi gerekir. Hiç kimse hücrelerin bu topolojik (köşeli olmayan şekillerin geometrisi) sorunu nasıl çözdüğünü bilmemektedir.</text:span><text:span text:style-name="T12">108</text:span></text:p>
      <text:p text:style-name="P12">Hücrenin içinde her türlü sorun için, önceden düşünülmüş çözümler mevcuttur ve bunlar daha ilk hücrenin genetik bilgisinde kayıtlı bulunur. Şimdiye kadar anlattığımız örneklerden her biri, insanın kusursuz şekilde yaratıldığının apaçık delillerindendir. Yaratılıştaki mucizeler bir kitaba sığmayacak kadar fazladır. </text:p>
      <text:p text:style-name="P12">Hücredeki şaşırtıcı olaylardan bir diğeri ise, genetik programın tamamının her an aktif durumda olmamasıdır. Normal olarak genetik bilginin tamamının kullanıma açık ya da kapalı olması beklenir. Ancak böyle bir durumda, her hücre yalnız kendi kopyasını üretir ve tek tip hücre yığını oluşurdu. Üretilen hücrelerin bu derece çeşitli olmalarının ve farklı görevlere sahip olmalarının nedeni, genlerin açılıp kapanma özelliklerinin olmasıdır. </text:p>
      <text:p text:style-name="P10"><text:span text:style-name="T1">Genler kimyasal dille yazılmış cümleler gibidir. Her hücre genlerinden sadece bir bölümünü açar ve genin açık olan kısmındaki bilgileri yansıtır. Bu durumda genlerin geri kalanı ise kapalı durumdadır. Genlerin açılıp kapanma süreci "</text:span><text:span text:style-name="T5">gen düzenlenmesi</text:span><text:span text:style-name="T1">" (gen regülasyonu) olarak ifade edilir. </text:span></text:p>
      <text:p text:style-name="P12">İnsanın normal gelişiminde gen düzenlenmesinin çok önemli bir yeri vardır. Gelişim sırasında genlerin farklı bölgeleri açılır ve kapanır; böylece bir beyin hücresi bir karaciğer ya da kas hücresinden farklı görünür ve farklı işlev görür. Hücrenin çeşidi daha evvel de ifade ettiğimiz gibi, ürettiği proteinlerin cinslerine ve miktarına göre belirlenir. Ürettiği proteinler yoluyla, hücre karaciğer ya da mide, deri veya kas hücresi olarak tanımlanır. Hücrelere hangi proteinleri üreteceklerini bildiren ise yine genlerdir. Bu üretim belli genlerin "açık" belli genlerin de "kapalı" konumda olmaları sonucunda gerçekleşir. Örneğin karaciğer hücreleri deri hücrelerinden farklı gen setlerini açarak, her hücrenin farklı proteinler üretmesini ve farklı fonksiyonlara sahip olmalarını sağlarlar. </text:p>
      <text:p text:style-name="P12">Genler vücuttaki hücrelere hangi proteinleri yapacaklarını söyledikleri için, genler olmadan bir hücre, sadece kısa bir süre için yaşayabilir. Çünkü bir hücrenin ne yapması -hangi proteinleri üretmesi gerektiği- konusunda talimatlara ihtiyacı vardır. Yoksa taze proteinler, kısa bir zaman içerisinde biter ve hücre yaşamsal faaliyetlerini gerçekleştirmediği için ölür. Örneğin genler hücrelere belli zamanlarda kanın pıhtılaşmasını sağlayan özel <text:soft-page-break/>proteinler yapmasını söylerler. Hatalı genler ise bunu başaramazlar, bu nedenle kanın pıhtılaşma mekanizması bozukluğu olan hemofili hastalığı görülür. </text:p>
      <text:p text:style-name="P12">İnsan vücudunun, bazı proteinleri ömrü boyunca, bazılarını da sadece ihtiyaç olan zamanlarda üretmesi gerekir. Bu yüzden bütün genler, bir hücrenin doğru miktarda proteini, tam ihtiyacı olan zamanda üretmesini sağlayacak şekilde düzenlenirler. Örneğin gelişen embriyodaki birçok protein çok kısa süre için gereklidir. Belli bir hücre tarafından üretilen proteinler ise, embriyonun neresinde olduğuna, embriyonun yaşına ve kendi genlerinden ve diğer hücrelerden aldığı talimatlara bağlıdır. Ancak bilim adamları hücrenin, elindeki planın hangi bölümünü ne zaman devre dışı bırakması gerektiğini nereden bildiğini cevaplayamamışlardır. Bazı genler, yani her özelliğe ve organa ait dosyalar, tam gerektiği anda ve doğru zamanda engellenirken, kimileri üzerindeki kilitlerin nasıl olup kalktığı, baskıcı genler ile baskıyı ortadan kaldıran genleri harekete geçiren komutları kimin verdiği, bilim adamlarına göre tamamen karanlıkta, cevap bekleyen sorulardır. </text:p>
      <text:p text:style-name="P12">Bilimsel literatürde düzenlenme (regulation) olarak geçen bir kavramın, tesadüfen gerçekleşen bir süreç olduğunu iddia etmek kuşkusuz bilimsellikle bağdaşmayan bir durumdur. Burada da aynı gerçekle karşı karşıya kalırız: Ortada muhteşem bir plan ve akıl vardır; tüm bu planın ve olağanüstü sistemin sahibi Alemlerin Rabbi olan Allah'tır ve O'ndan başka ilah yoktur.</text:p>
      <text:p text:style-name="P10"><text:span text:style-name="T1">Hücrelerin bir yandan da birbirleri ile iletişim kurmaları, gruplaşmaları ve ortaklaşa çalışmaları neticesinde minyatür bir insan oluşmaya başlar. Embriyonun tam bir vücuda sahip olması için üç hafta daha gereklidir. Yirmi dördüncü gündeyken, embriyonun henüz kolları görünmez, fakat iki gün içerisinde, yirmi altıncı güne gelindiğinde vücudun her iki yanında kollar tomurcuk halinde belirir. Kırk sekiz saat içerisinde, kolların üst ve alt kısımlarının sınırları belirlenir. Birkaç gün sonra ise bacaklar belirmeye başlar. Sonraki ay bacaklar uzamıştır; artık el ve ayak parmakları gelişir.</text:span><text:span text:style-name="T12">109</text:span><text:span text:style-name="T1"> </text:span></text:p>
      <text:p text:style-name="P12">Bizim sadece seyircisi olabildiğimiz tüm bu aşamalar, DNA'daki inşa planının birer parçasıdır. Herşey son derece kontrollü, hiçbir karmaşa olmadan gerçekleşir. Elbette ki böylesine kusursuz bir düzenin olduğu bir ortamda, tesadüflerden bahsetmek akılcılıkla bağdaşmaz. Üstelik canlıların tesadüfi etkilerle şekillendiğini öne süren, Darwinist bilim adamlarının kendileri de, insanın oluşumunu açıklarken, şaşırtıcı bir düzenden, alınmış bir dizi tedbirden, akılcı hareketlerden, ekonomik ve verimli sistemlerden, iş birliği ve uyumdan bahsederler. Ancak buradaki çelişki açıktır; tesadüften bahsedilen bir yerde, yalnızca karmaşa, düzensizlik ve uyumsuzluk olacaktır.</text:p>
      <text:p text:style-name="P12"/>
      <text:h text:style-name="P46" text:outline-level="2">Hücre Farklılaşmasındaki Mucize</text:h>
      <text:p text:style-name="P12">Hücrelerin programlanmış bir şekilde farklı farklı proteinler üretip farklı organlara dönüşmesi olayına, tıp dilinde "farklılaşma" ya da "morfogenez" denir. Hücreler bölündükçe farklılaşır, yani farklı görevler edinir ve vücutta bulunmaları gereken bölgelere giderler. Birbirinin aynı hücrelerden oluşan bir et yığını değil de, bir kısmı, örneğin göz hücresi olup tam olması gerektiği yere, bir kısmı kalbi oluşturup göğüs kafesindeki yerine gider veya deri hücresi olarak bütün vücudu kaplar. Tüm hücreler, oluşturacakları dokunun gerektirdiği kadar çoğalır ve bu dokular da gerekli yapıyı inşa etmek üzere yan yana gelerek organları oluşturmaya başlarlar. </text:p>
      <text:p text:style-name="P12">Tüm bu olaylar sırasında hücreler, titizlik gerektiren bir inşaat sırasında, yakın iş birliği içinde çalışan bir ekip gibidir. Her biri planın tümünü bilir ve yoğun bir haberleşme ve iş birliği içinde çalışırlar. Peki bu kadar ileri düzeyde bir düzen ve koordinasyon nasıl gerçekleşmektedir? Hücreler nereye gideceklerini, hangi organın parçası olacaklarını ve gittikleri yerde ne yapacaklarını nereden bilmektedirler? Aynı zamanda diğer hücrelerle bu <text:soft-page-break/>derece uyum içinde nasıl hareket etmektedirler? İsrailli biyofizikçi Dr. Lee Spetner da buradaki mucizevi yaratılışa şöyle dikkat çekmektedir:</text:p>
      <text:p text:style-name="P6"><text:span text:style-name="T1">Gelişim programı nasıl çalışıyor, nasıl bu kadar mükemmel? Gördüğümüz gibi gelişim ikiye bölünen tek bir hücre ile başlar. İki daha sonra dörde bölünür ve bu böyle devam eder. Bir noktadan sonra hücreler farklılaşır, daha doğrusu karakter değiştirirler. Sonunda hücrelerin bir kısmı bir tür doku ya da organa dönüşürken, diğer hücreler de başkalarına dönüşür. Bu her defasında neredeyse aynı kusursuzlukla gerçekleşir. Bu nasıl olur?</text:span><text:span text:style-name="T12">110</text:span></text:p>
      <text:p text:style-name="P12">Bu soruların cevabı son derece açıktır: Canlılar kusursuz bir şekilde yaratılmışlardır ve yaratılışlarındaki sanat ve ilim herşeyin Rabbi olan Yüce Allah'a aittir. Bir ayette şöyle haber verilmektedir:</text:p>
      <text:p text:style-name="P38">Gökleri ve yeri hak olmak üzere yarattı ve size düzenli bir biçim (suret) verdi; suretlerinizi de güzel yaptı. Dönüş O'nadır. (Teğabün Suresi, 3)</text:p>
      <text:p text:style-name="P12">Diğer taraftan proteinler de, çeşitli hücreler için farklı tiplerde üretilir. Bir embriyo anne karnında gelişirken, embriyonun gözlerini oluşturacak hücrelerdeki DNA'lar, yalnız göz organı ile ilgili proteinleri üretirler. Aynı şekilde embriyonun beynini oluşturacak hücrelerin DNA'ları ise, yalnız beyin organı ile ilgili proteinleri üretir. </text:p>
      <text:p text:style-name="P12">Burada önemli olan nokta şudur. İnsanın kemik hücresi olsun, karaciğer hücresi olsun, böbrek hücresi olsun, vücudunun her bölgesindeki hücrelerin içindeki DNA'larda, insanın bütün organlarını oluşturacak bilgiler saklıdır. Fakat saklanan bu bilgilerden, yalnızca ilgili organ için üretilecek proteinlerin meydana getirilmesi sağlanır. Diğer bir ifadeyle, her hücrede, insan vücudunun her organına ait protein bilgileri saklanır; fakat bu proteinlerin hepsi üretilmez. Yalnız meydana getirilecek organla ilgili proteinler üretilir. Bunun sağlanması için de, DNA'nın üzeri, o organ için gerekli olmayan proteinlerin üretilmesini engelleyecek şekilde "histon" adı verilen özel bir proteinle örtülür. Bugün bilim adamlarını merakta bırakan en büyük sırlardan birisi ise, hücrelerdeki "histon"ların, hangi genlerin üzerini örtüp hangilerinin üzerini açık bırakacağını nereden bildikleridir. Çünkü proteinler de, cansız atomlardan oluşan birer moleküldür. Şuursuz ve aklı olmayan atomların, bu derece muazzam bir yaratılış harikasını meydana getiremeyeceği açıktır. </text:p>
      <text:p text:style-name="P12">Hücrelerdeki başkalaşım ve yapılanma esnasındaki koordinasyon da, DNA molekülü tarafından sağlanır. Ancak DNA, ne en son teknolojiyle donatılmış laboratuvarlarda çalışan bir biyokimyager, ne de saniyede trilyonlarca işlem yapabilen bir süper-bilgisayardır. DNA, karbon, fosfor, azot, hidrojen ve oksijen gibi atomlardan oluşan bir moleküldür.</text:p>
      <text:p text:style-name="P10"><text:span text:style-name="T1">Şimdi düşünelim ve kendi kendimize soralım: İnsan vücudunda bulunan trilyonlarca hücre, bölünerek birbirinden çoğalıyor. Ancak her hücredeki farklı gen, farklı zamanlarda harekete geçiyor ve bu şekilde hücrelerde başkalaşım sağlanıyor. Diğer bir deyişle, ilk hücreden sonra bölünerek çoğalan her hücrede, tüm genetik bilgi vardır; yani her hücre aslında kalp kası, deri, alyuvar veya vücudun herhangi başka bir dokusunu üretme yeteneğine sahiptir. Her hücre, o vücut için tam bir DNA tarifine sahip olsa da, gelişmenin farklı aşamalarında ve farklı organlarda sadece bazı genler aktiftir. Örneğin, böbrek oluşum ve fonksiyon kodları her hücrede bulunur; ancak sadece ilgili genler, gelişme sırasında, belirli zamanlarda, bu organda aktif olur. Benzer olarak, belli enzimler -örneğin glikoz 6-fosfat- esas olarak karaciğerde bulunur, fakat diğer organların her hücresi bu proteinin tarifine sahiptir, ama asla bu proteinin üretimini yapmaz. Örneğin göz hücresi bu enzimi üretmez, sadece göz için gerekli olanları üretir. Sinir hücreleri, beyin ve organlar arasında gidip gelen uyarı ve emirleri taşıyacak, karaciğer hücreleri toksinleri zararsız hale getirecek ve yağ hücreleri zayıf dönemler için yiyecek depolayacak şekilde uzmanlaşırlar. Bunların hiçbiri mide ile ilgili enzimleri üretme hatasına düşmez. Peki bu kusursuz iş bölü</text:span>münü kim yapmaktadır? Hücrelere bölünme ve bölündükten sonra farklı konularda uzmanlaşma <text:soft-page-break/>emrini kim vermektedir? Dahası, tüm hücreler itaat şuuruna nasıl sahiptirler ve nasıl böylesine kusursuz bir disiplin ve organizasyon içinde çalışmaktadırlar? Bunların hiçbirinin te<text:span text:style-name="T1">sadüfen gelişen olayların sonucunda oluşmuş, başıbozuk sistemler olmadığı son derece açıktır. Tüm bunlar "</text:span><text:span text:style-name="T5">gökten yere her işi evirip düzene koyan</text:span><text:span text:style-name="T1">" Yüce Rabbimiz'in izniyle gerçekleşmektedir. (Secde Suresi, 5)</text:span></text:p>
      <text:p text:style-name="P12">Hücrelerin sadece doğru zamanda doğru yerde bulunmaları ve doğru genleri aktif hale getirmeleri ile de, bu kusursuzluk bitmemektedir. Hücreler aynı zamanda yaşamın doğru safhasında, doğru miktarlarda bulunmalıdır. Bazı "bakım" genleri, hemen hemen bütün hücrelerde, her zaman çalışır. Diğer genler, bazı hücrelerde birkaç saatten az işlevini yapar, sonra ileride çalışmak üzere bekleme konumuna geçer. Örneğin emzirme sırasında süt üretimi genler tarafından hızlandırılır. Mevcut bilgi, uygun zamanda, uygun miktarda ve uygun yerde harekete geçirilir. DNA'da saklı milyarlarca bilginin bu kadar şuurlu, planlı, iradeli, hesaplı ve akılcı idaresi ve kullanımı, evrimcilerin "tesadüf" iddiaları ile kesinlikle açıklanamaz. Buna rağmen mikroskobik bir alanda gerçekleşen olağanüstü planlı ve organize olayların nedeni olarak, tesadüfleri görmek, büyük bir mantık çöküntüsüdür. Nitekim evrimciler de, hücrelerdeki bu farklılaşma ve kusursuz görev dağılımına bir açıklama getirmekten çok uzak olduklarını kabul etmektedirler. Evrimci mikrobiyoloji profesörü Ali Demirsoy şu itirafta bulunur:</text:p>
      <text:p text:style-name="P6"><text:span text:style-name="T1">Özünde, döllenmiş bir yumurtadan, çok değişik yapıda ve işlevde birçok hücre grubunun meydana gelmesi, şimdiye kadar doyurucu bir şekilde açıklanamamıştır.</text:span><text:span text:style-name="T12">111</text:span></text:p>
      <text:p text:style-name="P10"><text:span text:style-name="T1">National Geographic Topluluğu'nun bir yayını olan </text:span><text:span text:style-name="T3">The Incredible Machine </text:span><text:span text:style-name="T1">(İnanılmaz Makine) adlı kitapta ise, insanın yaratılışının bilim adamlarınca açıklanamamasından şöyle bahsedilmektedir:</text:span></text:p>
      <text:p text:style-name="P6"><text:span text:style-name="T1">Yüz adet özelleşmemiş hücre, dünyadaki en kompleks omurgalıyı –insanı- meydana getirecek şekilde trilyonlarca hücre üretmelidir. Farklılaşma olayı, yani hücrelerin nasıl olur da farklı formlara dönüştükleri, bilimin çözülmesi en güç problemlerinden biri olarak düşünülmektedir. DNA'nın emirleri ne şekilde hücrelere iletilmektedir? Yaşam hikayesi önceden döllenmiş yumurtada yazılı olarak mevcut mudur? DNA emirleri, yumurta hücresi bölündüğü zaman, döl hücreleri için bölümlere mi ayrılmıştır?... Bu noktada yeni gizemli olaylarla karşılaşırız. Bugün tüm hücrelerin genelleşmiş hücrelerden kaynaklandığını ve her bir hücrenin tüm vücudun genetik şifresini içerdiğini biliyoruz. Fakat tüm hayatın oldukça kapsamlı bilgisini taşıyan bir hücre, nasıl oluyor da bir insanın gelişiminde, tam olarak oynaması gereken rolü oynayabiliyor? Nasıl oluyor da herhangi bir şeye dönüşebilen bir hücre, özel bir şeye dönüşüyor? Örneğin retinadaki bir çubuk hücresi nasıl oluyor da, ışığı absorbe eden bir protein üretme konusundaki emirlere uyacak şekilde yapılanmıştır? Ya da bir pankreas hücresi insülin üretmeyi nereden bilmektedir?... Biz bu soruların tümüne cevap verememekteyiz.</text:span><text:span text:style-name="T12">112</text:span></text:p>
      <text:p text:style-name="P12">Dr. Lee Spetner ise, tek bir hücreden düşünebilen bir insanın oluşumunu şu sözlerle ifade eder:</text:p>
      <text:p text:style-name="P6"><text:span text:style-name="T1">Gözlerin, kolların ve bacakların, hatta parmaklardaki tırnaklar ve kirpiklerin kusursuzluğu. Bu mükemmel ve inanılmaz derecede kompleks bir canlı, nasıl tek bir hücreden meydana geldi? Ne tür bir program böyle bir gelişmeyi yönetmiş olabilir. Görebilen gözler, işitebilen kulaklar, düşünebilen ve kompleks organlarının hareketlerini yönlendiren bir beyin, hepsi tek bir hücreden meydana geldi. Her birimizin tek bir hücreden meydana gelmiş olması ve birçok faaliyeti yerine getirebilen, düşünebilen bir varlığa dönüşmesi gerçekten akıl almaz.</text:span><text:span text:style-name="T12">113</text:span></text:p>
      <text:p text:style-name="P12">Tüm bu olağanüstü olayların, tesadüflerin veya hücrenin kendi eseri olamayacağı açıkça bellidir. Peki, hücrede meydana gelen bu olayları yöneten, belli bir amaca yönelik olarak yaratan, milyarlarca bilgiyi, gözle görülmeyecek kadar küçük bir alana sığdıran akıl ve güç kime aittir? Bu sorunun tek bir cevabı vardır: Yüce <text:soft-page-break/>Rabbimiz sonsuz rahmetiyle insanı, şu anki haliyle düzgün bir surette yaratmıştır ve gerek bedenindeki gerekse çevresindeki düzeni insana nimet olarak sunmaktadır. Bir ayette şöyle bildirilmektedir:</text:p>
      <text:p text:style-name="P38">Size her istediğiniz şeyi verdi. Eğer Allah'ın nimetini saymaya kalkışırsanız, onu sayıp-bitirmeye güç yetiremezsiniz. Gerçek şu ki, insan pek zalimdir, pek nankördür. (İbrahim Suresi, 34)</text:p>
      <text:p text:style-name="P12"/>
      <text:h text:style-name="P46" text:outline-level="2">Genler Hücre Bölünmesini ve Büyümeyi Nasıl Kontrol Ederler?</text:h>
      <text:p text:style-name="P12">Genlerin en önemli görevlerinden biri de, embriyoların nasıl geliştiğini kontrol etmektir. Bu süreçteki yoğun düzenlemeler, bölünen hücrenin DNA'sının düzgün olarak kopyalandığına, DNA'daki hataların onarıldığına ve her yeni hücrenin tam bir set kromozom aldığına emin olunmasını sağlar. Bu süreçte, bazı genlerin hataları kontrol etmesini ve bir şey yanlış giderse, onarım için işlemleri durdurmasını sağlayan denetim noktaları vardır. Eğer bir hücrenin DNA'sında tamir edilemeyecek bir hata olursa, "apoptosis" denilen programlanmış "hücre ölümü" gerçekleşebilir. Bu, vücudun ihtiyacı olmayan hücrelerden kurtulması için yaygın bir yöntemdir. Apoptosis yapan hücreler parçalanır ve makrofaj denilen bir tür akyuvar hücreleri tarafından geri dönüşümü yapılır. Apoptosis, vücudu kansere sebep olabilecek, genetik açıdan hasarlı hücrelerden korur. Kanser, bilindiği gibi hücre bölünmesinin normal düzenlemesi bozulduğunda oluşur. Bölünme kontrolsüz, düzensiz gerçekleşir ve kanserli bir tümöre yol açan genetik bozuklukları biriktirir. Apoptosis ayrıca embriyonun gelişiminde ve yetişkin birinin dokularının korunmasında çok önemli bir rol oynar. </text:p>
      <text:p text:style-name="P10"><text:span text:style-name="T1">Moleküler biyolojinin en önemli buluşlarından biri, bazı genlerin bazıları üzerinde daha etkili olduğunun keşfedilmesidir. Bunun sebebi, genlerin bu yetki derecelerine göre organize olmalarıdır. Örneğin bazı genler sadece hemoglobin yapılması, saçın uzaması veya sindirim enzimlerinin üretilmesi gibi sabit işlerden sorumludur. Bu moleküler işçilerin üzerinde ise </text:span><text:span text:style-name="T5">"düzenleyici genler"</text:span><text:span text:style-name="T1"> bulunur. Bunlar bu işçi genleri çalıştırır ve durdururlar. Örneğin, çocukluk döneminde hemoglobin geninin çalışmasını durdurur, gerektiğinde de çalıştırırlar. Düzenleyici genler, hem işçilerin hem de orta dereceli yönetici genlerin üzerinde üst düzey kontrol geni olarak hareket ederler. Bunların kararları, düzinelerce hatta yüzlerce alt birimi etkiler. Bu genler o kadar hayati önem taşır ki, embriyo döneminde zarar görmeleri ölümcül olabilir. </text:span></text:p>
      <text:p text:style-name="P12">Bu, üzerinde dikkatle düşünülmesi gereken bir bilgidir. Genler, atomlardan oluşan moleküllerdir. Peki bu moleküller, aralarında böylesine düzenli bir organizasyonu nasıl kurmuşlardır? Nasıl olup da, bir molekül bir insanın boyunun uzamasını durdurma kararı alır, bu kararını diğerine iletir, diğeri ise bu kararı nasıl anlayıp uygulamaya koyar? Bu disiplinin kurucusu kimdir? Dahası, milyonlarca yıldır, trilyonlarca gen, aynı disiplin, itaat, akıl ve şuurla görevini eksiksiz yerine getirmektedir. Böyle bir sistemin tesadüfen oluştuğunu iddia etmek, çok büyük bir safsatadır. Genleri, en akılcı ve en kusursuz biçimde programlayan şüphesiz, herşeyin Rabbi olan Allah'tır.</text:p>
      <text:p text:style-name="P38">De ki: "Göklerin ve yerin Rabbi kimdir?" De ki: "Allah'tır." De ki: "Öyleyse, O'nu bırakıp kendilerine bile yarar da, zarar da sağlamaya güç yetiremeyen birtakım veliler mi (tanrılar) edindiniz?" De ki: "Hiç görmeyen (a'ma) ile gören (basiret sahibi) eşit olabilir mi? Veya karanlıklarla nur eşit olabilir mi?" Yoksa Allah'a, O'nun yaratması gibi yaratan ortaklar buldular da, bu yaratma, kendilerince birbirine mi benzeşti? De ki: "Allah, herşeyin yaratıcısıdır ve O, tektir, kahredici olandır." (Rad Suresi, 16)</text:p>
      <text:p text:style-name="P12"/>
      <text:h text:style-name="P46" text:outline-level="2"><text:soft-page-break/>Mayoz ve Mitoz Bölünmenin Hikmetleri</text:h>
      <text:p text:style-name="P10"><text:span text:style-name="T1">Hücre bölünmesi iki temel şekilde gerçekleşir ve bunların her biri tam olması gerektiği zamanda ve gerektiği şekilde olur. Bunlardan ilki, döllenme esnasında gerçekleşen </text:span><text:span text:style-name="T5">"mayoz"</text:span><text:span text:style-name="T1"> bölünme şeklidir. Mayoz bölünme, yumurta ve sperm hücrelerini oluşturan hücre bölünmesi çeşitidir. </text:span></text:p>
      <text:p text:style-name="P12">Bu bölünme neticesinde insanların her nesilde aynı kromozom sayısına sahip olması mümkün olur. Söz konusu hücreler kromozomlarını, yumurta ve sperm hücrelerini oluşturmak için yarıya -46'dan 23'e- indirirler. Döllenme esnasında sperm ve yumurta hücreleri birleştiğinde, böylece embriyo da 46 kromozoma tamamlanmış olur. Peki bu matematik hesabını kusursuzca kim yapmaktadır? Hücrelerin kendi kendilerine böyle bir öngörüye sahip olmaları, birleştiklerinde normal bir insan kromozomu oluşturmak için, neler yapmaları gerektiğini bilmeleri mümkün değildir. Onları bir ölçüye göre hareket ettiren, bu kusursuz sistemi kuran, elbette üstün kudret sahibi Allah'tır. Bir Kuran ayetinde şöyle haber verilmektedir:</text:p>
      <text:p text:style-name="P38">... Elbette Allah, Kendi emrini yerine getirip-gerçekleştirendir. Allah, herşey için bir ölçü kılmıştır. (Talak Suresi, 3)</text:p>
      <text:p text:style-name="P10"><text:span text:style-name="T1">Rabbimizin insanın oluşumunda mayoz bölünmeyi var etmesinin çok büyük hikmetleri vardır. Örneğin her birleşme sırasında ya sadece babadan ya da sadece anneden gelen kromozomlar, yeni embriyonun kromozomlarını oluştursaydı, yine her zigot hücresi normal bir insan gibi 46 kromozoma sahip olurdu, ancak o zaman dünyadaki insan çeşitliliği olmazdı. Her yeni doğan bebek ya annesinin ya da babasının bir kopyası olurdu. Bu yüzden mayoz bölünme şekli son derece hikmetlidir ve kusursuz bir düzenle insanın ilk yaratıldığı andan itibaren işlemektedir. Hücrelerin bu tür bölünmesi esnasında, "DNA karışımı" (DNA shuffling) süreciyle genetik çeşitlilik mümkün olmaktadır. Olası o kadar çok DNA kombinasyonu bulunmaktadır ki, aynı iki ebeveynin farklı döllenmelerde tamamen birbirinin aynı bir çocuk dünyaya getirme ihtimali dahi, sonsuz derecede küçük bir sayıdır. Yaklaşık olarak yetmiş trilyonda bir ihtimaldir.</text:span><text:span text:style-name="T12">114</text:span><text:span text:style-name="T1"> </text:span></text:p>
      <text:p text:style-name="P12">Prof. Gerald L. Schroeder genetik bilgilerin karışması esnasında, bir anormallik olmadan son derece düzgün ve estetik görünümde bir insanın var olmasındaki olağanüstülüğe de dikkat çekmektedir:</text:p>
      <text:p text:style-name="P6"><text:span text:style-name="T1">İnsan genomunda mevcut olan özellik takımları arasında, 5 milyondan fazla farklı kombinasyon kurulması olasıdır. Bu çeşitliliğe ek olarak, çiftler, hücrenin merkezi düzleminde sıralandıklarında, genleri çaprazlama olarak değiş tokuş ederler... Yeni kromozom kümelerinden her biri, hem anneden hem de babadan parçalar içerir. Bu safhada olası kombinasyon sayısı trilyonlara ulaşır. Bu devasa potansiyel çeşitlilik düşünüldüğünde, iki insanın hiçbir zaman için birbirine tıpatıp benzememesi şaşırtıcı değildir. Bütün bu genetik karmaşıklığa rağmen, doğan çocukların büyük bir çoğunluğunun normal görünümlü olması ise şaşırtıcıdır.</text:span><text:span text:style-name="T12">115</text:span></text:p>
      <text:p text:style-name="P12">DNA dizilimindeki hataların ne denli tehlikeli sonuçları olduğuna önceki bölümlerde değinmiştik. Ayrıca genlerde ufak tefek düzenlemelerin çok yönlü olumsuz sonuçları olduğu göz önünde bulundurulursa, dev bilgi bankasının karışımından böylesine kusursuz bir insanın ortaya çıkması, Allah'ın sonsuz kudretinin delillerinden biridir. Bir ayette Yüce Rabbimiz şöyle buyurmaktadır:</text:p>
      <text:p text:style-name="P38">O Allah ki, yaratandır, (en güzel bir biçimde) kusursuzca var edendir, 'şekil ve suret' verendir. En güzel isimler O'nundur. Göklerde ve yerde olanların tümü O'nu tesbih etmektedir. O, Aziz, Hakimdir. (Haşr Suresi, 24)</text:p>
      <text:p text:style-name="P10"><text:span text:style-name="T1">İkinci hücre bölünme şekli ise </text:span><text:span text:style-name="T5">"mitoz"</text:span><text:span text:style-name="T1"> bölünmedir. Mitoz bölünme sırasında hücre, kromozomları da dahil olmak üzere bütün içeriğini kopyalar ve iki ikiz yavru hücre olarak bölünür. Böylece yeni dokuların inşa edilmesi </text:span><text:soft-page-break/><text:span text:style-name="T1">mümkün olur. Örneğin kalbi oluşturmak için binlerce kalp hücresine ihtiyaç vardır. Bir mide veya böbrek hücresi bu kalp hücrelerinin yerini alamaz, dolayısıyla fonksiyonel bir kalp oluşturacak kadar kalp hücresinin çoğalması gereklidir. Diğer taraftan parmağınızı kestiğinizde de, hemen burada yeni deri hücreleri bölünerek, kesik bölgeyi tamamlayacak şekilde çoğalır. Aynı şekilde bir bebeğin çocukluk ve gençlik dönemlerinde büyümesi de, hep mitoz bölünmeler sayesinde mümkün olur. Kemik hücreleri düzgün bir şekilde çoğalarak önce bir çocuk, sonra bir yetişkin iskeleti inşa ederler. </text:span></text:p>
      <text:p text:style-name="P12">Bu süreç öylesine önemlidir ki, mitozun aşamaları bir kısım genler tarafından dikkatle kontrol edilir. Çünkü mitoz bölünme olması gerektiği gibi düzenlenmezse, kanser gibi sağlık sorunlarıyla karşılaşılabilir. Buradaki mükemmellik çok dikkat çekicidir. Bir hücrenin içinden yine eksiksiz bir hücre çıkmaktadır. Öyle ki bu hücre kendi gibi yeni hücreler üretebilecek tam bir donanıma sahiptir. </text:p>
      <text:p text:style-name="P12">Ayrıca hemen döllenmeden sonra mitoz bölünmenin başlaması da son derece şaşırtıcıdır. Hücreler, yeni bir bebeğin oluşması için olağanüstü bir kapasiteyle bölünmeye başlarlar. Organları şekillendirirler; bunlar arasındaki bağlantıları kurarlar ve dokuz ay içinde düzgün bir insan görünümü alırlar. Burada tecelli eden yüksek şuur, belli bir amaca yönelik gerçekleşen aşamaların her biri, Allah'ın emri, O'nun ilhamı ile olur. Kuran'da Rabbimiz şöyle buyurmaktadır:</text:p>
      <text:p text:style-name="P37"><text:span text:style-name="T1">Gerçek </text:span>ş<text:span text:style-name="T1">u ki, insan</text:span>ı<text:span text:style-name="T1">n üzerinden, daha kendisi an</text:span>ı<text:span text:style-name="T1">lmaya değer bir </text:span>ş<text:span text:style-name="T1">ey değilken, uzun zamanlardan (dehr) bir süre (hin) gelip-geçti. </text:span>Ş<text:span text:style-name="T1">üphesiz </text:span><text:span text:style-name="T7">Biz insan</text:span><text:span text:style-name="T22">ı</text:span><text:span text:style-name="T7">, karma</text:span><text:span text:style-name="T22">şı</text:span><text:span text:style-name="T7">k olan bir damla sudan yaratt</text:span><text:span text:style-name="T22">ı</text:span><text:span text:style-name="T7">k.</text:span><text:span text:style-name="T1"> Onu deniyoruz. Bundan dolay</text:span>ı<text:span text:style-name="T1"> onu i</text:span>ş<text:span text:style-name="T1">iten ve gören yapt</text:span>ı<text:span text:style-name="T1">k. Biz ona yolu gösterdik; (art</text:span>ı<text:span text:style-name="T1">k o,) ya </text:span>ş<text:span text:style-name="T1">ükredici olur ya da nankör. (İnsan Suresi, 1-3)</text:span></text:p>
      <text:p text:style-name="P37"><text:span text:style-name="T1">De ki: "Sizi in</text:span>ş<text:span text:style-name="T1">a eden (yaratan), size kulak, gözler ve gönüller veren O'dur. Ne az </text:span>ş<text:span text:style-name="T1">ükrediyorsunuz?" (Mülk Suresi, 23)</text:span></text:p>
      <text:p text:style-name="P12"/>
      <text:h text:style-name="P46" text:outline-level="2">Genetik Hastalıklar, DNA'daki Düzende Tesadüflerin Yeri Olmadığını Ortaya Koymaktadır</text:h>
      <text:p text:style-name="P12">DNA molekülündeki kusursuzluğun ve düzenin önemini ortaya koyan unsurlardan biri de genetik hastalıklardır. Herhangi bir molekülün yaptığı tek bir hata, insanın zarar görmesine hatta ölmesine neden olabilir. Ama bu moleküller, üstün bir aklın emrinde olduklarını açıkça gösterir ve yaptıkları işte hataya düşmezler. Bedeninizdeki 100 trilyon DNA molekülü, DNA'yı meydana getiren nükleotidler, hücreyi inşa eden proteinler, aradaki trafiği mükemmel bir şekilde yönlendiren enzimler, enzimleri meydana getiren amino asitler ve 100 trilyon DNA'yı içinde barındıran ve "sizi" meydana getiren 100 trilyon hücre, benzersiz üstünlükte bir organizasyon ve düzene sahip yapılardır. </text:p>
      <text:p text:style-name="P12">DNA'da yer alan bilgilerin ne kadar hassas bir düzen ve dengeye sahip oldukları göz önünde bulundurulduğunda ise, tesadüfi oluşumun ne kadar imkansız olduğu daha da iyi anlaşılır. Daha evvel detaylı yer verdiğimiz gibi, üç milyar harften oluşan DNA'daki bilgiler, A-T-G-C harflerinin birbiri ardına özel ve anlamlı bir sıra içinde dizilmesi ile oluşur. Ancak bu sıralamada tek bir harf hatasının dahi olmaması gerekir. Ansiklopedide yanlış yazılmış bir kelime ya da harf hatası önemsenmez, hatta çoğu zaman fark edilmez bile. Buna karşın, <text:soft-page-break/>DNA'da herhangi bir basamaktaki, örneğin 1 milyar 719 milyon 348 bin 632'nci basamaktaki bir harfin yanlış kodlanması gibi bir hata bile, hücre için, dolayısıyla insan için önemli sonuçlara yol açabilir. </text:p>
      <text:p text:style-name="P10"><text:span text:style-name="T1">Bir genomdaki minimum değişiklik, bir nükleotiddeki değişikliktir. Ancak buradaki küçük gibi görünen bir hata dahi, çok ciddi sonuçlar doğurur. Örneğin insan gözünün retinasında, rodopsin adındaki pigmenti şifreleyen gende, S (Sitozin) yerine A (Adenin) bulunması, körlüğe yol açan bir göz hastalığına neden olur.</text:span><text:span text:style-name="T12">116</text:span><text:span text:style-name="T1"> </text:span></text:p>
      <text:p text:style-name="P12">Tek bir gende meydana gelen bozukluk sonucu ise, tedavisi hemen hemen imkansız kalıtsal hastalıklar ortaya çıkar. Örneğin "fenilketonüri" denilen hastalıkla doğan çocukların metabolizması, proteinli gıdalarda bulunan, fenilalanin isimli bir aminoasidi kullanamaz. Bunun sonucunda kanda ve diğer vücut sıvılarında artan fenilalanin ve onun artıkları, çocuğun gelişmekte olan beynini tahrip eder ve ileri derecede zeka özürlü olmasına, sinir sistemi ile ilgili çeşitli hastalıkların ortaya çıkmasına neden olur. Bu hastalığın sebebi ise, fenilalanin hidroksilaz enzimi yapımından sorumlu bozuk bir genin varlığıdır. Ciddi sonuçlar doğuran Akdeniz Anemisi, hemofili, kistik fibroz, Ailevi Akdeniz Ateşi (FMF), doğumsal işitme kaybı gibi hastalıkların sebepleri de bu tür gen bozukluklarıdır. Genetik yapıdaki çeşitli bozuklukların neden olduğu daha birçok kalıtsal hastalık vardır. Her biri çok ciddi sonuçlar doğuran bu hastalıkların başlıca nedeni, genetik şifredeki milyarlarca harften birkaç tanesinin yanlış yerde bulunmasıdır. </text:p>
      <text:p text:style-name="P12">Huntigton koresi denilen genetik hastalıkta ise, hasta 35 yaşına kadar sağlıklıdır. Ancak bu yaştan sonra birdenbire kol, bacak ve yüz kaslarında denetlenemeyen istemsiz kasılmalar başlar. Tedavisi olmayan bu ölümcül hastalık beyni de etkilediğinden, hastanın belleği ve düşünme yetileri giderek zayıflar. Tüm bu genetik hastalıkların gösterdiği önemli bir gerçek vardır; genetik şifre o kadar hassas, dengeli ve kusursuzca hesaplanarak planlanmıştır ki, bu düzendeki en küçük bir değişiklik dahi, ciddi sorunlar oluşturabilmektedir. Sadece bir harfin eksikliği veya fazlalılığı, ölümcül hastalıklara veya hayat boyu sürecek ciddi sakatlıklara neden olabilmektedir. Dolayısıyla böylesine hassas bir denge ve düzenin tesadüfen oluştuğunu, ve evrim teorisinin iddia ettiği gibi mutasyonlar yoluyla kendiliğinden geliştiğini söylemek kesinlikle imkansızdır. </text:p>
      <text:p text:style-name="P12">Öyle ise, DNA'da yer alan muazzam bilgi ilk olarak nasıl oluşmuş ve şifrelenmiştir? Hayatın kökenini tesadüflere dayandıran evrimciler, hayatın kökeni ile ilgili her soruda yanıtsızdırlar. Milyonlarca sayfalık, milyarlarca bilginin tesadüfen yazıldığını iddia edenler, elbette ki bu şekilde cevapsız kalacaklardır. Nasıl ki her eserin veya her bilginin bir yazarı ve sahibi varsa, DNA'daki bilginin de bir sahibi ve yaratıcısı vardır; ve O Yaratıcı, üstün ve güçlü, sonsuz ilim ve akıl sahibi olan Rabbimiz Allah'tır.</text:p>
      <text:p text:style-name="P12">Tesadüfi etkilerin canlılara sadece hasar verdiklerinin bir diğer kanıtı ise, genetik şifrenin kodlanış biçimidir. Canlılardaki bilinen hemen hemen tüm genler, canlıyla ilgili birden fazla bilgiyi içerirler. Moleküler biyolog Michael Denton, genlerin bu özelliğini şöyle açıklamaktadır:</text:p>
      <text:p text:style-name="P6"><text:span text:style-name="T1">Genlerin gelişim üzerindeki etkileri şaşılacak derecede farklıdır. Ev faresinde tüy rengiyle ilgili hemen her gen, boy uzunluğuyla da ilgilidir. Meyve sineği </text:span><text:span text:style-name="T3">Drosophila Melanogaster</text:span><text:span text:style-name="T1">'in göz rengi mutasyonları için kullanılan 17 adet X ışını deneyinden 14'ünde, göz rengiyle oldukça ilgisiz olan dişinin cinsel organlarının yapısı etki görmüştür. Yüksek organizmalarda incelenen hemen her gen, bir organdan fazla etkiye sahiptir.</text:span><text:span text:style-name="T12">117</text:span></text:p>
      <text:p text:style-name="P12">Canlıların genetik yapılarındaki bu özellik nedeniyle, tesadüfi bir etki sonucu DNA'daki herhangi bir gende meydana gelen değişiklik, birden fazla organa etki edecektir. Böylece bozukluk sadece belirli bir bölge içinde kalmayacak, çok daha fazla yıkıcı etkilere sahip olacaktır.</text:p>
      <text:p text:style-name="P10"><text:span text:style-name="T1">Sonuç olarak sağlık, "tesadüfen" oluşamaz. Tam tersine üstün bir yaratılışın sonucu olarak, Rahman ve Rahim olan Rabbimiz'den bir nimettir. Allah, dilediği zaman da bu nimeti alabileceğini, vücudun bilinmeyen bir </text:span><text:soft-page-break/><text:span text:style-name="T1">noktasında ölümcül bir hastalık yaratabileceğini, bize örnekleriyle göstermektedir. Elbette bu eksikliklerde büyük hikmetler vardır. İnsana düşen, kendisine sağlık verip, onu </text:span><text:span text:style-name="T5">"düzgün bir adam kılan"</text:span><text:span text:style-name="T1"> (Kehf Suresi, 37) Allah'a şükretmektir. Hastalandığında ise, hastalığın da sağlığın da O'ndan olduğunu bilmeli ve Hz. İbrahim gibi, </text:span><text:span text:style-name="T5">"hastalandığım zaman bana şifa veren O'dur"</text:span><text:span text:style-name="T1"> (Şuara Suresi, 80) diyerek Allah'tan yardım dilemelidir.</text:span></text:p>
      <text:p text:style-name="P12"/>
      <text:p text:style-name="P12"/>
      <text:h text:style-name="P40" text:outline-level="1">9. BÖLÜM</text:h>
      <text:h text:style-name="P45" text:outline-level="1">İnsan Genomu Projesi Hakkında Darwınist Materyalist Yanılgılar</text:h>
      <text:p text:style-name="P12"/>
      <text:p text:style-name="P10"/>
      <text:p text:style-name="P10"><text:span text:style-name="T1">Genom bir hücrenin ya da bir canlının sahip olduğu genetik bilgilerin bütününe verilen isimdir. İnsan vücudundaki yaklaşık 100 trilyon hücrenin her birinde, eksiksiz yer alan DNA molekülündeki genetik bilginin analizini yapmak için, yaklaşık 20 laboratuvarda, yüzlerce bilim adamı, 10 yıldan fazla çalışmışlardır. "İnsan Genomu Projesi" adı verilen ve 16 kurumdan oluşan uluslararası bir heyet yönetiminde yürütülen projenin amacı, insan hücresindeki genetik bilgilerin tümünü tanımlamak ve DNA'nın genetik dilde yazılmış tüm metnini okumaktı. Bu uluslararası projenin parçası olarak biyologlar, kimyagerler, mühendisler, bilgisayar bilimcileri, matematikçiler ve daha pek çok dalda uzman bilim adamı, insanın fiziksel özelliklerini belirleyen bir biyolojik harita ortaya çıkarmak için çalıştılar. Tüm bu çabalara rağmen DNA dizilimini kaydetme teknolojisi halen <text:s/>çok yavaştır ve tek bir insan kromozomundaki DNA'nın dizilimini kaydetmek dahi, maliyeti çok yüksek bir işlemdir. Öyle ki, İnsan Genomu Projesi için harcanan miktar, yaklaşık 2.7 milyar dolar tutmuştur.</text:span><text:span text:style-name="T12">118</text:span><text:span text:style-name="T1"> Bu miktar, insanın Ay'a gidip gelmesi için harcanan paradan daha fazladır.</text:span></text:p>
      <text:p text:style-name="P12">İnsan DNA'sının diziliminin taslağı 2000 yılında tamamlanmıştır. Ancak projenin son halini bulması, hataların düzeltilmesi ve boşlukların tamamlanması 2003 Nisanı'nda mümkün olmuştur. 13 yıl boyunca sürdürülen İnsan Genomu Projesi'ni, Milli İnsan Genomu Projesi Araştırma Enstitüsü, ABD Enerji Bakanlığı ve Sağlık Bakanlığı koordine etmiştir. İnsan Genomu Projesi'nin amaçlarından bazıları şu şekilde özetlenebilir: </text:p>
      <text:p text:style-name="P12">* İnsan genomunda bulunan yaklaşık 30.000 geni belirlemek ve insanın gen haritasını çıkarmak.</text:p>
      <text:p text:style-name="P12">* DNA'yı oluşturan yaklaşık 3 milyar baz çiftinin dizilimini belirlemek.</text:p>
      <text:p text:style-name="P12">* Elde edilen bilgiyi araştırmalar için kullanılmak üzere veri bankalarında saklamak.</text:p>
      <text:p text:style-name="P12">* Elde edilen verinin analiz edilmesi için yöntem ve araç geliştirmek.</text:p>
      <text:p text:style-name="P12">* Genler ve işlevleri arasındaki bağlantıların bulunması.</text:p>
      <text:p text:style-name="P12">* Genlerin kromozomlarda nasıl bir bütün halinde çalıştıklarının tesbiti.</text:p>
      <text:p text:style-name="P12">* Genetik hastalıkların temeli ve sebeplerinin belirlenmesi.</text:p>
      <text:p text:style-name="P12">Projede kullanılan "gen haritası" tekniği, genlerin kromozomlar üzerinde bulunduğu yerlerin gösterilmesidir. Böylece insan genomunun anatomisi ortaya çıkarılmaktadır. Pek çok genin ve diğer genetik işaretleyicilerin, birbirlerine göre bir kromozom boyunca diziliş sırasının haritalanmasıyla, tüm genom haritasını çıkarmak mümkündür. Genetik haritalama, genomun matematiksel analizi olarak da bilinir ve genlerin kromozomlar üzerindeki konumlarının bulunmasında bir dizi karmaşık istatistiksel analizler kullanılır. Bu haritalama, asıl olarak insan vücudu fonksiyonlarının bilinmesi için gereklidir. Böylece İnsan Genomu Projesi'nin en önemli amaçlarından biri olan genetik hastalıkların temeli ve sebepleri belirlenebilecektir. Bu projeden elde edilen <text:soft-page-break/>verilerle, 4.000 kadar DNA kaynaklı hastalığın tanınabileceği, böylece yakın gelecekte risk içeren genetik hastalıklara yönelik özel ilaçlar üretilerek, gen tedavisinin mümkün olacağı tahmin edilmektedir. </text:p>
      <text:p text:style-name="P12"/>
      <text:h text:style-name="P46" text:outline-level="2">Genlerin Büyüklükleri Komplekslik Ölçüsü Değildir</text:h>
      <text:p text:style-name="P10"><text:span text:style-name="T1">İnsan genomunun büyüklüğü kolaylıkla yanlış yorumlanabilmektedir. İnsanların sinekten 25 kat daha fazla DNA'ya sahip olmasının nedeni, insanların çok daha büyük ve kompleks olması değildir. Çünkü genetik bilginin miktarının biyolojik açıdan kompleks olmakla bir ilişkisi bulunmamaktadır. Örneğin tek hücreli </text:span><text:span text:style-name="T3">Paramecium caudatum</text:span><text:span text:style-name="T1"> 8,6 milyar nükleotide sahiptir. Bu insan genomunun iki katından fazla bir sayıdır. Bilinen en geniş genetik bilgiye ise 670 milyar nükleotid ile tek hücreli </text:span><text:span text:style-name="T3">Amoeba dubia</text:span><text:span text:style-name="T1"> sahiptir.</text:span><text:span text:style-name="T12">119</text:span></text:p>
      <text:p text:style-name="P12">İnsan Genomu Projesi'nde çalışan bilim adamları, genlerin fonksiyonlarının ve aralarındaki ilişkilerin anlaşılması aşamasının daha başında olduklarını belirtmektedirler. Çünkü ortaya çıkan sonuçlar hiç de tahmin edildiği gibi çıkmamıştır. Örneğin bir farede veya buğdayda bile, insandan daha uzun DNA bulunmaktadır. Bu da, DNA'nın uzun olması ile organizmanın kompleks olması arasında her zaman doğru orantı olmadığını göstermektedir. Bu konuya biyofizikçi Dr. Lee Spetner şöyle değinmektedir:</text:p>
      <text:p text:style-name="P6"><text:span text:style-name="T1">Bazı organizmaların kromozomları, diğerlerinin kromozomlarındakinden daha fazla DNA'ya sahiptir. Organ kompleksliğini ölçmek için, genomdaki DNA miktarının iyi bir yöntem olduğunu düşünebilirsiniz, fakat bu tamamen doğru değildir. İnsanlar bazı böceklerden 30 kat daha fazla DNA'ya sahip olmalarına rağmen, insanlardaki DNA'nın iki katından daha fazlasına sahip olan böcekler vardır. DNA miktarı kompleksliği ölçmek için güvenilir bir yol değildir.</text:span><text:span text:style-name="T12">120</text:span></text:p>
      <text:p text:style-name="P12">Diğer taraftan insanın gen sayısı konusundaki önceki tespitlerin de hatalı olduğu ortaya çıkmıştır. Çalışmanın başlangıcında bilim adamları insanda 50.000 ile 140.000 arasında gen bulunacağını tahmin etmelerine rağmen, yapılan son çalışmalarda sadece 25.000 ile 30.000 civarında gen tespit edilmiştir. Bu durum, bilim çevrelerini oldukça şaşırtmıştır. İnsan Genomu Projesini yöneten Francis S. Collins bu durumu şöyle anlatmaktadır:</text:p>
      <text:p text:style-name="P6"><text:span text:style-name="T1">İnsanların beklenenden daha az geni olduğu anlaşıldı. Burada genden söz ederken, belirli bir proteini şifreleyen belirli bir DNA diziliminden söz ediyorum. Elbette protein oluşturmayan RNA dizilimleri de vardır. Fakat bu tanıma göre, yalnız çok şaşırtıcı biçimde 30.000 kadar insan geni olduğu anlaşıldı. Halbuki son on beş yıldır, 100.000 genden söz ediyorduk ve ders kitaplarında da böyle yazıyordu. Bu herkes için bir tür şok oldu. Hatta bazı kişiler bundan fazlasıyla etkilendi ve sıkıntıya düştüler. Çünkü insandan önce daha basit canlıların genleri de sayılmıştı ve örneğin bir tür solucanın 19.000, yabani otun 25.000 geni vardı ve biz yalnız 30.000 gene sahiptik. Daha da kötüsü, pirinç bitkisinin genetik şifresi çözüldüğünde, 55.000 geni bulunduğu anlaşıldı. Bu ne anlama geliyordu? İnsana ve pirinç bitkisine bakan birisi, elbette insanın biyolojik olarak daha kompleks olduğunu söyleyecektir. Bu konuda şüphe olduğunu sanmıyorum. Öyleyse tek dayanak gen sayısı olmamalı. Öyleyse neler olup bitiyordu?</text:span><text:span text:style-name="T12">121</text:span></text:p>
      <text:p text:style-name="P12">Buradaki sıkıntı şundan kaynaklanmaktadır. Darwinist bilim adamları iddialarını insanın daha kompleks bir canlı olduğu, dolayısıyla gen sayılarının da daha fazla olduğu mantığı üzerine kuruyorlardı. Maya hücresinde 6.000, meyve sineğinde 13.000, bir tür solucanda 18.000, bir tür bitkide 26.000 gen bulunmasına karşılık, insan hücresinde, çok daha kompleks olması nedeniyle, daha fazla sayıda gen olması bekleniyordu. Ancak İnsan <text:soft-page-break/>Genomu Projesi, dogmatik bir mantık olan organizmanın kompleksleştikçe, DNA ve gen sayısının çoğalması beklentisini boşa çıkarmıştır. </text:p>
      <text:p text:style-name="P12">Ne gen sayıları ne de DNA büyüklükleri, evrimcilerin öne sürdüğü gibi bir "evrim zinciri" göstermemektedirler. Ancak evrimciler gerçekte kendi aleyhlerinde olan bu son gelişmeyi, çarpıtmaya ve "evrim" delili gibi göstermeye çalışmaktadırlar. Bazı basın kuruluşları ise, hem konu hakkındaki yetersiz bilgileri hem de ön yargılı yaklaşımları nedeniyle, İnsan Genomu Projesi'nin "evrime kanıt" sağladığını zannetmekte ya da öyle göstermeye çalışmaktadırlar. Ancak projeden elde edilen bilimsel bulgular, Darwinizm'e diğer bilim dallarında olduğu gibi genetik alanında da tüm kapıları kapamıştır.</text:p>
      <text:p text:style-name="P12"/>
      <text:h text:style-name="P46" text:outline-level="2">Evrimcilerin Genetik Benzerlik Çarpıtması </text:h>
      <text:p text:style-name="P12">İnsan Genomu Projesi çerçevesinde insanlığın gen haritasının çıkarılmasıyla birlikte, bu projenin sonuçları çarpıtılmakta ve bazı evrimci yayınlara malzeme olmaktadır. Söz konusu haberlerde şempanzelerin genlerinin insan genleri ile yüzde 98 benzerlik gösterdiği iddia edilmekte ve bunun evrim teorisinin bir delili olduğu ileri sürülmektedir. Gerçekte ise, bu iddiaların evrim iddialarına hiçbir katkısı bulunmamaktadır, aksine bunlar çarpıtmaya dayalı sahte delillerdir. </text:p>
      <text:p text:style-name="P10"><text:span text:style-name="T1">Şempanze ile insan genomları %98 benzer olsa bile, bundan "insan %98 şempanzedir" sonucu çıkarmak mantıksızdır. Çünkü insan belli oranlarda genlerini başka birçok canlıyla da paylaşır. Örneğin </text:span><text:span text:style-name="T3">New Scientist </text:span><text:span text:style-name="T1">dergisinde aktarılan genetik analizlere göre, nematod solucanları ve insan DNA'larında %75'lik bir benzerlik söz konusudur.</text:span><text:span text:style-name="T12">122</text:span><text:span text:style-name="T1"> Ancak bu durum insanın %75 solucan olduğunu göstermez ya da arada sadece %25'lik bir fark bulunduğu anlamına gelmez. Bu çıkarımların mantıksızlığını, bazı evrimciler de görmekte ve dile getirmektedirler. Örneğin Profesör Steven Jones, muz ve insan arasında %50 genetik benzerlik bulunduğunun gösterilmesinin, insanın %50 muz olduğu anlamına gelmeyeceğini hatırlatmaktadır. Çünkü iki farklı canlıdaki genler aynı olsa bile, bunların tamamen farklı şekilde çalışabildikleri bilinmektedir. Ayrıca genlerin, bazen birden çok işlevle ilgili olması, bazen de bir işlevin birden çok gen tarafından yönetilmesi, genler arasındaki matematiksel farklılığı çok büyük oranda genişletmektedir.</text:span></text:p>
      <text:p text:style-name="P10"><text:span text:style-name="T1">Öte yandan bazı proteinler üzerinde yapılan analizler de, insanı çok daha farklı canlılara yakın gibi göstermektedir. Cambridge Üniversitesi'ndeki araştırmacıların yaptığı bir çalışmada, kara canlılarının bazı proteinleri karşılaştırılmaktadır. Hayret verici bir şekilde, yaklaşık bütün örneklerde insan ve tavuk, birbirlerine en yakın akraba olarak eşleşmişlerdir. Bir sonraki en yakın akraba ise timsahtır.</text:span><text:span text:style-name="T12">123</text:span><text:span text:style-name="T1"> <text:s/></text:span></text:p>
      <text:p text:style-name="P10"><text:span text:style-name="T1">Evrimcilerin "insan ile maymun arasındaki genetik benzerlik" konusunda kullandıkları bir diğer örnek ise, insanda 46, şempanze ve gorillerde ise 48 kromozom bulunmasıdır. Evrimciler, kromozom sayılarının yakınlığını evrimsel bir ilişkinin göstergesi sayarlar. Oysa eğer evrimcilerin kullandığı bu mantık doğru olsaydı, insanın şempanze ile aynı yakınlıkta bir akrabası olması gerekirdi: "Patates". Çünkü patatesin kromozom sayısı goril ve şempanzeninkiyle aynıdır: 48. Diğer taraftan yabani tavşanın kromozom sayısı, insanınki ile aynıdır: 46.</text:span><text:span text:style-name="T12">124</text:span><text:span text:style-name="T1"> Bu örnekler, genetik benzerlik kavramının evrim teorisine bir delil oluşturmadığını göstermektedir. Çünkü genetik benzerlikler iddia edilen evrim şemalarına uymamakta, aksine bunlara tamamen ters sonuçlar vermektedir.</text:span></text:p>
      <text:p text:style-name="P12">Darwinist medyanın bu konuda yaptığı şey, bilgileri seçici olarak kullanıp, bunların arasından propaganda malzemesi oluşturmaktır. İnsan ile maymunun ortak bir atadan geldiğini iddia ettikleri için, insan DNA'sı ile maymun DNA'sı arasındaki benzerliği ön plana çıkarmaktadırlar. Halbuki evrimcilerin on yıllardır sürdürdükleri %98 benzerlik propagandasının geçersizliğini gösteren, yine evrimciler tarafından yapılmış bilimsel araştırmalar <text:soft-page-break/>da bulunmaktadır. Ancak bunlar, çarpıtmaya dayalı benzerlik iddialarının aksine, kasıtlı olarak haber yapılmamaktadır ya da bunlara küçük çaplı yer ayrılmaktadır.</text:p>
      <text:p text:style-name="P12">CNN'in web sayfasında 25 Eylül 2002 tarihinde yayınlanan "Humans, chimps more different than thought" (İnsanlar, şempanzeler düşünüldüğünden daha farklı)" başlıklı yazıda bu araştırmanın sonuçları şöyle haber verilmektedir:</text:p>
      <text:p text:style-name="P6"><text:span text:style-name="T1">Yapılan yeni genetik araştırmaya göre, insanlar ve şempanzeler arasında bir zamanlar inanıldığından çok daha fazla farklılık var. Biyologlar uzun bir süre şempanzelerin ve insanların genlerinin %98.5 benzer olduğunu savundular. Ancak Kaliforniya Teknoloji Enstitüsü'nden bir biyolog, bu hafta yayınlanan çalışmada, genleri karşılaştırmak için kullanılan yeni bir yöntemin, insanlar ve maymunların arasındaki genetik benzerliğin yalnızca %95 oranında olduğunu gösterdiğini açıkladı. Bu araştırma, insan DNA zincirindeki 3 milyon baz çiftinden 780.000 tanesini şempanzelerinki ile karşılaştıran bir bilgisayar programına dayanıyordu. Daha önceki araştırmacıların bulduklarından daha fazla birbirine benzemeyen bölüm bulundu ve DNA bazlarının en az %3.9 oranında farklı olduğu sonucuna varıldı. Bu durum onu, türler arasında yaklaşık %5 oranında genetik bir farklılık olduğu sonucuna götürdü...</text:span><text:span text:style-name="T12">125</text:span></text:p>
      <text:p text:style-name="P10"><text:span text:style-name="T1">İngiliz bilim dergisi </text:span><text:span text:style-name="T3">New Scientist </text:span><text:span text:style-name="T1">de aynı konuyu 23 Eylül 2002 tarihli internet haberinde "Human-Chimp DNA Difference Trebled" (İnsan-Şempanze Genetik Farkı Üç Katına Çıktı) başlığıyla haber yapmıştır:</text:span></text:p>
      <text:p text:style-name="P6"><text:span text:style-name="T1">İnsan ve şempanze DNA'ları arasında yapılan yeni karşılaştırmalara göre, eskiden düşünüldüğünden daha benzersiziz. Uzun bir süre, en yakın akrabalarımız ile genetik yapımızın 98.5% benzeştiği görüşü savunuldu. Şimdi bunun yanlış olduğu ortaya çıkıyor. Gerçekte, genetik yapımızın %95'den daha az kısmını paylaşıyoruz, şempanzeler ile aramızdaki farklılık, düşünüldüğünden 3 kat daha fazla.</text:span><text:span text:style-name="T12">126</text:span></text:p>
      <text:p text:style-name="P12">Sonuç olarak genom projesi, evrim teorisi lehinde hiçbir bulgu ortaya koymamaktadır. Aksine, canlılar arasında DNA ve gen yapılarına dayanılarak, bir "evrimsel hayat ağacı" oluşturulamayacağını ortaya koymuş ve Darwinizm'e büyük bir darbe indirmiştir. Canlıların DNA şifreleri, 19. yüzyıldan beri, insanlara bir gerçek gibi empoze edilen "hayat ağacı"nın bir hurafe olduğunu açıkça göstermektedir.</text:p>
      <text:p text:style-name="P12">Darwinizm'e körü körüne bağlılık gösteren kesimlerin asıl amacı, halka bilimsel gelişmeleri aktarmak değil, sadece Darwinizm'i yaygınlaştırabilmektir. Ancak Darwinizm propagandasının tüm dayanakları, birbiri ardınca yaşanan bilimsel bulgularla gün geçtikçe erimektedir. Bu durum karşısında, giderek artan sayıda insan, evrim teorisinin ideolojik nedenlerle sürdürülen bir aldatmaca olduğunun farkına varmakta, yaratılış gerçeği hızla yayılmaktadır. Kuran'da Allah şöyle bildirmektedir:</text:p>
      <text:p text:style-name="P38">Hakkı batıl ile örtmeyin ve hakkı gizlemeyin. (Kaldı ki) siz (gerçeği) biliyorsunuz. (Bakara Suresi, 42)</text:p>
      <text:p text:style-name="P37"><text:span text:style-name="T1">Hay</text:span>ı<text:span text:style-name="T1">r, Biz hakk</text:span>ı<text:span text:style-name="T1"> bat</text:span>ı<text:span text:style-name="T1">l</text:span>ı<text:span text:style-name="T1">n üstüne f</text:span>ı<text:span text:style-name="T1">rlat</text:span>ı<text:span text:style-name="T1">r</text:span>ı<text:span text:style-name="T1">z, o da onun beynini darmadağ</text:span>ı<text:span text:style-name="T1">n eder. Bir de bakars</text:span>ı<text:span text:style-name="T1">n ki, o, yok olup gitmi</text:span>ş<text:span text:style-name="T1">tir. (Allah'a kar</text:span>şı<text:span text:style-name="T1">) Nitelendiregeldiklerinizden dolay</text:span>ı<text:span text:style-name="T1"> eyvahlar size. (Enbiya Suresi, 18)</text:span></text:p>
      <text:p text:style-name="P12"/>
      <text:h text:style-name="P46" text:outline-level="2">Bilim Adamları Hala Yetersiz Bilgiye Sahiptir</text:h>
      <text:p text:style-name="P12">İnsan genomunun en çarpıcı yönlerinden birisi, dünya çapında bilim adamlarının onlarca senedir üzerinde çalışıyor olmasına rağmen, genetik yapı hakkındaki bilgilerinin hala çok yetersiz oluşudur. İleri laboratuvar teknolojisi ve bilgisayarla analiz yöntemleri sonucunda Celera şirketindeki bilim adamları 26.500 insan genini tespit etmiş ve 13.000 kadarının da yerleşimini tahmini olarak belirlemişlerdir. İnsan Genomu Projesi ise farklı bir yöntem ile toplam 31.778 kadar insan geni olduğu tahmininde bulunmuştur. Bu iki yöntemin üzerinde anlaştığı, <text:soft-page-break/>insanların 30.000 ila 40.000 arasında gene sahip olduğudur. İnsan genlerinin kompleks yapısı nedeniyle tam bir sayının verilmesi şu an için pek mümkün değildir. </text:p>
      <text:p text:style-name="P10"><text:span text:style-name="T1">İnsan Genomu Projesi tahminlerine göre, DNA'nın protein üretimi ile ilgili talimatları kodlayan kısımları, ellerindeki DNA diziliminin %5'inden daha azını meydana getirmektedir. Genetik bilginin geriye kalan kısmı ise, genetik denetim bölgelerinden, kromozomlarla ilgili önemli özelliklerden ve henüz ne olduğu çözülemeyen DNA kısımlarından oluşmaktadır.</text:span><text:span text:style-name="T12">127</text:span><text:span text:style-name="T1"> Tüm bunlar insanın genetik bilgisini tam olarak anlamadan önce, daha ne kadar çok araştırma yapılması gerektiğini göstermektedir.</text:span></text:p>
      <text:p text:style-name="P10"><text:span text:style-name="T1">Bilim adamları genetik mekanizmanın nasıl işlediğini ortaya koymaya çalışırken, böylesine mükemmel bir sistemin nasıl ortaya çıktığını açıklayamamaktadırlar. </text:span><text:span text:style-name="T3">Harper's Magazine </text:span><text:span text:style-name="T1">dergisinin Aralık 2000 sayısında "Genomdan Mesajlar" başlığı altında Arthur Cody, genetik bilgi içerisindeki işlemlerin bir tür "tetikleme" süreçleri olduğunu tarif ettikten sonra, şu soruları sormaktadır:</text:span></text:p>
      <text:p text:style-name="P6"><text:span text:style-name="T1">Tetikleyiciyi tetikleyen kimdir? Hiç kimse bilmiyor. Hiç kimsenin ortaya atacağı bir teori de yok… 'Tetikleme' ilginç bir biyolojik olaydır, yapımın nasıl gerçekleştiğini açıklamıyor. Homeotik geni (embriyo gelişimini düzenleyen gen) harekete geçiren nedir? Gerçek ya da teorik hiçbir cevap bulunamıyor… Hiç kimse cevabı bilmiyorken, cevabı nasıl aramaları gerektiği hakkında fikre de sahip değiller… Bu süreç ile ilgili herşey tam anlamıyla anlaşılmaz.</text:span><text:span text:style-name="T12">128</text:span></text:p>
      <text:p text:style-name="P12">Burada yazarın sorduğu soruların elbette ki cevabı vardır: Tüm bunlar Yüce Allah'ın ilhamı ile gerçekleşmekte, milyarlarca atom Rabbimiz'in dilemesiyle canlılığın tüm fonksiyonlarını oluşturacak şekilde biraraya gelmektedir. Nitekim İnsan Genomu Projesi'nin sonuçlanmasıyla da, Allah'ın canlıları ne denli üstün bir yaratılışla var ettiğini ortaya koyan "genetik bilgi"nin detayları, insanlığın gözleri önüne serilmiştir. Bugün bu projenin sonuçlarını inceleyen, tek bir insan hücresinde binlerce ansiklopedi sayfasını dolduracak kadar bilgi saklandığını öğrenen her insan, bunun ne kadar büyük bir yaratılış delili olduğunu kavramaktadır. Bu gerçeği dile getirenlerden biri, İnsan Genomu Projesi'nin lideri ve Ulusal İnsan Genomu Projesi Araştırma Enstitüsü direktörü olan fizikçi, genetikçi profesör Francis S. Collins'tir. Prof. Collins'e 2005 yılında insan genetiği araştırmalarına ömür boyu katkılarından dolayı, İnsan Genetiği Amerikan Topluluğu'nun en saygın ödülü kabul edilen "Allan ödülü" verilmiştir. Prof. Collins, bir konuşmasında yaptığı çalışmaların, Allah'a olan inancını güçlendirdiğini şöyle ifade etmiştir:</text:p>
      <text:p text:style-name="P6"><text:span text:style-name="T1">İnsan Genomu Projesi'nin direktörü olarak benim görüşüm, bilimsel ve dini dünya görüşlerinin kesinlikle birbiriyle uyumlu oldukları hatta özünde birbirlerini tamamladıkları yönündedir... İnsan genomunun zerafeti ve kompleks yapısı hayranlık uyandıran bir şaheserdir. </text:span><text:span text:style-name="T5">Bu şaheser Allah'ın tüm bu zaman boyunca bildiği, fakat bizim ancak yeni keşfetmeye başladığımız insanlığın çeşitli özelliklerini ortaya koyarken, benim sadece dini inancımı güçlendiriyor</text:span><text:span text:style-name="T1">.</text:span><text:span text:style-name="T12">129</text:span></text:p>
      <text:p text:style-name="P12">Dürüstçe yaklaşan her bilim adamı, yukarıdaki ifadelerde de görüldüğü gibi din ve bilimin uyum içinde olduğunu, evrenin Allah'ın delilleri ile dolu olduğunu kabul edecektir. Ancak Darwinist-materyalist medyanın samimi olmayan yaklaşımı, yayınlarındaki seçicilikte de kendini göstermektedir. İnsan Genomu Projesinin yöneticisi olarak, bu konuda asıl söz sahibi olan bir bilim adamının, DNA'da tecelli eden üstün düzenden duyduğu hayranlık ve tek bir molekülün imanının güçlenmesine nasıl vesile olduğu ile ilgili sözleri, basında yer almamaktadır. Ancak Allah'ın yarattığı düzendeki mükemmellik, hiçbir aksi çabayla gizlenemeyecek kadar açıktır. Allah Kuran'da iman edenlerin yaklaşımını şöyle bildirmektedir:</text:p>
      <text:p text:style-name="P38">Kendilerine ilim verilenler ise, Rabbinden sana indirilenin hakkın ta kendisi olduğunu ve üstün, güçlü, övülmeye layık olan (Allah)ın yoluna yöneltip- ilettiğini görüyorlar. (Sebe Suresi, 6)</text:p>
      <text:p text:style-name="P37"><text:soft-page-break/><text:span text:style-name="T1">Andolsun, onlarda sizlere, Allah'</text:span>ı<text:span text:style-name="T1"> ve ahiret gününü umud edenlere güzel bir örnek vard</text:span>ı<text:span text:style-name="T1">r. Kim yüz çevirecek olursa, art</text:span>ı<text:span text:style-name="T1">k </text:span>ş<text:span text:style-name="T1">üphesiz Allah, Ğaniy (hiçbir </text:span>ş<text:span text:style-name="T1">eye ihtiyac</text:span>ı<text:span text:style-name="T1"> olmayan), Hamid (övülmeye lay</text:span>ı<text:span text:style-name="T1">k olan)d</text:span>ı<text:span text:style-name="T1">r. (Mümtehine Suresi, 6)</text:span></text:p>
      <text:p text:style-name="P12"/>
      <text:h text:style-name="P46" text:outline-level="2">İnsan Genomu Projesindeki Başarılar Allah'ın Yarattığı Kaderin Bir Parçasıdır </text:h>
      <text:p text:style-name="P12">İnsan Genomu Projesi'nin sonuçlanmasının ardından, bazı yayın organları, evrim teorisinin içinde bulunduğu çıkmazın daha fazla ortaya çıkmaması için, yanıltıcı mesajlar yayınlamaya ve halkı yanlış bilgilendirmeye başladılar. Darwinist-materyalist basının, en çok gündeme getirdiği ve farklı slogan ve başlıklarla ifade ettiği konulardan biri, gen haritasının keşfinin sözde insanların kaderlerini değiştirebileceği iddiasıdır. "İnsan artık kaderine yenilmeyecek" gibi mesajların insanın gen haritası hakkındaki bilgilerle birlikte sunuluyor olması, büyük bir hatadır. Çünkü, gerçekte, insanın gen haritasının çıkarılması, insanın kaderinin akışını kesinlikle değiştirmez, çünkü bu da insanın kaderindedir. Allah Kuran'da bu gerçeği şöyle bildirmektedir:</text:p>
      <text:p text:style-name="P38">Allah dilemedikçe siz dileyemezsiniz. Gerçekten Allah, bilendir, hüküm ve hikmet sahibidir. (İnsan Suresi, 30)</text:p>
      <text:p text:style-name="P12">Kader, Allah'ın geçmiş ve gelecek tüm olayları tek bir an olarak bilmesidir. Allah yaşanmamış olayların da tümünü önceden bilir. İnsanların önemli bir bölümü, Allah'ın henüz yaşanmamış olayları önceden nasıl bildiği konusunu, yani kader gerçeğini anlayamazlar. Oysa insanın henüz karşılaşmadığı bir olay kendisi açısından yaşanmamış bir olaydır. "Sonucu bilinmeyen" olarak nitelendirilen bütün olaylar sadece bizim için "bilinmez"dir. Sonsuz bir ilmin sahibi olan Allah zamana ve mekana bağlı değildir; zaten zamanı ve mekanı yaratan Kendisi'dir. Bu nedenle Allah için geçmiş, gelecek ve şu an hepsi birdir. Allah Katında bizim şu an yaşamakta olduğumuz ve ileride yaşanacak olan herşey olup bitmiştir. Tüm insanlar Allah'ın kendileri için yarattığı kadere, zamanı geldiğinde tanık olurlar.</text:p>
      <text:p text:style-name="P12">Film karelerini eline alan bir insanın filmin başını, sonunu, arada gelişen olayları bir bütün olarak, tek bir anda görebilmesi gibi Allah da yaratmış olduğu tüm insanlarla ilgili herşeyden haberdardır. Herşeyi tek bir an olarak bilen Allah, bu tek bir anda -yani sonsuz küçük zamanda- sonsuzluğu -yani sonsuz büyük zamanı- yaratarak gücünün sınırsızlığını bize göstermektedir. Dolayısıyla iman sahibi kimselerin bu bilimsel gelişmelere yaklaşımı, Kuran'da bildirildiği gibi, bilginin asıl ve tek sahibinin Allah olduğunun farkında olmalarıdır:</text:p>
      <text:p text:style-name="P38">Dediler ki: "Sen Yücesin, bize öğrettiğinden başka bizim hiçbir bilgimiz yok. Gerçekten Sen, herşeyi bilen, hüküm ve hikmet sahibi olansın." (Bakara Suresi, 32)</text:p>
      <text:p text:style-name="P12">Allah gelmiş geçmiş bütün insanların hayatlarını tüm ayrıntılarıyla birlikte yaratandır. Bir insanın doğumundan ölümüne kadar karşılaşacağı olumlu ya da olumsuz gibi görünen bütün olaylar Allah'ın bilgisi dahilinde gerçekleşir. En'am Suresi'nde yeryüzünde meydana gelen küçük büyük tüm olayların Allah'ın dilemesiyle gerçekleştiği şu şekilde ifade edilir:</text:p>
      <text:p text:style-name="P38">Gaybın anahtarları O'nun Katındadır, O'ndan başka hiç kimse gaybı bilmez. Karada ve denizde olanların tümünü O bilir, O, bilmeksizin bir yaprak dahi düşmez; yerin karanlıklarındaki bir tane, yaş ve kuru dışta olmamak üzere hepsi (ve herşey) apaçık bir kitapta yazılıdır. (En'am Suresi, 59)</text:p>
      <text:p text:style-name="P12"><text:soft-page-break/>Her insan ve her olay için bu durum geçerlidir. Hiç kimsenin Allah'ın kendisi için yarattığı kadere müdahale etmesi, olayların akışında herhangi bir değişiklik yapması mümkün değildir. Örneğin Allah her insanı belli bir ömür ile yaratmıştır ve her insanın ölüm anı Allah Katında yer, zaman ve şekil olarak da bellidir. Örneğin bir insanın yakalandığı hastalık o insanın kaderinde, kendisi doğmadan milyarlarca yıl öncesinde bellidir. O hastalıktan kurtulup kurtulmayacağı da, kaderinde belirlenmiştir. Hatta iyileşmesine vesile olacak olan doktorlar, hemşireler, hastane, ilaçlar, tedavi yöntemlerine kadar Allah Katında önceden yazılmıştır. Dolayısıyla, eğer bir insan iyileşirse, bu, onun kaderini değiştirebildiği anlamına gelmez, kaderinde iyileşmek yazılı olduğu anlamına gelir. Ayetlerde Allah şöyle bildirir:</text:p>
      <text:p text:style-name="P37"><text:span text:style-name="T7">Sizi en iyi Rabbiniz bilir; dilerse size merhamet eder, dilerse sizi azablandırır. </text:span><text:span text:style-name="T1">Biz seni onların üzerine bir vekil olarak göndermedik. Rabbin, göklerde ve yerde olan herkesi en iyi bilir... (İsra Suresi, 54-55)</text:span></text:p>
      <text:p text:style-name="P12">Eğer gelecekte bir gün, bir insanın ömrü genlerine yapılan doğru müdahalelerle uzatılırsa, bu olay da söz konusu kişinin kendi kaderine müdahale ettiği anlamına gelmez. Bunun anlamı şudur: Allah bu insanı uzun bir ömürle yaratmıştır ve gen haritasının çıkartılmış olmasını da bu insanın ömrünün uzun olmasına vesile etmiştir. Gen haritasının bulunması da, bu kişinin genlerle ilgili teknolojik gelişmelerin yaşandığı bir dönemde yaşaması da, yine o insanın ömrünün tıbbi imkanlarla uzatılması da onun kaderindedir; tümü Allah Katında daha o insan dünyaya gelmeden önce bellidir.</text:p>
      <text:p text:style-name="P12">Aynı şekilde bu proje çerçevesinde yapılan buluşlar neticesinde ölümcül hastalığı tedavi edilen insan da, yine kaderini yaşamaktadır. Çünkü bu insanın kaderinde, geçirdiği hastalıktan bu projenin vesilesi ile kurtulmak vardır. Sonuçta, insanın gen haritasının çıkartılmış olması ve insanoğlunun genetik programa müdahale edebilecek imkanları elde etmesi, Allah'ın yarattığı kadere karşı gelmek demek değildir. Aksine, bu şekilde insanlık Allah'ın kendileri için yarattığı gelişmeleri izlemekte, Allah'ın yarattığı bilgiyi keşfetmekte ve kullanmaktadır. Eğer bir insan bu bilimsel gelişmeler sayesinde 120 sene yaşarsa, bu Allah'ın onun için önceden takdir ettiği bir yaştır, onun için ömrü bu kadar uzun olur. Allah, her insanın ömrünün Kendi Katındaki bir kitapta belirli olduğunu bir ayetinde şöyle bildirir:</text:p>
      <text:p text:style-name="P38">Allah sizi topraktan yarattı, sonra bir damla sudan. Sonra da sizi çift çift kıldı. O'nun bilgisi olmaksızın, hiçbir dişi gebe kalmaz ve doğurmaz da. Ömür sürene, ömür verilmesi ve onun ömründen kısaltılması da mutlaka bir kitapta (yazılı)dır. Gerçekten bu, Allah'a göre kolaydır. (Fatır Suresi, 11)</text:p>
      <text:p text:style-name="P12">Kısacası "kaderimi yendim", "kaderimi değiştirdim", "kadere müdahale ettim" gibi ifadeler, kader gerçeğini bilmemenin getirdiği cehaletten kaynaklanan yanlış ifadelerdir. Bir kişinin bu ifadeleri kullanarak konuşması da onun kaderinde önceden belirlenmiştir. Kişinin bu cümleyi nerede, ne zaman, hangi şartlar altında kullanacağı dahi Allah Katında tespit edilmiştir. Allah herşeyden haberdar olandır.</text:p>
      <text:p text:style-name="P12">Allah herşeyin, Katında bir kitapta yazılı olduğunu bildirmiştir. Bizler, bu kitapta yazılı olanların aynısını, <text:s/>hiçbir eksiklik veya fazlalık olmadan yaşarız.</text:p>
      <text:p text:style-name="P37"><text:span text:style-name="T1">…</text:span><text:span text:style-name="T4"> </text:span><text:span text:style-name="T1">Göklerde ve yerde zerre ağırlığınca hiçbir şey O'ndan uzak (saklı) kalmaz. Bundan daha küçük olanı da, daha büyük olanı da, istisnasız, mutlaka apaçık bir kitapta (yazılı)dır." (Sebe Suresi, 3)</text:span></text:p>
      <text:p text:style-name="P37"><text:span text:style-name="T1">Yeryüzünde olan ve sizin nefislerinizde meydana gelen herhangi bir musibet yoktur ki, Biz onu yaratmadan önce, bir kitapta (yaz</text:span>ı<text:span text:style-name="T1">l</text:span>ı<text:span text:style-name="T1">) olmas</text:span>ı<text:span text:style-name="T1">n. </text:span><text:span text:style-name="T8">Ş</text:span><text:span text:style-name="T1">üphesiz bu, Allah'a göre pek kolayd</text:span>ı<text:span text:style-name="T1">r. (Hadid Suresi, 22)</text:span></text:p>
      <text:p text:style-name="P12"/>
      <text:h text:style-name="P46" text:outline-level="2"><text:soft-page-break/>Genetik Mühendisliği Hakkındaki Evrimci Yanılgılar</text:h>
      <text:p text:style-name="P12">Genetik mühendisliği, bir canlıdan alınan genleri izole etme, bu genleri yönlendirme ve başka bir canlıya aktarma çalışmalarının yapıldığı alandır. Bilim adamları bu sayede endüstriyel atıkları sindiren bakteriler üretebilmekte, canlıları klonlayabilmekte, hastalıklara ve böceklere karşı dirençli bitkiler geliştirebilmektedir. Ancak ne bu biyoteknolojik çalışmalar ne de onların dayandığı genetik araştırmalar, evrim teorisini desteklemez. Bu konudaki belli başlı yanılgıları şöyle sıralayabiliriz:</text:p>
      <text:p text:style-name="P34">1) Biyoteknolojik çalışmalar, canlıların bilinçsiz, tesadüfi süreçler sonucu <text:s/>değil, bilinçli olarak yaratıldıklarının bir kanıtıdır:</text:p>
      <text:p text:style-name="P12">Söz konusu genetik çalışmaların hepsinde, genler üzerinde çok büyük bir dikkat ve özenle çalışılmakta, yani "bilinçli müdahale" yapılmaktadır. Bilim adamları, genleri belli bir amaç doğrultusunda yönlendiren, "bilinçli bir düzenleyici" konumundadır. Bu insanlar, hücrenin işleyişi hakkında yıllarca eğitim alarak bilgi sahibi olmuşlardır. Çalışmalarının tüm aşamalarını özenle gerçekleştirmekte, kontrollü müdahalelerde bulunmaktadırlar. Dahası bu tür çalışmalar, gelişmiş laboratuvarlar, teknolojik aletler kullanılarak, tamamen özel olarak "düzenlenmiş" ortamlarda yürütülmektedir. Nitekim biyoloji profesörü William D. Stansfield, kendisi bir evrimci olmasına karşın, bu gibi çalışmaların evrim kanıtı olamayacağını -laboratuvarda hücre sentezleme çalışmalarından verdiği örnekle- şöyle kabul etmiştir:</text:p>
      <text:p text:style-name="P6"><text:span text:style-name="T1">Yaratılışı savunanlar, bilimin basit kimyasallardan gerçekten canlı meydana getirebileceği günü iple çekmişlerdir. İddia etmektedirler ve bunda haklıdırlar ki, böyle insan yapımı bir yaşam-formu üretilebilse bile bu, doğal yaşam formlarının benzer kimyasal evrimsel süreçlerle geliştiğini kanıtlayamayacaktır.</text:span><text:span text:style-name="T12">130</text:span></text:p>
      <text:p text:style-name="P34">2) Genetik çeşitlenme evrim teorisine bir destek sağlamaz:</text:p>
      <text:p text:style-name="P12">Evrimci yayınlarda iddia edildiği gibi, genetik çeşitlenme ile sonuçlanan deneyler de, evrim teorisinin bir delili değildir. Çünkü evrim teorisi, doğada canlıları daha kompleks hale getiren mekanizmalar bulunduğunu ve bu yolla bir canlı türünün bir başka canlı türüne dönüştüğünü iddia eder. Oysa, genetik mühendisliği ve biyoteknoloji alanında yapılan deneylerde, genetik çeşitlenmelerin tür değişikliğine yol açmasının imkansız olduğu görülmüştür. Ancak bir kısım evrimciler bu gerçeği görmezden gelmekte ve bazı kelime oyunları ile evrim teorisinin laboratuvarda ispatlandığı gibi gerçek dışı iddialar öne sürmektedirler.</text:p>
      <text:p text:style-name="P34">3) Gen mühendisliği ile geliştirilen organizmalar evrim teorisinin delili değildir:</text:p>
      <text:p text:style-name="P12">Diğer bir yanılgı ise, organizmaların genetik mühendislik yoluyla geliştirilebilir olmasının, evrim teorisini doğruladığı iddiasıdır. Günümüzde biyoteknoloji ve genetik mühendisliği alanında, özellikle ilaç veya insülin gibi proteinlerin üretiminde veya bazı enzimlerin reaksiyon hızlarını değiştirme gibi konularda kullanılan yöntemler, evrimciler tarafından evrim teorisinin bir delili gibi gösterilmektedir. Oysa bu çalışmaların evrim teorisi lehinde bir delil olması mümkün değildir. </text:p>
      <text:p text:style-name="P12">Genetik mühendisliği çalışmaları, "Rekombinant DNA" teknolojisinin gelişimi ile yürür. "Rekombinant" kelimesi ile, önceden ortamda var olan yapıların (burada genlerin) yeniden birleştirilmesi kastedilmektedir. Bu durumda, evrimcilerin öncelikle, genetik mühendisliğinin hammaddesi olan genlerin kökenini açıklayabilmeleri gerekmektedir. (Bkz. Bölüm: DNA Mucizesi Evrim Teorisini Nasıl Geçersiz Kılıyor?) DNA'nın kökeni konusunda tam bir çıkmazda olan evrimciler, genetik mühendisliğinde kullanılan ve Darwinist yönlendirmelerle hazırlanan çalışmalardan ümitlenmişlerdir. Oysa ki evrim teorisi, canlı türlerinin sadece tesadüfi mekanizmalar ile <text:soft-page-break/>oluştuğunu temel alan bir görüştür. Dolayısıyla evrimcilerin genetik mühendislik ile ilgili propagandası en baştan çürüktür. Çünkü evrimciler, genetik mühendislikle ilgili iddialarında büyük bir çelişki ortaya koymaktadırlar. </text:p>
      <text:p text:style-name="P12">Genlerin farklı organizmalar arasında aktarılabilir olması ya da aynı ortamdaki genlerin yeniden birleştirilmesi, evrimsel bir sürecin varlığına delil gösterilmeye çalışılmaktadır. Gerçekte ise bu çalışmaların malzemesi olan genler, -önceki bölümlerde açıkladığımız gibi- son derece kompleks yapılarıyla böyle tesadüfi bir sürecin yaşanmadığının, en kuvvetli kanıtlarından biridir. </text:p>
      <text:p text:style-name="P34">4) Genler, canlıların ortak ataya değil, ortak kökene sahip olduklarının göstergesidir:</text:p>
      <text:p text:style-name="P12">Evrimcilerin bu alandaki çalışmalarla ilgili propagandalarındaki yanılgılardan bir diğeri, organizmalar arasında aktarılabilir olan ortak genlerin, canlıların ortak bir atadan türediği iddiasını kanıtladığı yanılgısıdır. Darwinist laboratuvar araştırmacıları, canlılar arasında genleri nasıl aktarabildiklerini açıkladıktan sonra, "bunu yapabiliyoruz, çünkü kullandığımız canlılar ortak bir atadan evrimleşmişlerdir" şeklinde iddialarda bulunmaktadırlar. Böylece kendi varsayımları doğrultusunda yaptıkları yorumu, bir kanıt gibi anlatarak, konu hakkında yüzeysel bilgi sahibi olan kimseleri yanıltmaktadırlar. Gerçekte ise ortak köken, ortak ata varsayımına ispat oluşturmamaktadır. Aynı şekilde, genlerin farklı organizmalar arasında aktarılabilir olması da, biyolojik yapıların tesadüflerle ve amaçsız doğa olaylarıyla evrimleştiğini kanıtlamamaktadır. Farklı organizmalar arasındaki ortak genler, objektif olarak ancak "ortak köken" göstergesi olarak kabul edilebilir. Ortak köken yorumu da, açıkça yaratılış gerçeğini destekler.</text:p>
      <text:p text:style-name="P34">5) Genetik mühendisliği, ateizm propogandasına hiçbir destek sağlamaz:</text:p>
      <text:p text:style-name="P12">Gen mühendisliği ile ilgili yorumlarda rastlanan bir diğer yanlış ise, gen mühendisliğinin "yaratma" olduğu yanılgısıdır. Allah'ın varlığını inkar eden materyalistler, genetik mühendisliği çalışmalarını ateizm propagandasında kullanmakta ve yapılan çalışmaları "yaratma" olarak yorumlamaktadırlar. (Allah'ı tenzih ederiz.)</text:p>
      <text:p text:style-name="P12">Burada ateistlerin kavramamakta ısrar ettiği şey, "yaratmanın" "yoktan var etme" anlamına geldiğidir. Yaratmak, yalnızca Allah'a mahsustur. Gen mühendisliği çalışmalarında bilim adamları, Allah'ın yaratmış olduğu genler üzerinde değişiklikler yapmakta veya bunları Allah'ın yarattığı canlılar arasında aktarmaktadırlar. Bu çalışmalarda canlıları geliştirmek için kullanılan genetik bilgi, canlılar aleminde zaten mevcut olan bilgiden kullanılmaktadır.</text:p>
      <text:p text:style-name="P12">Örneğin bilim adamları, deniz anasının genini bir zebra balığının DNA'sına yerleştirerek, bu balığın ışık saçmasını ya da keçinin DNA'sına örümcek geni yerleştirerek, keçi sütünde örümcek ipliği üretilmesini sağlayabilmektedirler. Ancak ortaya çıkan canlılar görünürde, yeni birtakım özelliklere sahip olsalar da, burada kesinlikle yeni genetik bilgi var olmamış, sadece zaten mevcut bulunan bilgi, canlılar arasında ortam değiştirmiştir.</text:p>
      <text:p text:style-name="P12">Eğer bilim adamları gelecekte bir gün, bir canlıyı köklü bir şekilde yeniden yapılandırmayı başarsalar dahi, bu durum değişmeyecektir. Moleküler biyolog Michael Denton, bu gerçeği şöyle ifade eder:</text:p>
      <text:p text:style-name="P6"><text:span text:style-name="T1">Gelecekte eğer gen mühendisleri canlı sistemleri, proteinden bütün organizmaya kadar, köklü bir şekilde yeniden yapılandırmayı başarabilirse, bu sadece, temel alt-sistemlerin çoğunda, neredeyse kesinlikle programlanmış, eş zamanlı değişimler gerektirecek olan, bilinçli olarak yönlendirilmiş değişimler yoluyla olacaktır.</text:span><text:span text:style-name="T12">131</text:span></text:p>
      <text:p text:style-name="P12">Sonuç olarak evrimcilerin genetik mühendisliğiyle ilgili propagandası geçersizdir. Tam aksine, bu alandaki çalışmalar, ortaya koydukları planlanmış kontrollü ortamlar ve amaçlı değişimlerle, canlıların kusursuz bir düzenle yaratıldıkları gerçeğini gözler önüne sermektedir. </text:p>
      <text:p text:style-name="P12"><text:soft-page-break/></text:p>
      <text:h text:style-name="P46" text:outline-level="2">Klonlama Çalışmaları Evrim Teorisine Neden Bir Destek Sağlamaz?</text:h>
      <text:p text:style-name="P12">Kopyalama işleminde, kopyalanması planlanan canlının bir hücresinden DNA'sı mikroskop altına alınır ve o türden başka bir canlıya ait bir yumurta hücresinin içine yerleştirilir. Bu işlem için kopyalanması planlanan canlının DNA'sı kullanılır. Hemen ardından şok uygulanır ve yumurta hücresinin bölünmeye başlaması sağlanır. Bölünmeye devam eden embriyo, o türden herhangi bir canlının rahmine yerleştirilir ve gelişip doğması beklenir. </text:p>
      <text:p text:style-name="P12">Öncelikle kopyalama ve evrim kavramları tanım olarak tamamen farklıdır. Evrim teorisi cansız maddenin tesadüfler sonucu canlılığı oluşturduğu iddiası üzerine kurulmuştur. (Bu iddianın gerçekleşebileceğine dair hiçbir delil yoktur). Kopyalama ise, canlı hücrenin genetik maddesi kullanılarak, o canlının kopyalanmasıdır. Zaten canlı olan bir hücreden yola çıkılır ve biyolojik bir süreç laboratuvar ortamına taşınarak yapay yöntemlerle tekrarlanır. Yani ortada evrimin temel iddiası olan "tesadüfi" bir süreç ya da "cansız maddenin canlanması" gibi bir durum yoktur. </text:p>
      <text:p text:style-name="P12">Gerçekte kopyalama işlemi evrim için hiçbir delil sağlamaz, ancak evrimi kökünden çürüten bir biyoloji kanununun çok açık bir kanıtıdır. Bu kanun, ünlü bilim adamı Louis Pasteur'ün 19. yüzyılın sonuna doğru ortaya koyduğu "hayat ancak hayattan gelir" prensibidir. Bu açık gerçeğe rağmen kopyalamanın evrime delil gibi gösterilmesi, bir kısım medya yoluyla yürütülen büyük bir saptırma ve aldatmacadır. </text:p>
      <text:p text:style-name="P12">Ancak özellikle son 30 yıl içinde çeşitli bilim dallarındaki ilerlemeler canlıların ortaya çıkışının tesadüf kavramı ile açıklanmasının imkansız olduğunu göstermiştir. Evrimcilerin bilimsel yanlışları ve taraflı yorumları belgelenmiş; böylece evrim teorisi bilim sınırları içinde savunulamaz hale getirilmiştir. Bu gerçek ise evrimcilerin bir kısmını farklı arayışlara itmiştir. İşte "canlılığın kopyalanması" hatta yakın geçmişte "tüp bebek" gibi bilimsel gelişmelerin evrime delilmişcesine propagandasının yapılması bu nedenledir.</text:p>
      <text:p text:style-name="P12">Kopyalama konusunda insanların içine düştüğü bir diğer yanlış anlama ise, kopyalamayı "canlı yaratmak" olarak anlamalarıdır. Oysa kopyalamanın böyle bir anlamı kesinlikle yoktur. Kopyalama, zaten var olan canlı bir üreme mekanizmasına, zaten var olan bir genetik bilgiyi eklemekten ibarettir. Bu işlemde ne yeni bir mekanizma, ne de yeni bir genetik bilgi üretilmiş değildir. Var olan bir canlının, örneğin koyunun genetik bilgisi alınmakta, anne koyunun rahmine yerleştirilmekte ve annenin doğuracağı yeni yavrunun, genetik bilgisi alınan koyunun "tek yumurta ikizi" olması sağlanmaktadır. Bunun ne evrim teorisiyle ne de "canlı yaratmak" kavramıyla hiçbir ilgisi yoktur. </text:p>
      <text:p text:style-name="P12">Bir insanı veya başka herhangi bir canlıyı yaratmak, yani yoktan var etmek, sadece Allah'a mahsustur. Nitekim bilimsel gelişmeler de, bu yaratmanın insanlar tarafından gerçekleştirilmesinin imkansız olduğunu göstererek, aynı gerçeği teyit etmektedir. Bir ayette şöyle buyrulmaktadır:</text:p>
      <text:p text:style-name="P38">Gökleri ve yeri (bir örnek edinmeksizin) yaratandır. O, bir işin olmasına karar verirse, ona yalnızca "OL" der, o da hemen oluverir. (Bakara Suresi, 117)</text:p>
      <text:p text:style-name="P12">Sonuç olarak topluma bilim adına söyleyecek sözü kalmayan evrimcilerin, halkın bilgi eksikliğine sığınarak teoriyi yaşatmaya çalışmaları, yalnızca o teorinin bilimsel yönden çaresizliğini göstermektedir. Diğer tüm bilimsel gelişmeler gibi "kopyalama" da, canlılığın yaratılmış olduğuna ışık tutan çok önemli ve aydınlatıcı bir bilimsel gelişmedir.</text:p>
      <text:p text:style-name="P12"><text:soft-page-break/></text:p>
      <text:p text:style-name="P12"/>
      <text:h text:style-name="P41" text:outline-level="1">10. BÖLÜM</text:h>
      <text:h text:style-name="P44" text:outline-level="1">Canlı Yapısındaki Bilgi ve Materyalizmin Sonu</text:h>
      <text:p text:style-name="P21"/>
      <text:p text:style-name="P10"/>
      <text:p text:style-name="P12">Evrim teorisinin temelinde materyalist felsefe yatmaktadır. Materyalizm, var olan herşeyin sadece madde olduğu varsayımına dayanır. Bu felsefe maddenin sonsuzdan beri var olduğunu, hep var olacağını ve maddeden başka bir şey de olmadığını idda etmektedir. Materyalistler, bu iddialarına destek sağlamak için, "indirgemecilik" olarak adlandırılan bir mantık kullanırlar. İndirgemecilik, madde gibi görünmeyen şeylerin de, aslında maddesel etkenlerle açıklanabileceği düşüncesidir.</text:p>
      <text:p text:style-name="P12">Bunu açıklamak için zihin örneğini verelim. Bilindiği gibi insanın zihni "elle tutulur, gözle görülür" bir şey değildir. Dahası insan beyninde bir "zihin merkezi" de yoktur. Bu durum bizi ister istemez, zihnin madde-ötesi bir kavram olduğu sonucuna götürür. Yani "ben" dediğimiz, düşünen, seven, heyecanlanan, sevinen, zevk alan ya da acı çeken varlık, bir koltuk, bir masa ya da bir taş gibi maddesel bir varlık değildir. </text:p>
      <text:p text:style-name="P10"><text:span text:style-name="T1">Materyalistler ise, zihnin "maddeye indirgenebilir" olduğu iddiasındadırlar. Materyalist iddiaya göre, bizim düşünmemiz, sevmemiz, sevinmemiz ve tüm diğer zihinsel faaliyetlerimiz, aslında beynimizdeki atomlar arasında meydana gelen kimyasal reaksiyonlardan ibarettir. Bir insanı sevmemiz, beynimizdeki bazı hücrelerdeki bir kimyasal reaksiyon, bir olay karşısında korku duymamız bir başka kimyasal reaksiyondur. Ünlü materyalist filozof Karl Vogt, bu mantığı "karaciğer nasıl öd sıvısı salgılıyorsa, beyin de düşünce salgılar" şeklindeki akıl dışı sözüyle ifade etmiştir.</text:span><text:span text:style-name="T12">132</text:span><text:span text:style-name="T1"> Oysa elbette öd sıvısı bir maddedir, ama düşüncenin madde olduğunu gösterecek hiçbir kanıt yoktur.</text:span></text:p>
      <text:p text:style-name="P12">İndirgemecilik bir mantık yürütmedir. Ancak bir mantık yürütme doğru temellere de dayanabilir, yanlış temellere de. Bu nedenle bizim için şu anda önemli olan soru şudur: Materyalizmin temel mantığı olan "indirgemecilik", bilimsel verilerle karşılaştırıldığında ortaya hangi sonuç çıkar?</text:p>
      <text:p text:style-name="P12">19. yüzyılın materyalist bilim adamları ya da düşünürleri, bu soruya kolaylıkla "bilim indirgemeciliği doğrular" cevabının verilebileceğini sanıyorlardı. Ama 20. yüzyıl bilimi, ortaya çok farklı bir gerçek çıkarmıştır. </text:p>
      <text:p text:style-name="P12">Bu gerçek, doğada var olan ve asla maddeye indirgenemeyecek olan "bilgi"dir.</text:p>
      <text:p text:style-name="P12"/>
      <text:h text:style-name="P46" text:outline-level="2">DNA, Sadece Nükleik Asitlerin Diziliminden İbaret Değildir; Bilgi İçerir</text:h>
      <text:p text:style-name="P12">Canlıların DNA'larında son derecede kapsamlı bir bilgi olduğuna önceki bölümlerde değinmiştik. Milimetrenin yüz binde biri kadar küçük bir yerde, bir canlı bedeninin bütün fiziksel detaylarını tarif eden, adeta bir "bilgi bankası" vardır. Bunun yanı sıra, canlı vücudunda bir de bu bilgiyi okuyan, yorumlayan ve buna göre "üretim" <text:soft-page-break/>yapan bir sistem bulunur. Bütün canlı hücrelerinde, DNA'da bulunan bilgi, çeşitli enzimler tarafından "okunur" ve bu bilgiye göre protein üretilir. Vücudumuzda her saniye, gerekli yer için, gerekli türde milyonlarca protein üretilmesi bu sistemle gerçekleşir. Bu sistem sayesinde, ölen göz hücrelerimiz yine göz hücreleri, kan hücrelerimiz yine kan hücreleri ile yenilenirler. </text:p>
      <text:p text:style-name="P12">Bu noktada materyalizmin iddiasını düşünelim: Acaba DNA'daki bilgi, materyalistlerin iddia ettiği gibi, maddeye indirgenebilir mi? Ya da bir başka deyişle, DNA'nın sadece bir madde yığını olduğu ve içerdiği bilginin de maddenin rastgele etkileşimleri ile ortaya çıktığı kabul edilebilir mi?</text:p>
      <text:p text:style-name="P10"><text:span text:style-name="T1">20. yüzyılda yapılan bütün bilimsel araştırmalar, deney sonuçları ve gözlemler, bu soruya kesinlikle "hayır" cevabı verilmesi gerektiğini göstermektedir. Çünkü hayat kesinlikle sadece maddeden ibaret değildir. Önde gelen bilgi teorisyeni ve biyofizikçi Hubert Yockey, "Tüm mesajlar gibi yaşamın mesajı (genetik kod) da madde-dışıdır, ama bit ve baytlar halinde ölçülebilen bilgi içeriğine sahiptir."</text:span><text:span text:style-name="T12">133</text:span><text:span text:style-name="T1"> derken, bilim adamı Dean Overman bu konuda şunları söylemektedir:</text:span></text:p>
      <text:p text:style-name="P6"><text:span text:style-name="T1">Genetik kodun içerdiği bilgi, tüm bilgi veya mesajlarda olduğu gibi, maddeden yapılmış değildir. Anlam, kodun sembolleri veya alfabesinden kaynaklanan bir özellik değildir. Genetik koddaki mesaj veya anlam madde-dışıdır ve fiziksel veya kimyasal özelliklere indirgenemez; materyalizm genetik koddaki anlamı açıklamaz.</text:span><text:span text:style-name="T12">134</text:span></text:p>
      <text:p text:style-name="P12">Profesör Phillip Johnson ise konu ile ilgili şunları dile getirmektedir:</text:p>
      <text:p text:style-name="P6"><text:span text:style-name="T1">Öncelikle, hayat yalnızca maddeden oluşmaz, ancak madde ve bilgiden oluşur. İkinci olarak, bilgi maddeye indirgenemez, fakat maddenin tamamıyla farklı bir türüdür. Bu yüzden bir hayat teorisi yalnızca maddenin kökenini değil, aynı zamanda bilginin bağımsız kökenini de açıklayabilmelidir. Üçüncü olarak, bir kitap ya da </text:span><text:span text:style-name="T5">biyolojik bir hücrenin içerisinde bulunan belirtilmiş bilgi türü, tesadüfle ya da fiziksel ve kimyasal yasaların yönlendirmesiyle üretilemez.</text:span><text:span text:style-name="T12">135</text:span></text:p>
      <text:p text:style-name="P10"><text:span text:style-name="T1">Bilgi teorisyeni Prof. Werner Gitt de, </text:span><text:span text:style-name="T3">In The Beginning Was Information </text:span><text:span text:style-name="T1">(Başlangıçta Bilgi Vardı) adlı kitabında, canlılığın sadece madde ile açıklanamayacağını şöyle ifade etmektedir:</text:span></text:p>
      <text:p text:style-name="P6"><text:span text:style-name="T1">Madde ve enerji yaşamın başlıca gereklilikleridir, fakat bunlar canlı ve cansız sistemlerin ayırt edilmesi için kullanılamazlar. Tüm canlı varlıkların ortak özelliği içerdikleri "bilgi"dir ve bu bilgi tüm yaşam süreçleri ile bağlantılı üretimleri düzenler. Bilginin aktarılması ise tüm yaşayan canlılarda önemli bir rol oynar. Örneğin bir böcek bir çiçekten diğerine polen taşırken, bu öncelikle bir bilgi taşınması işlemidir (genetik bilgi aktarılır); buna dahil olan gerçek materyal ise önemli değildir. Bilgi yaşam için gerekli olmasına rağmen, bilgi tek başına yaşamın tamamını tarif etmek için yeterli değildir.</text:span><text:span text:style-name="T12">136</text:span></text:p>
      <text:p text:style-name="P12">Genetik kodun "madde-dışı" bilgi içermesi, genetik kodla ilgili hayali evrim senaryolarının daha en baştan geçersiz olduğunu gösterir. Çünkü bu senaryolar en baştan, maddenin kendi kendini organize ederek, genetik bilgiyi ve kodu meydana getirdiği ön kabulüne dayanır. Ancak maddenin, kendi kendine kod üretmesi mümkün olmadığından dolayı, genetik kodla ilgili tüm materyalist açıklamalar da anlamsızdır.</text:p>
      <text:p text:style-name="P12">Ayrıca DNA'daki genetik harflerin dizilimi, yaşam için hayati önemdedir. Tek başına bir anlam taşımayan nükleotidler, özel bir dizilimle dizilerek, anlamlı bilgiler taşıyan genleri meydana getirirler. DNA, içerdiği bu anlamlı bilgiyle, doğada görülen diğer yapılardan belirgin şekilde ayrılır. Profesör Phillip Johnson DNA'nın bu özelliğinden şöyle bahsetmektedir:</text:p>
      <text:p text:style-name="P6"><text:span text:style-name="T1">... Nasıl ki bir bilgisayar programı ya da bir kitap için önemli olan, bilginin kaydedildiği fiziksel ortam değil de, bizzat bilginin kendisidir; DNA ile ilgili önemli olan nokta da, yazılımındaki kimyasal maddeler değil, </text:span><text:soft-page-break/><text:span text:style-name="T1">bilgidir. Bu devasa büyüklükteki kompleks bilgi mevcut olana dek, metabolizma çalışamaz ve çoğalma başlayamaz.</text:span><text:span text:style-name="T12">137</text:span></text:p>
      <text:p text:style-name="P12">Johnson'nun yukarıdaki sözlerinde ifade ettiği gibi, kimyasal maddelerin rastgele yan yana gelmesi, canlıların yaşaması ve çoğalması için gerekli şartları oluşturmaz. Kimyasal maddeler, ancak DNA'daki gibi çok kapsamlı ve anlamlı bir bilgiyi oluşturacak şekilde yan yana getirilmelidir. Böylesine büyük bir iradeyi atomlarda, moleküllerde aramak mümkün değildir. Bu bilginin kaynağı, herşeyin bilgisine sahip olan, yerde ve gökte olan herşeyi yaratan Yüce Allah'tır. Ünlü teorik fizikçi Paul Davies, genetik bilginin anlam bakımından değerini şöyle anlatmaktadır:</text:p>
      <text:p text:style-name="P6"><text:span text:style-name="T1">... biyolojik bilginin ayırt edici bir özelliği, anlamla dolu olmasıdır. DNA işlevsel bir organizma inşa etmek için gerekli bilgileri depolar; önceden belirlenmiş, özel bir ürün için bir algoritma (izlenen yol) veya karbon kopyadır (tıpkısının aynısıdır)... genler kesinlikle bir şey kodlar ve sembolize eder... Burada gerçek gizem olan şey, bilginin sadece varoluşu değil, kalitesidir aslında.</text:span><text:span text:style-name="T12">138</text:span></text:p>
      <text:p text:style-name="P12">Paul Davies'in genetik bilginin kökenini "gizem" olarak ifade etmesinin sebebi, DNA'daki bilgiye materyalist bir açıklama getirilememesidir. Ancak materyalizm, bugün yaratılış gerçeği karşısında, bir kez daha yıkılmıştır. 20. yüzyılın önemli bilim filozoflarından kimyager Michael Polanyi ise, DNA'daki bilgi aktarımının da maddesel bir açıklaması olamayacağını ifade etmektedir:</text:p>
      <text:p text:style-name="P6"><text:span text:style-name="T1">Bir DNA molekülü, gelişmekte olan bir hücreye bilgi nakleder. Benzer şekilde, bir kitap da bilgi nakleder. Ancak bilginin nakli, kimyasal veya fiziksel ilkelere göre açıklanamaz. Diğer bir deyişle, kitabın işleyişi kimyasal terimlere indirgenemez. DNA, genetik bilginin nakliyle işlediği için, DNA'nın işlevi de kimya kanunlarıyla açıklanamaz.</text:span><text:span text:style-name="T12">139</text:span></text:p>
      <text:p text:style-name="P10"><text:span text:style-name="T1">Teorik fizikçi profesör Jacob D. Bekenstein, </text:span><text:span text:style-name="T3">Scientific American</text:span><text:span text:style-name="T1"> dergisinde yayınlanan "Holografik Evrendeki Bilgi" adlı makalesinde bilginin önemini şu sözlerle dile getirmektedir:</text:span></text:p>
      <text:p text:style-name="P6"><text:span text:style-name="T1">Fiziksel dünyanın nelerden meydana geldiğini herhangi bir kişiye sorarsanız, size muhtemelen "madde ve enerji" denecektir. Ancak eğer mühendislikten, biyolojiden ve fizikten bir şey öğrendiysek, bilgi çok önemli bir unsurdur. Otomobil fabrikasındaki robot, metal ve plastikten oluşur; fakat hangi parçayı neye kaynak yapacağını vs. söyleyen, çok sayıda talimat olmadan, faydalı bir şey yapamaz. Vücudunuzdaki hücre içinde, bir ribozom, amino asit yapı taşlarından oluşur ve ATP'nin ADP'ye dönüşümünden ortaya çıkan enerjiden güç bulur. Fakat hücre çekirdeğindeki DNA'dan alınan bilgi olmadan protein sentezleyemez. Aynı şekilde, fizikte bir yüzyıllık gelişmeler, bize bilginin fiziksel sistemlerde ve süreçlerde çok önemli bir unsur olduğunu öğretmiştir.</text:span><text:span text:style-name="T12">140</text:span></text:p>
      <text:p text:style-name="P12">Evrimcilerin yazılarına baktığımızda, kimi zaman evrim teorisinin, canlılardaki bilgi karşısında açmazda olduğunu, itiraf ettiklerini görürüz. Bu konudaki açık sözlü otoritelerden biri, Fransız zoolog Pierre-P. Grassé'dir. Grassé materyalist ve evrimci olmasına rağmen, Darwinist teoriyi geçersiz kılan en önemli gerçeğin, hayatı oluşturan bilgi olduğunu kabul etmektedir:</text:p>
      <text:p text:style-name="P6"><text:span text:style-name="T1">Herhangi bir canlı organizma, inanılmaz derecede büyük bir "akıl" içerir. Bu, insanların en büyük mimari eserleri olan katedralleri inşa etmek için kullandıklarından, çok daha büyük bir akıldır. Bugün bu akla "bilgi" (enformasyon) diyoruz, ama anlam hala aynıdır. Bu bilgi bir bilgisayarda programlanmamıştır, ama bilgisayardakinden çok daha dar bir yere, DNA'daki kromozomlara ya da her hücredeki farklı organellere sıkıştırılmıştır. Bu "akıl", hayatın "olmazsa olmaz" şartıdır. Peki ama bunun kaynağı nedir?... Bu hem biyologları hem de filozofları ilgilendiren bir sorudur ve bilim bunu asla çözemeyecek gibi durmaktadır.</text:span><text:span text:style-name="T12">141</text:span></text:p>
      <text:p text:style-name="P12">Pierre-P. Grassé'nin, "bilimin bu soruyu asla çözemeyecek gibi durduğunu" söylemesinin nedeni, materyalist olmayan hiçbir açıklamayı "bilimsel" saymak istemeyişidir. Oysa bizzat bilimin kendisi, materyalist felsefenin <text:soft-page-break/>varsayımlarını geçersiz kılmakta ve bir Yaratıcı'nın varlığını ispatlamaktadır. Grassé ya da diğer materyalist bilim adamları, bu gerçek karşısında ya gözlerini kaparlar ya da "bilim bunu açıklayamıyor" derler. Çünkü "önce materyalist, sonra bilim adamı"dırlar ve bilim aksini ispat etse de, materyalizme inanmaya devam etmektedirler.</text:p>
      <text:p text:style-name="P12">DNA ile ilgili bu çarpıcı gerçek - genetik bilginin, madde ve enerjiyle ya da doğa kanunları ile kesinlikle açıklanamaz oluşu- evrim teorisinin önünde, yıkılmaz bir duvar olarak durmaya devam edecektir. Alman Federal Fizik ve Teknoloji Enstitüsü'nün yöneticisi Prof. Dr. Werner Gitt, bu konuda şunları söyler:</text:p>
      <text:p text:style-name="P6"><text:span text:style-name="T1">... Bilgi, herşeyin esasında bulunan bir kavram olduğu için, maddenin özelliği olamaz, bu nedenle kökeni de maddesel bir süreçle açıklanamaz... Bilginin esas niceliği, maddesel olmayan (zihinsel) bir mevcudiyettir. Maddenin bir özelliği değildir, bu nedenle salt maddesel süreçler temelde bilginin kaynağı olarak kabul edilmezler... </text:span><text:span text:style-name="T5">Maddenin bilgi ortaya çıkarabilmesini sağlayacak hiçbir bilinen doğa kanunu, fiziksel süreç ya da maddesel olay yoktur...</text:span><text:span text:style-name="T12">142</text:span></text:p>
      <text:p text:style-name="P12">Werner Gitt bir diğer sözünde ise, bilginin ancak yaratılarak var olabileceğini ifade etmektedir:</text:p>
      <text:p text:style-name="P6"><text:span text:style-name="T1">Biyolojik bilgi... çok yüksek saklama yoğunluğu olduğu için, diğer sistemlerden farklıdır ve bu nedenle inanılmaz derecede usta kavramlar içerir... Yaşayan organizmalarda mevcut bilginin, akıllı bir kaynağa ihtiyaç duyduğu açıktır. İnsan bu kaynak olamaz ve bundan dolayı tek ihtimal, bunların bir Yaratıcısı olduğudur.</text:span><text:span text:style-name="T12">143</text:span></text:p>
      <text:p text:style-name="P10"><text:span text:style-name="T1">Werner Gitt'in sözleri, aynı zamanda, son 20-30 yıl içinde gelişen ve termodinamiğin bir parçası olarak kabul edilen </text:span><text:span text:style-name="T5">"Bilgi Teorisi"</text:span><text:span text:style-name="T1">nin vardığı sonuçlardır. Bilgi teorisi, evrendeki bilginin yapısını ve kökenini araştırır. Bilgi teorisyenlerinin uzun araştırmaları sayesinde varılan sonuç ise şudur: "</text:span><text:span text:style-name="T5">Bilgi, maddeden ayrı bir şeydir. Maddeye asla indirgenemez. Bilginin ve maddenin kaynağı ayrı ayrı araştırılmalıdır.</text:span><text:span text:style-name="T1">"</text:span></text:p>
      <text:p text:style-name="P12">DNA'daki bilginin kaynağı ise materyalistler için asla aşılamaz bir çıkmazdır. DNA molekülünde kodlanmış bilginin kökeninin, herhangi bir doğal mekanizma ile açıklanması mümkün değildir. Tüm gözlem, deney ve deneyimler, bilginin ancak bilinçli bir varlıktan geldiğini göstermektedir. DNA'daki bilgi ise, tüm canlılığı yaratan Yüce Allah'ın eseridir. Kuran'da Rabbimiz'in yaratma sanatı ve sonsuz kudreti şu şekilde açıklanır:</text:p>
      <text:p text:style-name="P38">İşte Rabbiniz olan Allah budur. O'ndan başka ilah yoktur. Herşeyin Yaratıcısıdır, öyleyse O'na kulluk edin. O, herşeyin üstünde bir vekildir. Gözler O'nu idrak edemez; O ise bütün gözleri idrak eder. O, latif olandır, haberdar olandır. (Enam Suresi, 102-103)</text:p>
      <text:p text:style-name="P12"/>
      <text:h text:style-name="P46" text:outline-level="2">Doğadaki Bilginin Kaynağı</text:h>
      <text:p text:style-name="P12">Bilimin ortaya çıkardığı bu sonucu doğaya uyarladığımızda ise, çok önemli bir sonuçla karşılaşırız. Çünkü doğa, DNA örneğinde olduğu gibi, muazzam bir bilgiyle doludur ve bu bilgi maddeye indirgenemeyeceğine göre, madde-ötesi bir kaynaktan gelmektedir.</text:p>
      <text:p text:style-name="P12">Evrim teorisinin günümüzdeki en önde gelen savunucularından biri olan George C. Williams, çoğu materyalistin ve evrimcinin görmek istemediği bu gerçeği kabul eder. Williams, materyalizmi uzun yıllar boyu katı bir biçimde savunmuştur, ama 1995 tarihli bir yazısında, herşeyin madde olduğunu varsayan materyalist (indirgemeci) yaklaşımın yanlışlığını şöyle ifade etmektedir:</text:p>
      <text:p text:style-name="P6"><text:span text:style-name="T1">Evrimci biyologlar, iki farklı alan üzerinde çalışmakta olduklarını şimdiye kadar fark edemediler; bu iki alan madde ve bilgidir... Bu iki alan, "indirgemecilik" olarak bildiğimiz formülle asla biraraya getirilemezler... Bu </text:span><text:soft-page-break/><text:span text:style-name="T1">durum, bilginin ve maddenin varoluşun iki farklı alanı olduğunu göstermektedir ve bu iki farklı alanın kökeni de ayrı ayrı araştırılmalıdır. Genler, birer maddesel obje olmaktan çok, birer bilgi paketçiğidir... Biyolojide genler, genotipler ve gen havuzları gibi kavramlardan söz ettiğinizde, bilgi hakkında konuşmuş olursunuz, fiziksel objeler hakkında değil...</text:span><text:span text:style-name="T12">144</text:span></text:p>
      <text:p text:style-name="P12">20. yüzyılda bilim DNA'daki bilginin, materyalistlerin iddia ettiği gibi, maddeye indirgenemeyeceğini ortaya çıkarmıştır. Dolayısıyla, doğadaki bilginin kaynağı da, materyalistlerin sandığının aksine maddenin kendisi olamaz. Bilginin kaynağı madde değil, madde-ötesi üstün bir Akıl'dır. Bu Akıl, maddeden önce vardır. Madde O'nunla var olmuş, O'nunla şekil bulmuş ve düzenlenmiştir. Bu aklın sahibi tüm alemlerin Rabbi olan Allah'tır. Canlılığın kökeninde yer alan bu olağanüstü bilgi, materyalist felsefeyi çökertirken, alemlerin Rabbi olan Allah'ın apaçık varlığına sayısız deliller sunmaktadır.</text:p>
      <text:p text:style-name="P22"/>
      <text:p text:style-name="P12"/>
      <text:h text:style-name="P40" text:outline-level="1">11. BÖLÜM</text:h>
      <text:h text:style-name="P44" text:outline-level="1">Darwinizm'in DNA İle İlgili Yanılgılarından Bazıları</text:h>
      <text:p text:style-name="P17"/>
      <text:p text:style-name="P24"/>
      <text:p text:style-name="P12">Kimi bilim adamları, bilimin gelişmesine katkıda bulunmaktan çok, evrim teorisini ayakta tutmak amacıyla emek ve zaman harcamaktadırlar. Darwinizm'i en baştan bir dogma olarak kabul ettikleri için, yaptıkları bilimsel araştırmalarda da yanlış sonuçlara yönelmektedirler. Nitekim moleküler biyoloji alanında evrim teorisine sözde deliller oluşturmak için, hiçbir bilimsel değeri olmayan çeşitli kavramlar ve tezler ortaya atmaktadırlar. Üstelik bu tezler ya da kavramlar, hiçbir bilimsel değerleri olmadığı halde, Darwinist medyada destek bulmakta ve topluma birer gerçek gibi sunulmaktadır. Ancak gelişen bilim ve teknoloji, bu iddiaların akıl dışılığını gözler önüne sermektedir. Materyalist dünya görüşünü ayakta tutma çabasından kaynaklanan taraflı yorumlar, çarpıtmalar, tek yanlı haberler, Yüce Allah'ın heryeri sarıp kuşatan ilmini, sanatını, aklını gizlemeye güç yetirememektedir. Kuran'da pek çok ayette hakkın batıl üzerindeki üstünlüğü bildirilmektedir. Bunlardan bir kısmı şöyledir:</text:p>
      <text:p text:style-name="P38">De ki: "Şüphesiz Rabbim hakkı (batılın yerine veya dilediği kimsenin kalbine) koyar. O, gaybleri bilendir. De ki: "Hak geldi; batıl ise ne (bir şey) ortaya çıkarabilir, ne geri getirebilir." (Sebe Suresi, 48-49)</text:p>
      <text:p text:style-name="P37"><text:span text:style-name="T1">…</text:span><text:span text:style-name="T4"> </text:span><text:span text:style-name="T1">Allah, batılı yok edip-ortadan kaldırır ve Kendi kelimeleriyle hakkı hak olarak pekiştirir (gerçekleştirir). Çünkü O, sinelerin özünde olanı bilendir. (Şura Suresi, 24)</text:span></text:p>
      <text:p text:style-name="P38">Allah, suçlu-günahkarlar istemese de, hakkı (hak olarak) Kendi kelimeleriyle gerçekleştirecektir. (Yunus Suresi, 82)</text:p>
      <text:p text:style-name="P10"><text:span text:style-name="T1">Bu bölümde evrim teorisine destek olmas</text:span>ı<text:span text:style-name="T1"> hayaliyle ortaya at</text:span>ı<text:span text:style-name="T1">lan, sonuçsuz iddialardan sadece birkaç</text:span>ı<text:span text:style-name="T1">na genel hatlar</text:span>ı<text:span text:style-name="T1">yla yer vereceğiz:</text:span></text:p>
      <text:p text:style-name="P12"/>
      <text:h text:style-name="P46" text:outline-level="2">Evrimci Cehaletin Bir Örneği: Hurda DNA Yanılgısı</text:h>
      <text:p text:style-name="P12">İnsan Genomu Projesi ile birlikte şu ana dek yalnızca DNA'daki şifre dizilimi ortaya çııkarılmış bulunmaktadır. Ancak bu şifrelerin insan vücudunda hangi fonksiyonları belirledikleri birkaç gen dışında henüz bilinmemektedir. DNA zinciri üzerinde protein kodlayan, diğer bir deyişle aktif olarak çalıştığı keşfedilen yaklaşık 30 bin gen bulunmaktadır. Ancak bu miktar, insan DNA'sının yalnızca %3'ünü oluşturmaktadır. Geriye kalan uzun DNA zincirinin ne işe yaradığı ise henüz bilinmemektedir. </text:p>
      <text:p text:style-name="P10"><text:span text:style-name="T1">İşte bu noktada evrimcilerin bu bilinmeyen üzerine bina ettikleri taraflı yorumları devreye girmektedir. Darwinist bilim adamları söz konusu genlerin hiçbir amacı olmadığını, bunların "saçma" ya da "çöp, hurda" dizilimlerden ibaret olduğunu öne sürerler. Milyonlarca yıllık hayali evrim sürecinde bu bölgelerin artık işlevlerini </text:span><text:soft-page-break/><text:span text:style-name="T1">yitirmiş genler olduklarını iddia ederler. Oysa peşin hükümle öne sürülmüş bu iddia, bugün yeni bilimsel bulgular karşısında çürümüş bulunmaktadır. "Hurda DNA" kavramı 5-6 yıl öncesine dek, bilim adamlarının fonksiyonlarını bilmedikleri büyük DNA yığınlarına verdikleri isimdi. Gen olarak tanımlayamadıkları bu çok uzun dizilimlere, o an için "junk DNA" (hurda/çöp/boş DNA) diyorlardı. Ancak iddiaların tersine, işe yaramadığı öne sürülen bölümlerin, aslında hayati fonksiyonları yönettikleri, çalışan kısımların tamirinde kritik önemleri olduğu ortaya çıkmıştır.</text:span><text:span text:style-name="T12">145</text:span><text:span text:style-name="T1"> Kaldı ki genetik bilimi DNA'nın işlevlerini tanımlamada henüz emekleme safhasındadır.</text:span></text:p>
      <text:p text:style-name="P10"><text:span text:style-name="T1">13 Mayıs 2002 tarihli </text:span><text:span text:style-name="T3">Nature Genetics</text:span><text:span text:style-name="T1"> dergisinde yayınlanan bir makalede, Dr. John V. Moran ve ekibi hurda DNA'nın hareketli parçalarının, genom için tamir servisi sağlayan DNA parçaları olduğunu bildirdiler.</text:span><text:span text:style-name="T12">146</text:span><text:span text:style-name="T1"> Bunlar genom etrafında hareket edebilir ve kelime işlemi sırasında kopyala yapıştıra benzer bir işlem yaparak kendilerinin kopyasını üretirler. Bu özellik DNA'nın çift olan sarmalı ayrılmaya başladığında son derece faydalıdır. Çifte sarmal hücreye kimyasallar bulaştığında ya da herhangi bir baskı olduğunda yarılır ve hücre ölümüne sebep olabilir. Hurda DNA olduğu iddia edilen kısmın söz konusu parçaları genom içerisinde dolaşırlar ve bu tür ayrılmaları tespit ederler; böyle bir şeye rastladıklarında kendilerini araya sokarlar ve bu bölgeyi yeniden birleştirirler.</text:span><text:span text:style-name="T12">147</text:span></text:p>
      <text:p text:style-name="P10"><text:span text:style-name="T1">Zaman zaman evrimci kaynaklarda, canlılardaki bazı organların işlevsiz olduğu ileri sürülmekte ve bunların o canlıların atalarından miras kalmış ancak artık kullanmadıkları organlar olduğu iddia edilmektedir. Örneğin insan vücudundaki appendiks (apandisit) veya kuyruk sokumu, yıllarca "körelmiş organ" sayılmıştır. Oysaki son yılların bilimsel araştırmaları, tüm bu organların önemli işlevleri olduğunu ortaya çıkarmaktadır. Evrimcilerin 20. yüzyıl başında çıkardıkları "körelmiş organlar listesi" bugün tamamen çürümüş durumdadır. Evrimci yazar S. R. Scadding'in ifadesiyle "bilgimiz arttıkça, körelmiş organlar listesi de giderek küçülmüş" ve sonunda yok olmuştur.</text:span><text:span text:style-name="T12">148</text:span><text:span text:style-name="T1"> (Detaylı bilgi için bkz. Harun Yahya, </text:span><text:span text:style-name="T3">Hayatın Gerçek Kökeni</text:span><text:span text:style-name="T1">, Araştırma Yayıncılık) Aynı şekilde, evrimcilerin öne sürdükleri "hurda DNA" kavramı, yani DNA'nın büyük bölümünün işe yaramaz olduğu iddiası da, yapılan yeni keşiflerle çürütülmüştür. </text:span></text:p>
      <text:p text:style-name="P12">İnsan Genomu Projesi ve diğer genetik çalışmalarla birlikte, genlerin protein üretimi sırasında birbirleriyle devamlı bir etkileşim içinde oldukları ortaya çıktı. Bu üretim sırasında, bir genin diğer DNA bölümlerinden bağımsız olarak çalışmadığı anlaşıldı. Bugün varılan nokta göstermektedir ki, bir genin çalışması sırasında, özellikle protein kodlamaya başlama aşamasında, genleri oluşturmayan DNA bölümlerinin o geni düzenlemesi söz konusudur. İşte bu yüzden, araştırmaları yakından takip eden hiçbir bilim adamı, artık "hurda DNA" kavramına itibar etmemektedir.</text:p>
      <text:p text:style-name="P10"><text:span text:style-name="T1">Aslında DNA'nın hurda olduğu idda edilen kısımlarının devamlı faaliyet halinde olduğu ve henüz bilinmeyen farklı fonksiyonlara sahip olduğu evrimcilerin hoşuna gitmese de, uzun süreden beri ifade edilen bir gerçekti. </text:span><text:span text:style-name="T3">Science</text:span><text:span text:style-name="T1"> dergisinde 1994 yılında yayınlanan "Hurda DNA Kendi Dilinde mi Konuşuyor?" başlıklı haberde,</text:span><text:span text:style-name="T12">149</text:span><text:span text:style-name="T1"> Harvard Tıp Fakültesi'ndeki moleküler biyologlar ve Boston Üniversitesi'nden fizikçiler bu konuya açıklık kazandırmışlardı. Çeşitli canlılardan alınan, 50.000 baz çifti içeren 37 DNA dizilimi üzerinde yaptıkları araştırmalar sonucu, insan DNA'sında %90 yer tutmakta olan sözde hurda DNA'nın aslında özel bir dilde yazıldığını haber veriyorlardı. Yaptıkları testler, bu kısımlarda bir lisana benzer özellikler bulunduğunu ortaya koymuştu. Bulguları ışığında, "hurda" denen DNA'nın hiç de boş olmadığını bildirmişlerdi. "Hurda DNA'daki Dilin İpuçları" adlı makalede ise Boston Üniversitesi'nden Eugene Stanley'in yaptığı çalışmalarla, DNA dizilimlerinde insan diline benzer nitelikte bilgi içeren özellikler bulunduğu delillendirildi.</text:span><text:span text:style-name="T12">150</text:span><text:span text:style-name="T1"> </text:span></text:p>
      <text:p text:style-name="P12">DNA dizilerinin daha önce, %97'sinin hurda ve işe yaramaz olarak tanımlanmasının nedenlerinden biri kuşkusuz ki bilgisizliktir. Cleveland Üniversitesi'nden evrimci bilim adamı Evan Eichler bu durumu şöyle itiraf etmektedir:</text:p>
      <text:p text:style-name="P6"><text:soft-page-break/><text:span text:style-name="T1">Hurda DNA deyimi bizim bilgisizliğimizin yansımasından başka bir şey değil.</text:span><text:span text:style-name="T12">151</text:span><text:span text:style-name="T1"> </text:span></text:p>
      <text:p text:style-name="P12">Kendisi de bir evrimci olan Ernst Mayr da genler hakkındaki bilgilerinin yetersizliğine şöyle değinmektedir:</text:p>
      <text:p text:style-name="P6"><text:span text:style-name="T1">Bilimi sınırlandıran ciddi bir unsur da ileri derecede kompleks sistemlerin işleyişini açıklamadaki zorluktur... Aynı görüş, ileri derecede kompleks ve hala henüz anlaşılamamış olan genetik bilginin düzenleyici mekanizmaları için de geçerlidir.</text:span><text:span text:style-name="T12">152</text:span></text:p>
      <text:p text:style-name="P10"><text:span text:style-name="T3">Scientific American</text:span><text:span text:style-name="T1"> dergisinin Kasım 2003 sayısında yayınlanan "Görülmeyen Genom: Hurdanın Arasındaki Cevherler" adlı makalede de Avustralya, Queensland Üniversitesi'nde Moleküler Biyobilim Enstitüsü'nün yöneticisi John S. Mattick'in şu sözlerine yer verilmektedir:</text:span></text:p>
      <text:p text:style-name="P10"><text:span text:style-name="T1">Anlaşılmadığı için hurda olarak öne sürülen [genler]in, aslında insanın kompleksliğinin temeli olduğu ortaya çıkabilir."</text:span><text:span text:style-name="T12">153</text:span></text:p>
      <text:p text:style-name="P12">Moleküler biyolog Prof. Mattick, "intron" denilen ve protein sentezine direkt olarak katılmayan bu dizilimlerin önemi ile ilgili hatalı yorumlara şöyle değinmektedir: </text:p>
      <text:p text:style-name="P6"><text:span text:style-name="T1">Bunun [hurda DNA'nın] tüm anlamının farkına varılmaması... moleküler biyoloji tarihindeki en büyük hatalardan biri olabilir.</text:span><text:span text:style-name="T12">154</text:span><text:span text:style-name="T1"> </text:span></text:p>
      <text:p text:style-name="P10"><text:span text:style-name="T3">New Scientist</text:span><text:span text:style-name="T1"> dergisinin 19 Kasım 2005 tarihli bir haberinde ise, sözde hurda DNA'nın öneminin, tahmin edilenden çok daha fazla olabileceğini şöyle dile getirilmektedir:</text:span></text:p>
      <text:p text:style-name="P6"><text:span text:style-name="T1">... olağanüstü bir şekilde, hurda DNA'nın genler kadar -değilse de daha fazlasıyla- önemli olduğu ortaya çıkabilir... Hurda DNA'nın kaldırıldığı raflardan bu şekilde ortaya çıkarılmasını sağlayan, onunla ilgili özel olan nedir? Genomların kıyaslanmasıyla bir delil ortaya çıkmaktadır... Bilim adamlarının henüz çözemediği hayati bilgiyi kodluyor olabilir. Bu da, daha fazla DNA, daha fazla bilgi saklama ve kompleks organizmalar üretme kapasitesi demektir. Açık olan bir şey var. Genlerimizin haritasını çıkardığımıza göre, artık hurdalığı keşfetmeye başlamanın zamanı geldi.</text:span><text:span text:style-name="T12">155</text:span></text:p>
      <text:p text:style-name="P12">İnsan Genomu Projesi'nin başında bulunan Dr. Francis Collins de, "Hurda" DNA olarak adlandırılan kısımların zannedildiği gibi hurda olmadığını şöyle ifade etmektedir:</text:p>
      <text:p text:style-name="P6"><text:span text:style-name="T1">Uzun süredir genetik bilginin yüzde 95 kadarını hurda sayıp dikkate almadığımız için sorun yaşıyordum, çünkü henüz ne işlevi olduğunu bilmiyorduk. Buna hurda denmesinin nedeni de ne tür bir işlevi olduğunu hala keşfetmemiş olmamızdı. Fakat tüm genetik bilgi önünüzde seriliyken bizim "hurda" diye adlandırdığımız malzemenin aslında gerçekten işe yarar bir DNA dizilimi olduğunu anlıyorsunuz… Bu nedenle bence genetik bilgiden "hurda" terimi atılmalıdır.</text:span><text:span text:style-name="T12">156</text:span></text:p>
      <text:p text:style-name="P10"><text:span text:style-name="T1">Evrimci genetikçiler, hurda DNA olarak isimlendirdikleri kısımları, teorilerine zorlama bir delil olarak göstermek istediler. Evrimcilerin bu kısımları "hurda" ifadesi ile önemsiz göstermek istemeleri ve dogmatik evrim inançlarına uydurmaları, bilim adamlarının senelerce "hurda" olarak ifade edilen kısımları incelemelerini engellemiştir. </text:span><text:span text:style-name="T3">Science</text:span><text:span text:style-name="T1"> dergisinde bu durum şöyle açıklanmaktadır:</text:span></text:p>
      <text:p text:style-name="P6"><text:span text:style-name="T1">Cazibesine rağmen, "Hurda DNA" kavramı, bilim adamlarını senelerce kodlamayan DNA'yı incelemekten uzak tutmuştur. Genomlarla gelişigüzel ilgilenen küçük bir grup dışında, genom çöplüğünü kim incelemek isterdi ki? Bununla birlikte, normal hayatta olduğu gibi, bilimde de, boş vakti olan, alay edilme riski alan ve popüler olmayan alanları araştıranlar vardır. Onlar sayesinde, hurda DNA görüşü, özellikle de tekrar eden kısımlar, 1990'ların başında değişmeye başladı.</text:span><text:span text:style-name="T12">157</text:span></text:p>
      <text:p text:style-name="P12"><text:soft-page-break/>Evrim teorisinin bilimsel açmazlarını birçok çalışmasıyla ortaya koyan Dr. Paul Nelson ise, "Hurda Satıcısı Artık Hurda Satmıyor" başlıklı makalesinde, hurda DNA kavramı için şu açıklamayı yapmaktadır:</text:p>
      <text:p text:style-name="P6"><text:span text:style-name="T1">Carl Sagan, Shadows of Forgotten Ancestors (Unutulmuş Ataların Gölgeleri) isimli kitabında, "genetik hurdalığın", DNA'daki "fazlalıkların, kekelemelerin (gereksiz tekrarlar) ve kopya edilemez saçmalıkların", hayatın temelinde derin kusurlar bulunduğunu kanıtladığını öne sürmüştü. Bu tür yorumlara biyoloji literatüründe sık rastlanır, ancak bu tür yorumlar belki birkaç sene öncesine göre artık daha az yapılıyor. Neden mi? Çünkü artık genetikçiler, genetik enkaz olarak bilinen kısımların fonksiyonlarını keşfediyorlar.</text:span><text:span text:style-name="T12">158</text:span></text:p>
      <text:p text:style-name="P12">Helen Pearson, "Hurda DNA Hayati Bir Rol Ortaya Koyuyor: Anlaşılmayan Genetik Dizilimler Vazgeçilmez Gözüküyor" başlıklı makalesinde şöyle bildirmektedir:</text:p>
      <text:p text:style-name="P6"><text:span text:style-name="T1">Bilim adamları sır dolu, tüm omurgalıların hayatta kalmasında çok büyük öneme sahip DNA parçalarından oluşan bir koleksiyon üzerinde bulmaca çözüyorlar. Fakat bunların fonksiyonları tamamen bir bilinmeyen... bu parçalar hiçbir protein kodlamayan genomun geniş bölümleri üzerinde bulunuyor. Bu kısımların varlığı, çoğunlukla hurda DNA ifadesiyle önemsenmemiş bu alanların öneminin, bir kimsenin tahmininin çok ötesinde olabileceğine dair gelişen delilleri artırıyor.</text:span><text:span text:style-name="T12">159</text:span></text:p>
      <text:p text:style-name="P10"><text:span text:style-name="T1">Perlegen Bilimleri şirketinde, DNA'nın hurda olduğu öne sürülen kısımları inceleyen Dr. Kelly A. Frazer, "Bu [bulgular] insanların merakını uyandıracak. Bu insanları alıp götüren türden şeyler." derken, Cambridge Broad Enstitüsü'nden genetikçi Kerstin Lindblad-Toh da yapılan çalışmalar için "Bunlar daha buzdağının tepesi." demektedir.</text:span><text:span text:style-name="T12">160</text:span></text:p>
      <text:p text:style-name="P12">Bu bulgulara rağmen evrimcilerin çoğu, amaçlarına uygun buldukları "Hurda DNA" kavramını, son ana kadar savunmaya devam etmişlerdir. Evrimcilerin, iddialarına sözde delil oluşturmak için kullandıkları hurda DNA kavramı da sona ermiştir. DNA üzerinde yapılan yoğun araştırmalar, söz konusu DNA kısımlarının hayati öneme sahip olması dolayısıyla, gerekli, faydalı DNA kısımları olduğunu ispatlamıştır. Böylece Darwinistlerin bir gafı daha bilim literatürüne geçmiştir.</text:p>
      <text:p text:style-name="P12"/>
      <text:h text:style-name="P46" text:outline-level="2">Mitokondriyel Havva Tezinin Geçersizliği</text:h>
      <text:p text:style-name="P12">Hücrenin içinde proteinlerden oluşan mitokondri, aynı bir elektrik santrali gibi çalışır ve hücrenin ihtiyacı olan enerjiyi üretir. Bu santrallerde, besinlerden elde edilen kimyasal enerjiler, hücrenin kullanabileceği ATP denilen enerji paketlerine dönüştürülür. Hücre içinde hayatı sağlayan bütün olaylar, mitokondrilerde üretilen, kullanıma hazır bu enerji paketleri sayesinde gerçekleşir. DNA, hücre çekirdeğinde bulunmasının yanı sıra, enerji üretim merkezleri olan bu mitokondrilerde de bulunur.</text:p>
      <text:p text:style-name="P12">Mitokondrilerde, Mitokondriyal DNA (mtDNA) bulunur. Evrimciler, mitokondriyal DNA'larının kalıtımsal olarak çeşitlenmesini, bir "evrim" olarak yorumlar ve bu varsayımı "moleküler saat" ismini verdikleri bir başka varsayımla birleştirirler. 1965 yılında ortaya atılan moleküler saat hipotezi, nükleotid ve proteinlerdeki dizilimde, zaman içinde sabit aralıklarla değişimlerin yaşanacağını ileri sürmüştür. Bu teze dayanarak, mtDNA değişimleri analiz edilen canlıların, ortak bir atadan <text:s/>ne zaman ayrıldıklarının bulunabileceği varsayılmıştır.</text:p>
      <text:p text:style-name="P12">Ancak burada, mtDNA'da bulunan ve canlıları sabit zaman aralıklarında değişime uğratan, bir tür saat mekanizmasının bulunduğu anlaşılmamalıdır. Bir canlının fosilleşen kemikleri, çok çabuk dejenere olan DNA <text:soft-page-break/>moleküllerini barındırmaz. Dolayısıyla DNA molekülüne dayanarak doğa tarihinin incelenmesi söz konusu değildir. Bu analizler, evrimcilerin canlılar tarihini, kendi varsayımlarına zorla uyarlama çabalarıdır.</text:p>
      <text:p text:style-name="P10"><text:span text:style-name="T1">Evrimciler, bu ön yargıdan hareketle mevcut evrim soyağacının hangi tarihte nerede başladığını belirlemeye çalışmışlardır. Mitokondriyel DNA'daki çeşitlilik en çok Afrikalılarda görüldüğü için, onların neslinin en eski olduğuna karar vermişlerdir. Bunun sonucunda günümüzde yaşayan tüm insan ırklarının, 130.000 yıl önce Afrika'da yaşamış bir kadından türediği, bu kadının da sözde evrimle ortaya çıkmış, </text:span><text:span text:style-name="T3">Homo sapiens</text:span><text:span text:style-name="T1">'in ilk temsilcisi olduğu iddia edilmiştir. </text:span></text:p>
      <text:p text:style-name="P12">Söz konusu kadınla ilgili tahminler mitokondriyel DNA analizlerine dayandırıldığı için, bu hayali kadına "mitokondriyel Havva" ismi verilmektedir. Oysa bu çalışmada kullanılan metot, tarafsız bilimsel gözle incelendiğinde, ilk insanlara ait tarih ya da coğrafi yer belirlemede kullanılamayacağı kolayca görülecektir. Evrimcilerin dayandıkları varsayımlar, varlığı kanıtlanamayan, deney ve gözlemle örneklendirilememiş olan iddialardır. Nitekim bu tezin bilimsel bir değer taşımadığı, bugün evrim teorisini savunan pek çok bilim adamı tarafından da kabul edilmektedir. </text:p>
      <text:p text:style-name="P10"><text:span text:style-name="T1">Ünlü </text:span><text:span text:style-name="T3">Nature</text:span><text:span text:style-name="T1"> dergisinin editör kurulundan Henry Gee, "Afrika Cenneti Üzerindeki İstatistiksel Bulut" adlı yazısında mitokondriyel DNA (mtDNA) çalışması sonuçlarını "saçmalık, anlamsız veri" olarak değerlendirdi.</text:span><text:span text:style-name="T12">161</text:span><text:span text:style-name="T1"> Gee'nin yazısında mevcut 136 mtDNA serisi ele alındığında, çizilen soy ağaçlarının sayısının 1 milyarı geçtiği bildiriliyordu. Yani yapılan bu çalışmada, 1 milyar kadar tesadüfi soy ağacı görmezlikten gelinmiş, ancak şempanze ve insanın sözde ortak evrimsel geçmişi olduğu varsayımına uygun olan tek soyağacı seçilmişti.</text:span></text:p>
      <text:p text:style-name="P12">Herşeyden önce, tüm bu varsayımlar evrim teorisine hiçbir bilimsel kanıt oluşturmamaktadır. Örneğin moleküler saat analizine göre, insanla şempanzenin 10 milyon yıl önce birbirinden ayrılmış olması gerektiğini iddia eden bir evrimci, zaten bu çalışmasına iki canlının evrimsel akraba olduğu inancına körü körüne bir bağlılıkla başlamıştır. Burada kısır döngü içinde düşünmektedirler ve varsayımlar üzerine inşa edilen bu tip çalışmalar, vakit kaybı olmaktan öteye geçememektedir. </text:p>
      <text:p text:style-name="P10"><text:span text:style-name="T1">Washington Üniversitesi'nden genetikçi Alan Templeton da, DNA serilerinden yola çıkarak, insanın kökeni için bir tarih belirlemenin imkansız olduğunu belirtmiştir. Çünkü DNA'lar insan toplulukları arasında oldukça fazla karışmıştır.</text:span><text:span text:style-name="T12">162</text:span><text:span text:style-name="T1"> Bu durum, matematiksel olarak bakıldığında, soy ağacında tek bir insana ait mtDNA'yı ayırt etmenin imkansız olduğu anlamına gelmektedir. En çarpıcı itiraf ise, bu tezin sahiplerine aittir. 1992 yılında çalışmayı tekrarlayan ekipten Mark Stoneking (Pennsylvania Eyalet Üniversitesi), </text:span><text:span text:style-name="T3">Science</text:span><text:span text:style-name="T1"> dergisine yazdığı bir mektupta "Afrikalı Havva" iddiasının geçersiz olduğunu kabul etmiştir.</text:span><text:span text:style-name="T12">163</text:span><text:span text:style-name="T1"> </text:span></text:p>
      <text:p text:style-name="P10"><text:span text:style-name="T1">Ayrıca mitokondriyel DNA analizi, mitokondrinin sadece anne tarafından aktarıldığı, böylelikle mitokondriyal DNA parçalarındaki değişimlerin anne, anneanne, büyük anneanne vs. kanalıyla en eski ataya kadar izlenebileceği kabul edilerek yapılır. Oysa mitokondrinin sadece anne yoluyla aktarıldığı fikri artık bir efsaneden ibarettir. Çünkü mitokondrinin babadan da aktarılabileceğini gösteren bilimsel bulgular ortaya çıkmıştır. Ünlü </text:span><text:span text:style-name="T3">New Scientist</text:span><text:span text:style-name="T1"> dergisinde "Mitokondri hem Anneden hem de Babadan Aktarılabiliyor" başlığıyla verilen haberde, Danimarkalı bir hastanın, mitokondrilerini %90 oranında babasından aldığının anlaşıldığı anlatılmaktadır. Bu durumda evrim senaryolarına destek olarak gösterilen tüm mtDNA araştırmalarının, gerçekte bir anlam ifade etmediği ortaya çıkmaktadır. </text:span><text:span text:style-name="T3">New Scientist </text:span><text:span text:style-name="T1">dergisinde bu durum şöyle aktarılmaktadır:</text:span></text:p>
      <text:p text:style-name="P6"><text:span text:style-name="T1">Evrim biyologları, türlerin birbirinden ayrılmasını, mitokondriyal DNA dizilerindeki farklılıklardan yola çıkarak tarihlendiriyorlardı. Mitokondriyal DNA'nın çok nadiren de olsa babadan aktarılması, çalışmalarının çoğunu geçersiz kılmaya yeterli olacaktır.</text:span><text:span text:style-name="T12">164</text:span></text:p>
      <text:p text:style-name="P10"><text:soft-page-break/><text:span text:style-name="T1">Ünlü </text:span><text:span text:style-name="T3">Nature</text:span><text:span text:style-name="T1"> dergisi evrimci bir yayın organı olmasına karşın bu bulguların "mitokondriyel DNA varsayımlarını haksız çıkardığını" itiraf etmiştir: </text:span></text:p>
      <text:p text:style-name="P6"><text:span text:style-name="T1">Mitokondri aktarımında babadan geçen DNA ihtimali, tarih öncesi olayları zamanlandırmada, insan mitokondriyel DNA'sından faydalanılan birçok evrimsel ve moleküler antropolojik çalışmanın yeniden değerlendirilmesi anlamına gelebilir.</text:span><text:span text:style-name="T12">165</text:span></text:p>
      <text:p text:style-name="P10"><text:span text:style-name="T1">Son olarak, </text:span><text:span text:style-name="T3">Annals of Human Genetics</text:span><text:span text:style-name="T1"> dergisinde çıkan bir yazıda bugüne kadar basılmış tüm mitokondriyel DNA analizlerinin yarısından çoğunun hatalı bulunduğu bildirilmiştir.</text:span><text:span text:style-name="T12">166</text:span><text:span text:style-name="T1"> Habere göre evrimcilerin başvurduğu mitokondriyel DNA veri bankaları, hatalı işlenmiş bilgilere dayanıyordu. Peter Forster isimli araştırmacının ortaya çıkardığı bu durumu </text:span><text:span text:style-name="T3">Nature</text:span><text:span text:style-name="T1"> dergisi şöyle haber veriyordu: </text:span></text:p>
      <text:p text:style-name="P6"><text:span text:style-name="T1">Hatalar o kadar yaygın ki, genetikçiler insan popülasyonları ve evrim çalışmalarında yanlış sonuçlara varabiliyorlar… evrim ağaçlarına yönelik hata-araştırma yöntemi, bu hataların tahmin edilenden daha çok olduğunu ortaya koyuyor.</text:span><text:span text:style-name="T12">167</text:span><text:span text:style-name="T1"> </text:span></text:p>
      <text:p text:style-name="P12">Böylece Forster'ın bu tespitiyle birlikte, evrimcilerin çalışmalarında kullandıkları istatistiki verilerin güvenilmezliği daha da pekişmiştir. Görüldüğü gibi günümüzde yaşayan insanların genlerine bakıp, tamamen hatalı bir yöntemle sürdürülen ve sadece evrimci ön yargılarla yorumlanan genetik analizler, evrime bir kanıt değildir. Mitokondriyel DNA analizlerinin tutarsızlığını ispatlayan somut bilimsel kanıtlar, bu alandaki evrimci iddiaları boşa çıkarmaktadır. Gerçekten yaşanmış bir evrim süreci olmadığı için, herkes kendine göre ayrı bir senaryo kurgulamaktadır. Mitokondriyel Havva tezi de ağır darbeler alarak bilim tarihine gömülmek üzere olan, evrim teorisini zorla ayakta tutma çabalarından biridir. </text:p>
      <text:p text:style-name="P12"/>
      <text:h text:style-name="P46" text:outline-level="2">Bencil Gen, Bilinçli Gen İddialarının Geçersizliği</text:h>
      <text:p text:style-name="P10"><text:span text:style-name="T1">Darwinistlerin hayali iddialarından bir diğeri de "bencil gen teorisi (gen seleksiyon teorisi)"dir. Söz konusu teoriye göre belirli gen türleri, hayatta kalabilme ve üremede daha iyi olan canlılar yaparak ya da geliştirerek, kendi hayatta kalabilme olanaklarını artırmaktadırlar. Bu yüzden kendi genlerini sonraki nesillere geçirmede daha iyi olan, bitki ve hayvan üretebilen gen türlerinin, dünyaya hakim olacağı iddia edilmektedir.</text:span><text:span text:style-name="T12">168</text:span></text:p>
      <text:p text:style-name="P10"><text:span text:style-name="T1">Teorinin geçersizliğine değinmeden evvel, teorinin ortaya atılış şeklini de belirtmekte fayda vardır. Gen seleksiyonculuğu, felsefecilerin indirgemecilik (reductionism) olarak adlandırdıkları mantık yürütmeye bir örnektir. İndirgemeciler, insan aklı da dahil olmak üzere, herşeyin madde esasına indirgenebileceğini iddia etmektedirler. Ancak bir önceki bölümde detaylı açıkladığımız gibi "hayatın sadece maddeden ibaret olduğu" iddiası açıkça bir yanılgıdır. Dolayısıyla bu felsefeyi insana uyarlayan ve evrim teorisinin koyu bir savunucusu olan Richard Dawkins'in iddiaları da yanlış, hatta saçmadır. Dawkinse göre: "Biz hayatta kalma makineleriyiz, genler olarak bilinen bencil molekülleri koruyabilmek için kör olarak programlanmış robot araçlarız."</text:span><text:span text:style-name="T12">169 </text:span><text:span text:style-name="T1">Richard Dawkins, "</text:span><text:span text:style-name="T3">The Selfish Gene</text:span><text:span text:style-name="T1">" (Bencil Gen) adlı kitabında, tüm canlıların aslında, "bencil, çıkarcı ve sadece kendisini çoğaltarak varlığını korumaya çalışan genlerden ibaret olduğunu" ve "hayatın tek amacının DNA'nın hayatta kalması olduğunu" ileri sürmektedir. Oysa bu iddia temelsiz ve son derece akıl dışı bir varsayıma -genlerin bir aklı, bilinci ve hatta "karakteri" olduğu varsayımına- dayanmaktadır. Bu, günümüzdeki materyalist indirgemeciliğin, ne denli hatalı sonuçlara vardırabileceğinin bir göstergesidir.</text:span></text:p>
      <text:p text:style-name="P12">Bu varsayımın saçmalığını görmek içinse, genlerin ne olduğunu hatırlamak yeterlidir: Genler, birbirine eklenmiş ve özel bir "katlama ve paketleme" yöntemi ile sıkıştırılmış DNA parçalarıdır. DNA ise detaylarına önceki bölümlerde değindiğimiz gibi, belirli bir şifreyi içerecek biçimde birbirine eklenmiş uzun dev bir <text:soft-page-break/>moleküldür. Elbette ki kör ve şuursuz atomların biraraya gelmesiyle oluşan bir molekülün "bencil" olması, "kendisini üreme yoluyla çoğaltmayı hedeflemesi" veya başka bir şekilde bilinçli bir amaca sahip olması mümkün değildir. DNA, temelinde bir atomlar zinciridir ve hiçbir atom, akıl ve bilince, özellikle de "bencilliğe" sahip değildir. Dolayısıyla Dawkins'in ortaya attığı "bencil gen" tezi, akıl ve bilim dışı bir masaldan ibarettir. </text:p>
      <text:p text:style-name="P10"><text:span text:style-name="T1">Avustralyalı bilim adamı Lucy G. Sullivan, Dawkins'i, "yazdıklarının, sahte-bilimsel teorilerin palazlanmasına yol açtığı ve daha çok edebiyatın konusu olabilecek ilgi alanlarının bilime girmesine sebep olduğu" için eleştirmiştir.</text:span><text:span text:style-name="T12">170</text:span><text:span text:style-name="T1"> Harvard Üniversitesi'nden evrim genetikçisi Richard Lewontin, Dawkins'i "piyasada satan hikayelerinde doğrulanmamış veya gerçeğe aykırı iddialara yer veren" yazarlar arasında saymıştır: </text:span></text:p>
      <text:p text:style-name="P6"><text:span text:style-name="T1">Yeterli kanıta dayanmayan iddialar, bilim literatürünü, özellikle popüler bilim yazarlığı literatürünü doldurmaktadır. Carl Sagan'ın "bilimin popülerleşmesine katkıda bulunan en iyi çağdaş yazarlar listesi, E. O. Wilson, Lewis Thomas ve Richard Dawkins'i içermektedir, ki bunların her biri, piyasada sattıkları hikayelerinin içinde, doğrulanmamış veya gerçeğe aykırı iddialara yer vermişlerdir.</text:span><text:span text:style-name="T12">171</text:span></text:p>
      <text:p text:style-name="P10"><text:span text:style-name="T1">Bizzat Dawkins'in kendisi, yaptığının bir taraftarlık olduğunu, tezinin bilimsel bir tez olmadığını itiraf etmekle, tüm bunları propaganda amaçlı olarak sürdürdüğünü de gözler önüne sermektedir. </text:span><text:span text:style-name="T3">The Extended Phenotype</text:span><text:span text:style-name="T1"> (Genişletilmiş Fenotip) isimli kitabının birinci sayfasında şunları yazmaktadır: </text:span></text:p>
      <text:p text:style-name="P6"><text:span text:style-name="T1">Bu çalışmam, utanmazca bir taraftarlık. Hayvan ve bitkilere bakmak ve yaptıklarını neden yaptıklarını merak etmek için belli bir yöntemi savunmak istiyorum. Taraftarlığını yaptığım şey, yeni bir teori, doğrulanabilir veya yanlışlanabilir yeni bir hipotez ya da öngörüleriyle değerlendirilebilir bir model de değil. </text:span><text:span text:style-name="T12">172</text:span></text:p>
      <text:p text:style-name="P12">Evrimciler, insanın ruhunun varlığını kabul etmek istemedikleri için, insanı bir madde yığınından ibaret görmekte, dolayısıyla bu madde yığınının bir yerine bir şekilde şuur atfetmeye çalışmaktadırlar. Genlere şuur atfedecek kadar tutarsız bir iddia ileri sürmeleri ise, ne kadar zor durumda kaldıklarının bir göstergesidir. Eskiden tahtadan veya taştan yapılma putlarda akıl ve bilinç olduğunu zanneden putperestlerin yerini, günümüzde moleküllerde, bu molekülleri oluşturan cansız atomlarda akıl ve bilinç olduğunu zanneden evrimciler almıştır.</text:p>
      <text:p text:style-name="P12">Bu batıl inanışın sonucu olarak şiddet, cinsel taciz, tecavüz, saldırganlık, kıskançlık gibi özelliklerin insanlara sözde hayvan atalarından miras kaldığı ve bu davranışların evrimin doğal bir sonucu olduğu iddia edilmektedir. Bu iddianın temelinde ise, insanın genlerden ibaret bir makine olduğu, genlerin ise sanki bilinçli bir varlık gibi sürekli olarak "evrimleşme ve hayatta kalma" amacında olduğu şeklindeki evrimci bir batıl inanış yatmaktadır. </text:p>
      <text:p text:style-name="P12">Nasıl ki bir kitabın "bencil" olması, "kendisini üreme yoluyla çoğaltmayı hedeflemesi" veya herhangi bir şekilde bilince sahip olması mümkün değilse, aynı durum DNA için de geçerlidir. Çünkü DNA, şuursuz ve cansız atomlardan oluşan bir molekül zinciridir ve hiçbir molekül akıl ve bilince sahip değildir. Ayrıca İsrailli bilim adamı Gerald L. Schroeder, hücrenin bölünerek DNA'sını aktarmasının, iddiaların aksine bencilce değil, fedakarane bir davranış olduğuna dikkat çekmektedir:</text:p>
      <text:p text:style-name="P6"><text:span text:style-name="T1">Mayoz bölünmenin çözülemeyen yönlerinden biri de hücrenin fedakar doğasıdır. Bir hücre neden kromozomal bilgisinin yarısından feragat edip, üretilecek hücrenin kendisinin kopyası olamayacağını garantileyen bir anlaşmaya kendi isteğiyle katılsın ki? Ben bu fedakarlığın öz-yıkıma işaret ettiğini düşünürüm. Zira bir ebeveynin kromozomlarını bir diğerinin kromozomları ile karıştırması, ebeveyn çocukta yeniden tam olarak hayat bulamayacağı için, bir anlamda öz-yıkımdır. Tamamen bencil olan bir hücrenin bu konuda da bencil davranması hiç de şaşırtıcı bir şey olmazdı... Bireyin mayoz bölünmeden hiçbir kazancı yoktur.</text:span><text:span text:style-name="T12">173</text:span></text:p>
      <text:p text:style-name="P12"><text:soft-page-break/>Dolayısıyla bencil gen iddiasının, gerçeklerle bir ilgisi yoktur ve iddia, hayalden öteye gidememektedir. İnsanları hayvan olarak nitelendiren, bir insanı sadece genlerini taşımakla ve bir sonraki nesle aktarmakla sorumlu bir robot gibi gören Darwinist düşünce, 20. yüzyılda büyük bir artış gösteren şiddet olaylarının, soykırımların, zalimliklerin, ahlaki dejenerasyonun da en büyük sorumlusu olmuştur. Çünkü bu tür bir bakış açısı, tüm zalimliklere, saldırganlıklara, ahlaksızlığa sözde bilimsel bir meşruiyet kazandırmıştır. 20. yüzyılın en büyük katliamlarını gerçekleştiren Hitler dahi, kendisine Darwinizm'i destek olarak göstermiştir. Sözde "üstün ırk"ın dışındaki ırkların yaşamalarına gerek görmeyen, onları öldürmeyi hayvanları öldürmekle bir tutan Hitler'e, zalimliği ve saldırganlığı konusunda destek veren yine Darwinizm olmuştur.</text:p>
      <text:p text:style-name="P12">İnsanların genetik olarak saldırgan, acımasız, rekabetçi, bencil, katil olabileceğini savunan Darwinizm, tüm suçları meşru göstermek için kullanılan bir safsatadır. Her insan Allah'ın kendisine üflediği ruhu taşır ve kendisini yoktan var eden Rabbimiz'e karşı sorumludur. Allah, Kuran'da kendisini başıboş zannedenlere yaratılışlarını ve ölümden sonra tekrar dirileceklerini şöyle bildirmektedir:</text:p>
      <text:p text:style-name="P38">İnsan, 'kendi başına ve sorumsuz' bırakılacağını mı sanıyor? Kendisi, akıtılan meniden bir damla su değil miydi? Sonra bir alak (embriyo) oldu, derken (Allah, onu) yarattı ve bir 'düzen içinde biçim verdi.' Böylece ondan, erkek ve dişi olmak üzere çift kıldı. (Öyleyse Allah,) Ölüleri diriltmeye güç yetiren değil midir? (Kıyamet Suresi, 36-40)</text:p>
      <text:p text:style-name="P12"/>
      <text:h text:style-name="P46" text:outline-level="2">Sonuç</text:h>
      <text:p text:style-name="P12">İdeolojik kaygılardan sıyrılıp, evrimcilerin taraflı yorumlarından bağımsız çalışan bir bilim, kuşkusuz hızla gelişmeye başlayacaktır. Mantığın, aklın ve bilimin gösterdiği doğrultuda gerçekler dikkate alınmış olsa, canlılığın kökeni, "tesadüf" safsatasına yönelmeden araştırılsa, evrenin ve canlılığın nasıl var olduğu sorusuna en net ve hızlı cevabın alınması da mümkün olacaktır. Böylece gerçek bilimin önü açılacak, bilimsel gelişmeler hız kazanacak, sahte deliller sunmak için emek, zaman ve para harcanmayacak ve bilim, tesadüf gibi mantıksız, çelişki dolu kavramları, safsataları savunmak gibi faydasız amaçlardan kurtulmuş olacaktır. Bir ayette Rabbimiz şöyle buyurmaktadır:</text:p>
      <text:p text:style-name="P38">"Ve elbette bizden Müslüman olanlar da var, zulmedenler de. İşte (Allah'a) teslim olanlar, artık onlar 'gerçeği ve doğruyu' araştırıp-bulanlardır." (Cin Suresi, 14)</text:p>
      <text:p text:style-name="P12"/>
      <text:p text:style-name="P12"/>
      <text:h text:style-name="P41" text:outline-level="1">12. BÖLÜM</text:h>
      <text:h text:style-name="P44" text:outline-level="1">DNA Mucizesi Evrim Teorisini Nasıl Geçersiz Kılıyor?</text:h>
      <text:p text:style-name="P12"/>
      <text:p text:style-name="P12"/>
      <text:p text:style-name="P12">Evrim teorisi moleküler düzeyde önemli bir açmazdadır. Canlılığın kökeni konusu, evrim teorisi açısından paleontoloji, jeoloji, antropoloji gibi bilim dallarında olduğu gibi çok büyük bir sorundur. Üstelik evrimcilerin sorunu yalnızca amino asit, protein gibi canlılığın yapı taşları ile sınırlı değildir. Bunların da ötesinde asıl açmaz, canlı hücresinin olağanüstü kompleks yapısındadır. Çünkü hücre, amino asit yapılı proteinlerden oluşmuş bir yığın değil, insanoğlunun şimdiye kadar karşılaştığı en kompleks sistemlerden biridir. </text:p>
      <text:p text:style-name="P12">Darwinistlerin çıkmazı, evrim teorisini ayakta tutmak adına arkasında durdukları varsayımlardan kaynaklanır. Darwinistlere göre ilk canlı mutlaka ilkel olmak zorundadır ve doğru kimyasallar biraraya getirildiğinde hayat tesadüfen, kendiliğinden ortaya çıkabilmelidir. İşte bu batıl inançlar, Darwinistleri, "volkanik gazlar ve şimşekler DNA'yı ve sonra da hayatı meydana getirdi!" gibi bir masala inanmak zorunda bırakmıştır. Darwinistlere göre en ileri teknoloji, en gelişmiş laboratuvar ve yüzyılların bilgi birikimi ile dahi bir benzeri yapılamamış canlı hücrelerin milyonlarcası, tesadüf eseri biraraya gelerek son derece hayati sorumluluklar taşıyan organları inşa etmişlerdir. Üstelik bu organlar da kusursuz bir koordinasyon içinde çalışarak insan vücudunu oluşturmuş ve kendi kendilerine onu canlı tutma sorumluluğu kazanmışlardır. Bu Darwinist hikayelerin bilimsel bir desteği olmadığı gibi, akıl ve mantıkla da açıkça çelişmektedir. Kendisi de evrimci olan Fransız bilim adamı Pierre Paul Grasse, içinde bulundukları çıkmaza şöyle dikkat çekmektedir:</text:p>
      <text:p text:style-name="P6"><text:span text:style-name="T1">... bazı insanlar taraflı oldukları için kasten gerçekleri görmezden gelirler ve kendi inançlarının yetersizliklerini ve yanlışlığını inkar ederler.</text:span><text:span text:style-name="T12">174</text:span><text:span text:style-name="T1"> </text:span></text:p>
      <text:p text:style-name="P10"><text:span text:style-name="T1">İngiltere Salford Üniversitesi'nden Doç. L. R. Croft </text:span><text:span text:style-name="T3">How Life Began</text:span><text:span text:style-name="T1"> (Hayat Nasıl Başladı) adlı kitabında, evrimcilerin teorinin içinde bulunduğu açmazı nasıl önemsemediklerine şöyle değinmektedir:</text:span></text:p>
      <text:p text:style-name="P6"><text:span text:style-name="T1">En temel sorulardan biri olan hayatın kökeni, evrimci sorgulamaların asıl çıkış noktasıdır. Fakat yine de evrimciler bu soruya yeteri kadar önem vermezler... hayatın kökeni konusu üzerinde pek durulmamıştır. Darwin'in kendisi de bu konuyu hafife almıştır...</text:span><text:span text:style-name="T12">175</text:span><text:span text:style-name="T1"> </text:span></text:p>
      <text:p text:style-name="P12">Darwinistler, moleküler düzeyde gerçekleştiği iddia edilen sözde evrimsel oluşumlardan hiçbirisini ispatlayabilmiş değildir. Bilimin ilerlemesi ise bu sorulara cevap üretmek bir yana, soruları evrimciler açısından daha da kompleks ve içinden çıkılamaz hale getirmiştir. Yapı ve özellikleriyle DNA gibi bir molekülün, evrimcilerin öne sürdüğü gibi rastlantılar sonucu oluşmasının ne derece mantık dışı olduğunu, ilerleyen satırlarda bilim adamlarının açıklamalarında ve bizzat evrimcilerin itiraflarında göreceğiz.</text:p>
      <text:p text:style-name="P12"/>
      <text:h text:style-name="P46" text:outline-level="2"><text:soft-page-break/>Genetik Bilginin Kökeni, Bilim Adamları İçin Hala Bilinmeyendir</text:h>
      <text:p text:style-name="P12">Hücrenin kompleks yapısının en kapsamlı bölümünü, genetik yapısını belirleyen DNA oluşturmaktadır. Bilim adamları DNA'nın yapısı, şifrelenmesi hakkında yaptıkları uzun yılları kapsayan araştırmalara, harcadıkları büyük servetlere karşın, daha yeni kayda değer bilgiler edinmekteler. Ancak hücrenin genetik yapısındaki mükemmellik, halen büyük bir sır olma özelliğini korumaktadır. DNA'nın kompleks yapısı, içerdiği hayati ve yüksek kapasitedeki bilgi, hayatın oluşumunu tesadüflerle açıklamak isteyenleri çaresizliğe sürükleyen konuların başında gelmektedir. Tanınmış bir evrimci olan biyokimyacı Leslie Orgel bu konudaki düşüncelerini şöyle ifade etmektedir:</text:p>
      <text:p text:style-name="P6"><text:span text:style-name="T1">Genetik şifrenin kökeninin genel özelliklerini bile hala anlayabilmiş değiliz... Genetik şifrenin kökeni, hayatın kökeni probleminin en şaşırtıcı yönüdür.</text:span><text:span text:style-name="T12">176</text:span></text:p>
      <text:p text:style-name="P12">Nükleer fizikçi Prof. Gerald Schroeder, DNA'daki kodlamanın nasıl gerçekleştiği konusundaki bilgi yetersizliğine şöyle değinmektedir:</text:p>
      <text:p text:style-name="P6"><text:span text:style-name="T1">…</text:span><text:span text:style-name="T4"> </text:span><text:span text:style-name="T1">Ve eğer fosil kayıtları bize doğruyu söylüyorsa, DNA'daki bilgiye dünyadaki hayatın en ilk safhalarında dahi rastlanmaktadır. Bütün hayatın ortaya çıkmasına sebebiyet veren kodlamanın nasıl gerçekleştiği ise, hala bilinmemektedir. Ortaya çıkardığı ürünün kompleksliği düşünüldüğünde, bu muammanın boyutları daha iyi anlaşılmaktadır.</text:span><text:span text:style-name="T12">177</text:span></text:p>
      <text:p text:style-name="P10"><text:span text:style-name="T1">Ünlü bilim dergilerinden </text:span><text:span text:style-name="T3">Science'</text:span><text:span text:style-name="T1">ta yazar olan Jon Cohen ise, yayınlanan bir makalesinde DNA'daki düzenli yapının mükemmelliğine şöyle değinmektedir:</text:span></text:p>
      <text:p text:style-name="P6"><text:span text:style-name="T1">Neden DNA ve RNA'daki şeker molekülleri, bilinen tüm canlılarda sağa doğru sarılmaktadır? Benzer bir şekilde proteinleri oluşturan tüm amino asitler de, sola doğru bükük olarak düzenlenmiştir. Bu moleküllerin neden böyle muntazam bir düzene sahip olduğu bilinmemektedir, ama konu üzerinde yazılan teoriler az değildir. Konu Los Angeles'taki bir toplantıda ele alındığında, konunun açıklığa kavuşması için gösterilen hırs ve istek hiç de az değildi. Bu anlaşılabilir bir duyguydu; çünkü bu soru tüm bilimsel sırların temelinden bahsetmekteydi; hayatın kökeni.</text:span><text:span text:style-name="T12">178</text:span></text:p>
      <text:p text:style-name="P12">Almanya'daki Johannes Gutenberg Üniversitesi Biyokimya Enstitüsü Başkanı Prof. Klaus Dose, "Hayatın Kökeni: Cevaptan Çok Soru Var" adlı makalesinde, evrimcilerin içinde bulunduğu çaresizliği itiraf edenlerden sadece biridir:</text:p>
      <text:p text:style-name="P6"><text:span text:style-name="T1">... hücrenin genetik bilgisinin kökeninin nereden kaynaklandığını bilmiyoruz, ilk kendisini kopyalayabilen nükleik asitler nasıl evrimleşti ya da günümüz hücrelerindeki son derece kompleks yapı-fonksiyon ilişkisi nasıl var oldu?</text:span><text:span text:style-name="T12">179</text:span></text:p>
      <text:p text:style-name="P10"><text:span text:style-name="T1">Evrimci yayınlardan </text:span><text:span text:style-name="T3">Nature</text:span><text:span text:style-name="T1"> dergisinin eski editörlerinden John Maddox da, "Genetik şifrenin kökeninin, hayatın kökeni gibi hala karanlıkta kaldığını görmek üzüntü verici."</text:span><text:span text:style-name="T12">180 </text:span><text:span text:style-name="T1">demektedir. Ancak gerçekte genetik kodun kökeni belirsiz değil, aksine çok açıktır. Genetik kod, Allah'ın yaratmasındaki mükemmelliği sergileyen örneklerden sadece biridir. Kuran'da Allah'ın yaratması şöyle bildirilmektedir:</text:span></text:p>
      <text:p text:style-name="P38">... Rahman (olan Allah)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12"><text:soft-page-break/></text:p>
      <text:h text:style-name="P46" text:outline-level="2">Genetik Bilginin Kökeni Tesadüflerle Açıklanamaz</text:h>
      <text:p text:style-name="P12">Evrimcilerin izahlarına baktığımızda, karşılaştığımız her mükemmelliği "tesadüflerin ürünü" olarak açıklamaya çalıştıklarını görürüz. Hücrenin kompleks yapısı da evrimciler için tesadüflerin üstün bir başarısı (!), isabetli seçimlerinin (!) bir sonucudur. Darwinistler herşeyin yaratıcısı kabul ettikleri tesadüfün ne olduğunu düşünmeksizin, bu belirsizliğin ilk hücreyi oluşturduğunu varsayarlar ve bütün teorilerini bu hücre üzerine kurarlar. Ancak değil hücre, en basit organizma bile evrimcilerin varsaydığı gibi tesadüfen olamaz. Londra Üniversitesi'nden hücre biyoloğu Dr. Ambrose, bu imkansızlığı şöyle ifade etmektedir:</text:p>
      <text:p text:style-name="P6"><text:span text:style-name="T1">En basit tek hücreli kompleks organizma bile, o kadar kompleks DNA zincirlerine sahiptir ki, bu düzenlemenin olasılığı 10</text:span><text:span text:style-name="T15">2.000.000 </text:span><text:span text:style-name="T1">(birin arkasında 2 milyon sıfırla ifade edilir) da bir gibi hayal edilemeyecek bir ihtimale sahiptir.</text:span><text:span text:style-name="T12">181</text:span></text:p>
      <text:p text:style-name="P12">Matematik bilimi bugün DNA'da yazılı bilgilerin oluşumunda tesadüfe yer olmadığını kanıtlamaktadır. Değil milyonlarca basamaktan oluşan DNA molekülünün, DNA'yı oluşturan 30.000 genden tek bir tanesinin bile tesadüfen oluşabilme ihtimali, imkansız tanımının dahi zayıf kaldığı bir durumdur. Evrimci bir biyolog olan Frank B. Salisbury bu imkansızlıkla ilgili olarak şunları söylemektedir:</text:p>
      <text:p text:style-name="P10"><text:span text:style-name="T1">Orta büyüklükteki bir protein molekülü, yaklaşık 300 amino asit içerir. Bunu kontrol eden DNA zincirinde ise, yaklaşık 1.000 nükleotid bulunacaktır. Bir DNA zincirinde dört çeşit nükleotid bulunduğu hatırlanırsa, 1.000 nükleotidlik bir dizi, 4 üzeri 1000 farklı şekilde olabilecektir. Küçük bir logaritma hesabıyla bulunan bu rakam ise, aklın kavrama sınırının çok ötesindedir. 4</text:span><text:span text:style-name="T15">1000</text:span><text:span text:style-name="T1">'de 1, "küçük bir logaritma hesabı" sonucunda, 10</text:span><text:span text:style-name="T15">600</text:span><text:span text:style-name="T1">'de 1 anlamına gelir. Bu sayı 10'un yanına 600 sıfır eklenmesiyle elde edilir. 10'un yanında 12 tane sıfır 1 trilyonu ifade ederken, 600 tane sıfırlı bir rakamın gerçekten de kavranması pek mümkün değildir.</text:span><text:span text:style-name="T12">182</text:span></text:p>
      <text:p text:style-name="P10"><text:span text:style-name="T1">Dolayısıyla ortamda bütün gerekli nükleotidlerin bulunduğunu, bunların aralarında bağlanması için gereken bütün kompleks moleküllerin ve bağlayıcı enzimlerin hepsinin hazır olduğunu farz etsek bile, bu nükleotidlerin istenen sırada dizilmesi ihtimali 10 üzeri 600'de 1 ihtimal demektir. Kısaca insan vücudundaki ortalama bir proteinin DNA'daki şifresinin tesadüf eseri kendi kendine oluşma ihtimali, 10'un yanında 600 tane sıfır olan sayıda 1'dir. Bu astronomik olmanın da ötesindeki sayı ise, pratik olarak "0" ihtimal anlamına gelir. </text:span><text:span text:style-name="T3">Darwin Was Wrong: A Study in Probabilities </text:span><text:span text:style-name="T1">(Darwin Hatalıydı: Olasılıklar İçinde Bir İnceleme) adlı kitabın yazarı I. L. Cohen de, genetik bilginin tesadüf eseri ortaya çıkmış olamayacağını şöyle açıklamaktadır:</text:span></text:p>
      <text:p text:style-name="P6"><text:span text:style-name="T1">Matematikçiler 10</text:span><text:span text:style-name="T15">50</text:span><text:span text:style-name="T1">'nin ötesinde herhangi bir rakamın istatistik olarak meydana gelme olasılığını sıfır olarak kabul ediyorlar. En küçük tek hücreli bakteri de dahil olmak üzere bildiğimiz herhangi bir tür, 100 veya 1.000'den çok daha fazla nükleotide sahip. Aslında tek hücreli bakterinin belirli bir dizilime sahip 3.000.000 kadar nükleotidi bulunuyor. Bu da bilinen herhangi türde bir canlının rastgele tesadüfler ya da rastgele mutasyonlar (evrimcilerin en sevdiği ifade) sonucu meydana gelme olasılığı olmadığını gösteriyor.</text:span><text:span text:style-name="T12">183</text:span></text:p>
      <text:p text:style-name="P12">Nükleotidlerin tesadüfen biraraya gelerek RNA ve DNA'yı oluşturmalarının imkansızlığını, evrimci Fransız bilim adamı Paul Auger de şöyle ifade etmektedir: </text:p>
      <text:p text:style-name="P6"><text:soft-page-break/><text:span text:style-name="T1">Rastgele kimyasal olaylar sayesinde, nükleotidler gibi karmaşık moleküllerin ortaya çıkışı konusunda, bence iki aşamayı net bir biçimde birbirinden ayırmamız gerekir; tek tek nükleotidlerin üretilmesi ... ve bunların çok özel seriler halinde birbirine bağlanmaları. İşte bu ikincisi, olanaksızdır.</text:span><text:span text:style-name="T12">184</text:span></text:p>
      <text:p text:style-name="P10"><text:span text:style-name="T1">Bu imkansızlığı çok basitleştirilmiş şöyle bir örnek üzerinden düşünebiliriz. Odadaki bir patlama sonucu ortaya edebi bir eserin, üstelik de sayfaları ciltlenmiş olarak çıkmayacağı açıktır. Bunun tesadüfen kendiliğinden oluştuğunu iddia eden bir kimse ile karşılaşsanız, ilk olarak bu kişinin aklından şüphe edersiniz. Ancak evrimcilerin tesadüflerin başardığını iddia ettikleri şey, bu örnekteki imkansızlıktan çok daha büyüktür. Ancak tesadüf iddialarının her türlü mantıksızlığına ve imkansızlığına rağmen, Darwin'in mirasına körü körüne bir sadakat içinde olanlar, "tesadüfler yine de bunu başarır" demektedirler. Evrim teorisinin geçersizliğini anlatan </text:span><text:span text:style-name="T3">Evolution: A Theory in Crisis </text:span><text:span text:style-name="T1">(Evrim: Kriz İçinde Bir Teori) adlı kitabın yazarı, ünlü moleküler biyolog Profesör Michael Denton, işte bu benzersiz mükemmelliği tesadüflere dayandırmak isteyenlere karşı duyduğu hayreti şöyle ifade etmektedir:</text:span></text:p>
      <text:p text:style-name="P6"><text:span text:style-name="T1">Genel evrim için gerekli olan tesadüfi yapısal ayarlamalar, mantıksal felaketlerdir. Yalnızca birkaç yüz kelimeden oluşan bir metni tesadüfen gramer kurallarına uygun olarak üretme ihtimalinin yok denecek kadar küçük olduğunu söylemek, olayın önemini olduğundan daha düşük göstermektir. Bu tür herhangi bir dizilim, aklın varlığını göstermektedir... Tesadüfi süreçlerin gerçekliğine ya da tesadüflerin, insan aklının ürettiği herhangi bir şeyden çok daha kompleks olan işlevsel bir protein ya da genin, en küçük parçasını oluşturabileceğine gerçekten inanılabilir mi?</text:span><text:span text:style-name="T12">185</text:span></text:p>
      <text:p text:style-name="P12">Prof. Michael Denton, Darwinistler'in bu akıl dışı inancını bir başka sözünde ise şöyle anlatmaktadır:</text:p>
      <text:p text:style-name="P6"><text:span text:style-name="T1">Yüksek organizmaların genetik programlarının yapısı, milyarlarca bit (bilgisayar birimi) bilgiye ya da bin ciltlik küçük bir kütüphanenin içindeki tüm harflerin dizilimine eş değerdir. Bu denli kompleks organizmaları oluşturan trilyonlarca hücrenin gelişimini belirleyen, emreden ve kontrol eden sayısız karmaşık işlevin tamamen rastlantıya dayalı bir süreç sonucunda oluştuğunu iddia etmek ise, insan aklına yönelik bir saldırıdır. Ama bir Darwinist, bu düşünceyi en ufak bir şüphe belirtisi bile göstermeden kabul eder!</text:span><text:span text:style-name="T12">186</text:span></text:p>
      <text:p text:style-name="P12">Cambridge Üniversitesi'nden felsefeci Dr. Stephen C. Meyer de, hayatın kökeni ile ilgili tesadüfe dayalı açıklamaların, itibar edilecek türden olmadıklarını şöyle ifade etmektedir:</text:p>
      <text:p text:style-name="P6"><text:span text:style-name="T1">Hayatın kökeni dışındaki biyoloji sahalarında hala biyolojik bilginin kökeni için tesadüf, nedensel bir açıklama olarak kabul edilebilir, fakat bunu birkaç araştırmacı dışında kimse ciddiyetle desteklemiyor. 1950'li ve 1960'lı yıllarda moleküler biyologlar, proteinlerin ve nükleik asitlerin dizilimlerindeki kendine has özelliği takdir etmeye başladıklarından beri, işlevsel proteinleri ve nükleik asitleri tesadüfi olarak oluşturma olasılığı hesaplanmıştır. İlkel koşulların avantajlı olduğu varsayılsa bile (gerçekçi ya da değil)... biyolojik makromoleküllerin yararlı dizilime tesadüfen sahip olma ihtimali, Ilya Prigogine'nin kelimeleriyle, "yok denecek kadar az... hatta... milyarlarca yıllık zaman ölçeğinde bile."</text:span><text:span text:style-name="T12">187</text:span><text:span text:style-name="T1"> </text:span></text:p>
      <text:p text:style-name="P12">Bu ihtimallerin imkansızlığını evrimciler de bilmelerine rağmen, gerçekler karşısında direnmektedirler. Bu gerçek; DNA'nın yapısındaki komplekslik ve mükemmelliğin ancak üstün bilgi ve akıl sahibi bir Yaratıcının -Yüce Rabbimizin- varlığıyla açıklanabileceğidir. Bir ayette şöyle bildirilmektedir:</text:p>
      <text:p text:style-name="P38">Hakkı batıl ile örtmeyin ve hakkı gizlemeyin. (Kaldı ki) siz (gerçeği) biliyorsunuz. (Bakara Suresi, 42)</text:p>
      <text:p text:style-name="P12"/>
      <text:h text:style-name="P46" text:outline-level="2"><text:soft-page-break/>DNA'nın Varlığı Tek Başına Hiçbir İşe Yaramaz</text:h>
      <text:p text:style-name="P12">Genetik sistem yalnızca DNA'dan ibaret değildir. DNA'dan bu şifreyi okuyacak enzimler, bu şifrelerin okunmasıyla üretilecek mesajcı RNA, mesajcı RNA'nın bu şifreyle gidip üretim için üzerine bağlanacağı ribozom, ribozoma üretimde kullanılacak amino asitleri taşıyacak bir taşıyıcı RNA ve bunlar gibi sayısız ara işlemleri sağlayan son derece kompleks enzimlerin de aynı ortamda bulunması gerekir. Ayrıca böyle bir ortam, ancak hücre gibi, gerekli tüm hammadde ve enerji imkanlarının bulunduğu, her yönden izole edilmiş ve tamamen kontrollü bir ortamdan başkası olamaz... </text:p>
      <text:p text:style-name="P10"><text:span text:style-name="T1">Sonuçta bir organik madde, ancak bütün organelleriyle birlikte tam teşekküllü bir hücre olarak var olduğu takdirde kendini çoğaltabilir. Bu da hücrenin, olağanüstü derecedeki kompleks yapısıyla, "bir anda" var olması anlamına gelmektedir. Nobel ödüllü Fransız biyolog Jacques Monod, </text:span><text:span text:style-name="T3">Chance and Necessity (Tesadüf ve Gereklilik)</text:span><text:span text:style-name="T1"> adlı kitabında bu konuyu şöyle açıklamaktadır:</text:span></text:p>
      <text:p text:style-name="P6"><text:span text:style-name="T1">Modern hücrede genetik bilginin okunması için faaliyette bulunan mekanizmada, en az elli makromolekül bileşen bulunuyor. Fakat bunların kendisi de DNA'da şifrelenmiş: şifre, okuma sonucunda elde edilen ürünler olmaksızın okunamıyor. Bu, </text:span><text:span text:style-name="T3">omne vivium ex ovo </text:span><text:span text:style-name="T1">["Bütün hayat bir yumurtadan gelir" şeklindeki Latin atasözü] ifadesinin çağdaş yorumu. Bu döngü ne zaman kapandı? Hayal etmesi gerçekten zor.</text:span><text:span text:style-name="T12">188</text:span></text:p>
      <text:p text:style-name="P12">Bir başka Nobel ödülü sahibi olan Fransız bilim adamı Andre Lwoff da, hücre içindeki her molekülün birbirleri ile bağlantılı çalışan bir bütünün parçası olduklarını ifade etmektedir:</text:p>
      <text:p text:style-name="P6"><text:span text:style-name="T1">Bir organizma, birbiriyle bağlantılı yapıların ve fonksiyonların oluşturduğu bir sistemdir. Hücrelerden oluşur ve hücreler de kusursuzca iş birliği yapan moleküllerden yapılmıştır. Her molekül, diğerlerinin ne yaptığını bilmelidir. Mesajları alabilmeli ve onlara göre hareket edebilmelidir.</text:span><text:span text:style-name="T12">189</text:span></text:p>
      <text:p text:style-name="P12">Olasılık hesapları, proteinler ve nükleik asitler (RNA ve DNA) gibi kompleks moleküllerin tek tek tesadüfen oluşmalarının imkansız olduğunu göstermektedir. Ancak evrimciler için daha da büyük sorun, yaşam için bu kompleks moleküllerin hepsinin aynı anda ve birarada bulunması zorunluluğudur. Bu gerçek karşısında evrim teorisi tümüyle çaresizdir. Kimi zaman bu konu evrimcilerin itiraflarında da yer almaktadır. Bunlardan biri, çeşitli alanlarda profesörlük yapan Indiana Üniversitesi'nden Douglas R. Hofstadter'dir:</text:p>
      <text:p text:style-name="P6"><text:span text:style-name="T1">Nasıl oldu da genetik bilgi, onu yorumlayan mekanizmalarla (ribozomlar ve RNA molekülleri ile) birlikte ortaya çıktı? Bu soru karşısında kendimizi bir cevapla değil, hayranlık ve şaşkınlık duyguları ile tatmin etmemiz gerekiyor.</text:span><text:span text:style-name="T12">190</text:span></text:p>
      <text:p text:style-name="P12">Aynı gerçek, evrimci görüşlere sahip 20. yüzyıl bilim felsefecilerinden Prof. Karl Raimund Popper tarafından da kabul edilir. Prof. Popper bu açmazı şöyle tarif etmektedir:</text:p>
      <text:p text:style-name="P6"><text:span text:style-name="T1">Genetik kodun kökeni ile ilgili problem sadece bundan ibaret değildir. Kodun var olması demek bu bilgiyi almak ve kullanmak anlamına gelir; aksi takdirde DNA içinde kayıtlı olan bilgi gereksiz olurdu. Bilgiyi almak ve kullanmanın anlamı ise, enzim ve ribozomların bilgiyi kopyalaması ve tercüme etmesidir. Hücre, bu enzim ve ribozomları yapması gerektiğini nereden biliyordu? Cevap: genetik kodda kayıtlı olan bilgiden.</text:span><text:span text:style-name="T12">191</text:span></text:p>
      <text:p text:style-name="P12">Prof. Popper'ın dikkat çektiği gibi, hücrenin tüm yapı taşları, organellerine ait bilgiler, DNA'da kayıtlı bulunmaktadır. Diğer taraftan DNA'daki bilginin kullanılması için söz konusu yapı taşlarının, organellerin bulunması da zorunludur. Bu durum çok açık bir şekilde evrim teorisinin aşamalı oluşum iddialarını çürütmektedir. Çünkü DNA'da kodlu bilgi olmadan söz konusu organeller var olamaz; aynı şekilde söz konusu <text:soft-page-break/>organeller var olmadan, DNA'da kodlu bilgi kullanıma geçirilemez. Yani her ikisinin aynı anda var olması gerekmektedir. Dolayısıyla ilkel hücreden kompleks hücreye geçiş iddiası hayalden ibarettir. Zoolog Prof. David E. Green ve biyokimyacı Prof. Robert F. Goldberger, evrimci görüşlerine rağmen, bilimsel bir yayındaki yazılarında şöyle belirtmektedirler:</text:p>
      <text:p text:style-name="P6"><text:span text:style-name="T1">İlkel hücrelerin, türlerin kökeni için başlangıç noktası olduğu konusundaki yaygın fikir gerçekten de hatalıdır. Bu hücreler hakkında işlevsel olarak ilkel olan hiçbir şey yoktur. Bu hücreler, günümüzdeki örnekleri gibi aynı biyokimyasal ekipmanı içermekteydiler. Peki daha sonraki hücreler nasıl ortaya çıkmıştı? Bu soruya verilecek tek anlamlı cevap, nasıl olduğunu bilmediğimizdir.</text:span><text:span text:style-name="T12">192</text:span></text:p>
      <text:p text:style-name="P12">Tüm canlılığı "tesadüf" cevabıyla açıklamaya kalkan evrim teorisi, DNA'da özenle ve kusursuzca kodlanmış bulunan olağanüstü bilginin kaynağını asla izah edememektedir. Kaldı ki konu DNA zincirinin nasıl ortaya çıktığı sorusundan ibaret değildir. Çünkü DNA zinciri, daha önce de belirttiğimiz gibi, içindeki olağanüstü bilgi kapasitesi ile birlikte var olsa bile, bu tek başına hiçbir şeye yaramamaktadır. Canlılıktan söz edilebilmesi için, mutlaka bir de bu DNA zincirini okuyan, kopyalayan ve bu kopyalara göre proteinler üreten enzimlerin bulunması gerekir. Yani canlılıktan söz edilmesi için, hem DNA adı verilen bilgi bankasının hem de bu bankadaki bilgileri okuyarak üretim yapacak makinaların var olması gerekmektedir. Bu hücrenin "indirgenemez komplekslik" olarak açıklanan çok önemli bir özelliğidir. Prof. Frank B. Salisbury hücredeki bu kompleksliği şöyle dile getirmektedir:</text:p>
      <text:p text:style-name="P6"><text:span text:style-name="T1">Şimdi hücrenin bizim hayal ettiğimizden çok daha kompleks olduğunu biliyoruz. Her biri kendi içinde kompleks makineler olan, binlerce enzimin faaliyetini içerir. Dahası, her enzim bir DNA şeritini oluşturan gene karşılık meydana gelir. Bu genin bilgi içeriği ve kompleksliği kontrol ettiği enzim kadar müthiş olmalıdır.</text:span><text:span text:style-name="T12">193</text:span></text:p>
      <text:p text:style-name="P12">Sonuç olarak, iç içe geçmiş, her parçası birbiriyle bağlantılı sistemlerden oluşan canlı hücresinin, tek bir organelinin bile eksikliği, o hücrenin çalışmaması anlamına gelir. Hücrenin böylesine hayati bir eksikliği zaman içinde telafi edecek, sözde evrim süreci ile tamamlayacak bekleme lüksü yoktur. Dolayısıyla milyonlarca sene rastlantıların küçük küçük parçaları biraraya getirmesiyle, bir canlı hücrenin oluşması mümkün değildir. Hücre, her parçasının aşamalarla oluşmasına imkan vermeyecek kompleks bir bütünlüğe sahiptir. Hücrenin varlığını sürdürmesi için, daha en başından bütün parçalarıyla eksiksiz ve kusursuz bir bütün halinde olması zorunludur. Bu durum da, evrim teorisi için aşılması mümkün olmayan açmazlardan biridir.</text:p>
      <text:p text:style-name="P12"/>
      <text:h text:style-name="P46" text:outline-level="2">Hangisi Önce Problemi: Protein mi, Yoksa DNA mı?</text:h>
      <text:p text:style-name="P12">DNA ile ilgili en çarpıcı konulardan biri de, DNA'yı okuyup ona göre üretim yapan enzimlerin de yine DNA'daki şifrelere göre üretilmeleridir. Bunun anlamı şudur: Hücrenin içinde öyle bir fabrika vardır ki, bu fabrika hem çok çeşitli ürünler üretmekte, hem de bir taraftan bu üretimi yapan robot ve makineleri de inşa etmektedir. Tek bir noktasında eksiklik olsa işe yaramayacak olan bu sistemin, nasıl ortaya çıktığı sorusu ise, evrim teorisini tek başına yıkmaya yeterlidir. </text:p>
      <text:p text:style-name="P12">DNA'nın yalnız protein yapısındaki birtakım enzimlerin yardımı ile kopyalanabilmesi ve bu enzimlerin sentezinin de, ancak DNA'daki bilgiler doğrultusunda gerçekleşmesi, protein ve DNA'nın birbirine bağımlı olduklarını gösterir. Dolayısıyla DNA'nın kopyalanabilmesi için, en baştan hem proteinin hem de DNA'nın aynı anda var olmaları gerekir. Bilim yazarı John Horgan bu ikilemi şöyle açıklamaktadır:</text:p>
      <text:p text:style-name="P6"><text:soft-page-break/><text:span text:style-name="T1">... DNA, katalitik proteinlerin ve enzimlerin yardımı olmadan, yaptığı işi yapamaz. Kısacası DNA olmadan proteinler var olmaz, ama DNA da proteinler olmadığı durumda oluşmaz.</text:span><text:span text:style-name="T12">194</text:span></text:p>
      <text:p text:style-name="P10"><text:span text:style-name="T1">Moleküler biyolog Michael Denton'a göre, "Proteinler birçok şey <text:s/>yapabiliyor, fakat kendi inşaları için gerekli olan bilgiyi saklayamıyor veya aktaramıyorlar. Diğer yandan DNA bilgiyi saklayabiliyor, fakat hiçbir şey üretemiyor veya kendisini çoğaltamıyor. Bu nedenle DNA'nın proteinlere, proteinlerin de DNA'ya ihtiyacı var. Bu kırılamaz bir döngü halinde, yumurta mı tavuktan, tavuk mu yumurtadan paradoksunu andırıyor."</text:span><text:span text:style-name="T12">195</text:span><text:span text:style-name="T1"> Andrew Scott da, </text:span><text:span text:style-name="T3">New Scientist </text:span><text:span text:style-name="T1">dergisindeki bir makalesinde, proteinlerin ve genetik kodun birbirinden ayrı düşünülemeyeceğini şöyle açıklamaktadır:</text:span></text:p>
      <text:p text:style-name="P6"><text:span text:style-name="T1">Klasik "tavuk ve yumurta" ikilemi ile uğraşıyoruz. Nükleik asitler proteinleri yapmak için gereklidir; proteinler de nükleik asitleri yapmak ve böylece aynı zamanda nükleik asitlerin protein üretim sürecinde kendisini yönlendirmesini sağlamak için gereklidir... Cansız atomlardan bizim oluşumumuz yolunda, kesinlikle hayati bir aşama olan, gen-protein bağlantısının ortaya çıkışı, neredeyse tamamen karanlık içinde gizlenmiştir.</text:span><text:span text:style-name="T12">196</text:span></text:p>
      <text:p text:style-name="P12">Bu durum, canlılığın rastlantılarla oluşması senaryosunu, bir kez daha geçersiz kılmaktadır. Amerikalı kimyacı Prof. Homer Jacobson ise, bu konuda şöyle demektedir:</text:p>
      <text:p text:style-name="P6"><text:span text:style-name="T1">[Hayat başladığı zaman], üreme planları, çevreden madde ve enerji sağlama, gelişim sırası ve tüm bunların gelişimi için bilgileri tercüme edecek mekanizmaya dair talimatların, o anda ve birarada bulunmaları gerekmektedir. Bunların hepsinin kombinasyonu tesadüfen gerçekleşemez.</text:span><text:span text:style-name="T12">197</text:span></text:p>
      <text:p text:style-name="P12">Prof. Jacobson bu ifadeleri, James Watson ve Francis Crick tarafından DNA'nın yapısının aydınlatılmasından iki yıl sonra yazmıştı. Ancak bilimdeki tüm gelişmelere rağmen, bu sorun evrimciler için hala çözümsüz olmaya devam etmektedir. Evrimci biyolog Prof. Dr. Ali Demirsoy da, protein ve DNA'nın birlikte meydana gelme olasılığı hakkında şu itirafı yapmak zorunda kalır: </text:p>
      <text:p text:style-name="P6"><text:span text:style-name="T1">Bir proteinin ve çekirdek asidinin (DNA-RNA) oluşma ihtimali tahminlerin çok ötesinde bir olasılıktır. Hatta belirli bir protein zincirinin ortaya çıkma ihtimali astronomik denecek kadar azdır."</text:span><text:span text:style-name="T12">198</text:span><text:span text:style-name="T1"> </text:span></text:p>
      <text:p text:style-name="P12">Demirsoy'un bahsettiği ihtimal ise pratikte sıfırdır. Evrimci Dr. Leslie Orgel ise, 1994 tarihli bir makalesinde aynı gerçek karşısında şöyle demektedir:</text:p>
      <text:p text:style-name="P6"><text:span text:style-name="T1">Son derece kompleks yapılara sahip olan enzim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12">199</text:span></text:p>
      <text:p text:style-name="P12">"Hayatın kimyasal yollarla ortaya çıkması imkansız" demek, "hayatın kendi kendine oluşması imkansız" demektir. Bu gerçek, canlılığın bir anda yaratıldığının açık bir ispatıdır. Ancak evrimciler açık delillerini gördükleri bu gerçeği, ideolojik nedenlerle kabul etmezler. Allah'ın varlığını kabul etmemek için, imkansız olduğunu kendilerinin de bildiği, saçma senaryoları savunurlar. Bir başka evrimci Caryl P. Haskins, DNA şifresinin tesadüfen oluşmasının imkansızlığını ve bu gerçeğin yaratılış için güçlü bir delil olduğunu şöyle ifade eder:</text:p>
      <text:p text:style-name="P6"><text:span text:style-name="T1">Biyokimyasal genetik düzeyinde evrime ait en kapsamlı sorular hala cevaplandırılmamıştır. Genetik şifre ilk kez nasıl ortaya çıkmıştı ve nasıl evrimleşmişti? Bugün yaşayan tüm organizmalarda hem DNA'nın replikasyonu hem de DNA şifresinin etkili bir şekilde çevirimi süreçleri, son derece kesin enzimlere gereksinim duymaktadır. Aynı zamanda bu enzimlerin moleküler yapılarının DNA'nın kendisi tarafından kesin bir şekilde belirtilmiş olması, dikkate değer evrimci bir gizemi ortaya çıkarmaktadır... Şifre ve şifreyi </text:span><text:soft-page-break/><text:span text:style-name="T1">çevirme yolları evrim sürecinde kendiliğinden mi ortaya çıkmıştı? Böyle bir rastlantının gerçekleşmiş olabileceğine inanmak neredeyse akıl almazdır. Bu bulmaca Darwin'den önceki dönemde olduğu gibi Darwin'den sonra da evrimden kuşku duyanlar tarafından, özel yaratılış için en güçlü kanıt türü olarak yorumlanmıştır.</text:span><text:span text:style-name="T12">200</text:span></text:p>
      <text:p text:style-name="P12">Tek hücreli bir organizma bile, bilim adamlarının anlayışlarının ötesinde bir kompleksliğe sahiptir. Çünkü bu küçük canlı da tek başına kopyasını oluşturabilen muazzam kapasitede bir genetik kod içermektedir. Bu kod ise sadece düzen değil, aynı zamanda yazılı bilgi de gerektiren bir yapıya sahiptir. Ayrıca bu DNA kodunun sadece doğru olarak yazılması yeterli değildir. Aynı zamanda hücrenin geri kalanı şifreli olarak yazılmış bu talimatları okuyup takip etmelidir. Nitekim canlı varlıkların tümü, aldıkları bu direktifler neticesinde, son derece organize işlemler yürüten kusursuz yapılara sahip olurlar.</text:p>
      <text:p text:style-name="P12">Kuşkusuz şuursuz hücre organellerinin bu kodların dilini kendi kendine öğrenmesi ya da bunları tesadüf eseri çözmesi imkansızdır. Kodun var olması, çözülmesi, buradaki bilginin aktarılması, doğru bir şekilde kullanılması... her aşaması ayrı bilinç ve akıl gerektiren işlemlerdir. Peki hücredeki enzim ve ribozomlar bu işlemleri yapmaları gerektiğini nereden bilmektedir? Bunu bildiklerini farz etsek bile, bilmedikleri bir yapıdaki şifreleri hatasız olarak çözmeleri nasıl mümkün olmaktadır? İşte bu noktada sorulan tüm sorular bir yandan evrimcilerin açmazlarını vurgularken, bir yandan da yaratılıştaki üstün akıl ve ilmi sergileyen gerçekleri ortaya koymaktadır. Kuran'da şöyle buyurulmaktadır:</text:p>
      <text:p text:style-name="P38">Rabbin, dilediğini yaratır ve seçer; seçim onlara ait değildir. Allah, onların ortak koştuklarından münezzehtir, yücedir. Rabbin onların göğüslerinin sakladıklarını ve açığa vurduklarını bilir. O, Allah'tır, kendisinden başka ilah yoktur. İlkte de, sonda da hamd O'nundur. Hüküm O'nundur ve O'na döndürüleceksiniz. (Kasas Suresi, 68-70)</text:p>
      <text:p text:style-name="P12"/>
      <text:h text:style-name="P46" text:outline-level="2">Kimyasal Evrim İddialarının Geçersizliği</text:h>
      <text:p text:style-name="P10"><text:span text:style-name="T1">Darwin, sıcak bir gölün içinde yaşamın hammaddesi olan bazı kimyasallar bulunduğu takdirde, proteinlerin oluşabileceğini, bunların da çoğalıp, birleşip, bir hücre oluşturabileceklerini savunmuştu.</text:span><text:span text:style-name="T12">201 </text:span><text:span text:style-name="T1">Darwin'in bu hayalini gerçekleştirmek ve hayatın kökenine sözde evrimsel bir açıklama getirmek için çabalayan binlerce bilim adamı da bu çıkmaz yola girdiler. </text:span></text:p>
      <text:p text:style-name="P10"><text:span text:style-name="T1">Rus biyokimyacı Alexander Oparin ve İngiliz genetikçi J. B. S. Haldane, 1920'lerde "kimyasal evrim" olarak bilinen teoriyi ortaya attılar. Darwin'in hayal ettiği gibi, yaşamın hammaddesi olan moleküllerin, enerji katkısıyla, kendi kendilerine evrimleşip canlı bir hücre yapabileceğini iddia ettiler. Ancak Oparin dahil hiçbir evrimci, bu "kimyasal evrim" iddiasını destekleyecek bir bulgu ortaya koyamadı. Aksine, 20. yüzyılda yapılan her yeni keşif, canlılığın kesinlikle rastlantılarla oluşamayacak kadar kompleks olduğunu gösterdi. Ünlü evrimci Leslie Orgel, bu konuda şu itirafı yapmıştır: "(DNA, RNA ve proteinlerin yapısı incelendiğinde) insan, yaşamın kimyasal yollarla ortaya çıkmasının asla mümkün olmadığı sonucuna varmak zorunda kalmaktadır."</text:span><text:span text:style-name="T12">202</text:span></text:p>
      <text:p text:style-name="P10"><text:span text:style-name="T1">İnsanın yapı taşı hücre bir yana, DNA'nın temel yapısındaki nükleotidlerin dahi, tesadüfler sonucu, erken dünya koşullarında kimyasal özelliklerini koruması mümkün değildir. Evrimci çizgide yayın yapan bilim dergilerinden </text:span><text:span text:style-name="T3">Scientific American</text:span><text:span text:style-name="T1">'da yer alan şu satırlar, evrimcilerin bu konudaki itiraflarını dile getirmektedir:</text:span></text:p>
      <text:p text:style-name="P6"><text:span text:style-name="T1">Muhtemel ilkel dünya koşullarının taklit edildiği gerçekçi deneylerde, en basit moleküller dahi, yalnızca az miktarlarda üretilmiştir. Daha da kötüsü, bu moleküller, genellikle organik moleküllerin ikinci dereceden yapı taşlarıdır. Normal etkileri gitgide daha kompleks organik karışımlar oluşturmak olan jeokimyasal </text:span><text:soft-page-break/><text:span text:style-name="T1">reaksiyonlar sonucunda, nasıl olup da moleküllerin ayrışabildikleri ve saflaşabildikleri hala bir problem olarak durmaktadır. Biraz daha kompleks moleküller için, bu zorluk hızla daha da büyür.</text:span><text:span text:style-name="T12">203</text:span></text:p>
      <text:p text:style-name="P12">Alman bilim adamları Reinhard Junker ve Siegfried Scherer de, canlılık için gerekli moleküllerin hepsinin sentezinin, ayrı ayrı koşullar gerektirdiğine dikkat çekerler. Bu durum, Junker ve Scherer'e göre, yaşam için gereken birçok farklı maddenin biraraya gelme olasılığının hiç olmadığını göstermektedir:</text:p>
      <text:p text:style-name="P6"><text:span text:style-name="T1">Kimyasal evrim için gerekli tüm moleküllerin elde edileceği bir deney bilinmiyor. Dolayısıyla çeşitli moleküllerin, değişik yerlerde, çok uygun koşullarda üretilip, hidroliz (bir molekülün su etkisiyle ikiye ayrılmasını sağlayan tepkime) ve fotoliz (suyun ışık enerjisi ile ayrıştırılması olayı) gibi zararlı etmenlere karşı korunup, yeni bir reaksiyon bölgesine taşınması gerekmektedir. Burada tesadüften bahsedilemez, çünkü böyle bir olayın gerçekleşme ihtimali yoktur.</text:span><text:span text:style-name="T12">204</text:span></text:p>
      <text:p text:style-name="P10"><text:span text:style-name="T1">Dr. John Keosian da </text:span><text:span text:style-name="T3">The Origin of Life </text:span><text:span text:style-name="T1">(Hayatın Kökeni) kitabında, evrimcilerin içinde bulunduğu bu çaresizliği şu sözlerle itiraf etmektedir:</text:span></text:p>
      <text:p text:style-name="P6"><text:span text:style-name="T1">Kimyasal evrim iddiaları gerçek dışıdır. Biyokimyasal bileşenlerin, biyokimyasal tepkimelerin ve mekanizmaların, enerji metabolizmasının ve depolamasının, belirli polimerleşmelerin, şifrelerin, transkripsiyon (DNA'daki genetik bilginin, mRNA'ya aktarılması) ve translasyon (RNA'daki genetik bilginin okunarak protein üretilmesi) mekanizmalarının ve daha birçok detayın, ilkel suların içinde canlılar henüz ortaya çıkmadan önce, canlı vücudunda yapacakları işlevler ile birlikte var olduklarına inanmamız bekleniyor. Kimyasal evrim kendi içerisinde son bulmuştur. Çoğu zaman, yaşam dışı organik kimyasal sentezlerde hiçbir şekilde meydana gelemeyecek, fakat canlılık için uygun koşullarda düzenlenmiş uydurma ya da ustalıkla çarpıtılmış laboratuvar sentezleri ile karşımıza çıkar… Ön yargılı kanaatlerimizi desteklediği için deneyleri, sonuçları ve yargıları eleştirmeksizin kabul etmeye hazırız… Hayatın kökeni sorununa çözüm olarak, günümüzde ortaya atılan yaklaşımlar ya konu dışıdır ya da kör bir noktada son bulur. İşte kriz burada yatar…</text:span><text:span text:style-name="T12">205</text:span></text:p>
      <text:p text:style-name="P10"><text:span text:style-name="T1">Kimyasal evrim senaryosunun imkansızlığı, DNA molekülünün yapısı itibariyle de mümkün değildir. Çünkü DNA molekülü kendi haline bırakıldığında kararlılığını yitirir, yani dış etkenler molekülün yapısının kolaylıkla bozulmasına sebep olur. DNA'nın hücre içerisinde kararlı olmasının nedeni, büyük ölçüde özelleşmiş enzimler tarafından denetlenmesi ve tamir edilmesi sayesindedir. Hücre dışında, evrimcilerin iddia ettiği gibi ilkel okyanusların içinde yüzer haldeyken DNA'nın molekül yapısını koruması -kararlı kalması- mümkün değildir. Aksine bu molekülün, sözde ilkel okyanus ortamında bozulma oranı, sentezlenme hızından çok daha fazla olacaktı.</text:span><text:span text:style-name="T12">206</text:span><text:span text:style-name="T1"> Kimyacı Dr. Charles B. Thaxton, Dr. Roger L. Olsen ve Prof. Walter L. Bradley'in ortak çalışması olan </text:span><text:span text:style-name="T3">The Mystery of Life's Origin</text:span><text:span text:style-name="T1"> (Hayatın Kökeninin Gizemi) adlı kitaplarında, "Okyanus ortamındaki kimyasal çorbada, RNA ve diğer temel biyomolekül sentezlerinin çok sayıda çapraz tepkime nedeniyle, neredeyse her bir devirde kısa devre yapması olasıdır." diyerek, yaşam için gerekli maddelerin kararlılığını koruyamayacaklarına değinmektedir.</text:span><text:span text:style-name="T12">207</text:span></text:p>
      <text:p text:style-name="P10"><text:span text:style-name="T1">Nitekim bir biyokimyacı DNA'yı hücreden ayırdığında veya laboratuvarda sentezlediğinde, onu erimesine sebep olacak suyun içinde veya bulunduğu kavanozu oda sıcaklığında, laboratuvar tezgahı üzerinde bırakmaz. Büyük olasılıkla ağzını sıkıca kapatıp bir tüp içerisinde, nitrojen altında ve derin dondurucuda saklardı. Kaldı ki bu koşullarda bile, molekül içerisindeki kimyasal bağlar yavaşça parçalanır ve biyolojik etkinlik zaman içinde kaybolur.</text:span><text:span text:style-name="T12">208</text:span></text:p>
      <text:p text:style-name="P10"><text:span text:style-name="T1">Evrimciler sözde ilkel okyanus içerisinde ve doğal koşullar altında, DNA, RNA ve protein moleküllerinin hızla yok edileceği gerçeğini, tümüyle görmezden gelmektedirler. Dr. Carl Sagan </text:span><text:span text:style-name="T3">The Origins of Prebiological Systems </text:span><text:soft-page-break/><text:span text:style-name="T1">(Prebiyolojik Sistemlerin Kökeni) adlı kitabında, hayatın kökeni ile ilgili mevcut senaryoların makul olmadığını şöyle kabul etmektedir: </text:span></text:p>
      <text:p text:style-name="P6"><text:span text:style-name="T1">Tartıştığımız problem çok geneldir. Organik moleküller üretmek için enerji kaynakları kullanıyoruz. Fakat aynı enerji kaynaklarının, bu organik molekülleri yok edebileceği de anlaşılmıştır. Organik kimyacı, tepkime ürünleri bozulmadan önce, bunları enerji kaynağından hemen uzaklaştırabilir. Fakat hayatın kökeninden söz ettiğimizde, sentezle birlikte, aynı zamanda bozulmaların da gerçekleştiğini ve bu ürünler hemen uzaklaştırılmadıklarında, tepkimenin gidişatının farklı olacağını görmezden gelmemeliyiz. Hayatın kökenini tekrar etmeye çalışırken, bu güçlükle bir şekilde karşılaşmayacağımız makul senaryolar hayal etmek zorundayız!</text:span><text:span text:style-name="T12">209</text:span></text:p>
      <text:p text:style-name="P12">Burada unutulmaması gereken, DNA'daki bilgiyi okuyacak, bu talimatları algılayıp protein üretimi yapabilecek mekanizmaya sahip bir hücre dahi yokken, DNA'daki bilginin bir anlamı olmayacağıdır. Evrimcilerin öne sürdüğü ilkel dünya koşullarında, DNA molekülünün -her türlü imkansızlığa rağmen- kendiliğinden oluştuğunu farz etsek bile, DNA'nın varlığı tek başına bir anlam taşımazdı. Prof. David E. Green ve Prof. Robert F. Goldberger evrimci kimliklerine rağmen, hücrenin aşamalı olarak kendiliğinden ortaya çıktığı görüşünün geçersizliğini şöyle ifade etmektedirler:</text:p>
      <text:p text:style-name="P6"><text:span text:style-name="T1">…</text:span><text:span text:style-name="T4"> </text:span><text:span text:style-name="T1">makromolekülden hücreye geçiş, fantastik boyutlarda bir sıçramadır ve test edilebilir bir hipotez değildir. Bu alanda herşey, varsayımlardan ibarettir. Mevcut bilgiler, hücrelerin, bu gezegende kendiliğinden ortaya çıktığını, gerçek olarak varsayacak bir temel oluşturmuyor.</text:span><text:span text:style-name="T12">210</text:span></text:p>
      <text:p text:style-name="P10"><text:span text:style-name="T3">New York Times</text:span><text:span text:style-name="T1"> gazetesin bilim yazarı Nicholas Wade, Haziran 2000'de yayınlanan "Hayatın Kökeni Daha Karanlık ve Daha Karmaşık Oluyor" adlı makalesinde "Dünyada hayatın kökeniyle ilgili herşey bir sır ve ne kadar çok şey bilinirse, bilmece de o kadar derinleşiyor." demektedir.</text:span><text:span text:style-name="T12">211</text:span><text:span text:style-name="T1"> Biyokimyacı Prof. Michael J. Behe ise, evrim senaryoları açısından bilimin içinde bulunduğu durumu şöyle özetlemektedir:</text:span></text:p>
      <text:p text:style-name="P6"><text:span text:style-name="T1">Aslında çoğu bilim adamı, hayatın başlangıcı konusunda bir açıklama yapamamaktadır. Diğer taraftan bir kısım bilim adamları, hayatın kökeni konusunda, bu kitapta tarif edilen büyük zorluklara rağmen, evrimin kolaylıkla açıklanabileceğini düşünmektedirler. Bu garip durumun sebebi ise şöyledir: Kimyacılar hayatın kökeni senaryolarını ölçümlerle ve deneylerle test etmektedirler. Ancak evrimci bilim adamları, evrim senaryolarını ne ölçüm ne de deneylerle moleküler düzeyde test etmeye teşebbüs etmemektedirler. İşte bu nedenle hayatın kökeni çalışmalarına hakim olan evrimci biyoloji, deneyler yapılmadan önceki, 1950'lerdeki zihniyette tıkanıp kalmıştır: Hayal gücü sınırsız kullanılarak. Biyokimyanın gelişmesiyle, aslında evrim teorisinin kesinlikle açıklayamadığı bir dünya ortaya çıkmıştır ve bu dünya canlıların tamamında mevcuttur. Darwin'in başlangıç noktası olan hayatın kökeni ve görmenin kökeni, teori tarafından kesinlikle açıklanamamıştır. Darwin, hiçbir zaman, hayatın en temel seviyesinde bile bulunan eşsiz kompleksliği hayal edememiştir.</text:span><text:span text:style-name="T12">212</text:span></text:p>
      <text:p text:style-name="P12">Evrimcilerin bir türlü anlamak istemedikleri nokta da budur: Darwin canlılığın kompleksliğini öngöremeyecek kadar yüzeysel bilgilere sahip, sadece gözlemlerine dayanarak yorum yürüten, amatör bir bilim adamıydı. Evrim teorisine körü körüne bir bağlılık gösteren pek çok bilim adamı da, kendilerini bu cehaletin açmazı içinde bulmaktadır. Gerek itibarlarını kaybetme endişesinden, gerek doğruları söyleme cesareti gösterememekten, gerekse Allah'ın yaratışını kabul etmek istemedikleri için toplu bir aldatmacanın parçası olmuşlardır. Ancak gerçekler öylesine açıktır ki, kimi zaman itiraf dışında evrimcilerin de söyleyecek sözleri bulunmamaktadır. Günümüz evrimcilerinden biri olmasına karşın, biyokimyacı Klaus Dose, hayatın sözde ilkel ortamda kendiliğinden oluşmasının imkansızlığını şöyle kabul etmektedir: </text:p>
      <text:p text:style-name="P6"><text:soft-page-break/><text:span text:style-name="T1">Bunun ardından hala açıklanamamış bir bilmece var, yani genlerimizde yerleşik bilgi örneğinde olduğu gibi, biyolojik bilginin kaynağı sorusu… Basit nükleotidlerin veya hatta ilkel dünya koşullarında kopyalanabilen polinükleotidlerin kendiliğinden oluşması ihtimali, bu alanda yapılan sayısız başarısız deney ışığında artık imkansız olarak kabul edilmelidir.</text:span><text:span text:style-name="T12">213</text:span></text:p>
      <text:p text:style-name="P12">"Yaşamın kimyasal yollarla ortaya çıkmasının imkansız olması" demek, "yaşamın tesadüfen ortaya çıkması imkansız" demektir. Dolayısıyla yaşamın kökenini tesadüfle açıklamaya kalkan evrim teorisi, daha ilk aşamada çökmektedir. Yaşamın kökeni tesadüf olmadığına göre, bilim açıkça göstermektedir ki, yaşam kusursuz bir şekilde yaratılmıştır. Yalnızca ilk canlılık değil, yeryüzündeki tüm farklı canlı sınıflamaları ayrı ayrı yaratılmışlardır. Nitekim fosil kayıtları bu hususu doğrulamakta, tüm türlerin yeryüzünde bir anda ve özgün yapılarıyla ortaya çıktıklarını, hiçbir evrim süreci geçirmeden yaratıldıklarını göstermektedir.</text:p>
      <text:p text:style-name="P12"/>
      <text:h text:style-name="P46" text:outline-level="2">Bilinçli Olarak Yönlendirilmiş Deneyler, Evrim Teorisine Kanıt Olamaz</text:h>
      <text:p text:style-name="P12">Hayatın kökeni ile ilgili deneylerden bahsedildiğinde ilk olarak akla Miller deneyi gelir. Evrimci kaynaklarda, hayatın kökenini aydınlattığı iddiasıyla sözde bir delil olarak gösterilir. Ancak deneyin detayları -gerçekleri yansıtmayan koşulları- çoğu zaman göz ardı edilir. Amerikalı kimyacı Stanley Miller, kendi oluşturduğu ve erken dünya atmosferi ile ilgisi olmayan suni koşullarda deneyini gerçekleştirmiştir. Sonuç olarak Stanley Miller'ın amino asit sentezi, gerçekleri yansıtmayan bir ortam esas alınarak yapıldığı için, bilimsel bir bulgu ortaya koymamaktadır. </text:p>
      <text:p text:style-name="P10"><text:span text:style-name="T1">Ayrıca Miller bu deneyde, sadece amino asit sentezleyebilmiştir. Ancak herhangi bir şekilde amino asit oluşması, kesinlikle canlılık oluşması demek değildir. Amino asitler, vücudun en temel malzemeleri olan proteinlerin yapı taşlarıdır. Yüzlerce amino asit, hücre içinde belirli bir sırayla birleştirilir ve böylece proteinler yapılır. Hücreler de ortalama birkaç bin ayrı türde proteinden meydana gelir. Yani amino asitler, canlıların en basit, en küçük parçalarıdır. Miller'in deneyinin geçerli olmadığı, ilerleyen yıllarda pek çok bilimsel yayına da konu olmuştur.</text:span><text:span text:style-name="T12">214</text:span><text:span text:style-name="T1"> (Detaylı bilgi için bkz. Harun Yahya, </text:span><text:span text:style-name="T3">Evrim Aldatmacası</text:span><text:span text:style-name="T1">, Araştırma Yayıncılık) </text:span></text:p>
      <text:p text:style-name="P12">Miller deneyiyle evrimciler, aslında evrimi kendi elleriyle çürütmüşlerdir. Çünkü deney, amino asitlerin ancak tüm koşulları özel olarak ayarlanmış bir laboratuvar ortamında, bilinçli müdahalelerle elde edilebileceğini kanıtlamıştır. Yani canlılığı ortaya çıkaran güç, bilinçsiz tesadüfler değil, "yaratılış"tır.</text:p>
      <text:p text:style-name="P12">Evrimcilerin bu açık gerçeği kabul etmemeleri, bilime tamamen aykırı birtakım ön yargılara sahip olmalarından kaynaklanır. Nitekim Miller Deneyi'ni öğrencisi Stanley Miller ile birlikte organize eden Harold Urey, bu konuda şu itirafı yapmıştır:</text:p>
      <text:p text:style-name="P6"><text:span text:style-name="T1">Yaşamın kökeni konusunu araştıran bütün bizler, bu konuyu ne kadar çok incelersek inceleyelim, </text:span><text:span text:style-name="T5">hayatın herhangi bir yerde evrimleşmiş olamayacak kadar kompleks olduğu sonucuna varıyoruz</text:span><text:span text:style-name="T1">. (Ancak) Hepimiz bir inanç ifadesi olarak, yaşamın bu gezegenin üzerinde ölü maddeden evrimleştiğine inanıyoruz. Fakat </text:span><text:span text:style-name="T5">kompleksliği o kadar büyük ki, nasıl evrimleştiğini hayal etmek bile bizim için zor.</text:span><text:span text:style-name="T12">215</text:span><text:span text:style-name="T1"> </text:span></text:p>
      <text:p text:style-name="P12">Evrimcilerin hayatın kökeni ile ilgili iddialarına delil gibi sundukları benzeri deneylerin hiçbiri gerçekleri yansıtmamaktadır. Bunun yanı sıra asıl çelişki, evrimcilerin bir yandan hayatın kökenini tesadüfi şuursuz etkilerle açıklarken, bir yandan da deneylerini son derece planlı, bilinçli müdaheleler altında gerçekleştirmeleridir. Dolayısıyla laboratuvarda oluşturdukları ortamda hiçbir şey rastgele değildir. </text:p>
      <text:p text:style-name="P10"><text:soft-page-break/><text:span text:style-name="T1">Aksine, hayatın kökenine evrimci açıklama getirmek için yapılan tüm deneyler, bilinçli, akıl ve bilgi sahibi bilim adamları tarafından, yüksek teknolojik donanıma sahip, özel hazırlanmış laboratuvar koşullarında yapılmaktadır. Böylesine kontrollü bir ortamda, genlerin çeşitli özel enzimler kullanılarak DNA'dan kopartılması, birbirleri ile karıştırılması, daha sonra tekrar hücre içine yerleştirilmesi, ardından faydalı olanların seçilmesi gibi aşamaların tesadüfi etkileri yansıtmayacağı açıktır. Dolayısıyla evrimcilerin canlılığın kökeninde akıl, bilinç ve bilgi bulunmadığı iddiası, geçersizliğini bir defa daha göstermektedir. Moleküler biyolog Michael Behe </text:span><text:span text:style-name="T3">Darwin's Black Box </text:span><text:span text:style-name="T1">(Darwin'in Kara Kutusu) adlı kitabında, konu ile ilgili şunları dile getirmektedir:</text:span></text:p>
      <text:p text:style-name="P6"><text:span text:style-name="T1">Buradaki büyük problem şurada yatmaktadır: Kendileri de bir "yapı taşı" olan her nükleotid, çeşitli parçalardan meydana gelmektedir ve bu parçaları oluşturan süreçler, kimyasal anlamda uyumsuzdur. Bir kimyager laboratuvarında malzemeleri ayrı ayrı sentezleyerek, bunları saf hale getirerek ve daha sonra birbirleriyle tepkimeye sokarak kolaylıkla nükleotidleri elde edebilir. Ancak, yönlendirilmeyen kimyasal reaksiyonlar, karşı konulamaz bir şekilde test tüpünün dibinde istenmeyen ürünler ve şekilsiz karmakarışık maddelerle sonuçlanacaktır.</text:span><text:span text:style-name="T12">216</text:span></text:p>
      <text:p text:style-name="P12">Yapılan tüm deneyler, aslında hayatın oluşumunun her aşamasında, bilinçli bir kontrolün gerekliliğini kanıtlamaktadır. Prof. Werner Gitt evrime delil olarak sunulan Miller deneyleri hakkında şunları ifade etmektedir:</text:p>
      <text:p text:style-name="P6"><text:span text:style-name="T1">Bu tür bir deneyde hiçbir zaman bir protein sentezlenmemiştir. Bunlar proteinler değil, proteinoidlerdir. Uzun bir amino asit zinciri ve doğru optik rotasyonu (proteinlerin sol-elli olmalarını sağlamak için kimyada kullanılan bir yöntem) olan gerçek bir protein elde etmiş olsalar bile bu, evrimin başlangıcı olamazdı. Bu proteine ait bilginin saklanabileceği bir şifreleme sistemi olmalıdır ki, sonraki aşamalarda kendini yenileyebilsin. Fakat... bir şifreleme sistemi asla maddeden ortaya çıkamaz. Bu nedenle Miller deneyleri hayatın kökenini açıklama konusunda hiçbir katkıda bulunmamaktadır.</text:span><text:span text:style-name="T12">217</text:span></text:p>
      <text:p text:style-name="P12">Ünlü fizikçi Prof. Paul Davies ise daha en baştan, yapılan deneylerdeki yaklaşımın hatalı olduğuna şöyle değinmektedir:</text:p>
      <text:p text:style-name="P6"><text:span text:style-name="T1">Canlı hücre, en iyi süper bir bilgisayar olarak düşünülebilir. Şaşırtıcı komplekslikteki bir bilgi işlem ve kopyalama sistemi. DNA, özel hayat veren bir molekül değil. DNA, matematiksel kod kullanarak bilgisini ileten bir genetik bankadır. Hücre ile ilgili çalışmaların çoğu, en iyi bilgisayar donanımı gibi maddesel şeylerle değil de yazılım programı gibi bilgi ile tarif edilir. Bir deney tüpünde kimyasalları karıştırarak hayat oluşturmaya çalışmak, düğmelerle ve telleri leğimleyerek Windows 98 programını üretmeye benzer. Bu başarılı olmaz, çünkü soruna yanlış kavramlar düzeyinde yaklaşılıyor.</text:span><text:span text:style-name="T12">218</text:span></text:p>
      <text:p text:style-name="P12">Tüm bunlar göstermektedir ki, hücredeki herşeyin daha ilk andan itibaren yerli yerinde, eksiksiz ve en mükemmel şekliyle bulunması zorunludur. En küçük bir eksiklik ya da değişiklik hücrenin sonu anlamına gelecektir. Değil milyarlarca, isterse trilyonlarca kere trilyonlarca sene sürsün, evrim teorisinin iddia ettiği türden bir deneme yanılma sürecinin, canlı bir hücre meydana getirmesi mümkün değildir. Bilinçsiz tesadüflerin, doğa olaylarının tek bir seferde, hücredeki indirgenemez komplekslikteki yapıları ve sistemleri ortaya çıkarmış olmasının ihtimal dışı olduğu, artık bilimsel bir gerçektir. Tüm bu gerçekleri görmelerine rağmen tesadüflere ilahlık atfedenler, boş bir aldanıştadırlar. <text:s text:c="3"/>Allah bu kimselerin batıl inançlarını Kuran'da şöyle bildirmektedir:</text:p>
      <text:p text:style-name="P38">Göklerin ve yerin mülkü O'nundur; çocuk edinmemiştir. O'na mülkünde ortak yoktur, herşeyi yaratmış, ona bir düzen vermiş, belli bir ölçüyle takdir etmiştir. O'nun dışında, hiçbir şeyi yaratmayan, üstelik kendileri yaratılmış olan, kendi nefislerine bile ne zarar, ne yarar sağlayamayan, öldürmeye, yaşatmaya ve yeniden diriltip-yaymaya güçleri yetmeyen birtakım ilahlar edindiler. (Furkan Suresi, 2-3)</text:p>
      <text:p text:style-name="P12"/>
      <text:h text:style-name="P46" text:outline-level="2"><text:soft-page-break/>DNA'daki Komplekslik Kendiliğinden Düzenlenemez</text:h>
      <text:p text:style-name="P12">Fiziğin en temel kanunlarından birisi olan "Termodinamiğin İkinci Kanunu", evrende kendi haline, doğal şartlara bırakılan tüm sistemlerin, zamanla doğru orantılı olarak düzensizliğe, dağınıklığa ve bozulmaya doğru gideceğini açıklar. Canlı, cansız bütün herşey, zaman içinde aşınır, bozulur, çürür, parçalanır ve dağılır. Bu, er ya da geç her varlığın karşılaşacağı mutlak sondur ve söz konusu kanuna göre bu kaçınılmaz sürecin geri dönüşü yoktur. Sidney Üniversitesi'nden biyolog Prof. Michael G. Pittman konu ile ilgili şunları dile getirmektedir:</text:p>
      <text:p text:style-name="P6"><text:span text:style-name="T1">Zamanın bir faydası olmaz. Canlı bir sistem dışında, biyo-moleküller zamanla tahrip olur, gelişme göstermez. Çoğu zaman dayanabilecekleri süre birkaç gündür. Zaman, kompleks sistemleri bozar. Uzun bir "kelime" (protein) veya bir paragraf, tesadüfler sonucu oluşmuş olsa bile, zaman bunu yok edecektir. Ne kadar çok zaman tanırsanız, bu parçaların kontrolsüz kimyasal ortamda kurtulma ihtimali daha az olacaktır.</text:span><text:span text:style-name="T12">219</text:span></text:p>
      <text:p text:style-name="P12">Evrimciler, termodinamiğin 2. kanunu ile evrimi uzlaştırma amacıyla, "açık sistem" denilen, sürekli madde ve enerji giriş-çıkışı olan sistemlerde, belli bir düzen oluşabileceğini ispatlamaya çalışmaktadırlar. Bu noktada, iki kilit kavrama açıklık getirilmesi, evrimcilerin yanıltıcı yöntemlerinin ortaya konması açısından önemlidir. Buradaki yanıltma, iki farklı kavramın -"düzenli" ve "organize" kavramlarının- kasıtlı olarak karıştırılmasıdır.</text:p>
      <text:p text:style-name="P12">Örneğin rüzgar, tozlu bir odaya girdiğinde, daha önce yere tekdüze olarak yayılmış toz tabakası odanın belli bir kenarına toplanabilir. Bu yine termodinamik anlamda eskisine göre daha düzenli bir ortamdır, fakat toz parçacıkları hiçbir zaman rüzgarın enerjisiyle 'kendi kendilerine organize olarak' odanın tabanında eksiksiz bir insan resmi oluşturamazlar. Sonuç olarak doğal süreçlerle hiçbir zaman kompleks ve organize sistemler meydana gelemez. Ancak zaman zaman yukarıdaki örneğe benzer basit düzenlemeler oluşabilir. Bu düzenlemeler de belli sınırların ötesine geçemezler.</text:p>
      <text:p text:style-name="P12">Ne var ki evrimciler, bu şekildeki doğal süreçlerle kendiliğinden ortaya çıkan düzenlenme (self-ordering) olaylarını, evrimin çok önemli bir kanıtı gibi sunmakta ve bunları sözde "kendini organize etme" (self-organization) örnekleri gibi göstermektedirler. Bu kavram kargaşası sonucunda da, canlı sistemlerin doğal olaylar ve kimyasal reaksiyonlar sonucunda kendiliğinden meydana gelebileceğini öne sürmektedirler.</text:p>
      <text:p text:style-name="P12">Halbuki başta da belirttiğimiz gibi, organize sistemlerle düzenli sistemler birbirlerinden tamamen farklı yapılardır. Düzenli sistemler basit sıralamalar, tekrarlar şeklinde yapılar içerirken, organize sistemler iç içe geçmiş son derece kompleks yapı ve işlevler içerirler. Ortaya çıkmaları için mutlaka bilinç, bilgi ve akla ihtiyaç vardır. Aradaki bu önemli farkı evrimci bilim adamlarından Jeffrey Wicken şöyle tarif eder:</text:p>
      <text:p text:style-name="P6"><text:span text:style-name="T1">"Organize" sistemleri "düzenli" sistemlerden dikkatlice ayırt etmek gerekir. İki sistemden hiçbiri "rastgele" değildir, ama düzenli sistemler basit kalıplardan oluştukları için hiç komplekslik taşımazken, organize sistemler her parçası yüksek bilgi içeren dış kaynaklı bir plana göre biraraya gelirler… Organizasyon, bu yüzden işlevsel kompleksliktir ve bilgi taşır.</text:span><text:span text:style-name="T12">220</text:span></text:p>
      <text:p text:style-name="P12">Kendiliğinden düzenlenme senaryolarının çıkmaz noktaları, DNA molekülünün yapısı incelendiğinde kolaylıkla görülebilir. Biyokimya ve moleküler biyoloji alanındaki çalışmalar, DNA, RNA gibi geniş bilgi içeren makro-moleküllerin özel dizilimini açıklayamamaktadır. New York Üniversitesi'nde kimya profesörü ve DNA uzmanı olan Robert Shapiro, evrimcilerin "maddenin kendi kendini organize etmesi" konusundaki inançlarını ve bunun kökeninde yatan materyalist dogmayı şu şekilde açıklar:</text:p>
      <text:p text:style-name="P6"><text:soft-page-break/><text:span text:style-name="T1">Bizi basit kimyasalların var olduğu bir karışımdan, ilk etkin replikatöre (DNA veya RNA'ya) taşıyacak bir evrimsel ilkeye ihtiyaç vardır. Bu ilke "kimyasal evrim" ya da "maddenin öz örgütlenmesi" (self-organization) olarak adlandırılır, ama hiçbir zaman detaylı bir biçimde tarif edilmemiş ya da varlığı gösterilememiştir. Böyle bir prensibin varlığına, diyalektik materyalizme bağlılık uğruna inanılır.</text:span><text:span text:style-name="T12">221</text:span></text:p>
      <text:p text:style-name="P12">Evrimcilerin "öz örgütlenme" kavramıyla savundukları iddia, cansız maddenin kendi kendini düzenleyip, organize edip, kompleks bir canlı varlık meydana getirebileceği yönündeki inançtır. Bu kesinlikle bilime aykırı bir inançtır, çünkü bütün gözlem ve deneyler, maddenin böyle bir yeteneği olmadığını göstermektedir. Peki evrimciler neden hala "maddenin öz örgütlenmesi" gibi bilimsel olmayan senaryolara inanmaktadırlar? Neden canlı sistemlerde açıkça görülen yaratılış delillerini reddetme konusunda bu kadar ısrarcıdırlar? </text:p>
      <text:p text:style-name="P12">Bu soruların cevabı, evrim teorisinin asıl temeli olan materyalist felsefede gizlidir. Materyalist felsefe, sadece maddenin varlığını kabul eder, bu durumda canlılara da sadece maddeye dayalı bir açıklama getirilmesi gerekmektedir. Evrim teorisi bu zorunluluktan doğmuştur ve her ne kadar bilime aykırı da olsa, sırf bu zorunluluk uğruna savunulmaktadır. </text:p>
      <text:p text:style-name="P12">Canlılığa getirilebilecek tek açıklama yaratılıştır. Evrimciler Allah'ın varlığını inkar etmek adına her türlü imkansızlığa ihtimal vermekte, her çıkmaz yolu zorlamaktadır. Ancak gerçeklerden ne kadar kaçarlarsa kaçsınlar, karşılarında her zaman Rabbimiz'in varlığının delillerini, yarattıklarındaki üstünlüğü bulacaklardır. Kuran'da inkar edenlerin durumu şöyle bildirilmektedir:</text:p>
      <text:p text:style-name="P38">İnkar edenler ise; onların amelleri dümdüz bir arazideki seraba benzer; susayan onu bir su sanır. Nihayet ona ulaştığında bir şey bulamaz ve yanında Allah'ı bulur. (Allah da) Onun hesabını tam olarak verir. Allah, hesabı çok seri görendir. (Nur Suresi, 39)</text:p>
      <text:p text:style-name="P12"/>
      <text:h text:style-name="P46" text:outline-level="2">Neo-Darwinizm Evrim Açmazına Bir Çözüm Olamaz </text:h>
      <text:p text:style-name="P12">Neo-Darwinizm, Darwin'in evrim teorisini, Avusturyalı biyolog Gregor Mendel'in genetik kalıtım kanunları ile birleştirerek, bilimsel gelişmelere uydurarak ayakta tutma çabasıdır. Modern sentez de denilen neo-Darwinizm, aslında Darwin'in cehaletini tüm açıklığıyla ortaya koyan bir durumdur. Canlılardaki çeşitliliği doğal seleksiyonla açıklamaya çalışan Darwin, canlılardaki özelliklerin kalıtım yoluyla sonraki nesillere aktarıldığını bilmiyordu. Evrim teorisinin bu yeni versiyonu, bu cehaleti örtme çabasının bir sonucudur. Ancak neo-Darwinistler, teoriyi her ne kadar güncelleştirmeye çalışsalar da, baştan çürük temeller üzerine kurulu bir teori olduğu için, amaçlarında başarılı olamamışlardır.</text:p>
      <text:p text:style-name="P10"><text:span text:style-name="T1">Neo-Darwinistler de Darwin gibi, canlılardaki çeşitliliğin kendiliğinden oluştuğunu ve tesadüfi olduğunu öne sürdüler.</text:span><text:span text:style-name="T12">222</text:span><text:span text:style-name="T1"> Bu yanlış mantığın üzerine ek olarak mutasyonları, evrimcilerin diğer bir deyişi ile tesadüfi genetik değişiklikleri, canlılığın kaynağı olarak gösterdiler. DNA'nın kopyalaması sırasında ortaya çıkan hatalar, olabilecek en küçük mutasyon olduğu için, neo-Darwinistler bunu teorileri için kullanabileceklerini düşündüler.</text:span><text:span text:style-name="T12">223</text:span><text:span text:style-name="T1"> Fakat en küçük bir kopyalama hatası bile -tek bir nükleotitteki değişiklik- son derece önemli sonuçlar doğurmaktadır.</text:span></text:p>
      <text:p text:style-name="P10"><text:span text:style-name="T1">Neo-Darwinistler küçük değişimlerin, genetik bilginin önce bir yerinde, sonra bir başka yerinde gerçekleştiğini söylediler.</text:span><text:span text:style-name="T12">224 </text:span><text:span text:style-name="T1">Biyofizikçi Dr. Lee Spetner "Neo-Darwinist teori er geç büyük değişimlerin olacağını ileri sürmektedir. Bu, yeterince peni biriktirerek, milyoner olmak gibi bir şeydir."</text:span><text:span text:style-name="T12">225</text:span><text:span text:style-name="T1"> sözleriyle, teorinin gerçekçiliği olmadığını vurgulamaktadır. </text:span></text:p>
      <text:p text:style-name="P10"><text:soft-page-break/><text:span text:style-name="T1">Fransız Bilimler Akademisi üyesi, Paris Üniversitesi'nden matematikçi, biyolog ve tıp doktoru olan Prof. Marcel-Paul Schützenberger, neo-Darwinizm'i matematiksel delillerle çürütmüş bir bilim adamıdır.</text:span><text:span text:style-name="T3"> Mathematical Challenges in the Neo-Darwinian Interpretation of Evolution</text:span><text:span text:style-name="T1"> (Evrimin Neo-Darwinci Yorumuna Matematiksel Meydan Okuma) adlı kitabında şöyle bir sonuca varmaktadır:</text:span></text:p>
      <text:p text:style-name="P6"><text:span text:style-name="T1">Neo-Darwinizm'in evrim teorisinde ciddi bir boşluk olduğuna inanıyoruz. Ve inanıyoruz ki bu boşluk, öyle bir doğaya sahiptir ki, günümüz biyoloji kavramı ile doldurulamayacak bir boşluktur.</text:span><text:span text:style-name="T12">226</text:span></text:p>
      <text:p text:style-name="P10"><text:span text:style-name="T1">Neo-Darwinizm'e göre tesadüfi genetik mutasyonlar, evrim için hammaddeyi oluşturur. Ancak bugün pek çok bilim adamının kabul ettiği gibi, canlılıktaki komplekslik düzeyi, neo-Darwinizm'in varsaydığı deneme yanılma süreçleri ile elde edilemez. Dr. Lee Spetner, "Varyasyonlar tesadüfi olsa da, genetik bilginin oluşumunu açıklayamamaktadır. İhtimaller hemen hemen sıfırdır... Uyum sağlayıcı büyük bir genetik düzenin, tesadüf eseri olduğunu düşünemezsiniz."</text:span><text:span text:style-name="T12">227</text:span><text:span text:style-name="T1"> sözleriyle bu imkansızlığı dile getirmektedir.</text:span></text:p>
      <text:p text:style-name="P12">Evrim teorisinin canlılığın kökeni hakkında getirmeye çalıştığı her türlü "açıklama" akıl ve bilim dışı iddialardır. Bu gerçeği kabul eden açık sözlü otoritelerden biri, Fransız Bilimler Akademisi'nin eski başkanı olan ünlü Fransız zoolog Pierre Grassé'dir. Grassé de bir evrimcidir, ancak Darwinist teorinin canlılığı açıklayamadığını savunmakta ve Darwinizm'in temelini oluşturan "tesadüf" mantığı hakkında şunları söylemektedir:</text:p>
      <text:p text:style-name="P6"><text:span text:style-name="T1">Tesadüfi mutasyonların, havyanların ve bitkilerin ihtiyaçlarının karşılanmasını sağladığına inanmak gerçekten çok zordur. Ama Darwinizm bundan fazlasını da ister: Tek bir bitki, tek bir hayvan, binlerce ve binlerce tam olması gerektiği şekilde faydalı tesadüflere maruz kalmalıdır. Yani mucizeler sıradan bir kural haline gelmeli, inanılmaz derecede düşük olasılıklara sahip olaylar kolaylıkla gerçekleşmelidir. Hayal kurmayı yasaklayan bir kanun yoktur, ama bilim bu işin içine dahil edilmemelidir.</text:span><text:span text:style-name="T12">228</text:span></text:p>
      <text:p text:style-name="P12">Tüm bunlar bir yana, evrimcilerin, DNA'daki bilgileri zaman içinde artırdığını ve çeşitlenmeye yol açtığını düşündükleri tesadüfi mutasyonlar, özellikleri itibariyle Darwinistlerin açmazına bir çözüm olamaz. Öncelikle mutasyonlar, canlı hücresinin çekirdeğinde bulunan ve genetik bilgiyi taşıyan DNA molekülünde, radyasyon veya kimyasal etkiler sonucunda meydana gelen kopmalar ve yer değiştirmelerdir, kısacası zararlı etkilerdir. Mutasyonlar DNA'yı oluşturan nükleotidleri tahrip ettikleri ya da yerlerini değiştirdikleri için, çoğu zaman hücrenin tamir edemeyeceği boyutlarda birtakım hasar ve değişikliklere sebep olurlar. Örneğin X ışınları insan vücudunun derinlerine nüfuz ederek önemli ölçüde DNA hasarına neden olur. Bu da DNA'nın hatalı bir şekilde kopyalamaya başlamasına yol açar. Ancak vücut hücrelerinde hatalı kopyalamalar kendisini kanser olarak gösterir. Güneş ışığındaki mutajenik etki deri kanserine neden olur veya sigaradaki mutajenik etki akciğer kanserine neden olur. Üreme hücresinde 21. kromozomun hatalı kopyalanması ise çocukta Down sendromuna (mongolizm) neden olur. </text:p>
      <text:p text:style-name="P10"><text:span text:style-name="T1">Evrim teorisinin yeryüzündeki canlılığın kökenini açıklayabilmesi için, kesinlikle bozan, tahrip eden değil, yeni, faydalı bir özellik ekleyen bir mekanizma göstermesi gerekir. Ama bir canlının nasıl olup da yeni bir özellik kazandığı sorusu sorulduğunda evrimcilerin öne sürdükleri tek cevap; "mutasyon"dur. İddialarına göre tüm canlılık, tek bir hücrenin DNA'sına etki eden rastgele mutasyonlarla oluşmuştur. Ancak mutasyonlar, evrimcilerin arkasına sığınabilecekleri, canlıları daha gelişmişe ve mükemmele götüren bir mekanizma değildir. Dolayısıyla evrimcilerin iddiaları için temel aldıkları mutasyonlar, evrim teorisinin ihtiyaç duyduğu türden, yeni özellikler üretecek unsurlar değildir. Mutasyonların evrim teorisine neden hiçbir katkıda bulunmadığına ve bulunamayacağına, sadece genel hatlarıyla yer vereceğiz: (Detaylı bilgi için bkz. Harun Yahya, </text:span><text:span text:style-name="T3">Hayatın Gerçek Kökeni</text:span><text:span text:style-name="T1">, Araştırma Yayıncılık; Harun Yahya,</text:span><text:span text:style-name="T3"> Evrim Aldatmacası</text:span><text:span text:style-name="T1">, Araştırma Yayıncılık)</text:span></text:p>
      <text:p text:style-name="P12"/>
      <text:h text:style-name="P47" text:outline-level="3"><text:soft-page-break/>* Mutasyonlar zararlıdır: </text:h>
      <text:p text:style-name="P10"><text:span text:style-name="T1">Mutasyonlar rastgele meydana geldikleri için hemen hemen her zaman canlıya zarar verirler. Kompleks bir yapıya yapılacak herhangi bir bilinçsiz müdahale, o yapıyı daha ileri götürmez aksine tahrip eder. Nitekim evrim mekanizması olarak öne sürülen tesadüfi faydalı mutasyonların geçerli bir örneği yoktur.</text:span><text:span text:style-name="T12">229</text:span><text:span text:style-name="T1"> Mutasyonların sebep olacağı değişiklikler ancak Hiroşima, Nagazaki veya Çernobil'deki insanların uğradığı türden değişiklikler olabilir: Yani ölüler, sakatlar ve hastalar... </text:span></text:p>
      <text:p text:style-name="P12">Ohio Üniversitesi'nden Prof. Walter L. Starkey faydalı mutasyon iddialarının geçersizliğini açık bir şekilde dile getirmektedir:</text:p>
      <text:p text:style-name="P6"><text:span text:style-name="T1">Saatlerce bir röntgen cihazının yanında durmak ya da bir nükleer tesis içerisinde beklemek akılcı mıdır? Veya nükleer bir tesisin havaya uçtuğu Rusya'daki Çernobil gibi bir yere seyahat etmek doğru mudur? Bizi radyasyondan koruyan ozon tabakasını aktif olarak bozmaya çalışmamız mı gerekir? Eğer bu tür radyasyonla oluşan etkiler evrimleşmenize ve yeni özellikler geliştirmenize neden olacaksa, öyleyse bu radyasyon kaynaklarıyla elinizden geldiğince çok bombardıman edilmeye çalışmanız gerekir. Belki de başınızın tam arkasında yeni bir gözünüz olabilir. Fakat eğer gerçekten akıllıysanız, sizi geliştirmekten daha çok zarar vereceği için bu tür radyasyonlardan kaçınırsınız.</text:span><text:span text:style-name="T12">230</text:span><text:span text:style-name="T1"> </text:span></text:p>
      <text:p text:style-name="P12">Nitekim insanlar üzerinde gözlemlenen tüm mutasyonlar zararlıdır. Tıp kitaplarında "mutasyon örneği" olarak anlatılan mongolizm, Down sendromu, albinizm, cücelik gibi zihinsel ya da bedensel bozuklukların ya da kanser gibi hastalıkların her biri, mutasyonların tahrip edici etkilerini ortaya koymaktadır. Elbette ki insanları sakat bırakan ya da hasta yapan bir süreç, "canlıları geliştirici bir mekanizma" olamaz. Çünkü canlı DNAsı çok kompleks bir düzene sahiptir. Bu molekül üzerinde oluşan herhangi rastgele bir etki organizmaya ancak zarar verecektir. Prof. Starkey mutasyonun bu zararlı etkileri hakkında şunları belirtmektedir:</text:p>
      <text:p text:style-name="P6"><text:span text:style-name="T1">Mutasyonlara yol açan radyasyona maruz kalmak, yeni bir arabayı 30 kalibrelik bir tüfekle vurmaya benzer. Benzer şekilde mutasyonların size ya da herhangi bir canlıya bundan farklı bir şey yapması pek mümkün değildir. DNA kopyalama hatalarından kaynaklanan mutasyonların sonucu da benzer olacaktır.... Mutasyonlar en az 10.000'de bir istisna dışında zararlıdır. Radyasyon ya da kopyalama hataları faydalı yeni özellikler kazandırmaz.</text:span><text:span text:style-name="T12">231</text:span><text:span text:style-name="T1"> </text:span></text:p>
      <text:p text:style-name="P12"/>
      <text:h text:style-name="P47" text:outline-level="3">* Mutasyonlar DNA'ya yeni bilgi eklemez: </text:h>
      <text:p text:style-name="P12">Mutasyon sonucunda genetik bilgiyi oluşturan parçalar yerlerinden kopup sökülür, tahrip olur ya da DNA'nın farklı yerlerine taşınır. Ama mutasyonlar hiçbir şekilde DNA'ya yeni bir bilgi ekleyerek, canlıya yeni bir organ ya da yeni bir özellik kazandırmazlar. Ancak bacağın sırttan, kulağın karından çıkması gibi anormalliklere sebep olurlar. Prof. Werner Gitt "Mutasyonlar sonucunda yeni bilgi oluşabilir mi?" sorusuna şöyle cevap vermektedir:</text:p>
      <text:p text:style-name="P6"><text:span text:style-name="T1">Bu görüş evrimci anlatımlarda esas alınır, fakat mutasyonlar sadece mevcut olan bilginin değişmesine neden olabilirler. Bu bilgide bir artış olamaz ve genel olarak da sonuçlar zararlıdır. Yeni fonksiyonlar ya da yeni organlar için yeni projeler oluşamaz; mutasyonlar yeni (yaratıcı) bilginin kaynağı olamazlar.</text:span><text:span text:style-name="T12">232</text:span></text:p>
      <text:p text:style-name="P12">Prof. Phillip Johnson ise bu konu ile ilgili şunları dile getirmektedir:</text:p>
      <text:p text:style-name="P6"><text:span text:style-name="T1">Spetner, Darwincilerin dile getirdikleri uyum sağlayıcı mutasyonların, bilgi üretici olmadığını onlara söylemişti. Örneğin bir mutasyon, bakteriyi antibiyotiğe karşı dirençli yaptığında, bunu belli bir kimyasal maddeyi onun metabolizmasına katılmasını önleyerek yapmaktadır. Bu durumda genel anlamda net bir </text:span><text:soft-page-break/><text:span text:style-name="T1">bilgi ve uyum kaybı söz konusudur... bazen cızırdayan bir radyoya vurmak, radyonun kısa devresini açmak ya da yerinden çıkmış bir kablosunu eski yerine getirmek suretiyle ayarını düzeltebilir. Ne var ki bu tür değişiklikleri biriktirmek suretiyle daha iyi bir radyo ya da televizyon yapacağını hiç kimse ümit etmez.</text:span><text:span text:style-name="T12">233</text:span></text:p>
      <text:p text:style-name="P12">Ünlü evrimci Stephen Jay Gould da mutasyonla ilgili gerçekleri şöyle itiraf etmektedir:</text:p>
      <text:p text:style-name="P6"><text:span text:style-name="T1">Bir mutasyon büyük ve yeni bir ham malzeme (DNA) oluşturmaz. Türleri mutasyona uğratarak yeni bir tür elde edemezsiniz.</text:span><text:span text:style-name="T12">234</text:span></text:p>
      <text:p text:style-name="P10"><text:span text:style-name="T1">Mutasyonların, evrim teorisinin ihtiyaç duyduğu yeni özellik ekleyen unsurlar olmadığının bir delili daha vardır. Yeni özelliklerin veya yeni türlerin üretilmesi için canlının DNA'sına birçok atomun eklenmesi gerekir.</text:span><text:span text:style-name="T12">235</text:span><text:span text:style-name="T1"> İnsan DNA'sında, E.Coli bakterisine ait DNA'da bulunan atomların 3.000 katı -204 milyar kadar atom- bulunmaktadır.</text:span><text:span text:style-name="T12">236</text:span><text:span text:style-name="T1"> Bu nedenle tek hücreli bir canlıdan insana kadar bir gelişim olabilmesi için, DNA'sına karbon, hidrojen, oksijen, nitrojen ve fosfor gibi 200 milyar atomdan fazlasının eklenmesi gerekir.</text:span><text:span text:style-name="T12">237</text:span><text:span text:style-name="T1"> Bilindiği gibi karbon ve nitrojen havadan, hidrojen ve oksijen sudan, fosfor ise topraktan elde edilebilir. Ancak burada asıl sorun bu atomların nerede bulundukları değil, bulundukları yerden çıkarılıp DNA molekülü içerisinde tam doğru yere yerleştirilmeleridir. Atomların önceki bölümlerde anlattığımız olağanüstü bir kompleksliğe sahip şeker gruplarını, fosfat gruplarını ve nitrojen bazlarını içerecek biçimde düzenlenmeleri ve DNA molekülü olarak görev yapabilmeleri için çifte sarmal halindeki merdivende tam doğru yere yerleştirilmeleri gereklidir.</text:span><text:span text:style-name="T12">238</text:span><text:span text:style-name="T1"> </text:span></text:p>
      <text:p text:style-name="P12">Prof. Phillip Johnson, ansiklopedi ve bilgisayar işletim sitemlerinde olduğu gibi, DNA'da da çok özel bir düzene gerek olduğunu; genetik bilgiyi üreten bir mekanizmanın olması gerektiğini ifade etmektedir. Tesadüfi mutasyonların DNA'daki bilgiyi ve düzeni nasıl olumsuz etkilediğini şu ifadelerle anlatmaktadır:</text:p>
      <text:p text:style-name="P6"><text:span text:style-name="T1">... Rastgele mutasyon böyle bir mekanizma değildir, doğal ayıklanma ve fizik ya da kimya yasaları da öyle. Yasalar basit tekrarlı modeller üretir, tesadüf ise anlamsız düzen üretir. Yasa ve tesadüf birleştiğinde, anlamlı bir dizilimi önlemek için her ikisi de birbiri aleyhine işler. Tüm insani tecrübeler içinde sadece zeka faktörü bir ansiklopedi veya bilgisayar programı yazabilir veya kompleks, özelleşmiş ve periyodik olmayan bilgiyi üretebilir. Bu yüzden, organizmalarda zorunlu olarak bulunan bilgi, onların yaratılışın ürünleri olduklarını işaret eder.</text:span><text:span text:style-name="T12">239</text:span></text:p>
      <text:p text:style-name="P29"/>
      <text:h text:style-name="P47" text:outline-level="3">* Mutasyonlar düzensizdir:</text:h>
      <text:p text:style-name="P12">Mutasyonlar, önceden var olan yapıyı değiştirirler, fakat bunu tamamen düzensiz bir biçimde yaparlar. Mutasyonların birbirlerini tamamlayıcı bir özellikleri yoktur veya bir amaca yönelik biriken bir etkileri de olamaz. Mutasyonların düzensiz etki etmesiyle ilgili Fransız Bilimler Akademisi'nin eski başkanı Pierre Paul Grasse şöyle demektedir: </text:p>
      <text:p text:style-name="P6"><text:span text:style-name="T1">Bir canlı vücudunda çok küçük bile olsa bir düzensizlik oluştuğunda, bunun sonucu ölüm olur. Yaşam olgusu ile anarşi (düzensizlik) arasında hiçbir olası uzlaşma yoktur.</text:span><text:span text:style-name="T12">240</text:span></text:p>
      <text:p text:style-name="P34">* Bir mutasyonun sonraki nesilleri etkilemesi için, mutlaka üreme hücresinde meydana gelmesi gerekir: </text:p>
      <text:p text:style-name="P12">Vücudun herhangi bir hücresinde veya organında meydana gelen değişim bir sonraki nesle aktarılmaz. Örneğin bir insanın kulağı ya da kolu, radyasyon ve benzeri etkilerle mutasyona uğrayıp orijinal şeklinden farklı hale gelebilir. Fakat bu değişiklikler, üreme hücresindeki DNA molekülünde meydana gelmedikçe sonraki nesillere geçmeyecektir. Sonraki nesili etkilemesi için, mutasyonun, trilyonlarca hücreden sadece üreme hücresinde olması koşulu, evrimcilerin beklentilerini daha da imkansız hale getirir. </text:p>
      <text:p text:style-name="P12"/>
      <text:h text:style-name="P47" text:outline-level="3"><text:soft-page-break/>* Mutasyonlar nadirdir:</text:h>
      <text:p text:style-name="P10"><text:span text:style-name="T1">Mutasyonlar ancak nadiren gerçekleşirler. Bir hücrenin DNA'sı kopyalanırken bir yandan da enzimler düzeltmenlik yaparlar. Bu nedenle, önceki bölümlerde detaylı değindiğimiz gibi, kopyalanma sırasında çok nadiren hata olur. Mutasyonlar üzerine yapılan tahminler ise yalnız milyonda bir canlının mutasyon yaşayacağını göstermektedir.</text:span><text:span text:style-name="T12">241</text:span><text:span text:style-name="T1"> Moleküler biyolog Prof. Gerald L. Schroeder mutasyonlara dayalı hayali evrim iddialarını şöyle eleştirmektedir:</text:span></text:p>
      <text:p text:style-name="P6"><text:span text:style-name="T1">... Moleküler biyolojide gelişmeler, hayatın işleyişinin her safhasında görülen muazzam bir kompleksliği gözler önüne sermiştir, buradaki komplekslik oranı o kadar yüksektir ki, eğer bunun adım adım oluşturulması için rastlantısal mutasyonlara bel bağlayacak olsaydık, Nobel ödüllü De Duve'nun ifade ettiği gibi, "sonsuzluk bile bunun için yeterli olmazdı."</text:span><text:span text:style-name="T12">242</text:span></text:p>
      <text:p text:style-name="P10"><text:span text:style-name="T1">İşte bu nedenle, yine Grassé'nin ifadesiyle "mutasyonlar ne kadar çok sayıda olursa olsunlar, herhangi bir evrim meydana getirmezler."</text:span><text:span text:style-name="T12">243</text:span></text:p>
      <text:p text:style-name="P29"/>
      <text:h text:style-name="P47" text:outline-level="3">* Mutasyonlar, bir 'tür değişikliği' sağlamaz: </text:h>
      <text:p text:style-name="P12">Bunun en açık delillerinden biri ise, yıllardır meyve sinekleri üzerinde yapılan deneylerdir. Radyasyona maruz bırakılan meyve sineklerinin birçok mutantı oluşmuştur: Fazladan kanadı çıkan meyve sinekleri, kanatsız meyve sinekleri, çok büyük kanatları olan meyve sinekleri, çok küçük kanatları olan meyve sinekleri gibi... Her ne kadar çoğu sakat kalmış, bir kısmı yaşamını yitirmiş olsa da, sonuçta bunların tamamı meyve sineği olarak kalmıştır. Yeni bir türe dönüşmemişlerdir.</text:p>
      <text:p text:style-name="P12">Genlerdeki dizilimde meydana gelen en küçük bir yer değiştirme ya da eksilme, kolaylıkla ölümcül sonuçlar doğurabilmektedir. Bu kadar hassas bir dizilimin tamamen tesadüflere dayanan mutasyonlarla, canlının genetik bilgisine ekleme yaparak onu başka türlere evrimleştirmesi mümkün değildir. Nitekim evrimcilerin teorilerini kanıtlamak için, laboratuvarda mutasyona maruz bıraktığı tüm hayvan embriyoları sakat veya ölü doğmaktadır. </text:p>
      <text:p text:style-name="P12">Tüm bunlar göstermektedir ki, evrimcilerin iddia ettiği gibi, canlıların kökeninde tesadüfi mutasyonların yeri yoktur. Kaldı ki, yüzyılımızın gelişmiş teknolojisiyle ve yetenekli bilim adamlarının yoğun çalışmalarıyla bile, yeni bir tür üretmek mümkün olmamaktadır. Görüldüğü gibi mutasyonlar hiçbir şekilde canlılardaki çeşitliliğin nedeni olamazlar. DNA'daki kusursuz dizilim ancak özel bir yaratılışın sonucudur. Bu yaratılış üstün güç sahibi olan Allah'a aittir. Allah'ın kusursuz yaratışı Kuran'da şöyle haber verilir:</text:p>
      <text:p text:style-name="P38">Allah, yeryüzünü sizin için bir karar, gökyüzünü bir bina kıldı; sizi suretlendirdi, suretinizi de en güzel (bir biçim ve incelikte) kıldı ve size güzel-temiz şeylerden rızık verdi. İşte sizin Rabbiniz Allah budur. Alemlerin Rabbi Allah ne yücedir. O, Hayy (diri) olandır. O'ndan başka ilah yoktur; öyleyse dini yalnızca Kendisi’ne halis kılanlar olarak O'na dua edin. Alemlerin Rabbine hamdolsun. (Mümin Suresi, 64-65)</text:p>
      <text:p text:style-name="P12">Cansız maddelerin kendi kendine bir araya gelip DNA gibi muhteşem sistemlere sahip canlıları oluşturduğunu iddia eden evrim teorisi, bilime ve akla tamamen aykırı olan bir hayalciliktir. Tüm bunlar bizi apaçık bir sonuca götürür. Yaşamın bir planı (DNA) olduğuna ve tüm canlılar bu plana göre yapıldıklarına göre, açıktır ki bu planı ortaya çıkaran üstün bir Yaratıcı vardır. Yani tüm canlılar, sonsuz bir güç ve akıl sahibi olan Allah'ın yaratması ile var olmuşlardır. Allah Kuran'da bu gerçeği şöyle bildirmektedir:</text:p>
      <text:p text:style-name="P38">O Allah ki, yaratandır, kusursuzca var edendir, şekil ve suret verendir. En güzel isimler O'nundur. Göklerde ve yerde olanların tümü O'nu tesbih etmektedir. O, Aziz, Hakim'dir. (Haşr Suresi, 24)</text:p>
      <text:p text:style-name="P24"><text:soft-page-break/></text:p>
      <text:h text:style-name="P46" text:outline-level="2">Hücreye Hayat Veren Yüce Allah'tır</text:h>
      <text:p text:style-name="P12">Buraya kadar bahsettiğimiz bütün imkansızlıkları ve mantıksızlıkları bir an için unutalım ve ilkel dünya koşulları gibi olabilecek en uygunsuz ortamda bir protein molekülünün tesadüflerle meydana geldiğini varsayalım.</text:p>
      <text:p text:style-name="P12">Tek bir proteinin oluşması da yetmeyecek, söz konusu proteinin, bu kontrolsüz ortamda başına hiçbir şey gelmeden kendi gibi tesadüfen oluşacak başka proteinleri beklemesi gerekecekti... Ta ki hücreyi meydana getirecek milyonlarca uygun ve gerekli protein, hep "tesadüfen" aynı yerde yan yana oluşana kadar. Önceden oluşanlar o ortamda ultraviyole ışınlarına, şiddetli mekanik etkilere rağmen hiçbir bozulmaya uğramadan, sabırla hemen yanı başlarında diğerlerinin tesadüfen oluşmasını beklemeliydiler. Sonra yeterli sayıda ve aynı noktada oluşan bu proteinler, anlamlı şekillerde biraraya gelerek hücrenin organellerini oluşturmalıydılar. Aralarına hiçbir yabancı madde, zararlı molekül, işe yaramaz protein zinciri karışmamalıydı. Sonra bu organeller son derece planlı, düzenli, uyumlu ve bağlantılı bir biçimde biraraya gelip, bütün gerekli enzimleri de yanlarına alıp bir zarla kaplansalar, bu zarın içi de bunlara ideal ortamı sağlayacak özel bir sıvıyla dolsaydı, tüm bu "imkansız ötesi" olaylar gerçekleşseydi bile bu molekül yığını canlanabilir miydi? </text:p>
      <text:p text:style-name="P12">Cevap, "hayır"dır! Çünkü araştırmalar göstermiştir ki, hayatın başlaması için yalnızca canlılarda bulunması gereken maddelerin biraraya gelmiş olması yeterli değildir. Yaşam için gerekli tüm proteinleri toplayıp bir deney tüpüne koysak yine de canlı bir hücre elde etmeyi başaramayız. Bu konuda yapılan tüm deneyler başarısız olmuştur. Bütün deney ve gözlemler ise hayatın ancak hayattan geldiğini göstermiştir. Hayatın cansız maddelerden tesadüfler sonucu çıktığı iddiası, sadece evrimcilerin hayallerinde yer alan, tüm gözlem ve deneylere aykırı bir masaldır.</text:p>
      <text:p text:style-name="P12">Cardiff Üniversitesi'nden, Uygulamalı Matematik ve Astronomi Profesörü Chandra Wickramasinghe hayatın tesadüflerle doğduğuna on yıllar boyunca inandırılmış bir bilim adamı olarak karşılaştığı bu gerçeği şöyle anlatır:</text:p>
      <text:p text:style-name="P6"><text:span text:style-name="T1">Bir bilim adamı olarak aldığım eğitim boyunca, bilimin herhangi bir bilinçli yaratılış kavramı ile uyuşamayacağına dair çok güçlü bir beyin yıkamaya tabi tutuldum. Bu kavrama karşı şiddetle tavır alınması gerekiyordu... Ama şu anda, Allah'a inanmayı gerektiren açıklama karşısında, öne sürülebilecek hiçbir akılcı argüman bulamıyorum... Biz hep açık bir zihinle düşünmeye alıştık ve şimdi yaşama getirilebilecek tek mantıklı cevabın yaratılış olduğu sonucuna varıyoruz, tesadüfi karmaşalar değil.</text:span><text:span text:style-name="T12">244</text:span></text:p>
      <text:p text:style-name="P12">Bu durumda, yeryüzündeki ilk hayatın da ancak bir Hayat'tan gelmiş olması gerekir. İşte bu, "Hayy" (Hayat Sahibi) olan Allah'ın yaratmasıdır. Hayat ancak O'nun dilemesiyle başlar, sürer ve sona erer. Evrim ise, canlılığın nasıl başladığını açıklamak bir yana, canlılık için gerekli malzemenin nasıl oluştuğunu ve biraraya geldiğini bile açıklayamamaktadır. Kuran'da Rabbimiz şöyle bildirmektedir:</text:p>
      <text:p text:style-name="P38">Yaratan, hiç yaratmayan gibi midir? Artık öğüt alıp-düşünmez misiniz? Eğer Allah'ın nimetini saymaya kalkışacak olursanız, onu bir genelleme yaparak bile sayamazsınız. Gerçekten Allah, bağışlayandır, esirgeyendir. Allah, saklı tuttuklarınızı ve açığa vurduklarınızı bilir. Allah'tan başka yakardıkları hiçbir şeyi yaratamazlar, üstelik onlar yaratılıp durmaktadırlar. (Nahl Suresi, 17-20)</text:p>
      <text:p text:style-name="P12"/>
      <text:p text:style-name="P12"/>
      <text:h text:style-name="P41" text:outline-level="1">SONUÇ</text:h>
      <text:h text:style-name="P44" text:outline-level="1">DNA Yüce Rabbimiz'in Yaratma Sanatının Bir Örneğidir</text:h>
      <text:p text:style-name="P18"/>
      <text:p text:style-name="P10"/>
      <text:p text:style-name="P12">Kitap boyunca bahsettiğimiz DNA'nın faaliyetlerini ve hücre içinde olup bitenleri şöyle bir düşünelim: Hücreyi oluşturan moleküllerin beyinleri yok, ama biraraya gelip isabetli kararlar alıyor, duruma göre strateji izliyor, tehlikelere karşı tedbirli davranıyorlar. Hafızaları yok, ama dostlarını ve düşmanlarını tanıyor, ona göre yöntem izliyor, gerekliyi gereksizi, faydalıyı faydasızı ayırt ediyorlar. Bir yandan faaliyetlerini yapıp bir yandan da israfa, kirliliğe izin vermiyor, verimli çalışıyor ve işlerinin ardından etraflarını temizliyorlar. Diğer taraftan sürekli olarak haberleşiyor ve uyumlu bir ekip çalışması yapıyorlar; ortak bir karar alıp hareket edebiliyor, ne zaman nereye gitmeleri gerektiğini, hangi problemi nasıl çözmeleri gerektiğini biliyorlar. Hücre içinde çeşitli düzenler kuruyorlar; bilgi depoluyor, gerektiğinde bu bilgiyi kullanıyor, kopyalıyor, tercüme ediyorlar… Tüm bunları uyumadan dinlenmeden süratle yapıyorlar. Kısacası sizin yapamayacağınız faaliyetleri, olağanüstü bir başarıyla, üstün bir akıl sergileyerek yapıyorlar. İşte tüm bunları yapan hava, toprak ya da sudaki gibi atomlardan oluşan şuursuz moleküllerdir. Ancak Allah'ın dilemesiyle bu atomlar canlılığı oluşturmak için belli bir düzenle biraraya geliyor ve Yüce Rabbimiz'in yönlendirmesiyle bilinçli davranışlar sergiliyorlar.</text:p>
      <text:p text:style-name="P10"><text:span text:style-name="T1">Charles Darwin ise 19. yüzyıılını cehaletiyle hayata şöyle bakıyordu: "Çok basit bir başlangıçtan sonsuz şekilde en güzel ve en harikalar oluştu ve şu an evrimleşiyorlar."</text:span><text:span text:style-name="T12">245</text:span><text:span text:style-name="T1"> Darwin, özel yazışmalarında da, amonyak ve fosfor tuzları, ışık, ısı, elektrik vb.in bulunduğu küçük, sıcak bir gölde, hayatın kendiliğinden oluştuğunu öne sürmüştü.</text:span><text:span text:style-name="T12">246</text:span><text:span text:style-name="T1"> İşte Darwin için hayatın kökeni böylesine basitti. Ancak Darwin'in yolunu izleyenler bu formülü -hatta daha geliştirilmiş hallerini- defalarca uygulamalarına rağmen, bir canlının en küçük parçasını bile elde edemediler. Darwinistler bu formülü istedikleri kadar malzeme ile istedikleri kadar süre boyunca tekrar etseler de, sonuç yine değişmeyecektir. "Canlılığı Allah'ın yarattığı" dışında bir sonuca hiçbir zaman ulaşamazlar. Hiç şüphesiz, Darwin de "DNA'yı bilseydi", böylesine büyük bir bilimsel gafın altına imzasını atmazdı. </text:span></text:p>
      <text:p text:style-name="P12">Fakat Darwin'i körü körüne izleyen pek çok bilim adamı halen hayatın kökenine hayalperestçe bakmaya devam etmektedirler. Elbette ki, bu hayaller Darwinistler için her defasında beraberinde hayal kırıklığını da getirmektedir. Çünkü Darwinizm hiçbir zaman bir bilim olmamıştır. Birçok bilim dalı vardır, fakat Darwinizm sadece hayallere, ön yargılara ve yalanlara dayalı bir felsefedir.</text:p>
      <text:p text:style-name="P12">Akıl ve vicdan sahibi her insan, vücudundaki mükemmel sistemlerin şuursuz atomlar tarafından kendi kendine oluşamayacağını takdir edecektir. Allah'ın izni ve bilgisi olmaksızın, değil bir insanın yürümesi veya konuşması, o insanın tek bir hücresindeki bir molekül parçasının hareketi bile söz konusu değildir. İnsan vücudunda trilyonlarca hücrenin her birinde kesintisiz işleyen sistemler, insana Allah'ın sonsuz aklını, ilmini, gücünü, yaratışındaki sonsuz mükemmelliği göstermektedir. Kaldı ki sonsuz merhamet sahibi Rabbimiz'in varlığının delilleri yalnızca bu küçücük molekülde -DNA'da- değil, evrenin her noktasında sergilenmektedir. Bir Kuran ayetinde şöyle bildirilmektedir:</text:p>
      <text:p text:style-name="P38"><text:soft-page-break/>De ki: "Göklerin ve yerin Rabbi kimdir?" De ki: "Allah'tır." De ki: "Öyleyse, O'nu bırakıp kendilerine bile yarar da, zarar da sağlamaya güç yetiremeyen birtakım veliler mi (tanrılar) edindiniz?" De ki: "Hiç görmeyen (a'ma) ile gören (basiret sahibi) eşit olabilir mi? Veya karanlıklarla nur eşit olabilir mi?" Yoksa Allah'a, O'nun yaratması gibi yaratan ortaklar buldular da, bu yaratma, kendilerince birbirine mi benzeşti? De ki: "Allah, herşeyin Yaratıcısı'dır ve O, tektir, kahredici olandır." (Rad Suresi, 16)</text:p>
      <text:h text:style-name="P41" text:outline-level="1">EK BÖLÜM</text:h>
      <text:h text:style-name="P44" text:outline-level="1">Evrim Yanılgısı</text:h>
      <text:p text:style-name="P25"/>
      <text:p text:style-name="P10"/>
      <text:p text:style-name="P12">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2">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2">Evrim teorisinin çöküşünü ve Yaratılış'ın delillerini diğer pek çok çalışmamızda bütün bilimsel detaylarıyla ele aldık ve almaya devam ediyoruz. Ancak konuyu, taşıdığı büyük önem nedeniyle, burada da özetlemekte yarar vardır.</text:p>
      <text:p text:style-name="P12"/>
      <text:h text:style-name="P46" text:outline-level="2">Darwin'i Yıkan Zorluklar</text:h>
      <text:p text:style-name="P10"><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3">Türlerin Kökeni</text:span><text:span text:style-name="T1">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2">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2">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2">Darwinizm'in bilim karşısındaki yenilgisi, üç temel başlıkta incelenebilir:</text:p>
      <text:p text:style-name="P12"><text:soft-page-break/>1) Teori, hayatın yeryüzünde ilk kez nasıl ortaya çıktığını asla açıklayamamaktadır.</text:p>
      <text:p text:style-name="P12">2) Teorinin öne sürdüğü "evrim mekanizmaları"nın, gerçekte evrimleştirici bir etkiye sahip olduğunu gösteren hiçbir bilimsel bulgu yoktur.</text:p>
      <text:p text:style-name="P12">3) Fosil kayıtları, evrim teorisinin öngörülerinin tam aksine bir tablo ortaya koymaktadır. </text:p>
      <text:p text:style-name="P12">Bu bölümde, bu üç temel başlığı ana hatları ile inceleyeceğiz.</text:p>
      <text:p text:style-name="P12"/>
      <text:h text:style-name="P46" text:outline-level="2">Aşılamayan İlk Basamak: Hayatın Kökeni </text:h>
      <text:p text:style-name="P12">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2">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2"/>
      <text:h text:style-name="P46" text:outline-level="2">"Hayat Hayattan Gelir"</text:h>
      <text:p text:style-name="P12">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0"><text:span text:style-name="T1">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3">Türlerin Kökeni</text:span><text:span text:style-name="T1"> adlı kitabını yazdığı dönemde ise, bakterilerin cansız maddeden oluşabildikleri inancı, bilim dünyasında yaygın bir kabul görüyordu. </text:span></text:p>
      <text:p text:style-name="P10"><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5">"Cansız maddelerin hayat oluşturabileceği iddiası artık kesin olarak tarihe gömülmüştür." </text:span><text:span text:style-name="T1">(Sidney Fox, Klaus Dose, </text:span><text:span text:style-name="T3">Molecular Evolution and The Origin of Life</text:span><text:span text:style-name="T1">, New York: Marcel Dekker, 1977, s. 2.)</text:span></text:p>
      <text:p text:style-name="P12">Evrim teorisinin savunucuları, Pasteur'ün bulgularına karşı uzun süre direndiler. Ancak gelişen bilim, canlı hücresinin karmaşık yapısını ortaya çıkardıkça, hayatın kendiliğinden oluşabileceği iddiasının geçersizliği daha da açık hale geldi. <text:s/></text:p>
      <text:p text:style-name="P12"/>
      <text:h text:style-name="P46" text:outline-level="2"><text:soft-page-break/>20. Yüzyıldaki Sonuçsuz Çabalar</text:h>
      <text:p text:style-name="P10"><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5"> "Maalesef hücrenin kökeni, evrim teorisinin tümünü içine alan en karanlık noktayı oluşturmaktadır." </text:span><text:span text:style-name="T1">(Alexander I. Oparin, </text:span><text:span text:style-name="T3">Origin of Life</text:span><text:span text:style-name="T1">, (1936) New York, Dover Publications, 1953 (Reprint), s. 196.)</text:span></text:p>
      <text:p text:style-name="P12">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0"><text:span text:style-name="T1">O yıllarda evrim adına önemli bir aşama gibi tanıtılan bu deneyin geçerli olmadığı ve deneyde kullanılan atmosferin gerçek dünya koşullarından çok farklı olduğu, ilerleyen yıllarda ortaya çıkacaktı. ("New Evidence on Evolution of Early Atmosphere and Life",</text:span><text:span text:style-name="T3"> Bulletin of the American Meteorological Society</text:span><text:span text:style-name="T1">, c. 63, Kasım 1982, s. 1328-1330)</text:span></text:p>
      <text:p text:style-name="P10"><text:span text:style-name="T1">Uzun süren bir sessizlikten sonra Miller'in kendisi de kullandığı atmosfer ortamının gerçekçi olmadığını itiraf etti. (Stanley Miller, </text:span><text:span text:style-name="T3">Molecular Evolution of Life: Current Status of the Prebiotic Synthesis of Small Molecules</text:span><text:span text:style-name="T1">, 1986, s. 7.)</text:span></text:p>
      <text:p text:style-name="P10"><text:span text:style-name="T1">Hayatın kökeni sorununu açıklamak için 20. yüzyıl boyunca yürütülen tüm evrimci çabalar hep başarısızlıkla sonuçlandı. San Diego Scripps Enstitüsü'nden ünlü jeokimyacı Jeffrey Bada, evrimci </text:span><text:span text:style-name="T3">Earth</text:span><text:span text:style-name="T1"> dergisinde 1998 yılında yayınlanan bir makalede bu gerçeği şöyle kabul eder:</text:span></text:p>
      <text:p text:style-name="P6"><text:span text:style-name="T1">Bugün, 20. yüzyılı geride bırakırken, hala, 20. yüzyıla girdiğimizde sahip olduğumuz en büyük çözülmemiş problemle karşı karşıyayız: Hayat yeryüzünde nasıl başladı? (Jeffrey Bada, </text:span><text:span text:style-name="T3">Earth,</text:span><text:span text:style-name="T1"> Şubat 1998, s. 40.)</text:span></text:p>
      <text:p text:style-name="P30"/>
      <text:h text:style-name="P46" text:outline-level="2">Hayatın Kompleks Yapısı </text:h>
      <text:p text:style-name="P12">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12">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2">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34">1.<text:tab/>Enzimler olmadan protein sentezlenemez ve enzimler de birer proteindir.</text:p>
      <text:p text:style-name="P34"><text:soft-page-break/>2.<text:tab/>Tek bir proteinin sentezlenmesi için 100'e yakın proteinin hazır bulunması gerekmektedir. Dolayısıyla proteinlerin varlığı için proteinler gerekir. </text:p>
      <text:p text:style-name="P34">3.<text:tab/>Proteinleri sentezleyen enzimleri DNA üretir. DNA olmadan protein sentezlenemez. Dolayısıyla proteinlerin oluşabilmesi için DNA da gerekir.</text:p>
      <text:p text:style-name="P34">4.<text:tab/>Protein sentezleme işleminde hücredeki tüm organellerin önemli görevleri vardır. Yani proteinlerin oluşabilmesi için, eksiksiz ve tam işleyen bir hücrenin tüm organelleri ile var olması gerekmektedir.</text:p>
      <text:p text:style-name="P12">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0"><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3">Scientific American </text:span><text:span text:style-name="T1">dergisinin Ekim 1994 tarihli sayısında bu gerçeği şöyle itiraf eder:</text:span></text:p>
      <text:p text:style-name="P6"><text:span text:style-name="T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ext:span><text:span text:style-name="T3">The Origin of Life on Earth</text:span><text:span text:style-name="T1">, Scientific American, c. 271, Ekim 1994, s. 78.)</text:span></text:p>
      <text:p text:style-name="P12">Kuşkusuz eğer hayatın kör tesadüfler neticesinde kendi kendine ortaya çıkması imkansız ise, bu durumda hayatın yaratıldığını kabul etmek gerekir. Bu gerçek, en temel amacı Yaratılış'ı reddetmek olan evrim teorisini açıkça geçersiz kılmaktadır.</text:p>
      <text:p text:style-name="P12"/>
      <text:h text:style-name="P46" text:outline-level="2">Evrimin Hayali Mekanizmaları</text:h>
      <text:p text:style-name="P12">Darwin'in teorisini geçersiz kılan ikinci büyük nokta, teorinin "evrim mekanizmaları" olarak öne sürdüğü iki kavramın da gerçekte hiçbir evrimleştirici güce sahip olmadığının anlaşılmış olmasıdır. </text:p>
      <text:p text:style-name="P10"><text:span text:style-name="T1">Darwin, ortaya attığı evrim iddiasını tamamen "doğal seleksiyon" mekanizmasına bağlamıştı. Bu mekanizmaya verdiği önem, kitabının isminden de açıkça anlaşılıyordu: </text:span><text:span text:style-name="T3">Türlerin Kökeni, Doğal Seleksiyon Yoluyla...</text:span></text:p>
      <text:p text:style-name="P10"><text:span text:style-name="T28">Doğal seleksiyon, doğal seçme demektir. Doğadaki yaşam mücadelesi </text:span><text:span text:style-name="T1">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span></text:p>
      <text:p text:style-name="P10"><text:span text:style-name="T1">Dolayısıyla doğal seleksiyon mekanizması hiçbir evrimleştirici güce sahip değildir. Darwin de bu gerçeğin farkındaydı ve </text:span><text:span text:style-name="T3">Türlerin Kökeni </text:span><text:span text:style-name="T1">adlı kitabında </text:span><text:span text:style-name="T5">"Faydalı değişiklikler oluşmadığı sürece doğal seleksiyon hiçbir şey yapamaz"</text:span><text:span text:style-name="T1"> demek zorunda kalmıştı. (Charles Darwin, </text:span><text:span text:style-name="T3">The Origin of Species: A Facsimile of the First Edition</text:span><text:span text:style-name="T1">, Harvard University Press, 1964, s. 184.)</text:span></text:p>
      <text:p text:style-name="P13"/>
      <text:h text:style-name="P46" text:outline-level="2"><text:soft-page-break/>Lamarck'ın Etkisi</text:h>
      <text:p text:style-name="P12">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0"><text:span text:style-name="T1">Darwin de benzeri örnekler vermiş, örneğin </text:span><text:span text:style-name="T3">Türlerin Kökeni </text:span><text:span text:style-name="T1">adlı kitabında, yiyecek bulmak için suya giren bazı ayıların zamanla balinalara dönüştüğünü iddia etmişti. </text:span><text:span text:style-name="T3">(B. G. Ranganathan, Origins?, Pennsylvania: The Banner Of Truth Trust, 1988.)</text:span></text:p>
      <text:p text:style-name="P12">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2"/>
      <text:h text:style-name="P46" text:outline-level="2">Neo-Darwinizm ve Mutasyonlar</text:h>
      <text:p text:style-name="P10"><text:span text:style-name="T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5">Mutasyonlar canlıları geliştirmezler, aksine her zaman için canlılara zarar verirler.</text:span></text:p>
      <text:p text:style-name="P12">Bunun nedeni çok basittir: DNA çok kompleks bir düzene sahiptir. Bu molekül üzerinde oluşan herhangi bir tesadüfi etki ancak zarar verir. Amerikalı genetikçi B. G. Ranganathan bunu şöyle açıklar:</text:p>
      <text:p text:style-name="P6"><text:span text:style-name="T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ext:span><text:span text:style-name="T3">The Origin of Species: A Facsimile of the First Edition</text:span><text:span text:style-name="T1">, Harvard University Press, 1964, s. 179.)</text:span></text:p>
      <text:p text:style-name="P12">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2"><text:soft-page-break/></text:p>
      <text:h text:style-name="P46" text:outline-level="2">Fosil Kayıtları: Ara Formlardan Eser Yok</text:h>
      <text:p text:style-name="P12">Evrim teorisinin iddia ettiği senaryonun yaşanmamış olduğunun en açık göstergesi ise fosil kayıtlarıdır.</text:p>
      <text:p text:style-name="P12">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2">Bu durumda, iddia edilen uzun dönüşüm süreci içinde sayısız "ara türler"in oluşmuş ve yaşamış olmaları gerekir. </text:p>
      <text:p text:style-name="P12">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0"><text:span text:style-name="T1">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3">Türlerin Kökeni</text:span><text:span text:style-name="T1">'nde bunu şöyle açıklamıştır:</text:span></text:p>
      <text:p text:style-name="P6"><text:span text:style-name="T1">Eğer teorim doğruysa, türleri birbirine bağlayan sayısız ara-geçiş çeşitleri mutlaka yaşamış olmalıdır... Bunların yaşamış olduklarının kanıtları da sadece fosil kalıntıları arasında bulunabilir. (Charles Darwin, </text:span><text:span text:style-name="T3">The Origin of Species</text:span><text:span text:style-name="T1">, s. 172, 280.)</text:span></text:p>
      <text:p text:style-name="P10"><text:span text:style-name="T1">Ancak bu satırları yazan Darwin, bu ara formların fosillerinin bir türlü bulunamadığının da farkındaydı. Bunun teorisi için büyük bir açmaz oluşturduğunu görüyordu. Bu yüzden, </text:span><text:span text:style-name="T3">Türlerin Kökeni </text:span><text:span text:style-name="T1">kitabının "Teorinin Zorlukları" (Difficulties on Theory) adlı bölümünde şöyle yazmıştı:</text:span></text:p>
      <text:p text:style-name="P6"><text:span text:style-name="T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3"> (Charles Darwin, The Origin of Species, s. 172, 280) </text:span></text:p>
      <text:p text:style-name="P13"/>
      <text:h text:style-name="P46" text:outline-level="2">Darwin'in Yıkılan Umutları</text:h>
      <text:p text:style-name="P12">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2">Ünlü İngiliz paleontolog (fosil bilimci) Derek W. Ager, bir evrimci olmasına karşın bu gerçeği şöyle itiraf eder:</text:p>
      <text:p text:style-name="P6"><text:span text:style-name="T1">Sorunumuz şudur: Fosil kayıtlarını detaylı olarak incelediğimizde, türler ya da sınıflar seviyesinde olsun, sürekli olarak aynı gerçekle karşılaşırız; kademeli evrimle gelişen değil, aniden yeryüzünde oluşan gruplar </text:span><text:soft-page-break/><text:span text:style-name="T1">görürüz. (Derek A. Ager, </text:span><text:span text:style-name="T3">"The Nature of the Fossil Record"</text:span><text:span text:style-name="T1">, Proceedings of the British Geological Association, c. 87, 1976, s. 133.)</text:span></text:p>
      <text:p text:style-name="P12">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6"><text:span text:style-name="T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text:span><text:span text:style-name="T3"> Science on Trial</text:span><text:span text:style-name="T1">, New York: Pantheon Books, 1983. s. 197)</text:span></text:p>
      <text:p text:style-name="P10"><text:span text:style-name="T1">Fosiller ise, canlıların yeryüzünde eksiksiz ve mükemmel bir </text:span><text:span text:style-name="T5">biçimde ortaya çıktıklarını göstermektedir. Yani "türlerin kökeni", Darwin'in sandığının aksine, evrim değil Yaratılıştır.</text:span></text:p>
      <text:p text:style-name="P14"/>
      <text:h text:style-name="P46" text:outline-level="2">İnsanın Evrimi Masalı</text:h>
      <text:p text:style-name="P12">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9">1- Australopithecus</text:p>
      <text:p text:style-name="P9">2- Homo habilis</text:p>
      <text:p text:style-name="P9">3- Homo erectus</text:p>
      <text:p text:style-name="P9">4- Homo sapiens</text:p>
      <text:p text:style-name="P10"><text:span text:style-name="T1">Evrimciler, insanların sözde ilk maymunsu atalarına "güney maymunu" anlamına gelen </text:span><text:span text:style-name="T3">"Australopithecus" </text:span><text:span text:style-name="T1">ismini verirler. Bu canlılar gerçekte soyu tükenmiş bir maymun türünden başka bir şey değildir. Lord Solly Zuckerman ve Prof. Charles Oxnard gibi İngiltere ve ABD'den dünyaca ünlü iki anatomistin </text:span><text:span text:style-name="T3">Australopithecus</text:span><text:span text:style-name="T1"> örnekleri üzerinde yaptıkları çok geniş kapsamlı çalışmalar, bu canlıların sadece soyu tükenmiş bir maymun türüne ait olduklarını ve insanlarla hiçbir benzerlik taşımadıklarını göstermiştir. (Charles E. Oxnard, </text:span><text:span text:style-name="T3">"The Place of Australopithecines in Human Evolution: Grounds for Doubt"</text:span><text:span text:style-name="T1">, Nature, c. 258, s. 389)</text:span></text:p>
      <text:p text:style-name="P10"><text:span text:style-name="T1">Evrimciler insan evriminin bir sonraki safhasını da, "homo" yani insan olarak sınıflandırırlar. İddiaya göre homo serisindeki canlılar, </text:span><text:span text:style-name="T3">Australopithecuslar</text:span><text:span text:style-name="T1">'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3">Homo sapiens</text:span><text:span text:style-name="T1">'e uzanan zincir gerçekte kayıptır" diyerek bunu kabul eder. (J. Rennie, </text:span><text:span text:style-name="T3">"Darwin's Current Bulldog: Ernst Mayr"</text:span><text:span text:style-name="T1">, Scientific American, Aralık 1992)</text:span></text:p>
      <text:p text:style-name="P10"><text:soft-page-break/><text:span text:style-name="T1">Evrimciler "</text:span><text:span text:style-name="T3">Australopithecus </text:span><text:span text:style-name="T1">&gt; </text:span><text:span text:style-name="T3">Homo habilis</text:span><text:span text:style-name="T1"> &gt; </text:span><text:span text:style-name="T3">Homo erectus</text:span><text:span text:style-name="T1"> &gt; </text:span><text:span text:style-name="T3">Homo sapiens</text:span><text:span text:style-name="T1">" sıralamasını yazarken, bu türlerin her birinin, bir sonrakinin atası olduğu izlenimini verirler. Oysa paleoantropologların son bulguları, </text:span><text:span text:style-name="T3">Australopithecus</text:span><text:span text:style-name="T1">,</text:span><text:span text:style-name="T3"> Homo habilis</text:span><text:span text:style-name="T1"> ve </text:span><text:span text:style-name="T3">Homo erectus</text:span><text:span text:style-name="T1">'un dünya'nın farklı bölgelerinde aynı dönemlerde yaşadıklarını göstermektedir. (Alan Walker, </text:span><text:span text:style-name="T3">Science</text:span><text:span text:style-name="T1">, c. 207, 1980, s. 1103; A. J. Kelso, </text:span><text:span text:style-name="T3">Physical Antropology,</text:span><text:span text:style-name="T1"> 1. baskı, New York: J. B. Lipincott Co., 1970, s. 221; M. D. Leakey, Olduvai Gorge, c. 3, Cambridge: Cambridge University Press, 1971, s. 272)</text:span></text:p>
      <text:p text:style-name="P10"><text:span text:style-name="T1">Dahası </text:span><text:span text:style-name="T3">Homo erectus</text:span><text:span text:style-name="T1"> sınıflamasına ait insanların bir bölümü çok modern zamanlara kadar yaşamışlar, </text:span><text:span text:style-name="T3">Homo sapiens neandertalensis</text:span><text:span text:style-name="T1"> ve </text:span><text:span text:style-name="T3">Homo sapiens sapiens</text:span><text:span text:style-name="T1"> (insan) ile aynı ortamda yan yana bulunmuşlardır. (</text:span><text:span text:style-name="T3">Time</text:span><text:span text:style-name="T1">, Kasım 1996)</text:span></text:p>
      <text:p text:style-name="P12">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6"><text:span text:style-name="T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text:span><text:span text:style-name="T3">Natural History</text:span><text:span text:style-name="T1">, c. 85, 1976, s. 30.)</text:span></text:p>
      <text:p text:style-name="P10"><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3">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6"><text:span text:style-name="T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text:span><text:span text:style-name="T3">Beyond The Ivory Tower</text:span><text:span text:style-name="T1">, New York: Toplinger Publications, 1970, s. 19.)</text:span></text:p>
      <text:p text:style-name="P12">İşte insanın evrimi masalı da, teorilerine körü körüne inanan birtakım insanların buldukları bazı fosilleri ön yargılı bir biçimde yorumlamalarından ibarettir.</text:p>
      <text:p text:style-name="P12"/>
      <text:h text:style-name="P46" text:outline-level="2">Darwin Formülü!</text:h>
      <text:p text:style-name="P12">Şimdiye kadar ele aldığımız tüm teknik delillerin yanında, isterseniz evrimcilerin nasıl saçma bir inanışa sahip olduklarını bir de çocukların bile anlayabileceği kadar açık bir örnekle özetleyelim. </text:p>
      <text:p text:style-name="P12"><text:soft-page-break/>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2">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2">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0"><text:span text:style-name="T1">Kısacası, bilinçsiz </text:span><text:span text:style-name="T5">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text:span><text:span text:style-name="T5">Madde, ancak Yüce Allah'ın üstün yaratmasıyla hayat bulur.</text:span></text:p>
      <text:p text:style-name="P12">Bunun aksini iddia eden evrim teorisi ise, akla tamamen aykırı bir safsatadır. Evrimcilerin ortaya attığı iddialar üzerinde biraz bile düşünmek, üstteki örnekte olduğu gibi, bu gerçeği açıkça gösterir.</text:p>
      <text:p text:style-name="P12"/>
      <text:h text:style-name="P46" text:outline-level="2">Göz ve Kulaktaki Teknoloji</text:h>
      <text:p text:style-name="P12">Evrim teorisinin kesinlikle açıklama getiremeyeceği bir diğer konu ise göz ve kulaktaki üstün algılama kalitesidir.</text:p>
      <text:p text:style-name="P12">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2">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2">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text:soft-page-break/>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2">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2">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2">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2">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2">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2">Şimdiye kadar insanoğlunun yaptığı hiçbir görüntü ve ses cihazı, göz ve kulak kadar hassas ve başarılı birer algılayıcı olamamıştır. Ancak görme ve işitme olayında, tüm bunların ötesinde, çok büyük bir gerçek daha vardır.</text:p>
      <text:p text:style-name="P12"/>
      <text:h text:style-name="P46" text:outline-level="2">Beynin İçinde Gören ve Duyan Şuur Kime Aittir?</text:h>
      <text:p text:style-name="P12">Beynin içinde, ışıl ışıl renkli bir dünyayı seyreden, senfonileri, kuşların cıvıltılarını dinleyen, gülü koklayan kimdir?</text:p>
      <text:p text:style-name="P12"><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2">Beynin içinde göze, kulağa, burna ihtiyaç duymadan tüm bunları algılayan bir şuur bulunmaktadır. Bu şuur kime aittir?</text:p>
      <text:p text:style-name="P12">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2">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2"/>
      <text:h text:style-name="P46" text:outline-level="2">Materyalist Bir İnanç</text:h>
      <text:p text:style-name="P12">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2">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2">Bazen bunu açıkça itiraf da ederler. Harvard Üniversitesi'nden ünlü bir genetikçi ve aynı zamanda önde gelen bir evrimci olan Richard Lewontin, "önce materyalist, sonra bilim adamı" olduğunu şöyle itiraf etmektedir:</text:p>
      <text:p text:style-name="P6"><text:span text:style-name="T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ext:span><text:span text:style-name="T3">"The Demon-Haunted World"</text:span><text:span text:style-name="T1">, The New York Review of Books, 9 Ocak, 1997, s. 28)</text:span></text:p>
      <text:p text:style-name="P12">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text:soft-page-break/>aykırı bir kabuldür. Ama Darwinistler kendilerince Allah'ın apaçık olan varlığını kabul etmemek için, bu akıl ve bilim dışı kabulü cehaletle savunmaya devam etmektedirler. </text:p>
      <text:p text:style-name="P12">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2"/>
      <text:h text:style-name="P46" text:outline-level="2">Evrim Teorisi Dünya Tarihinin En Etkili Büyüsüdür</text:h>
      <text:p text:style-name="P12">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2">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8">Şüphesiz, inkar edenleri uyarsan da, uyarmasan da, onlar için fark etmez; inanmazlar. Allah, onların kalplerini ve kulaklarını mühürlemiştir; gözlerinin üzerinde perdeler vardır. Ve büyük azap onlaradır. (Bakara Suresi, 6-7)</text:p>
      <text:p text:style-name="P38">…<text:span text:style-name="T19"> </text:span>Kalpleri vardır bununla kavrayıp-anlamazlar, gözleri vardır bununla görmezler, kulakları vardır bununla işitmezler. Bunlar hayvanlar gibidir, hatta daha aşağılıktırlar. İşte bunlar gafil olanlardır. (Araf Suresi, 179)</text:p>
      <text:p text:style-name="P12">Allah, Hicr Suresi'nde ise, bu insanların mucizeler görseler bile inanmayacak kadar büyülendiklerini şöyle bildirmektedir:</text:p>
      <text:p text:style-name="P38">Onların üzerlerine gökyüzünden bir kapı açsak, ordan yukarı yükselseler de, mutlaka: "Gözlerimiz döndürüldü, belki biz büyülenmiş bir topluluğuz" diyeceklerdir. (Hicr Suresi, 14-15)</text:p>
      <text:p text:style-name="P12">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text:soft-page-break/>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2">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38">(Musa:) "Siz atın" dedi. (Asalarını) atıverince, insanların gözlerini büyüleyiverdiler, onları dehşete düşürdüler ve (ortaya) büyük bir sihir getirmiş oldular. (Araf Suresi, 116)</text:p>
      <text:p text:style-name="P12">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38">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2">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6"><text:span text:style-name="T5">Ben kendim, evrim teorisinin, özellikle uygulandığı alanlarda, geleceğin tarih kitaplarındaki en büyük espri malzemelerinden biri olacağına ikna oldum.</text:span><text:span text:style-name="T1"> Gelecek kuşak, bu kadar çürük ve belirsiz bir hipotezin inanılmaz bir saflıkla kabul edilmesini hayretle karşılayacaktır. (Malcolm Muggeridge, The End of Christendom, Grand Rapids: Eerdmans, 1980, s. 43)</text:span></text:p>
      <text:p text:style-name="P12">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2"/>
      <text:p text:style-name="P18"/>
      <text:h text:style-name="P41" text:outline-level="1">SÖZLÜK:</text:h>
      <text:p text:style-name="P12"/>
      <text:p text:style-name="P10"/>
      <text:p text:style-name="P10"><text:span text:style-name="T21">Adenin: </text:span>DNA ve RNA'nın yapısına katılan pürin grubundan bir baz çeşidi.</text:p>
      <text:p text:style-name="P10"><text:span text:style-name="T24">Amino asit:</text:span><text:span text:style-name="T23"> Proteinlerin yap</text:span><text:span text:style-name="T26">ı</text:span><text:span text:style-name="T23"> taş</text:span><text:span text:style-name="T26">ı</text:span><text:span text:style-name="T23">. Çok say</text:span><text:span text:style-name="T26">ı</text:span><text:span text:style-name="T23">da amino asit, peptid bağlar</text:span><text:span text:style-name="T26">ı</text:span><text:span text:style-name="T23"> ile bağlanarak proteinleri oluşturur. </text:span></text:p>
      <text:p text:style-name="P10"><text:span text:style-name="T24">Anti-kodon:</text:span><text:span text:style-name="T23"> Transfer RNA ile taş</text:span><text:span text:style-name="T26">ı</text:span><text:span text:style-name="T23">nan amino asite uyumlu, kodondaki bazlar</text:span><text:span text:style-name="T26">ı</text:span><text:span text:style-name="T23">n tamamlay</text:span><text:span text:style-name="T26">ı</text:span><text:span text:style-name="T23">c</text:span><text:span text:style-name="T26">ı</text:span><text:span text:style-name="T23">s</text:span><text:span text:style-name="T26">ı</text:span><text:span text:style-name="T23">. Transfer RNA'daki üçlü baz dizilimi.</text:span></text:p>
      <text:p text:style-name="P10"><text:span text:style-name="T24">Apoptosis:</text:span><text:span text:style-name="T23"> DNA parçalanması oluşturan, programlanmış hücre ölümü.</text:span></text:p>
      <text:p text:style-name="P10"><text:span text:style-name="T24">Asit:</text:span><text:span text:style-name="T23"> Hidrojen iyonu aç</text:span><text:span text:style-name="T26">ı</text:span><text:span text:style-name="T23">ğa ç</text:span><text:span text:style-name="T26">ı</text:span><text:span text:style-name="T23">karan kimyasal madde.</text:span></text:p>
      <text:p text:style-name="P10"><text:span text:style-name="T24">ATP:</text:span><text:span text:style-name="T23"> Besinlerden elde edilen kimyasal enerjinin, mitokondrilerde hücrenin kullanabileceği şekle dönüştürülmesiyle oluşan enerji paketleri. </text:span></text:p>
      <text:p text:style-name="P10"><text:span text:style-name="T24">Baz:</text:span><text:span text:style-name="T23"> DNA'nın kimyasal yapı taşları. Adenin, sitozin, timin ve guanin olarak adlandırılırlar.</text:span></text:p>
      <text:p text:style-name="P10"><text:span text:style-name="T24">Biyoteknoloji:</text:span><text:span text:style-name="T23"> Özellikle DNA ve hücreyle ilgili konularda, kullan</text:span><text:span text:style-name="T26">ı</text:span><text:span text:style-name="T23">lan biyolojik tekniklerin genel adı. </text:span></text:p>
      <text:p text:style-name="P10"><text:span text:style-name="T24">DNA (Deoksiribonükleik asit):</text:span><text:span text:style-name="T23"> Genetik bilgileri içeren ve hücre çekirdeğinde yer alan ikili sarmal şeklindeki molekül.</text:span></text:p>
      <text:p text:style-name="P10"><text:span text:style-name="T24">Ekson:</text:span><text:span text:style-name="T23"> Mesajcı RNA'da bulunan bir gen bölgesi. </text:span></text:p>
      <text:p text:style-name="P10"><text:span text:style-name="T24">Embriyo:</text:span><text:span text:style-name="T23"> Yumurtan</text:span><text:span text:style-name="T26">ı</text:span><text:span text:style-name="T23">n döllenmesinden sonra oluşan canl</text:span><text:span text:style-name="T26">ı</text:span><text:span text:style-name="T23">nın ilk hali.</text:span></text:p>
      <text:p text:style-name="P10"><text:span text:style-name="T24">Enzim: </text:span><text:span text:style-name="T23">Hücre içinde üretilen ve yaşamsal faaliyetleri başlatan, h</text:span><text:span text:style-name="T26">ı</text:span><text:span text:style-name="T23">zland</text:span><text:span text:style-name="T26">ı</text:span><text:span text:style-name="T23">ran proteinler.</text:span></text:p>
      <text:p text:style-name="P10"><text:span text:style-name="T24">Ester bağ: </text:span><text:span text:style-name="T23">DNA molekülündeki şeker ve fosfat gruplar</text:span><text:span text:style-name="T26">ı</text:span><text:span text:style-name="T23">nı birbirlerine bağlayan oldukça kuvvetli bir bağ çeşidi.</text:span></text:p>
      <text:p text:style-name="P10"><text:span text:style-name="T24">Fenotip: </text:span><text:span text:style-name="T23">Çevre koşullar</text:span><text:span text:style-name="T26">ı</text:span><text:span text:style-name="T23">nın etkisi alt</text:span><text:span text:style-name="T26">ı</text:span><text:span text:style-name="T23">nda meydana gelen ve sadece d</text:span><text:span text:style-name="T26">ı</text:span><text:span text:style-name="T23">ş görünüm bak</text:span><text:span text:style-name="T26">ı</text:span><text:span text:style-name="T23">m</text:span><text:span text:style-name="T26">ı</text:span><text:span text:style-name="T23">ndan değişmiş bulunan türler.</text:span></text:p>
      <text:p text:style-name="P10"><text:span text:style-name="T24">Fetus: </text:span><text:span text:style-name="T23">Üçüncü gebelik ay</text:span><text:span text:style-name="T26">ı</text:span><text:span text:style-name="T23"> baş</text:span><text:span text:style-name="T26">ı</text:span><text:span text:style-name="T23">ndan doğuma kadarki devre içinde, ana rahmindeki canl</text:span><text:span text:style-name="T26">ı</text:span><text:span text:style-name="T23">ya verilen isim.</text:span></text:p>
      <text:p text:style-name="P10"><text:span text:style-name="T24">Gen: </text:span><text:span text:style-name="T23">DNA molekülündeki, canlının kal</text:span><text:span text:style-name="T26">ı</text:span><text:span text:style-name="T23">tsal özelliklerinden herhangi birini taş</text:span><text:span text:style-name="T26">ı</text:span><text:span text:style-name="T23">yan parças</text:span><text:span text:style-name="T26">ı</text:span><text:span text:style-name="T23">. </text:span></text:p>
      <text:p text:style-name="P10"><text:span text:style-name="T24">Gen ekspresyonu: </text:span><text:span text:style-name="T23">Kalıtımsal bilgi ile bir proteinin yap</text:span><text:span text:style-name="T26">ı</text:span><text:span text:style-name="T23">s</text:span><text:span text:style-name="T26">ı</text:span><text:span text:style-name="T23">n</text:span><text:span text:style-name="T26">ı</text:span><text:span text:style-name="T23">n ortaya ç</text:span><text:span text:style-name="T26">ı</text:span><text:span text:style-name="T23">karılması. Transkripsiyon ve translasyon olaylar</text:span><text:span text:style-name="T26">ı</text:span><text:span text:style-name="T23">n</text:span><text:span text:style-name="T26">ı</text:span><text:span text:style-name="T23">n toplam</text:span><text:span text:style-name="T26">ı</text:span><text:span text:style-name="T23">. </text:span></text:p>
      <text:p text:style-name="P10"><text:span text:style-name="T24">Gen haritalamas</text:span><text:span text:style-name="T20">ı</text:span><text:span text:style-name="T24">:</text:span><text:span text:style-name="T23"> Bir DNA molekülündeki genlerin konumlar</text:span><text:span text:style-name="T26">ı</text:span><text:span text:style-name="T23">n</text:span><text:span text:style-name="T26">ı</text:span><text:span text:style-name="T23">n belirlenmesi. Bu haritalamada hangi genin bir diğerine göre molekülün neresinde yer ald</text:span><text:span text:style-name="T26">ı</text:span><text:span text:style-name="T23">ğ</text:span><text:span text:style-name="T26">ı</text:span><text:span text:style-name="T23"> ve aralar</text:span><text:span text:style-name="T26">ı</text:span><text:span text:style-name="T23">nda neler bulunduğu belirlenir.</text:span></text:p>
      <text:p text:style-name="P10"><text:span text:style-name="T24">Gen havuzu:</text:span><text:span text:style-name="T23"> Genetik bilimde bir canlı türünün varyasyon sınırları. </text:span></text:p>
      <text:p text:style-name="P10"><text:span text:style-name="T24">Gen regulasyonu:</text:span><text:span text:style-name="T23"> Gen düzenlenmesi. Hücrelerin farklı işlevler edinmesini sağlayan genlerin açılıp kapanma süreci.</text:span></text:p>
      <text:p text:style-name="P10"><text:span text:style-name="T24">Gen tedavisi:</text:span><text:span text:style-name="T23"> Kal</text:span><text:span text:style-name="T26">ı</text:span><text:span text:style-name="T23">tsal bozukluğun düzeltilmesi için sağl</text:span><text:span text:style-name="T26">ı</text:span><text:span text:style-name="T23">kl</text:span><text:span text:style-name="T26">ı</text:span><text:span text:style-name="T23"> DNA'n</text:span><text:span text:style-name="T26">ı</text:span><text:span text:style-name="T23">n, hastal</text:span><text:span text:style-name="T26">ı</text:span><text:span text:style-name="T23">kl</text:span><text:span text:style-name="T26">ı</text:span><text:span text:style-name="T23"> hücrelere doğrudan zerk edilmesi.</text:span></text:p>
      <text:p text:style-name="P10"><text:span text:style-name="T24">Genetik:</text:span><text:span text:style-name="T23"> Kalıtımsal özellikleri inceleyen bilim dal</text:span><text:span text:style-name="T26">ı</text:span><text:span text:style-name="T23">.</text:span></text:p>
      <text:p text:style-name="P10"><text:soft-page-break/><text:span text:style-name="T24">Genetik kod: </text:span><text:span text:style-name="T23">Mesajcı RNA boyunca üçlü gruplar halinde bulunan ve protein sentezi s</text:span><text:span text:style-name="T26">ı</text:span><text:span text:style-name="T23">ras</text:span><text:span text:style-name="T26">ı</text:span><text:span text:style-name="T23">nda üretilen amino asit dizilimlerinin düzenini belirleyen nükleotidler. </text:span></text:p>
      <text:p text:style-name="P10"><text:span text:style-name="T24">Genom:</text:span><text:span text:style-name="T23"> Bir canl</text:span><text:span text:style-name="T26">ı</text:span><text:span text:style-name="T23">n</text:span><text:span text:style-name="T26">ı</text:span><text:span text:style-name="T23">n kromozomlar</text:span><text:span text:style-name="T26">ı</text:span><text:span text:style-name="T23">nda yer alan genetik şifrelerin tamam</text:span><text:span text:style-name="T26">ı</text:span><text:span text:style-name="T23">.</text:span></text:p>
      <text:p text:style-name="P10"><text:span text:style-name="T24">Genom projesi:</text:span><text:span text:style-name="T23"> İnsan</text:span><text:span text:style-name="T26">ı</text:span><text:span text:style-name="T23">n ya da başka canl</text:span><text:span text:style-name="T26">ı</text:span><text:span text:style-name="T23">lar</text:span><text:span text:style-name="T26">ı</text:span><text:span text:style-name="T23">n genetik şifrelerinin dizilimini saptamayı ve bunların haritalandırılmasını hedefleyen araşt</text:span><text:span text:style-name="T26">ı</text:span><text:span text:style-name="T23">rmalar.</text:span></text:p>
      <text:p text:style-name="P10"><text:span text:style-name="T24">Genotip:</text:span><text:span text:style-name="T23"> Bireyin kal</text:span><text:span text:style-name="T26">ı</text:span><text:span text:style-name="T23">t</text:span><text:span text:style-name="T26">ı</text:span><text:span text:style-name="T23">msal özelliklerinin tümü.</text:span></text:p>
      <text:p text:style-name="P10"><text:span text:style-name="T24">Guanin:</text:span><text:span text:style-name="T23"> DNA ve RNA'n</text:span><text:span text:style-name="T26">ı</text:span><text:span text:style-name="T23">n yap</text:span><text:span text:style-name="T26">ı</text:span><text:span text:style-name="T23">s</text:span><text:span text:style-name="T26">ı</text:span><text:span text:style-name="T23">na kat</text:span><text:span text:style-name="T26">ı</text:span><text:span text:style-name="T23">lan bir pürin baz</text:span><text:span text:style-name="T26">ı</text:span><text:span text:style-name="T23">.</text:span></text:p>
      <text:p text:style-name="P10"><text:span text:style-name="T24">Helikaz:</text:span><text:span text:style-name="T23"> DNA'n</text:span><text:span text:style-name="T26">ı</text:span><text:span text:style-name="T23">n kopyalanmas</text:span><text:span text:style-name="T26">ı</text:span><text:span text:style-name="T23"> s</text:span><text:span text:style-name="T26">ı</text:span><text:span text:style-name="T23">ras</text:span><text:span text:style-name="T26">ı</text:span><text:span text:style-name="T23">nda DNA'n</text:span><text:span text:style-name="T26">ı</text:span><text:span text:style-name="T23">n heliks zincirini fermuar gibi açan enzim.</text:span></text:p>
      <text:p text:style-name="P10"><text:span text:style-name="T24">Hidrojen bağ:</text:span><text:span text:style-name="T23"> DNA'da nükleotidleri karşı</text:span>lıklı olarak bağlayan, kolaylıkla ayrılabilen, son derece zay<text:span text:style-name="T33">ı</text:span>f bir bağ çeşidi.</text:p>
      <text:p text:style-name="P10"><text:span text:style-name="T24">Histon:</text:span><text:span text:style-name="T23"> Hücre çekirdeğinde, DNA sarmalının etrafına sarıldığı proteinler.</text:span></text:p>
      <text:p text:style-name="P10"><text:span text:style-name="T24">İntron:</text:span><text:span text:style-name="T23"> Genlerin protein kodlamayan bölümleri.</text:span></text:p>
      <text:p text:style-name="P10"><text:span text:style-name="T24">Katalitik etki:</text:span><text:span text:style-name="T23"> Bir maddenin kimyasal bir tepkimede, hiçbir değişmeye uğramadan tepkimenin olmas</text:span><text:span text:style-name="T26">ı</text:span><text:span text:style-name="T23">n</text:span><text:span text:style-name="T26">ı</text:span><text:span text:style-name="T23"> veya h</text:span><text:span text:style-name="T26">ı</text:span><text:span text:style-name="T23">z</text:span><text:span text:style-name="T26">ı</text:span><text:span text:style-name="T23">n</text:span><text:span text:style-name="T26">ı</text:span><text:span text:style-name="T23">n değişmesini sağlayan etkisi.</text:span></text:p>
      <text:p text:style-name="P10"><text:span text:style-name="T24">Klon:</text:span><text:span text:style-name="T23"> Genetik olarak birbirinin ayn</text:span><text:span text:style-name="T26">ı</text:span><text:span text:style-name="T23"> olan canl</text:span><text:span text:style-name="T26">ı</text:span><text:span text:style-name="T23">lar. </text:span></text:p>
      <text:p text:style-name="P10"><text:span text:style-name="T24">Klonlama: </text:span><text:span text:style-name="T23">Bir canlının aslının aynısının (kopyasının) yapılması. </text:span></text:p>
      <text:p text:style-name="P10"><text:span text:style-name="T24">Kodon:</text:span><text:span text:style-name="T23"> Mesajcı RNA üzerindeki, her biri bir amino aside uyan üçlü baz gruplar</text:span><text:span text:style-name="T26">ı</text:span><text:span text:style-name="T23">.</text:span></text:p>
      <text:p text:style-name="P10"><text:span text:style-name="T24">Kovalent bağ:</text:span><text:span text:style-name="T23"> DNA molekülünün ana omurgas</text:span><text:span text:style-name="T26">ı</text:span><text:span text:style-name="T23">nı oluşturan, karbonları birbirlerine bağlayan s</text:span><text:span text:style-name="T26">ı</text:span><text:span text:style-name="T23">k</text:span><text:span text:style-name="T26">ı</text:span><text:span text:style-name="T23"> bir bağ çeşidi.</text:span></text:p>
      <text:p text:style-name="P10"><text:span text:style-name="T24">Kromatid:</text:span><text:span text:style-name="T23"> Mitoz veya mayoz bölünme sürecinde, birbirine sentromerlerle bağlanm</text:span><text:span text:style-name="T26">ı</text:span><text:span text:style-name="T23">ş olarak duran kromozom çiflerinden her biri.</text:span></text:p>
      <text:p text:style-name="P10"><text:span text:style-name="T24">Kromozom:</text:span><text:span text:style-name="T23"> Hücre çekirdeğinde bulunan ve hücrenin kendi kendisini eksiksiz olarak kopyalamas</text:span><text:span text:style-name="T26">ı</text:span><text:span text:style-name="T23">nı sağlayan tüm bilgileri içeren DNA'lar.</text:span></text:p>
      <text:p text:style-name="P10"><text:span text:style-name="T24">Ligaz:</text:span><text:span text:style-name="T23"> Bir molekülün parçalanmas</text:span><text:span text:style-name="T26">ı</text:span><text:span text:style-name="T23">n</text:span><text:span text:style-name="T26">ı</text:span><text:span text:style-name="T23"> ya da bir grubun molekülden uzaklaşt</text:span><text:span text:style-name="T26">ı</text:span><text:span text:style-name="T23">r</text:span><text:span text:style-name="T26">ı</text:span><text:span text:style-name="T23">lmas</text:span><text:span text:style-name="T26">ı</text:span><text:span text:style-name="T23">n</text:span><text:span text:style-name="T26">ı</text:span><text:span text:style-name="T23"> sağlayan enzimler.</text:span></text:p>
      <text:p text:style-name="P10"><text:span text:style-name="T24">Mayoz:</text:span><text:span text:style-name="T23"> Üreme hücrelerinde görülen bir bölünme şekli. Canl</text:span><text:span text:style-name="T26">ı</text:span><text:span text:style-name="T23">lar</text:span><text:span text:style-name="T26">ı</text:span><text:span text:style-name="T23">n çeşitlenmesine ve farkl</text:span><text:span text:style-name="T26">ı</text:span><text:span text:style-name="T23"> özellikler kazanmas</text:span><text:span text:style-name="T26">ı</text:span><text:span text:style-name="T23">na olanak sağlar.</text:span></text:p>
      <text:p text:style-name="P10"><text:span text:style-name="T24">Mesajcı RNA (mRNA):</text:span><text:span text:style-name="T23"> DNA üzerindeki şifreli genetik bilgiyi, protein sentezi mekanizmasına taşıyan aracı molekül.</text:span></text:p>
      <text:p text:style-name="P10"><text:span text:style-name="T24">Mikron (m ):</text:span><text:span text:style-name="T23"> Milimetrenin binde biri (1m = 1/1000 mm).</text:span></text:p>
      <text:p text:style-name="P10"><text:span text:style-name="T24">Mitokondri:</text:span><text:span text:style-name="T23"> Hücrenin enerji santrali. </text:span></text:p>
      <text:p text:style-name="P10"><text:span text:style-name="T24">Mitoz:</text:span><text:span text:style-name="T23"> Bir hücreden ayn</text:span><text:span text:style-name="T26">ı</text:span><text:span text:style-name="T23"> özellikte iki yeni hücre oluşmasını sağlayan bölünme şekli. Büyüme ve gelişme s</text:span><text:span text:style-name="T26">ı</text:span><text:span text:style-name="T23">ras</text:span><text:span text:style-name="T26">ı</text:span><text:span text:style-name="T23">nda vücut hücrelerinin çoğalmasını sağlar. </text:span></text:p>
      <text:p text:style-name="P10"><text:span text:style-name="T24">Molekül:</text:span><text:span text:style-name="T23"> İki veya daha fazla atomdan oluşan yapı.</text:span></text:p>
      <text:p text:style-name="P10"><text:span text:style-name="T24">Monomer:</text:span><text:span text:style-name="T23"> Bir kimyasal molekülde, yap</text:span><text:span text:style-name="T26">ı</text:span><text:span text:style-name="T23">n</text:span><text:span text:style-name="T26">ı</text:span><text:span text:style-name="T23">n hep tekrarlanarak kendini göstermesi.</text:span></text:p>
      <text:p text:style-name="P10"><text:soft-page-break/><text:span text:style-name="T24">Morfogenez: </text:span><text:span text:style-name="T23">Proteini üretilen hücrenin farkl</text:span><text:span text:style-name="T26">ı</text:span><text:span text:style-name="T23">laşmas</text:span><text:span text:style-name="T26">ı</text:span><text:span text:style-name="T23">.</text:span></text:p>
      <text:p text:style-name="P10"><text:span text:style-name="T24">Mutant: </text:span><text:span text:style-name="T23">DNA's</text:span><text:span text:style-name="T26">ı</text:span><text:span text:style-name="T23">nda değişiklik (mutasyon) meydana gelmiş olan canl</text:span><text:span text:style-name="T26">ı</text:span><text:span text:style-name="T23">.</text:span></text:p>
      <text:p text:style-name="P10"><text:span text:style-name="T24">Mutasyon:</text:span><text:span text:style-name="T23"> Genetik bilgiyi taş</text:span><text:span text:style-name="T26">ı</text:span><text:span text:style-name="T23">yan DNA molekülünde, radyasyon veya kimyasal etkiler sonucunda meydana gelen kopmalar ve yer değiştirmeler. DNA'y</text:span><text:span text:style-name="T26">ı</text:span><text:span text:style-name="T23"> oluşturan nükleotidleri tahrip ederek ya da yerlerini değiştirerek, canlılarda kalıcı hasarlara sebep olurlar.</text:span></text:p>
      <text:p text:style-name="P10"><text:span text:style-name="T24">Nükleaz:</text:span><text:span text:style-name="T23"> Nükleik asitleri parçalara bölen, kesen enzim grubunun genel adı.</text:span></text:p>
      <text:p text:style-name="P10"><text:span text:style-name="T24">Nükleik asit:</text:span><text:span text:style-name="T23"> Hücre çekirdeğinde bulunan, nükleotidlerin birleşiminden oluşan kompleks yapıdaki bileşikler. </text:span></text:p>
      <text:p text:style-name="P10"><text:span text:style-name="T24">Nükleotid:</text:span><text:span text:style-name="T23"> Nükleik asitlerin (DNA, RNA) temel yap</text:span><text:span text:style-name="T26">ı</text:span><text:span text:style-name="T23"> birimleri. İki şeker, bir pürin ve bir pürimidin baz</text:span><text:span text:style-name="T26">ı</text:span><text:span text:style-name="T23">ndan oluşan tek bir DNA dizisi.</text:span></text:p>
      <text:p text:style-name="P10"><text:span text:style-name="T24">Nükleozit:</text:span><text:span text:style-name="T23"> Nükleotidin fosfat bağlanmamış hali. </text:span></text:p>
      <text:p text:style-name="P10"><text:span text:style-name="T24">Nükleozom:</text:span><text:span text:style-name="T23"> Kromozomdaki DNA şeridinin histon proteinleri etrafında paketlenmiş hali.</text:span></text:p>
      <text:p text:style-name="P10"><text:span text:style-name="T24">Nükleus: </text:span><text:span text:style-name="T23">Hücredeki genetik malzemeyi içeren k</text:span><text:span text:style-name="T26">ı</text:span><text:span text:style-name="T23">s</text:span><text:span text:style-name="T26">ı</text:span><text:span text:style-name="T23">m, çekirdek.</text:span></text:p>
      <text:p text:style-name="P10"><text:span text:style-name="T24">Organel:</text:span><text:span text:style-name="T23"> Hücre içinde belirli bir görevi yapmak üzere özelleşmiş ve zarla çevrili yap</text:span><text:span text:style-name="T26">ı</text:span><text:span text:style-name="T23">lar. Çekirdek, mitokondri, kloroplastlar gibi.</text:span></text:p>
      <text:p text:style-name="P10"><text:span text:style-name="T24">Otozom:</text:span><text:span text:style-name="T23"> Cinsiyetin belirlenmesiyle ilgisi olmayan kromozom.</text:span></text:p>
      <text:p text:style-name="P10"><text:span text:style-name="T24">Ökaryot hücre: </text:span><text:span text:style-name="T23">Zarla çevrili organelleri ve çekirdeği olan hücre. Ökaryot hücreler bitki ve hayvanlar</text:span><text:span text:style-name="T26">ı</text:span><text:span text:style-name="T23"> meydana getirir.</text:span></text:p>
      <text:p text:style-name="P10"><text:span text:style-name="T24">pH:</text:span><text:span text:style-name="T23"> Bir s</text:span><text:span text:style-name="T26">ı</text:span><text:span text:style-name="T23">v</text:span><text:span text:style-name="T26">ı</text:span><text:span text:style-name="T23">n</text:span><text:span text:style-name="T26">ı</text:span><text:span text:style-name="T23">n asit veya bazl</text:span><text:span text:style-name="T26">ı</text:span><text:span text:style-name="T23">k derecesini </text:span>gösteren değer.</text:p>
      <text:p text:style-name="P10"><text:span text:style-name="T24">Pirimidin:</text:span><text:span text:style-name="T23"> DNA ve RNA sentezinde gerekli bazı bazların (sitozin, timin, urasil) ana unsurunu oluşturan organik bir bileşik.</text:span></text:p>
      <text:p text:style-name="P10"><text:span text:style-name="T24">Polimer:</text:span><text:span text:style-name="T23"> Farklı moleküllerden oluşmuş kimyasal yap</text:span><text:span text:style-name="T26">ı</text:span><text:span text:style-name="T23">.</text:span></text:p>
      <text:p text:style-name="P10"><text:span text:style-name="T24">Polimeraz:</text:span><text:span text:style-name="T23"> DNA ya da RNA molekülünün oluşmasını kolaylaştıran, hızlandıran enzim.</text:span></text:p>
      <text:p text:style-name="P10"><text:span text:style-name="T24">Polipeptid:</text:span><text:span text:style-name="T23"> Protein molekülünün yap</text:span><text:span text:style-name="T26">ı</text:span><text:span text:style-name="T23">s</text:span><text:span text:style-name="T26">ı</text:span><text:span text:style-name="T23">nda bulunan amino asit zincirlerinin bir parças</text:span><text:span text:style-name="T26">ı</text:span><text:span text:style-name="T23">.</text:span></text:p>
      <text:p text:style-name="P10"><text:span text:style-name="T24">Prebiyotik dönem:</text:span><text:span text:style-name="T23"> Canlılardan evvelki dönem. Yaşam öncesi.</text:span></text:p>
      <text:p text:style-name="P10"><text:span text:style-name="T24">Prokaryot hücre:</text:span><text:span text:style-name="T23"> Zarla çevrilmiş özel organelleri ve çekirdeği olmayan hücreler. Bakteriler ve algleri içine alan monera alemindeki canl</text:span><text:span text:style-name="T26">ı</text:span><text:span text:style-name="T23">lar.</text:span></text:p>
      <text:p text:style-name="P10"><text:span text:style-name="T24">Protein:</text:span><text:span text:style-name="T23"> Yap</text:span><text:span text:style-name="T26">ı</text:span><text:span text:style-name="T23">s</text:span><text:span text:style-name="T26">ı</text:span><text:span text:style-name="T23">nda karbon, hidrojen, oksijen ve azot gibi elementleri bulunduran temel moleküller. Amino asitlerin peptid bağlar</text:span><text:span text:style-name="T26">ı</text:span><text:span text:style-name="T23">yla birleşmesinden oluşan, hücrelerin, dokular</text:span><text:span text:style-name="T26">ı</text:span><text:span text:style-name="T23">n ve organlar</text:span><text:span text:style-name="T26">ı</text:span><text:span text:style-name="T23">n oluşmas</text:span><text:span text:style-name="T26">ı</text:span><text:span text:style-name="T23">nı sağlayan yapıtaşları. </text:span></text:p>
      <text:p text:style-name="P10"><text:span text:style-name="T24">Pürin:</text:span><text:span text:style-name="T23"> Kompleks yapıda azotlu bileşik.</text:span></text:p>
      <text:p text:style-name="P10"><text:span text:style-name="T24">Rekombinant DNA: </text:span><text:span text:style-name="T23">Farkl</text:span><text:span text:style-name="T26">ı</text:span><text:span text:style-name="T23"> canlılardan elde edilen DNA moleküllerinin birleşmesinden oluşan yap</text:span><text:span text:style-name="T26">ı</text:span><text:span text:style-name="T23">. </text:span></text:p>
      <text:p text:style-name="P10"><text:span text:style-name="T24">Rekombinasyon:</text:span><text:span text:style-name="T23"> Mevcut genlerin yeni genotipleri oluşturacak şekilde biraraya gelmesi.</text:span></text:p>
      <text:p text:style-name="P10"><text:span text:style-name="T24">Replikasyon:</text:span><text:span text:style-name="T23"> DNA'n</text:span><text:span text:style-name="T26">ı</text:span><text:span text:style-name="T23">n kendini eşlemesi. DNA molekülündeki genetik bilgilerin sonraki nesillere aktar</text:span><text:span text:style-name="T26">ı</text:span><text:span text:style-name="T23">lmas</text:span><text:span text:style-name="T26">ı</text:span><text:span text:style-name="T23"> için kopyasının oluşturulması.</text:span></text:p>
      <text:p text:style-name="P10"><text:soft-page-break/><text:span text:style-name="T24">Ribozom: </text:span><text:span text:style-name="T23">Hücrede protein sentezinin yap</text:span><text:span text:style-name="T26">ı</text:span><text:span text:style-name="T23">ld</text:span><text:span text:style-name="T26">ı</text:span><text:span text:style-name="T23">ğ</text:span><text:span text:style-name="T26">ı</text:span><text:span text:style-name="T23"> yerler. </text:span></text:p>
      <text:p text:style-name="P10"><text:span text:style-name="T24">Ribozomal RNA (rRNA):</text:span><text:span text:style-name="T23"> Ribozomaların yap</text:span><text:span text:style-name="T26">ı</text:span><text:span text:style-name="T23">s</text:span><text:span text:style-name="T26">ı</text:span><text:span text:style-name="T23">na kat</text:span><text:span text:style-name="T26">ı</text:span><text:span text:style-name="T23">larak protein sentezini hızlandıran molekül.</text:span></text:p>
      <text:p text:style-name="P10"><text:span text:style-name="T24">RNA (Ribonükleik asit):</text:span><text:span text:style-name="T23"> Hücre s</text:span><text:span text:style-name="T26">ı</text:span><text:span text:style-name="T23">v</text:span><text:span text:style-name="T26">ı</text:span><text:span text:style-name="T23">s</text:span><text:span text:style-name="T26">ı</text:span><text:span text:style-name="T23">nda ve çekirdeğinde bulunan, kimyasal yapısı DNA'dan çok az farklı bir molekül. Protein sentezlenmesi başta olmak üzere hücre içi kimyasal faaliyetlerde çok önemli bir rolü vard</text:span><text:span text:style-name="T26">ı</text:span><text:span text:style-name="T23">r. </text:span></text:p>
      <text:p text:style-name="P10"><text:span text:style-name="T24">Sentromer:</text:span><text:span text:style-name="T23"> Kromozomu iki kola ay</text:span><text:span text:style-name="T26">ı</text:span><text:span text:style-name="T23">ran, genlerin yerlerinin belirlenmesinde kolayl</text:span><text:span text:style-name="T26">ı</text:span><text:span text:style-name="T23">k sağlayan bölge.</text:span></text:p>
      <text:p text:style-name="P10"><text:span text:style-name="T24">Sitoplazma: </text:span><text:span text:style-name="T23">Hücre zar</text:span><text:span text:style-name="T26">ı</text:span><text:span text:style-name="T23"> ile çekirdek aras</text:span><text:span text:style-name="T26">ı</text:span><text:span text:style-name="T23">n</text:span><text:span text:style-name="T26">ı</text:span><text:span text:style-name="T23"> dolduran canl</text:span><text:span text:style-name="T26">ı</text:span><text:span text:style-name="T23"> s</text:span><text:span text:style-name="T26">ı</text:span><text:span text:style-name="T23">v</text:span><text:span text:style-name="T26">ı</text:span><text:span text:style-name="T23">. İçerisinde organel denilen çeşitli görevleri üstlenmiş ve özelleşmiş yap</text:span><text:span text:style-name="T26">ı</text:span><text:span text:style-name="T23">lar bulunmaktad</text:span><text:span text:style-name="T26">ı</text:span><text:span text:style-name="T23">r.</text:span></text:p>
      <text:p text:style-name="P10"><text:span text:style-name="T24">Sitozin:</text:span><text:span text:style-name="T23"> DNA ve RNA'nın yap</text:span><text:span text:style-name="T26">ı</text:span><text:span text:style-name="T23">s</text:span><text:span text:style-name="T26">ı</text:span><text:span text:style-name="T23">nda bulunan, guaninle eşleşen bir baz çeşidi.</text:span></text:p>
      <text:p text:style-name="P10"><text:span text:style-name="T24">Spliceosome:</text:span><text:span text:style-name="T23"> Mesajcı RNA'daki protein kodlamayan kısımları aradan kesip çıkaran enzim.</text:span></text:p>
      <text:p text:style-name="P10"><text:span text:style-name="T24">Timin:</text:span><text:span text:style-name="T23"> DNA'nın yap</text:span><text:span text:style-name="T26">ı</text:span><text:span text:style-name="T23">s</text:span><text:span text:style-name="T26">ı</text:span><text:span text:style-name="T23">na kat</text:span><text:span text:style-name="T26">ı</text:span><text:span text:style-name="T23">lan, fakat RNA'nın yap</text:span><text:span text:style-name="T26">ı</text:span><text:span text:style-name="T23">s</text:span><text:span text:style-name="T26">ı</text:span><text:span text:style-name="T23">na kat</text:span><text:span text:style-name="T26">ı</text:span><text:span text:style-name="T23">lmayan bir primidin baz</text:span><text:span text:style-name="T26">ı</text:span><text:span text:style-name="T23">.</text:span></text:p>
      <text:p text:style-name="P10"><text:span text:style-name="T24">Topoizomeraz:</text:span><text:span text:style-name="T23"> DNA sarmalının bir şeridini ayırarak DNA'nın çözülmesini ve gevşemesini sağlayan enzim.</text:span></text:p>
      <text:p text:style-name="P10"><text:span text:style-name="T24">Transfer RNA (tRNA): </text:span><text:span text:style-name="T23">Taş</text:span><text:span text:style-name="T26">ı</text:span><text:span text:style-name="T23">y</text:span><text:span text:style-name="T26">ı</text:span><text:span text:style-name="T23">c</text:span><text:span text:style-name="T26">ı</text:span><text:span text:style-name="T23"> RNA (tRNA) da denilen, protein sentezi s</text:span><text:span text:style-name="T26">ı</text:span><text:span text:style-name="T23">ras</text:span><text:span text:style-name="T26">ı</text:span><text:span text:style-name="T23">nda ribozoma amino asitleri taş</text:span><text:span text:style-name="T26">ı</text:span><text:span text:style-name="T23">makla yükümlü molekül.</text:span></text:p>
      <text:p text:style-name="P10"><text:span text:style-name="T24">Transkripsiyon:</text:span><text:span text:style-name="T23"> RNA sentezi. DNA şeridindeki genetik bilginin, mesajcı RNA'ya aktar</text:span><text:span text:style-name="T26">ı</text:span><text:span text:style-name="T23">m</text:span><text:span text:style-name="T26">ı</text:span><text:span text:style-name="T23">. </text:span></text:p>
      <text:p text:style-name="P10"><text:span text:style-name="T24">Translasyon:</text:span><text:span text:style-name="T23"> RNA'ya kopyalanmış genetik bilgilerin okunarak protein molekülü haline çevrilmesi. </text:span></text:p>
      <text:p text:style-name="P10"><text:span text:style-name="T24">Urasil: </text:span><text:span text:style-name="T23">Yanl</text:span><text:span text:style-name="T26">ı</text:span><text:span text:style-name="T23">zca RNA'nın kimyasal yap</text:span><text:span text:style-name="T26">ı</text:span><text:span text:style-name="T23">s</text:span><text:span text:style-name="T26">ı</text:span><text:span text:style-name="T23">na kat</text:span><text:span text:style-name="T26">ı</text:span><text:span text:style-name="T23">lan baz.</text:span></text:p>
      <text:p text:style-name="P10"><text:span text:style-name="T24">Varyasyon: </text:span><text:span text:style-name="T23">Çeşitlenme. Esas tür tipine göre belirli karakterlerde görülen farkl</text:span><text:span text:style-name="T26">ı</text:span><text:span text:style-name="T23">l</text:span><text:span text:style-name="T26">ı</text:span><text:span text:style-name="T23">klar.</text:span></text:p>
      <text:p text:style-name="P10"><text:span text:style-name="T24">Zigot:</text:span><text:span text:style-name="T23"> Döllenmiş yumurta hücresi.</text:span></text:p>
      <text:p text:style-name="P24"/>
      <text:p text:style-name="P24"/>
      <text:h text:style-name="P42" text:outline-level="1">NOTLAR:</text:h>
      <text:p text:style-name="P24"/>
      <text:p text:style-name="P10"/>
      <text:p text:style-name="P12">1. http://www.simpletoremember.com/vitals/einstein.htm</text:p>
      <text:p text:style-name="P10"><text:span text:style-name="T1">2. Francis Crick, </text:span><text:span text:style-name="T3">Life Itself: Its Origin and Nature</text:span><text:span text:style-name="T1">, Simon &amp; Schuster, New York, 1982, s. 88.</text:span></text:p>
      <text:p text:style-name="P10"><text:span text:style-name="T1">3. Richard Dawkins, </text:span><text:span text:style-name="T3">The Blind Watchmaker</text:span><text:span text:style-name="T1">, W. W. Norton &amp; Co. New York, 1996, ss. 2-3, 115-116.</text:span></text:p>
      <text:p text:style-name="P12">4. http://en.wikipedia.org/wiki/Compact_disc</text:p>
      <text:p text:style-name="P10"><text:span text:style-name="T1">5. William A. Dembski, James M. Kushiner, </text:span><text:span text:style-name="T3">Signs of Intelligence</text:span><text:span text:style-name="T1">, Brazoss Press, ABD, 2001, ss. 103-104; [Bölüm 8: Stephen C. Meyer, Word Games: DNA, Design and Intelligence].</text:span></text:p>
      <text:p text:style-name="P10"><text:span text:style-name="T1">6. Phillip E. Johnson, </text:span><text:span text:style-name="T3">Defeating Darwinism By Opening Minds</text:span><text:span text:style-name="T1">, InterVarsity Press, Illionis, 1997, s. 81.</text:span></text:p>
      <text:p text:style-name="P10"><text:span text:style-name="T1">7. Gerald L. Schroeder, </text:span><text:span text:style-name="T3">Tanrı'nın Saklı Yüzü</text:span><text:span text:style-name="T1">, çev. Ahmet Ergenç, Gelenek Yayınları, İstanbul, 2003, ss. 58-59.</text:span></text:p>
      <text:p text:style-name="P12">8. Carl Sagan, "Life" in Encyclopedia Britannica: Macropaedia, 1974, ss. 893-894. </text:p>
      <text:p text:style-name="P10"><text:span text:style-name="T1">9. David S. Goodsell, </text:span><text:span text:style-name="T3">The Machinery of Life</text:span><text:span text:style-name="T1">, Springer-Verlag, New York Inc., 1993, s. 45.</text:span></text:p>
      <text:p text:style-name="P10"><text:span text:style-name="T1">10. Werner Gitt, </text:span><text:span text:style-name="T3">In the Beginning was Information</text:span><text:span text:style-name="T1">, 3. baskı, Almanya, 2001, s. 236.</text:span></text:p>
      <text:p text:style-name="P10"><text:span text:style-name="T1">11. Howard Peth, </text:span><text:span text:style-name="T3">Blind Faith: Evolution Exposed</text:span><text:span text:style-name="T1">, Amazing Facts Inc., ABD, 1990, s. 77.</text:span></text:p>
      <text:p text:style-name="P10"><text:span text:style-name="T1">12. Werner Gitt, </text:span><text:span text:style-name="T3">The Wonder of Man</text:span><text:span text:style-name="T1">, Christliche Literatur-Verbreitung e.V., Almanya, 1999, s. 76.</text:span></text:p>
      <text:p text:style-name="P10"><text:span text:style-name="T1">13. Phillip E. Johnson, </text:span><text:span text:style-name="T3">Defeating Darwinism by Opening Minds</text:span><text:span text:style-name="T1">, InterVarsity Press, Illionis, 1997, s. 73.</text:span></text:p>
      <text:p text:style-name="P10"><text:span text:style-name="T1">14. Walter L. Starkey, </text:span><text:span text:style-name="T3">The Cambrian Explosion</text:span><text:span text:style-name="T1">, WLS Publishing, Ohio, 1999, s. 155. </text:span></text:p>
      <text:p text:style-name="P10"><text:span text:style-name="T1">15. Michael J. Denton, </text:span><text:span text:style-name="T3">Nature's Destiny</text:span><text:span text:style-name="T1">, Free Press, New York, 1998, s. 149.</text:span></text:p>
      <text:p text:style-name="P10"><text:span text:style-name="T1">16. Walter L. Starkey, </text:span><text:span text:style-name="T3">The Cambrian Explosion</text:span><text:span text:style-name="T1">, WLS Publishing, Ohio, 1999, s. 41. </text:span></text:p>
      <text:p text:style-name="P10"><text:span text:style-name="T1">17. Lee M. Spetner, </text:span><text:span text:style-name="T3">Not By Chance, Shattering The Modern Theory of Evolution</text:span><text:span text:style-name="T1">, The Judaica Press Inc., 1997, s. 213.</text:span></text:p>
      <text:p text:style-name="P10"><text:span text:style-name="T1">18. </text:span><text:span text:style-name="T3">The Incredible Machine</text:span><text:span text:style-name="T1">, National Geographic Society, Washington DC., 1986, s. 43.</text:span></text:p>
      <text:p text:style-name="P10"><text:span text:style-name="T1">19. Walter L. Starkey, </text:span><text:span text:style-name="T3">The Cambrian Explosion</text:span><text:span text:style-name="T1">, WLS Publishing, Ohio, 1999, s. 41. </text:span></text:p>
      <text:p text:style-name="P10"><text:span text:style-name="T1">20. Walter L. Starkey, </text:span><text:span text:style-name="T3">The Cambrian Explosion</text:span><text:span text:style-name="T1">, WLS Publishing, Ohio, 1999, s. 41. </text:span></text:p>
      <text:p text:style-name="P10"><text:span text:style-name="T1">21. Richard Milton, </text:span><text:span text:style-name="T3">Son Tartışmalar Işığında Darwinizm'in Mitleri</text:span><text:span text:style-name="T1">, Gelenek Yayıncılık, Eylül 2003, çev: İbrahim Kapaklıkaya, s. 208.</text:span></text:p>
      <text:p text:style-name="P10"><text:span text:style-name="T1">22. David S. Goodsell, </text:span><text:span text:style-name="T3">Our Molecular Nature</text:span><text:span text:style-name="T1">, Springer-Verlag, New York, 1996, s. 39.</text:span></text:p>
      <text:p text:style-name="P10"><text:span text:style-name="T1">23. David S. Goodsell, </text:span><text:span text:style-name="T3">Our Molecular Nature</text:span><text:span text:style-name="T1">, Springer-Verlag, New York, 1996, s. 15.</text:span></text:p>
      <text:p text:style-name="P10"><text:span text:style-name="T1">24. Gerald L. Schroeder, </text:span><text:span text:style-name="T3">Tanrı'nın Saklı Yüzü</text:span><text:span text:style-name="T1">, çev. Ahmet Ergenç, Gelenek Yayınları, İstanbul, 2003, s. 188.</text:span></text:p>
      <text:p text:style-name="P10"><text:span text:style-name="T1">25. </text:span><text:span text:style-name="T3">The Incredible Machine</text:span><text:span text:style-name="T1">, National Geographic Society, Washington DC., 1986, s. 15.</text:span></text:p>
      <text:p text:style-name="P10"><text:soft-page-break/><text:span text:style-name="T1">26. James D. Watson, </text:span><text:span text:style-name="T3">İkili Sarmal: DNA Yapı Çözümünün Öyküsü</text:span><text:span text:style-name="T1"> (The Double Helix), çev. Alev Serin, TÜBİTAK Popüler Bilim Kitapları, Ankara, 1997, 10. baskı, s. 36.</text:span></text:p>
      <text:p text:style-name="P10"><text:span text:style-name="T1">27. Michael J. Denton, </text:span><text:span text:style-name="T3">Nature's Destiny</text:span><text:span text:style-name="T1">, Free Press, New York, 1998, s. 152.</text:span></text:p>
      <text:p text:style-name="P10"><text:span text:style-name="T1">28. Daniel C. Dennett, </text:span><text:span text:style-name="T3">Darwin's Dangerous Idea</text:span><text:span text:style-name="T1">, Touchstone, New York, 1996, ss. 112-113.</text:span></text:p>
      <text:p text:style-name="P10"><text:span text:style-name="T1">29. Werner Gitt, </text:span><text:span text:style-name="T3">In the Beginning was Information</text:span><text:span text:style-name="T1">, 3. baskı, Almanya, 2001, s. 90. </text:span></text:p>
      <text:p text:style-name="P12">30. http://genetikbilimi.com/genbilim/dnanedir.html </text:p>
      <text:p text:style-name="P10"><text:span text:style-name="T1">31. </text:span><text:span text:style-name="T3">The Incredible Machine</text:span><text:span text:style-name="T1">, National Geographic Society, Washington DC., 1986, s. 43.</text:span></text:p>
      <text:p text:style-name="P10"><text:span text:style-name="T1">32. Werner Gitt, </text:span><text:span text:style-name="T3">In the Beginning was Information</text:span><text:span text:style-name="T1">, 3. baskı, Almanya, 2001, s. 95.</text:span></text:p>
      <text:p text:style-name="P12">33. http://library.thinkquest.org/20465/DNAstruct.html</text:p>
      <text:p text:style-name="P10"><text:span text:style-name="T1">34. Michael J. Denton, </text:span><text:span text:style-name="T3">Nature's Destiny</text:span><text:span text:style-name="T1">, Free Press, New York, 1998, ss. 151-152.</text:span></text:p>
      <text:p text:style-name="P10"><text:span text:style-name="T1">35. Michael J. Denton, </text:span><text:span text:style-name="T3">Nature's Destiny</text:span><text:span text:style-name="T1">, Free Press, New York, 1998, s. 153.</text:span></text:p>
      <text:p text:style-name="P10"><text:span text:style-name="T1">36. Michael J. Denton, </text:span><text:span text:style-name="T3">Nature's Destiny</text:span><text:span text:style-name="T1">, Free Press, New York, 1998, s. 406.</text:span></text:p>
      <text:p text:style-name="P10"><text:span text:style-name="T1">37. Michael J. Denton, </text:span><text:span text:style-name="T3">Nature's Destiny</text:span><text:span text:style-name="T1">, Free Press, New York, 1998, s. 406.</text:span></text:p>
      <text:p text:style-name="P10"><text:span text:style-name="T1">38. John Whitfield, "Physicists Plunder Life's Tool Chest", </text:span><text:span text:style-name="T3">Nature</text:span><text:span text:style-name="T1">, 24 Nisan 2003.</text:span></text:p>
      <text:p text:style-name="P10"><text:span text:style-name="T1">39. Carl Wieland, "The Marvellous 'Message Molecule'", </text:span><text:span text:style-name="T3">Creation</text:span><text:span text:style-name="T1">, Eylül 1995, cilt. 17, no. 4, ss. 10–13; [</text:span><text:span text:style-name="T3">New Scientist</text:span><text:span text:style-name="T1">, 26 Kasım 1994, s. 17.]</text:span></text:p>
      <text:p text:style-name="P10"><text:span text:style-name="T1">40. Werner Gitt, </text:span><text:span text:style-name="T3">The Wonder of Man</text:span><text:span text:style-name="T1">, Christliche Literatur-Verbreitung e.V., Almanya, 1999, s. 75.</text:span></text:p>
      <text:p text:style-name="P10"><text:span text:style-name="T1">41. Michael Denton, </text:span><text:span text:style-name="T3">Evolution: A Theory in Crisis</text:span><text:span text:style-name="T1">, Burnett Books, London, 1985, s. 334; [G. G. Simpson, "The History of Life", </text:span><text:span text:style-name="T3">Evolution of Life</text:span><text:span text:style-name="T1">, University of Chicago Press, Chicago, 1960, s. 135.]</text:span></text:p>
      <text:p text:style-name="P10"><text:span text:style-name="T1">42. John Whitfield, "Physicists Plunder Life's Tool Chest", </text:span><text:span text:style-name="T3">Nature</text:span><text:span text:style-name="T1">, 24 Nisan 2003. </text:span></text:p>
      <text:p text:style-name="P10"><text:span text:style-name="T1">43. Michael Pitman, </text:span><text:span text:style-name="T3">Adam and Evolution</text:span><text:span text:style-name="T1">, River Publishing, London, 1984, ss. 26-27.</text:span></text:p>
      <text:p text:style-name="P12">44. http://www.ntvmsnbc.com/news/13800.asp</text:p>
      <text:p text:style-name="P12">45. Dr. Jerry Bergman, “Divine Engineering: Unraveling DNA's Design”, Koinonia House Online; http://www.khouse.org/articles/technical/19971201-143.html</text:p>
      <text:p text:style-name="P10"><text:span text:style-name="T1">46. Michael J. Denton, </text:span><text:span text:style-name="T3">Nature's Destiny</text:span><text:span text:style-name="T1">, Free Press, New York, 1998, ss. 212-213.</text:span></text:p>
      <text:p text:style-name="P10"><text:span text:style-name="T1">47. Michael J. Denton, </text:span><text:span text:style-name="T3">Nature's Destiny</text:span><text:span text:style-name="T1">, Free Press, New York, 1998, s. 154.</text:span></text:p>
      <text:p text:style-name="P10"><text:span text:style-name="T1">48. Michael J. Denton, </text:span><text:span text:style-name="T3">Nature's Destiny</text:span><text:span text:style-name="T1">, Free Press, New York, 1998, s. 154.</text:span></text:p>
      <text:p text:style-name="P10"><text:span text:style-name="T1">49. Francis S. Collins, "Faith and the Human Genome Project", </text:span><text:span text:style-name="T3">Perspectives on Science and Christian Faith</text:span><text:span text:style-name="T1">, cilt. 55, no. 3, Eylül 2003, ss. 145-146.</text:span></text:p>
      <text:p text:style-name="P10"><text:span text:style-name="T1">50. Michael J. Denton, </text:span><text:span text:style-name="T3">Nature's Destiny</text:span><text:span text:style-name="T1">, Free Press, New York, 1998, s. 381.</text:span></text:p>
      <text:p text:style-name="P10"><text:span text:style-name="T1">51. Michael J. Denton, </text:span><text:span text:style-name="T3">Nature's Destiny</text:span><text:span text:style-name="T1">, Free Press, New York, 1998, s. 154.</text:span></text:p>
      <text:p text:style-name="P10"><text:span text:style-name="T1">52. Werner Gitt, </text:span><text:span text:style-name="T3">The Wonder of Man</text:span><text:span text:style-name="T1">, Christliche Literatur-Verbreitung e.V., Almanya, 1999, s. 75.</text:span></text:p>
      <text:p text:style-name="P10"><text:span text:style-name="T1">53. Billl Gates, </text:span><text:span text:style-name="T3">The Road Ahead</text:span><text:span text:style-name="T1">, Penguin, London, 1996, s. 188. </text:span></text:p>
      <text:p text:style-name="P10"><text:soft-page-break/><text:span text:style-name="T1">54. Daniel C. Dennett, </text:span><text:span text:style-name="T3">Darwin's Dangerous Idea</text:span><text:span text:style-name="T1">, Touchstone, New York, 1996, s. 151.</text:span></text:p>
      <text:p text:style-name="P10"><text:span text:style-name="T1">55. David S. Goodsell, </text:span><text:span text:style-name="T3">The Machinery of Life</text:span><text:span text:style-name="T1">, Springer-Verlag, New York Inc., 1993, s. 14.</text:span></text:p>
      <text:p text:style-name="P10"><text:span text:style-name="T1">56. Werner Gitt, </text:span><text:span text:style-name="T3">The Wonder of Man</text:span><text:span text:style-name="T1">, Christliche Literatur-Verbreitung e.V., Almanya, 1999, s. 75.</text:span></text:p>
      <text:p text:style-name="P10"><text:span text:style-name="T1">57. Werner Gitt, </text:span><text:span text:style-name="T3">The Wonder of Man</text:span><text:span text:style-name="T1">, Christliche Literatur-Verbreitung e.V., Almanya, 1999, s. 75.</text:span></text:p>
      <text:p text:style-name="P10"><text:span text:style-name="T1">58. Werner Gitt, </text:span><text:span text:style-name="T3">The Wonder of Man</text:span><text:span text:style-name="T1">, Christliche Literatur-Verbreitung e.V., Almanya, 1999, s. 75.</text:span></text:p>
      <text:p text:style-name="P10"><text:span text:style-name="T1">59. Werner Gitt, </text:span><text:span text:style-name="T3">The Wonder of Man</text:span><text:span text:style-name="T1">, Christliche Literatur-Verbreitung e.V., Almanya, 1999, s. 75.</text:span></text:p>
      <text:p text:style-name="P10"><text:span text:style-name="T1">60. Carl Wieland, "The Marvellous 'Message Molecule'", </text:span><text:span text:style-name="T3">Creation</text:span><text:span text:style-name="T1">, Eylül 1995, cilt 17, no. 4, ss. 10–13.</text:span></text:p>
      <text:p text:style-name="P12">61. http://www.ntvmsnbc.com/news/13800.asp</text:p>
      <text:p text:style-name="P12">62. Lee Spetner, Not By Chance, Shattering the Modern Theory of Evolution, The Judaica Press Inc., 1997, s. 30.</text:p>
      <text:p text:style-name="P10"><text:span text:style-name="T1">63. Carl Wieland, "The Marvellous 'Message Molecule'", </text:span><text:span text:style-name="T3">Creation</text:span><text:span text:style-name="T1">, Eylül 1995, cilt 17, no. 4, ss. 10–13; [Jérôme Lejeune, </text:span><text:span text:style-name="T3">Anthropotes</text:span><text:span text:style-name="T1"> (Revista di studi sulfa persona e la famiglia), Istituto Giovanni Paolo 11, Rome, 1989, ss. 269-270.]</text:span></text:p>
      <text:p text:style-name="P10"><text:span text:style-name="T1">64. Werner Gitt, </text:span><text:span text:style-name="T3">The Wonder of Man</text:span><text:span text:style-name="T1">, Christliche Literatur-Verbreitung e.V., Almanya, 1999, s. 75.</text:span></text:p>
      <text:p text:style-name="P10"><text:span text:style-name="T1">65. Tom Abate, "Human Genome Map Has Scientists Talking About the Divine Surprisingly Low Number of Genes Raises Big Questions", </text:span><text:span text:style-name="T3">San Francisco Chronicle</text:span><text:span text:style-name="T1">, 19 Şubat 2001.</text:span></text:p>
      <text:p text:style-name="P10"><text:span text:style-name="T1">66. David S. Goodsell, </text:span><text:span text:style-name="T3">Our Molecular Nature</text:span><text:span text:style-name="T1">, Springer-Verlag, New York, 1996, s. 36.</text:span></text:p>
      <text:p text:style-name="P10"><text:span text:style-name="T1">67. Denyse O'Leary, </text:span><text:span text:style-name="T3">By Design or By Chance?</text:span><text:span text:style-name="T1">, Castle Ovay Books, Kanada, 2004, s. 173.</text:span></text:p>
      <text:p text:style-name="P10"><text:span text:style-name="T1">68. A. E. Wilder-Smith, </text:span><text:span text:style-name="T3">The Natural Sciences: Know Nothing of Evolution</text:span><text:span text:style-name="T1">, T. W. F. T. Publishers, ABD, ss. 78-79.</text:span></text:p>
      <text:p text:style-name="P10"><text:span text:style-name="T1">69. Richard Milton, </text:span><text:span text:style-name="T3">Shattering the Myths of Darwinism</text:span><text:span text:style-name="T1">, Park Street Press Rochester, ABD, 1992, s. 170.</text:span></text:p>
      <text:p text:style-name="P10"><text:span text:style-name="T1">70. M. Eden, "Inadequacies of Neo-Darwinian Evolution as a Scientific Theory," </text:span><text:span text:style-name="T3">Mathematical Challenges to the Neo-Darwinian Interpretation of Evolution</text:span><text:span text:style-name="T1">, Wistar Institute Press, Philadelphia, 1967, s. 11.</text:span></text:p>
      <text:p text:style-name="P10"><text:span text:style-name="T1">71. A. E. Wilder-Smith, </text:span><text:span text:style-name="T3">The Natural Sciences: Know Nothing of Evolution</text:span><text:span text:style-name="T1">, T. W. F. T. Publishers, ABD, s. 97.</text:span></text:p>
      <text:p text:style-name="P10"><text:span text:style-name="T1">72. Denyse O'Leary, </text:span><text:span text:style-name="T3">By Design or By Chance?</text:span><text:span text:style-name="T1">, Castle Ovay Books, Kanada, 2004, s. 55.</text:span></text:p>
      <text:p text:style-name="P10"><text:span text:style-name="T1">73. Gerald L. Schroeder, </text:span><text:span text:style-name="T3">Tanrı'nın Saklı Yüzü</text:span><text:span text:style-name="T1">, çev. Ahmet Ergenç, Gelenek Yayınları, İstanbul, 2003, s. 187.</text:span></text:p>
      <text:p text:style-name="P10"><text:span text:style-name="T1">74. Michael J. Denton, </text:span><text:span text:style-name="T3">Nature's Destiny</text:span><text:span text:style-name="T1">, Free Press, New York, 1998, s. 172.</text:span></text:p>
      <text:p text:style-name="P10"><text:span text:style-name="T1">75. Gerald L. Schroeder, </text:span><text:span text:style-name="T3">Tanrı'nın Saklı Yüzü</text:span><text:span text:style-name="T1">, çev. Ahmet Ergenç, Gelenek Yayınları, İstanbul, 2003, s. 187.</text:span></text:p>
      <text:p text:style-name="P10"><text:span text:style-name="T1">76. Gerald L. Schroeder, </text:span><text:span text:style-name="T3">Tanrı'nın Saklı Yüzü</text:span><text:span text:style-name="T1">, çev. Ahmet Ergenç, Gelenek Yayınları, İstanbul, 2003, s. 214.</text:span></text:p>
      <text:p text:style-name="P10"><text:span text:style-name="T1">77. Albert L. Lehninger, David L. Nelson, Michael M. Cox, </text:span><text:span text:style-name="T3">Principles of Biochemistry</text:span><text:span text:style-name="T1">, 2. baskı, Worth Publishers, 1993, New York, s. 892.</text:span></text:p>
      <text:p text:style-name="P10"><text:span text:style-name="T1">78. David S. Goodsell, </text:span><text:span text:style-name="T3">The Machinery of Life</text:span><text:span text:style-name="T1">, Springer-Verlag, New York Inc., 1993, s. 45.</text:span></text:p>
      <text:p text:style-name="P10"><text:span text:style-name="T1">79. Albert L. Lehninger, David L. Nelson, Michael M. Cox, </text:span><text:span text:style-name="T3">Principles of Biochemistry</text:span><text:span text:style-name="T1">, 2. baskı, Worth Publishers, 1993, New York, s. 892.</text:span></text:p>
      <text:p text:style-name="P10"><text:soft-page-break/><text:span text:style-name="T1">80. David S. Goodsell, </text:span><text:span text:style-name="T3">The Machinery of Life</text:span><text:span text:style-name="T1">, Springer-Verlag, New York Inc., 1993, s. 17.</text:span></text:p>
      <text:p text:style-name="P10"><text:span text:style-name="T1">81. Michael J. Denton, </text:span><text:span text:style-name="T3">Nature's Destiny</text:span><text:span text:style-name="T1">, Free Press, New York, 1998, s. 158.</text:span></text:p>
      <text:p text:style-name="P10"><text:span text:style-name="T1">82. Michael J. Denton, </text:span><text:span text:style-name="T3">Nature's Destiny</text:span><text:span text:style-name="T1">, Free Press, New York, 1998, s. 157.</text:span></text:p>
      <text:p text:style-name="P10"><text:span text:style-name="T1">83. Michael J. Denton, </text:span><text:span text:style-name="T3">Nature's Destiny</text:span><text:span text:style-name="T1">, Free Press, New York, 1998, s. 157.</text:span></text:p>
      <text:p text:style-name="P10"><text:span text:style-name="T1">84. Michael J. Denton, </text:span><text:span text:style-name="T3">Nature's Destiny</text:span><text:span text:style-name="T1">, Free Press, New York, 1998, s. 159.</text:span></text:p>
      <text:p text:style-name="P10"><text:span text:style-name="T1">85. Gerald L. Schroeder, </text:span><text:span text:style-name="T3">Tanrı'nın Saklı Yüzü</text:span><text:span text:style-name="T1">, çev. Ahmet Ergenç, Gelenek Yayınları, İstanbul, 2003, s. 73.</text:span></text:p>
      <text:p text:style-name="P10"><text:span text:style-name="T1">86. Michael J. Denton, </text:span><text:span text:style-name="T3">Nature's Destiny</text:span><text:span text:style-name="T1">, Free Press, New York, 1998, s. 417.</text:span></text:p>
      <text:p text:style-name="P10"><text:span text:style-name="T1">87. Carly P. Haskings, "Advances and Challenges in Science", </text:span><text:span text:style-name="T3">American Scientist</text:span><text:span text:style-name="T1">, cilt 59, 1971, s. 298.</text:span></text:p>
      <text:p text:style-name="P10"><text:span text:style-name="T1">88. L. R. Croft, </text:span><text:span text:style-name="T3">How Life Began</text:span><text:span text:style-name="T1">, Evangelical Press, İngiltere, 1988, s. 37.</text:span></text:p>
      <text:p text:style-name="P10"><text:span text:style-name="T1">89. Werner Gitt, </text:span><text:span text:style-name="T3">In the Beginning was Information</text:span><text:span text:style-name="T1">, 3. baskı, Almanya, 2001, s. 90.</text:span></text:p>
      <text:p text:style-name="P12">90. http://users.rcn.com/jkimball.ma.ultranet/BiologyPages/D/DNAReplication.html</text:p>
      <text:p text:style-name="P10"><text:span text:style-name="T1">91. Lee M. Spetner, </text:span><text:span text:style-name="T3">Not By Chance, Shattering The Modern Theory of Evolution</text:span><text:span text:style-name="T1">, The Judaica Press Inc., 1997, ss. 38-39.</text:span></text:p>
      <text:p text:style-name="P10"><text:span text:style-name="T1">92. Gerald L. Schroeder, </text:span><text:span text:style-name="T3">The Hidden Face of God</text:span><text:span text:style-name="T1">, The Free Press, New York, 2001, s. 206.</text:span></text:p>
      <text:p text:style-name="P12">93. http://en.wikipedia.org/wiki/Enzyme</text:p>
      <text:p text:style-name="P10"><text:span text:style-name="T1">94. David S. Goodsell, </text:span><text:span text:style-name="T3">Our Molecular Nature</text:span><text:span text:style-name="T1">, Springer-Verlag, New York, 1996, ss. 40-41.</text:span></text:p>
      <text:p text:style-name="P10"><text:span text:style-name="T1">95. David S. Goodsell, </text:span><text:span text:style-name="T3">Our Molecular Nature</text:span><text:span text:style-name="T1">, Springer-Verlag, New York, 1996, s. 42.</text:span></text:p>
      <text:p text:style-name="P10"><text:span text:style-name="T1">96. David S. Goodsell, </text:span><text:span text:style-name="T3">Our Molecular Nature</text:span><text:span text:style-name="T1">, Springer-Verlag, New York, 1996, ss. 39-40.</text:span></text:p>
      <text:p text:style-name="P12">97. http://users.rcn.com/jkimball.ma.ultranet/BiologyPages/D/DNArepair.html</text:p>
      <text:p text:style-name="P10"><text:span text:style-name="T1">98. Fred Hoyle, Chandra Wickramasinghe, </text:span><text:span text:style-name="T3">Evolution from Space</text:span><text:span text:style-name="T1">, Simon &amp; Schuster, New York, 1984, s. 148.</text:span></text:p>
      <text:p text:style-name="P10"><text:span text:style-name="T1">99. Phillip E. Johnson, </text:span><text:span text:style-name="T3">Evrim Duruşması</text:span><text:span text:style-name="T1">, Gelenek Yayıncılık, İstanbul, Aralık 2003, çev: Orhan Düz, s. 111.</text:span></text:p>
      <text:p text:style-name="P10"><text:span text:style-name="T1">100. Gerald L. Schroeder, </text:span><text:span text:style-name="T3">The Hidden Face of God</text:span><text:span text:style-name="T1">, Free Press, New York, 2001, ss. 79-80.</text:span></text:p>
      <text:p text:style-name="P10"><text:span text:style-name="T1">101. A. E. Wilder-Smith, </text:span><text:span text:style-name="T3">The Natural Sciences: Know Nothing of Evolution</text:span><text:span text:style-name="T1">, T. W. F. T. Publishers, ABD, s. 82.</text:span></text:p>
      <text:p text:style-name="P10"><text:span text:style-name="T1">102. Gerald L. Schroeder, </text:span><text:span text:style-name="T3">Tanrı'nın Saklı Yüzü</text:span><text:span text:style-name="T1">, çev. Ahmet Ergenç, Gelenek Yayınları, İstanbul, 2003, s. 59.</text:span></text:p>
      <text:p text:style-name="P10"><text:span text:style-name="T1">103. David S. Goodsell, </text:span><text:span text:style-name="T3">Our Molecular Nature</text:span><text:span text:style-name="T1">, Springer-Verlag, New York, 1996, s. 37.</text:span></text:p>
      <text:p text:style-name="P10"><text:span text:style-name="T1">104. Geraldine Lux Flanagan, </text:span><text:span text:style-name="T3">Beginning Life</text:span><text:span text:style-name="T1">, Dorling Kindersley, Londra, 1996, s. 42.</text:span></text:p>
      <text:p text:style-name="P10"><text:span text:style-name="T1">105. Gerald L. Schroeder, </text:span><text:span text:style-name="T3">Tanrı'nın Saklı Yüzü</text:span><text:span text:style-name="T1">, çev. Ahmet Ergenç, Gelenek Yayınları, İstanbul, 2003, s. 118.</text:span></text:p>
      <text:p text:style-name="P10"><text:span text:style-name="T1">106. Gerald L. Schroeder, </text:span><text:span text:style-name="T3">Tanrı'nın Saklı Yüzü</text:span><text:span text:style-name="T1">, çev. Ahmet Ergenç, Gelenek Yayınları, İstanbul, 2003, s. 118.</text:span></text:p>
      <text:p text:style-name="P10"><text:span text:style-name="T1">107. Gerald L. Schroeder, </text:span><text:span text:style-name="T3">Tanrı'nın Saklı Yüzü</text:span><text:span text:style-name="T1">, çev. Ahmet Ergenç, Gelenek Yayınları, İstanbul, 2003, s. 118.</text:span></text:p>
      <text:p text:style-name="P10"><text:span text:style-name="T1">108. Nicholas Wade, "How Cells Unwind Tangled Skein of Life", </text:span><text:span text:style-name="T3">The New York Times</text:span><text:span text:style-name="T1">, October 21, 1997, Tuesday, s. F1.</text:span></text:p>
      <text:p text:style-name="P10"><text:span text:style-name="T1">109. Geraldine Lux Flanagan, </text:span><text:span text:style-name="T3">Beginning Life</text:span><text:span text:style-name="T1">, Dorling Kindersley, Londra, 1996, s. 43.</text:span></text:p>
      <text:p text:style-name="P10"><text:soft-page-break/><text:span text:style-name="T1">110. Lee M. Spetner, </text:span><text:span text:style-name="T3">Not By Chance, Shattering The Modern Theory of Evolution</text:span><text:span text:style-name="T1">, The Judaica Press Inc., 1997, s. 234.</text:span></text:p>
      <text:p text:style-name="P10"><text:span text:style-name="T1">111. Ali Demirsoy, </text:span><text:span text:style-name="T3">Kalıtım ve Evrim</text:span><text:span text:style-name="T1">, Meteksan Yayınları, Ankara, 1984, s.158.</text:span></text:p>
      <text:p text:style-name="P10"><text:span text:style-name="T1">112. </text:span><text:span text:style-name="T3">The Incredible Machine</text:span><text:span text:style-name="T1">, National Geographic Society, s. 29.</text:span></text:p>
      <text:p text:style-name="P10"><text:span text:style-name="T1">113. Lee M. Spetner, </text:span><text:span text:style-name="T3">Not By Chance, Shattering The Modern Theory of Evolution</text:span><text:span text:style-name="T1">, The Judaica Press Inc., 1997, ss. 233-234.</text:span></text:p>
      <text:p text:style-name="P10"><text:span text:style-name="T1">114. </text:span><text:span text:style-name="T3">The Incredible Machine</text:span><text:span text:style-name="T1">, National Geographic Society, s. 15.</text:span></text:p>
      <text:p text:style-name="P10"><text:span text:style-name="T1">115. Gerald L. Schroeder, </text:span><text:span text:style-name="T3">Tanrı'nın Saklı Yüzü</text:span><text:span text:style-name="T1">, çev. Ahmet Ergenç, Gelenek Yayınları, İstanbul, 2003, s. 79.</text:span></text:p>
      <text:p text:style-name="P10"><text:span text:style-name="T1">116. Lee M. Spetner, </text:span><text:span text:style-name="T3">Not By Chance, Shattering The Modern Theory of Evolution</text:span><text:span text:style-name="T1">, The Judaica Press Inc., 1997, s. 45.</text:span></text:p>
      <text:p text:style-name="P10"><text:span text:style-name="T1">117. Michael Denton, </text:span><text:span text:style-name="T3">Evolution: A Theory in Crisis</text:span><text:span text:style-name="T1">, Adler&amp;Adler, Publishers, Inc. ABD, 1986 s. 149.</text:span></text:p>
      <text:p text:style-name="P12">118. http://www.genome.gov/11006943</text:p>
      <text:p text:style-name="P10"><text:span text:style-name="T1">119. W.-H. Li, D. Graur, </text:span><text:span text:style-name="T3">Fundamentals of Molecular Evolution</text:span><text:span text:style-name="T1">, Sinauer Associates, Inc., Sunderland, 1991, s. 209.</text:span></text:p>
      <text:p text:style-name="P10"><text:span text:style-name="T1">120. Lee Spetner, </text:span><text:span text:style-name="T3">Not By Chance, Shattering the Modern Theory of Evolution</text:span><text:span text:style-name="T1">, The Judaica Press Inc., 1997, s. 28. </text:span></text:p>
      <text:p text:style-name="P10"><text:span text:style-name="T1">121. Francis S. Collins, "Faith and the Human Genome Project", </text:span><text:span text:style-name="T3">Perspectives on Science and Christian Faith</text:span><text:span text:style-name="T1">, cilt. 55, no. 3, Eylül 2003, s. 146.; http://www.asa3.org/ASA/PSCF/2003/PSCF9-03Collins.pdf</text:span></text:p>
      <text:p text:style-name="P10"><text:span text:style-name="T1">122. Karen Hopkin, "The Greatest Apes", </text:span><text:span text:style-name="T3">New Scientist</text:span><text:span text:style-name="T1">, 15 May 1999, no. 2186, s. 26.</text:span></text:p>
      <text:p text:style-name="P10"><text:span text:style-name="T1">123. </text:span><text:span text:style-name="T3">New Scientist</text:span><text:span text:style-name="T1">, cilt 103, 16 Ağustos 1984, s. 19.</text:span></text:p>
      <text:p text:style-name="P12">124. http://en.wikipedia.org/wiki/List_of_number_of_chromosomes_of_various_organisms</text:p>
      <text:p text:style-name="P12">125. http://lists.ibiblio.org/pipermail/monkeywire/2002-September/000250.html "Human, Chimps More Different Than thought", The Associated Press, 24 Eylül 2002.</text:p>
      <text:p text:style-name="P10"><text:span text:style-name="T1">126. Andy Coghlan, "Human-chimp DNA Difference Trebled", </text:span><text:span text:style-name="T3">New Scientist</text:span><text:span text:style-name="T1">, 23 Eylül 2002; http://www.newscientist.com/news/news.jsp?id=ns99992833</text:span></text:p>
      <text:p text:style-name="P10"><text:span text:style-name="T1">127. J. C. Venter, et. al., "The Sequence of the Human Genome," </text:span><text:span text:style-name="T3">Science</text:span><text:span text:style-name="T1">, cilt 291, 2001, ss. 1304-1351.</text:span></text:p>
      <text:p text:style-name="P10"><text:span text:style-name="T1">128. Wayne Jackson, "Mapping the Human Genome: Does It Prove Evolution?", </text:span><text:span text:style-name="T3">Christian Courier</text:span><text:span text:style-name="T1">, 1 Nisan 2001; http://www.christiancourier.com/feature/april2001.htm</text:span></text:p>
      <text:p text:style-name="P10"><text:span text:style-name="T1">129. Francis S. Collins, "Faith and the Human Genome Project", </text:span><text:span text:style-name="T3">Perspectives on Science and Christian Faith</text:span><text:span text:style-name="T1">, cilt. 55, no. 3, Eylül 2003, s. 142.; http://www.asa3.org/ASA/PSCF/2003/PSCF9-03Collins.pdf</text:span></text:p>
      <text:p text:style-name="P10"><text:span text:style-name="T1">130. William D. Stansfield, </text:span><text:span text:style-name="T3">The Science of Evolution</text:span><text:span text:style-name="T1">, Macmillan, New York, 1983, 8. baskı, ss. 10-11. </text:span></text:p>
      <text:p text:style-name="P10"><text:span text:style-name="T1">131. Michael Denton, </text:span><text:span text:style-name="T3">Nature's Destiny</text:span><text:span text:style-name="T1">, Free Press, 1998, s. 321.</text:span></text:p>
      <text:p text:style-name="P10"><text:span text:style-name="T1">132. </text:span><text:span text:style-name="T3">Encyclopædia Britannica</text:span><text:span text:style-name="T1">, "Modern Materialism"</text:span></text:p>
      <text:p text:style-name="P12">133. Hubert Yockey, "Information in Bits and Bytes", BioEssays, 1995, cilt 17, s. 85.</text:p>
      <text:p text:style-name="P10"><text:soft-page-break/><text:span text:style-name="T1">134. Dean L. Overman, </text:span><text:span text:style-name="T3">A Case Against Accident and Self-Organization</text:span><text:span text:style-name="T1">, Rowman &amp; Littlefield Publishers, 1997, s. 37.</text:span></text:p>
      <text:p text:style-name="P10"><text:span text:style-name="T1">135. Phillip E. Johnson, </text:span><text:span text:style-name="T3">Defeating Darwinism by Opening Minds</text:span><text:span text:style-name="T1">, InterVarsity Press, Illionis, 1997, s. 75.</text:span></text:p>
      <text:p text:style-name="P10"><text:span text:style-name="T1">136. Werner Gitt, </text:span><text:span text:style-name="T3">In the Beginning was Information</text:span><text:span text:style-name="T1">, 3. baskı, Almanya, 2001, s. 88.</text:span></text:p>
      <text:p text:style-name="P10"><text:span text:style-name="T1">137. Phillip E. Johnson, </text:span><text:span text:style-name="T3">Evrim Duruşması</text:span><text:span text:style-name="T1">, Gelenek Yayıncılık, İstanbul, Aralık 2003, çev: Orhan Düz, ss. 33-34.</text:span></text:p>
      <text:p text:style-name="P12">138. Paul Davies, The Fifth Miracle: The Search for the Origin and Meaning of Life, Simon &amp; Schuster, 1999, <text:s/>s. 60.</text:p>
      <text:p text:style-name="P10"><text:span text:style-name="T1">139. Michael Polanyi, "Life Transcending Physics and Chemistry", </text:span><text:span text:style-name="T3">Chemical &amp; Engineering News</text:span><text:span text:style-name="T1">, cilt 45, no. 35, 21 Ağustos 1967, s. 56.</text:span></text:p>
      <text:p text:style-name="P10"><text:span text:style-name="T1">140. Jacob D. Bekenstein, "Information in the Holographic Universe", </text:span><text:span text:style-name="T3">Scientific American</text:span><text:span text:style-name="T1">, 14 Temmuz 2003, s. 59.</text:span></text:p>
      <text:p text:style-name="P10"><text:span text:style-name="T1">141. Pierre P. Grassé, </text:span><text:span text:style-name="T3">The Evolution of Living Organisms</text:span><text:span text:style-name="T1">, 1977, s. 2.</text:span></text:p>
      <text:p text:style-name="P10"><text:span text:style-name="T1">142. Werner Gitt, </text:span><text:span text:style-name="T3">In the Beginning was Information</text:span><text:span text:style-name="T1">, 3. baskı, Almanya, 2001, ss. 47, 107. </text:span></text:p>
      <text:p text:style-name="P10"><text:span text:style-name="T1">143. Werner Gitt, </text:span><text:span text:style-name="T3">In the Beginning was Information</text:span><text:span text:style-name="T1">, 3. baskı, Almanya, 2001, s. 97.</text:span></text:p>
      <text:p text:style-name="P10"><text:span text:style-name="T1">144. George C. Williams, </text:span><text:span text:style-name="T3">The Third Culture: Beyond the Scientific Revolution</text:span><text:span text:style-name="T1">, Simon &amp; Schuster, New York, 1995. ss. 42-43.</text:span></text:p>
      <text:p text:style-name="P12">145. http://www.eurekalert.org/pub_releases/2002-05/uomh-pop051002.php</text:p>
      <text:p text:style-name="P10"><text:span text:style-name="T1">146. Denyse O'Leary, </text:span><text:span text:style-name="T3">By Design or By Chance?</text:span><text:span text:style-name="T1">, Castle Ovay Books, Kanada, 2004, s. 235.</text:span></text:p>
      <text:p text:style-name="P10"><text:span text:style-name="T1">147. Denyse O'Leary, </text:span><text:span text:style-name="T3">By Design or By Chance?</text:span><text:span text:style-name="T1">, Castle Ovay Books, Kanada, 2004, s. 235.</text:span></text:p>
      <text:p text:style-name="P10"><text:span text:style-name="T1">148. S. R. Scadding, "Do Vestigial Organs Provide Evidence for Evolution?", </text:span><text:span text:style-name="T3">Evolutionary Theory</text:span><text:span text:style-name="T1">, cilt 5, Mayıs 1981, s. 175.</text:span></text:p>
      <text:p text:style-name="P10"><text:span text:style-name="T1">149. Elizabeth Pennisi, "Does Nonsense DNA Speak Its Own Dialect?", </text:span><text:span text:style-name="T3">Science News</text:span><text:span text:style-name="T1">, cilt 164 , 10 Aralık 1994. </text:span></text:p>
      <text:p text:style-name="P10"><text:span text:style-name="T1">150. Michael J. Denton, </text:span><text:span text:style-name="T3">Nature's Destiny</text:span><text:span text:style-name="T1">, Free Press, New York, 1998, s. 290; ["Mining Treasures form Junk DNA",</text:span><text:span text:style-name="T3"> Science</text:span><text:span text:style-name="T1">, 4 Şubat 1994; "Hints of a Language in Junk DNA", </text:span><text:span text:style-name="T3">Science</text:span><text:span text:style-name="T1">, 25 Kasım 1994].</text:span></text:p>
      <text:p text:style-name="P10"><text:span text:style-name="T1">151. Gretchen Vogel, " Objection #2: Why Sequence the Junk?", </text:span><text:span text:style-name="T3">Science</text:span><text:span text:style-name="T1">, cilt 291, no. 5507,16 Şubat 2001, s. 1184. </text:span></text:p>
      <text:p text:style-name="P10"><text:span text:style-name="T1">152. Ernst Mayr, </text:span><text:span text:style-name="T3">This is Biology, The Science of the Living World</text:span><text:span text:style-name="T1">, The Belknap Press of Harvard University Press, 7. baskı, ABD, 1999, s. 105.</text:span></text:p>
      <text:p text:style-name="P10"><text:span text:style-name="T1">153. W. Wayt Gibbs, "The Unseen Genome," </text:span><text:span text:style-name="T3">Scientific American</text:span><text:span text:style-name="T1">, Kasım 2003, s. 53.</text:span></text:p>
      <text:p text:style-name="P10"><text:span text:style-name="T1">154. W. Wayt Gibbs, "The Unseen Genome," </text:span><text:span text:style-name="T3">Scientific American</text:span><text:span text:style-name="T1">, Kasım 2003, ss. 49-50.</text:span></text:p>
      <text:p text:style-name="P10"><text:span text:style-name="T1">155. "The Word: Junk DNA", </text:span><text:span text:style-name="T3">New Scientist</text:span><text:span text:style-name="T1">, 19 Kasım 2005.</text:span></text:p>
      <text:p text:style-name="P10"><text:span text:style-name="T1">156. Francis S. Collins, "Faith and the Human Genome Project", Perspectives on Science and </text:span><text:span text:style-name="T3">Christian Faith</text:span><text:span text:style-name="T1">, cilt 55, no. 3, Eylül 2003, s. 147.</text:span></text:p>
      <text:p text:style-name="P10"><text:soft-page-break/><text:span text:style-name="T1">157. Wojciech Makalowski, "Not Junk After All", </text:span><text:span text:style-name="T3">Science</text:span><text:span text:style-name="T1">, 23 Mayıs 2003, cilt 300, no. 5623, ss. 1246-1247.</text:span></text:p>
      <text:p text:style-name="P12">158. Paul Nelson, "The Junk Dealer Ain't Selling That No More", 1997; http://www.arn.org/docs/odesign/od182/ls182.htm#anchor569108</text:p>
      <text:p text:style-name="P12">159. Helen Pearson, "'Junk' DNA reveals vital role: Inscrutable genetic sequences seem indispensable", 7 Mayıs 2004; http://www.bioedonline.org/news/news.cfm?art=956</text:p>
      <text:p text:style-name="P12">160. Helen Pearson, "'Junk' DNA reveals vital role: Inscrutable genetic sequences seem indispensable", 7 Mayıs 2004; http://www.bioedonline.org/news/news.cfm?art=956</text:p>
      <text:p text:style-name="P10"><text:span text:style-name="T1">161. Henry Gee, "Statistical Cloud over African Eden", </text:span><text:span text:style-name="T3">Nature</text:span><text:span text:style-name="T1">, 13 Şubat 1992, cilt 355, s. 583.</text:span></text:p>
      <text:p text:style-name="P10"><text:span text:style-name="T1">162. Marcia Barinaga, "'African Eve' Backers Beat a Retreat", </text:span><text:span text:style-name="T3">Science</text:span><text:span text:style-name="T1">, 7 Şubat 1992, cilt 255, s. 687.</text:span></text:p>
      <text:p text:style-name="P10"><text:span text:style-name="T1">163. S. Blair Hedges, Sudhir Kumar, Koichiro Tamura, Mark Stoneking, "Human Origins and Analysis of Mitochondrial DNA Sequences", </text:span><text:span text:style-name="T3">Science</text:span><text:span text:style-name="T1">, 7 Şubat 1992, cilt 255, ss. 737-739. </text:span></text:p>
      <text:p text:style-name="P10"><text:span text:style-name="T1">164. Danny Penman, "Mitochondria Can Be Inherited From Both Parents", </text:span><text:span text:style-name="T3">New Scientist</text:span><text:span text:style-name="T1">, 23 Ağustos 2002; http://www.newscientist.com/news/news.jsp?id=ns99992716</text:span></text:p>
      <text:p text:style-name="P12">165. Eleanor Lawrence, "Fathers Can Be Influential Too", 18 Mart 1999: http://www.nature.com/nsu/990318/990318-5.html</text:p>
      <text:p text:style-name="P10"><text:span text:style-name="T1">166. P.M. Forster, "To Err is Human", </text:span><text:span text:style-name="T3">Annals of Human Genetics</text:span><text:span text:style-name="T1">, Ocak 2003, cilt 67, no. 1. ss. 2-4.</text:span></text:p>
      <text:p text:style-name="P10"><text:span text:style-name="T1">167. Carina Dennis, "Error Reports Threaten to Unravel Databases of Mitochondrial DNA", </text:span><text:span text:style-name="T3">Nature</text:span><text:span text:style-name="T1">, 20 Şubat <text:s/>2003, cilt. 421, ss. 773-774.</text:span></text:p>
      <text:p text:style-name="P10"><text:span text:style-name="T1">168. Phillip E. Johnson, </text:span><text:span text:style-name="T3">Defeating Darwinism by Opening Minds</text:span><text:span text:style-name="T1">, InterVarsity Press, Illionis, 1997, s. 69.</text:span></text:p>
      <text:p text:style-name="P10"><text:span text:style-name="T1">169. Phillip E. Johnson, </text:span><text:span text:style-name="T3">Defeating Darwinism by Opening Minds</text:span><text:span text:style-name="T1">, InterVarsity Press, Illionis, 1997, ss. 69-70.</text:span></text:p>
      <text:p text:style-name="P12">170. http://www.arn.org/docs/odesign/od171/ls171.htm</text:p>
      <text:p text:style-name="P10"><text:span text:style-name="T1">171. Richard Lewontin, "Billions and Billions of Demons", review of "The Demon-Haunted World: Science as a Candle in the Dark" by Carl Sagan, </text:span><text:span text:style-name="T3">New York Review</text:span><text:span text:style-name="T1">, 9 Ocak 1997, ss. 28-32. </text:span></text:p>
      <text:p text:style-name="P10"><text:span text:style-name="T1">172. Richard Dawkins, </text:span><text:span text:style-name="T3">The Extended Phenotype</text:span><text:span text:style-name="T1">, W. W. Norton, New York, s. 1.</text:span></text:p>
      <text:p text:style-name="P10"><text:span text:style-name="T1">173. Gerald L. Schroeder, </text:span><text:span text:style-name="T3">Tanrı'nın Saklı Yüzü</text:span><text:span text:style-name="T1">, çev. Ahmet Ergenç, Gelenek Yayınları, İstanbul, 2003, ss. 80-81.</text:span></text:p>
      <text:p text:style-name="P10"><text:span text:style-name="T1">174. Pierre-Paul de Grasse, </text:span><text:span text:style-name="T3">Evolution of Living Organisms</text:span><text:span text:style-name="T1">, 1977, s. 8. </text:span></text:p>
      <text:p text:style-name="P10"><text:span text:style-name="T1">175. L. R. Croft, </text:span><text:span text:style-name="T3">How Life Began</text:span><text:span text:style-name="T1">, Evangelical Press, İngiltere, 1988, s. 34.</text:span></text:p>
      <text:p text:style-name="P10"><text:span text:style-name="T1">176. Leslie E. Orgel, “Darwinism at the Very Beginning of Life”, </text:span><text:span text:style-name="T3">New Scientist</text:span><text:span text:style-name="T1">, cilt 94, 15 Nisan 1982, s. 151.</text:span></text:p>
      <text:p text:style-name="P10"><text:span text:style-name="T1">177. Gerald L. Schroeder, </text:span><text:span text:style-name="T3">Tanrı'nın Saklı Yüzü</text:span><text:span text:style-name="T1">, çev. Ahmet Ergenç, Gelenek Yayınları, İstanbul, 2003, s. 189.</text:span></text:p>
      <text:p text:style-name="P10"><text:span text:style-name="T1">178. Jon Cohen, "Getting All turned Around Over the Origins of Life on Earth", </text:span><text:span text:style-name="T3">Science</text:span><text:span text:style-name="T1">, cilt 267, 3 Mart 1995, s. 1265. </text:span></text:p>
      <text:p text:style-name="P10"><text:span text:style-name="T1">179. Klaus Dose, "The Origin of Life: More Questions Than Answers”, </text:span><text:span text:style-name="T3">InterDisciplinary Science Reviews</text:span><text:span text:style-name="T1">, cilt 13, no. 4, 1988, s. 348.</text:span></text:p>
      <text:p text:style-name="P10"><text:span text:style-name="T1">180. John Maddox, "The Genesis Code by Numbers", </text:span><text:span text:style-name="T3">Nature</text:span><text:span text:style-name="T1">, cilt 367, 13 Ocak 1994, s. 111.</text:span></text:p>
      <text:p text:style-name="P10"><text:soft-page-break/><text:span text:style-name="T1">181. Wendell R. Bird, </text:span><text:span text:style-name="T3">The Origin of Species Revisited</text:span><text:span text:style-name="T1">, Nashville, Thomas Nelson Co., 1991, s. 302.</text:span></text:p>
      <text:p text:style-name="P10"><text:span text:style-name="T1">182. Frank B. Salisbury, "Doubts About The Modern Synthetic Theory of Evolution", </text:span><text:span text:style-name="T3">American Biology Teacher</text:span><text:span text:style-name="T1">, cilt 33, Eylül 1971, s. 336.</text:span></text:p>
      <text:p text:style-name="P10"><text:span text:style-name="T1">183. I. L. Cohen, </text:span><text:span text:style-name="T3">Darwin was Wrong</text:span><text:span text:style-name="T1">, 1984, s. 205.</text:span></text:p>
      <text:p text:style-name="P12">184. Paul Auger, De La Physique Théorique à la Biologie, 1970, s. 118.</text:p>
      <text:p text:style-name="P12">185. John W. Oller, “A Theory In Crisis”, Institute for Creation Research, Impact no: 180, Temmuz 1988. </text:p>
      <text:p text:style-name="P10"><text:span text:style-name="T1">186. Michael Denton, </text:span><text:span text:style-name="T3">Evolution: A Theory in Crisis</text:span><text:span text:style-name="T1">, Adler&amp;Adler, Publishers, Inc., ABD, 1986 s. 351.</text:span></text:p>
      <text:p text:style-name="P10"><text:span text:style-name="T1">187. William A. Dembski, James M. Kushiner, </text:span><text:span text:style-name="T3">Signs of Intelligence</text:span><text:span text:style-name="T1">, Brazoss Press, ABD, 2001, s. 109. </text:span></text:p>
      <text:p text:style-name="P10"><text:span text:style-name="T1">188. Michael J. Denton, </text:span><text:span text:style-name="T3">Nature's Destiny</text:span><text:span text:style-name="T1">, Free Press, New York, 1998, s. 293.</text:span></text:p>
      <text:p text:style-name="P10"><text:span text:style-name="T1">189. Werner Gitt, </text:span><text:span text:style-name="T3">In the Beginning was Information</text:span><text:span text:style-name="T1">, 3. baskı, Almanya, 2001, s. 106.</text:span></text:p>
      <text:p text:style-name="P10"><text:span text:style-name="T1">190. Douglas R. Hofstadter, </text:span><text:span text:style-name="T3">Gödel, Escher, Bach: An Eternal Golden Braid</text:span><text:span text:style-name="T1">, Vintage Books, New York, 1980, s. 548.</text:span></text:p>
      <text:p text:style-name="P10"><text:span text:style-name="T1">191. Francisco J. Ayala, Theodosius Dobzhansky, </text:span><text:span text:style-name="T3">The Philosophy of Biology: Reduction and Related Problems</text:span><text:span text:style-name="T1">, University of California Press, Berkeley, CA, 1974, ss. <text:s/>259-284.</text:span></text:p>
      <text:p text:style-name="P10"><text:span text:style-name="T1">192. Green, David E., Robert F. Goldberger, </text:span><text:span text:style-name="T3">Molecular Insights into the Living Process</text:span><text:span text:style-name="T1">, Academic Press, New York, 1967, s. 403.</text:span></text:p>
      <text:p text:style-name="P10"><text:span text:style-name="T1">193. Frank B. Salisbury, "Doubts about the Modern Synthetic Theory of Evolution," </text:span><text:span text:style-name="T3">American Biology Teacher</text:span><text:span text:style-name="T1">, cilt 73, Eylül 1971, s. 336.</text:span></text:p>
      <text:p text:style-name="P10"><text:span text:style-name="T1">194. John Horgan, "In the Beginning", </text:span><text:span text:style-name="T3">Scientific American</text:span><text:span text:style-name="T1">, cilt 264, Şubat 1991, s. 119.</text:span></text:p>
      <text:p text:style-name="P10"><text:span text:style-name="T1">195. Michael J. Denton, </text:span><text:span text:style-name="T3">Nature's Destiny</text:span><text:span text:style-name="T1">, Free Press, New York, 1998, s. 293.</text:span></text:p>
      <text:p text:style-name="P10"><text:span text:style-name="T1">196. Andrew Scott, "Update on Genesis", </text:span><text:span text:style-name="T3">New Scientist</text:span><text:span text:style-name="T1">, cilt 106, 2 Mayıs 1985, ss. 31, 32.</text:span></text:p>
      <text:p text:style-name="P10"><text:span text:style-name="T1">197. Homer Jacobson, "Information, Reproduction and the Origin of Life", </text:span><text:span text:style-name="T3">American Scientist</text:span><text:span text:style-name="T1">, Ocak 1955, s. 125.</text:span></text:p>
      <text:p text:style-name="P10"><text:span text:style-name="T1">198. Ali Demirsoy, </text:span><text:span text:style-name="T3">Kalıtım ve Evrim</text:span><text:span text:style-name="T1">, Meteksan Yayınları, Ankara, 1984, s. 39.</text:span></text:p>
      <text:p text:style-name="P10"><text:span text:style-name="T1">199. Leslie E. Orgel, "The Origin of Life on Earth", </text:span><text:span text:style-name="T3">Scientific American</text:span><text:span text:style-name="T1">, cilt 271, Ekim 1994, s. 78.</text:span></text:p>
      <text:p text:style-name="P10"><text:span text:style-name="T1">200. Caryl P. Haskins, "Advances and Challenges in Science in 1970", </text:span><text:span text:style-name="T3">American Scientist</text:span><text:span text:style-name="T1">, cilt 59, Mayıs-Haziran 1971, s. 305.</text:span></text:p>
      <text:p text:style-name="P12">201. http://ibiblio.org/gutenberg/etext00/2llcd10.txt; [Charles Darwin to J.D. Hooker, Down, 29 Mart 1863]</text:p>
      <text:p text:style-name="P10"><text:span text:style-name="T1">202. Leslie E. Orgel, "The Origin of Life on Earth", </text:span><text:span text:style-name="T3">Scientific American</text:span><text:span text:style-name="T1">, cilt 271, Ekim 1994, s. 78.</text:span></text:p>
      <text:p text:style-name="P10"><text:span text:style-name="T1">203. Alexander G. Cairns-Smith, "The First Organisms", </text:span><text:span text:style-name="T3">Scientific American</text:span><text:span text:style-name="T1">, Haziran 1985, cilt 252, s. 90.</text:span></text:p>
      <text:p text:style-name="P10"><text:span text:style-name="T1">204. Reinhard Junker, Siegfried Scherer, </text:span><text:span text:style-name="T3">Entstehung und Geschichte Der Lebewesen</text:span><text:span text:style-name="T1">, Weyel Verlag, 1986, s. 89.</text:span></text:p>
      <text:p text:style-name="P10"><text:soft-page-break/><text:span text:style-name="T1">205. Duane T. Gish, </text:span><text:span text:style-name="T3">Creation Scientists Answer Their Critics</text:span><text:span text:style-name="T1">, Institute for Creation Research, ABD, 1993, s. 262. </text:span></text:p>
      <text:p text:style-name="P10"><text:span text:style-name="T1">206. Duane T. Gish, </text:span><text:span text:style-name="T3">Creation Scientists Answer Their Critics</text:span><text:span text:style-name="T1">, Institute for Creation Research, ABD, 1993, s. 270.</text:span></text:p>
      <text:p text:style-name="P10"><text:span text:style-name="T1">207. Charles B. Thaxton, Walter L. Bradley, Roger L. Olsen, </text:span><text:span text:style-name="T3">The Mystery of Life's Origin, Reassessing Current Theories</text:span><text:span text:style-name="T1">, Lewis and Stanley, Teksas, 2. baskı, 1992, s. 57.</text:span></text:p>
      <text:p text:style-name="P10"><text:span text:style-name="T1">208. Duane T. Gish, </text:span><text:span text:style-name="T3">Creation Scientists Answer Their Critics</text:span><text:span text:style-name="T1">, Institute for Creation Research, 1993, USA, s. 270.</text:span></text:p>
      <text:p text:style-name="P10"><text:span text:style-name="T1">209. Charles B. Thaxton, Walter L. Bradley, Roger L. Olsen, </text:span><text:span text:style-name="T3">The Mystery of Life's Origin, Reassessing Current Theories</text:span><text:span text:style-name="T1">, Lewis and Stanley, Teksas, 2. baskı, 1992, s. 103.</text:span></text:p>
      <text:p text:style-name="P10"><text:span text:style-name="T1">210. Duane T. Gish, </text:span><text:span text:style-name="T3">Creation Scientists Answer Their Critics</text:span><text:span text:style-name="T1">, Institute for Creation Research, ABD, 1993, s. 275.</text:span></text:p>
      <text:p text:style-name="P10"><text:span text:style-name="T1">211. Nicholas Wade, "Life's Origins Get Murkier and Messier; Genetic Analysis Yields Intimations of a Primordial Commune", </text:span><text:span text:style-name="T3">New York Times</text:span><text:span text:style-name="T1">, 13 Haziran 2000.</text:span></text:p>
      <text:p text:style-name="P10"><text:span text:style-name="T1">212. Michael J. Behe, </text:span><text:span text:style-name="T3">Darwin's Black Box: The Biochemical Challenge to Evolution</text:span><text:span text:style-name="T1">, The Free Press, New York, 1996, ss. 172-173.</text:span></text:p>
      <text:p text:style-name="P10"><text:span text:style-name="T1">213. Werner Gitt, </text:span><text:span text:style-name="T2">In the Beginning was</text:span><text:span text:style-name="T1"> </text:span><text:span text:style-name="T3">Information</text:span><text:span text:style-name="T1">, 3. baskı, Almanya, 2001.</text:span></text:p>
      <text:p text:style-name="P10"><text:span text:style-name="T1">214. Peter Radetsky, "The Crucible of Life", </text:span><text:span text:style-name="T3">Earth</text:span><text:span text:style-name="T1">, Şubat 1998, ss. 34-41. </text:span></text:p>
      <text:p text:style-name="P10"><text:span text:style-name="T1">215. W. R. Bird, </text:span><text:span text:style-name="T3">The Origin of Species Revisited</text:span><text:span text:style-name="T1">, Thomas Nelson Co., Nashville, 1991, s. 325.</text:span></text:p>
      <text:p text:style-name="P10"><text:span text:style-name="T1">216. Michael J. Behe, </text:span><text:span text:style-name="T3">Darwin's Black Box: The Biochemical Challenge to Evolution</text:span><text:span text:style-name="T1">, The Free Press, New York, 1996, s. 171.</text:span></text:p>
      <text:p text:style-name="P10"><text:span text:style-name="T1">217. Werner Gitt, </text:span><text:span text:style-name="T3">In the Beginning was Information</text:span><text:span text:style-name="T1">, 3. baskı, Almanya, 2001, ss. 126-127.</text:span></text:p>
      <text:p text:style-name="P10"><text:span text:style-name="T1">218. Paul Davies, "How We Could Create Life", </text:span><text:span text:style-name="T3">Guardian</text:span><text:span text:style-name="T1">, 11 Aralık 2002; http://www.guardian.co.uk/comment/story/0,3604,857635,00.html</text:span></text:p>
      <text:p text:style-name="P10"><text:span text:style-name="T1">219. Michael Pitman, </text:span><text:span text:style-name="T3">Adam and Evolution</text:span><text:span text:style-name="T1">, 1984, s. 233.</text:span></text:p>
      <text:p text:style-name="P10"><text:span text:style-name="T1">220. Jeffrey S. Wicken, "The Generation of Complexity in Evolution: A Thermodynamic and Information-Theoretical Discussion", </text:span><text:span text:style-name="T3">Journal of Theoretical Biology</text:span><text:span text:style-name="T1">, Nisan 1979, cilt 77, s. 349.</text:span></text:p>
      <text:p text:style-name="P10"><text:span text:style-name="T1">221. Robert Shapiro, </text:span><text:span text:style-name="T3">Origins: A Sceptics Guide to the Creation of Life on Earth</text:span><text:span text:style-name="T1">, Summit Books, New York, 1986. s. 207.</text:span></text:p>
      <text:p text:style-name="P10"><text:span text:style-name="T1">222. Lee M. Spetner, </text:span><text:span text:style-name="T3">Not By Chance, Shattering The Modern Theory of Evolution</text:span><text:span text:style-name="T1">, The Judaica Press Inc., 1997, s. 50.</text:span></text:p>
      <text:p text:style-name="P10"><text:span text:style-name="T1">223. Lee M. Spetner, </text:span><text:span text:style-name="T3">Not By Chance, Shattering The Modern Theory of Evolution</text:span><text:span text:style-name="T1">, The Judaica Press Inc., 1997, s. 60.</text:span></text:p>
      <text:p text:style-name="P10"><text:span text:style-name="T1">224. Lee M. Spetner, </text:span><text:span text:style-name="T3">Not By Chance, Shattering The Modern Theory of Evolution</text:span><text:span text:style-name="T1">, The Judaica Press Inc., 1997, s. 60.</text:span></text:p>
      <text:p text:style-name="P10"><text:soft-page-break/><text:span text:style-name="T1">225. Lee M. Spetner, </text:span><text:span text:style-name="T3">Not By Chance, Shattering The Modern Theory of Evolution</text:span><text:span text:style-name="T1">, The Judaica Press Inc., 1997, s. 57.</text:span></text:p>
      <text:p text:style-name="P10"><text:span text:style-name="T1">226. M. P. Schutzenberger, </text:span><text:span text:style-name="T3">Mathematical Challenges in the Neo-Darwinian Interpretation of Evolution</text:span><text:span text:style-name="T1">, 1967, ss. 73-75. </text:span></text:p>
      <text:p text:style-name="P10"><text:span text:style-name="T1">227. Lee Spetner, </text:span><text:span text:style-name="T3">Not By Chance, Shattering the Modern Theory of Evolution</text:span><text:span text:style-name="T1">, The Judaica Press Inc., 1997, s. 180.</text:span></text:p>
      <text:p text:style-name="P10"><text:span text:style-name="T1">228. Pierre-P Grassé, </text:span><text:span text:style-name="T3">Evolution of Living Organisms</text:span><text:span text:style-name="T1">, Academic Press, New York, 1977, s. 103.</text:span></text:p>
      <text:p text:style-name="P10"><text:span text:style-name="T1">229. Walter L. Starkey, </text:span><text:span text:style-name="T3">The Cambrian Explosion</text:span><text:span text:style-name="T1">, WLS Publishing, Ohio, 1999, s. 157. </text:span></text:p>
      <text:p text:style-name="P10"><text:span text:style-name="T1">230. Walter L. Starkey, </text:span><text:span text:style-name="T3">The Cambrian Explosion</text:span><text:span text:style-name="T1">, WLS Publishing, Ohio, 1999, s. 158. </text:span></text:p>
      <text:p text:style-name="P10"><text:span text:style-name="T1">231. Walter L. Starkey, </text:span><text:span text:style-name="T3">The Cambrian Explosion</text:span><text:span text:style-name="T1">, WLS Publishing, Ohio, 1999, s. 158. </text:span></text:p>
      <text:p text:style-name="P10"><text:span text:style-name="T1">232. Werner Gitt, </text:span><text:span text:style-name="T3">In the Beginning was Information</text:span><text:span text:style-name="T1">, 3. baskı, Almanya, 2001, s. 127.</text:span></text:p>
      <text:p text:style-name="P10"><text:span text:style-name="T1">233. Phillip E. Johnson, </text:span><text:span text:style-name="T3">Evrim Duruşması</text:span><text:span text:style-name="T1">, Gelenek Yayınevi, s. 28</text:span></text:p>
      <text:p text:style-name="P12">234. Stephen Jay Gould, "Is a New and General Theory of Evolution Emerging?", Lecture at Hobart &amp; William Smith Colleges, 4 Şubat 1980.</text:p>
      <text:p text:style-name="P10"><text:span text:style-name="T1">235. Walter L. Starkey, </text:span><text:span text:style-name="T3">The Cambrian Explosion</text:span><text:span text:style-name="T1">, WLS Publishing, Ohio, 1999, s. 159. </text:span></text:p>
      <text:p text:style-name="P10"><text:span text:style-name="T1">236. Walter L. Starkey, </text:span><text:span text:style-name="T3">The Cambrian Explosion</text:span><text:span text:style-name="T1">, WLS Publishing, Ohio, 1999, s. 159. </text:span></text:p>
      <text:p text:style-name="P10"><text:span text:style-name="T1">237. Walter L. Starkey, </text:span><text:span text:style-name="T3">The Cambrian Explosion</text:span><text:span text:style-name="T1">, WLS Publishing, Ohio, 1999, s. 159. </text:span></text:p>
      <text:p text:style-name="P10"><text:span text:style-name="T1">238. Walter L. Starkey, </text:span><text:span text:style-name="T3">The Cambrian Explosion</text:span><text:span text:style-name="T1">, WLS Publishing, Ohio, 1999, 1999, s. 159. </text:span></text:p>
      <text:p text:style-name="P10"><text:span text:style-name="T1">239. Phillip E. Johnson, </text:span><text:span text:style-name="T3">Evrim Duruşması</text:span><text:span text:style-name="T1">, Gelenek Yayınevi, s. 105.</text:span></text:p>
      <text:p text:style-name="P10"><text:span text:style-name="T1">240. Pierre-Paul Grassé, </text:span><text:span text:style-name="T3">Evolution of Living Organisms</text:span><text:span text:style-name="T1">, Academic Press, New York, 1977, s. 97.</text:span></text:p>
      <text:p text:style-name="P10"><text:span text:style-name="T1">241. Walter L. Starkey, </text:span><text:span text:style-name="T3">The Cambrian Explosion</text:span><text:span text:style-name="T1">, WLS Publishing, Ohio, 1999, s. 157. </text:span></text:p>
      <text:p text:style-name="P10"><text:span text:style-name="T1">242. Gerald L. Schroeder, </text:span><text:span text:style-name="T3">Tanrının Saklı Yüzü</text:span><text:span text:style-name="T1">, Gelenek Yayınları, çev: Ahmet Ergenç, İstanbul, 2003, <text:s/>s. 105.</text:span></text:p>
      <text:p text:style-name="P10"><text:span text:style-name="T1">243. Pierre-Paul Grassé, </text:span><text:span text:style-name="T3">Evolution of Living Organisms</text:span><text:span text:style-name="T1">, Academic Press, New York, 1977, s. 88.</text:span></text:p>
      <text:p text:style-name="P10"><text:span text:style-name="T1">244. Chandra Wickramasinghe, Interview in </text:span><text:span text:style-name="T3">London Daily Express</text:span><text:span text:style-name="T1">, 14 Ağustos 1981.</text:span></text:p>
      <text:p text:style-name="P10"><text:span text:style-name="T1">245. Leslie Orgel, "The Origin of Life on the Earth", </text:span><text:span text:style-name="T3">Scientific American</text:span><text:span text:style-name="T1">, Ekim 1994, s. 77.</text:span></text:p>
      <text:p text:style-name="P10"><text:span text:style-name="T1">246. Leslie Orgel, "The Origin of Life on the Earth", </text:span><text:span text:style-name="T3">Scientific American</text:span><text:span text:style-name="T1">, Ekim 1994, s. 77.</text:span></text:p>
      <text:p text:style-name="P10"><text:span text:style-name="T1">247. Sidney Fox, Klaus Dose, </text:span><text:span text:style-name="T3">Molecular Evolution and The Origin of Life</text:span><text:span text:style-name="T1">, New York: Marcel Dekker, 1977, s. 2</text:span></text:p>
      <text:p text:style-name="P10"><text:span text:style-name="T1">248. Alexander I. Oparin, </text:span><text:span text:style-name="T3">Origin of Life</text:span><text:span text:style-name="T1">, (1936) New York, Dover Publications, 1953 (Reprint), s.196</text:span></text:p>
      <text:p text:style-name="P10"><text:span text:style-name="T1">249. "New Evidence on Evolution of Early Atmosphere and Life", </text:span><text:span text:style-name="T3">Bulletin of the American Meteorological Society</text:span><text:span text:style-name="T1">, c. 63, Kasım 1982, s. 1328-1330</text:span></text:p>
      <text:p text:style-name="P10"><text:span text:style-name="T1">250. Stanley Miller, </text:span><text:span text:style-name="T3">Molecular Evolution of Life: Current Status of the Prebiotic Synthesis of Small Molecules</text:span><text:span text:style-name="T1">, 1986, s. 7</text:span></text:p>
      <text:p text:style-name="P10"><text:span text:style-name="T1">251. Jeffrey Bada, </text:span><text:span text:style-name="T3">Earth</text:span><text:span text:style-name="T1">, Şubat 1998, s. 40</text:span></text:p>
      <text:p text:style-name="P10"><text:soft-page-break/><text:span text:style-name="T1">252 Leslie E. Orgel, The Origin of Life on Earth, </text:span><text:span text:style-name="T3">Scientific American</text:span><text:span text:style-name="T1">, c. 271, Ekim 1994, s. 78</text:span></text:p>
      <text:p text:style-name="P10"><text:span text:style-name="T1">253. Charles Darwin, </text:span><text:span text:style-name="T3">The Origin of Species: A Facsimile of the First Edition</text:span><text:span text:style-name="T1">, Harvard University Press, 1964, s. 189</text:span></text:p>
      <text:p text:style-name="P10"><text:span text:style-name="T1">254. Charles Darwin, </text:span><text:span text:style-name="T3">The Origin of Species: A Facsimile of the First Edition</text:span><text:span text:style-name="T1">, Harvard University Press, 1964, s. 184</text:span></text:p>
      <text:p text:style-name="P10"><text:span text:style-name="T1">255. B. G. Ranganathan, </text:span><text:span text:style-name="T3">Origins?</text:span><text:span text:style-name="T1">, Pennsylvania: The Banner Of Truth Trust, 1988.</text:span></text:p>
      <text:p text:style-name="P10"><text:span text:style-name="T1">256. Charles Darwin, </text:span><text:span text:style-name="T3">The Origin of Species: A Facsimile of the First Edition,</text:span><text:span text:style-name="T1"> Harvard University Press, 1964, s. 179</text:span></text:p>
      <text:p text:style-name="P10"><text:span text:style-name="T1">257. Derek A. Ager, "The Nature of the Fossil Record", </text:span><text:span text:style-name="T3">Proceedings of the British Geological Association</text:span><text:span text:style-name="T1">, c. 87, 1976, s. 133</text:span></text:p>
      <text:p text:style-name="P10"><text:span text:style-name="T1">258. Douglas J. Futuyma, </text:span><text:span text:style-name="T3">Science on Trial,</text:span><text:span text:style-name="T1"> New York: Pantheon Books, 1983. s. 197</text:span></text:p>
      <text:p text:style-name="P10"><text:span text:style-name="T1">259. Solly Zuckerman, </text:span><text:span text:style-name="T3">Beyond The Ivory Tower</text:span><text:span text:style-name="T1">, New York: Toplinger Publications, 1970, s. 75-94; Charles E. Oxnard, "The Place of Australopithecines in Human Evolution: Grounds for Doubt", Nature, c. 258, s. 389</text:span></text:p>
      <text:p text:style-name="P10"><text:span text:style-name="T1">260. J. Rennie, "Darwin's Current Bulldog: Ernst Mayr", </text:span><text:span text:style-name="T3">Scientific American</text:span><text:span text:style-name="T1">, Aralık 1992</text:span></text:p>
      <text:p text:style-name="P10"><text:span text:style-name="T1">261. Alan Walker, </text:span><text:span text:style-name="T3">Science</text:span><text:span text:style-name="T1">, c. 207, 1980, s. 1103; A. J. Kelso, Physical Antropology, 1. baskı, New York: J. B. Lipincott Co., 1970, s. 221; M. D. Leakey, Olduvai Gorge, c. 3, Cambridge: Cambridge University Press, 1971, s. 272</text:span></text:p>
      <text:p text:style-name="P10"><text:span text:style-name="T1">262. </text:span><text:span text:style-name="T3">Time</text:span><text:span text:style-name="T1">, Kasım 1996</text:span></text:p>
      <text:p text:style-name="P10"><text:span text:style-name="T1">263. S. J. Gould, </text:span><text:span text:style-name="T3">Natural Histor</text:span><text:span text:style-name="T1">y, c. 85, 1976, s. 30</text:span></text:p>
      <text:p text:style-name="P10"><text:span text:style-name="T1">264. Solly Zuckerman, </text:span><text:span text:style-name="T3">Beyond The Ivory Tower, </text:span><text:span text:style-name="T1">New York: Toplinger Publications, 1970, s. 19</text:span></text:p>
      <text:p text:style-name="P12">265. Richard Lewontin, "The Demon-Haunted World", The New York Review of Books, 9 Ocak 1997, s. 28</text:p>
      <text:p text:style-name="P10"><text:span text:style-name="T1">266. Malcolm Muggeridge, </text:span><text:span text:style-name="T3">The End of Christendom</text:span><text:span text:style-name="T1">, Grand Rapids: Eerdmans, 1980, s.43</text:span></text:p>
      <text:p text:style-name="P12"/>
      <text:p text:style-name="P12"/>
      <text:p text:style-name="P48">Dediler ki: "Sen yücesin, bize öğrettiğinden başka bizim hiçbir bilgimiz yok. Gerçekten Sen, herşeyi bilen, hüküm ve hikmet sahibi olansın." (Bakara Suresi, 32)</text:p>
      <text:p text:style-name="P10"/>
      <text:p text:style-name="P11"/>
      <text:h text:style-name="P43" text:outline-level="1">RESİMALTI YAZILARI</text:h>
      <text:p text:style-name="P11"/>
      <text:p text:style-name="P11"/>
      <text:p text:style-name="P10">s.14-15</text:p>
      <text:p text:style-name="P34">UZAYDAN ATOMALTI PARÇACIKLARINA UZANAN YOLCULUK</text:p>
      <text:p text:style-name="P10">İnsan, uçsuz bucaksız evrende tek bir nokta kadar bile alan kaplamaz. Aşağıdaki resimleri incelediğinizde bu gerçeği daha iyi anlayacaksınız. </text:p>
      <text:p text:style-name="P24">Allah, uzaydan atomaltı parçacıklara kadar uzanan sistemde mükemmel bir düzen yaratmıştır. Devasa büyüklükteki galaksilerde de, mikroskobik boyutlardaki hücrede de çok ince hesaplar hakimdir. Evrendeki herşeyi kusursuz bir yaratılışla var eden Rabbimiz’in sanatı bedenimizde de, atomlarda da, yıldızlarda da en mükemmel şekilde tecelli etmektedir. Bize düşen sorumluluk ise, yaşam için böylesine kusursuz bir evren yaratan Rabbimiz’e şükretmektir.</text:p>
      <text:p text:style-name="P24"/>
      <text:p text:style-name="P24">1 milyon kilometre mesafede</text:p>
      <text:p text:style-name="P24"/>
      <text:p text:style-name="P24">Dünya ve Ay’ın Yörüngesi</text:p>
      <text:p text:style-name="P24"/>
      <text:p text:style-name="P24">1 milyar kilometre mesafede</text:p>
      <text:p text:style-name="P24"/>
      <text:p text:style-name="P24">Merkür, Venüs, Dünya, Mars ve Jüpiter’in Yörüngeleri</text:p>
      <text:p text:style-name="P24"/>
      <text:p text:style-name="P24">10 milyar km mesafede</text:p>
      <text:p text:style-name="P24"/>
      <text:p text:style-name="P24">Güneş Sistemimiz</text:p>
      <text:p text:style-name="P24"/>
      <text:p text:style-name="P24">1 ışık yılı mesafede</text:p>
      <text:p text:style-name="P24"/>
      <text:p text:style-name="P24">en parlak yıldız Güneş</text:p>
      <text:p text:style-name="P24"/>
      <text:p text:style-name="P33">1.000 ışık yılı mesafede</text:p>
      <text:p text:style-name="P24"/>
      <text:p text:style-name="P24">Samanyolu galaksisindeki yıldızlar</text:p>
      <text:p text:style-name="P24"><text:soft-page-break/></text:p>
      <text:p text:style-name="P24">100.000 ışık yılı mesafedeki galaksimiz, Samanyolu</text:p>
      <text:p text:style-name="P24"/>
      <text:p text:style-name="P24">Samanyolu’ndan 10 milyon ışık yılı mesafe</text:p>
      <text:p text:style-name="P24"/>
      <text:p text:style-name="P24">100.000 km mesafeden Dünya</text:p>
      <text:p text:style-name="P24"/>
      <text:p text:style-name="P24">10.000 kilometre mesafede</text:p>
      <text:p text:style-name="P24"/>
      <text:p text:style-name="P24">Dünyanın Batı Yarıküresi</text:p>
      <text:p text:style-name="P24"/>
      <text:p text:style-name="P24">100 kilometre mesafeden Amerika, Florida</text:p>
      <text:p text:style-name="P24"/>
      <text:p text:style-name="P24">1 kilometre mesafeden Ulusal Yüksek Manyetik Alan Laboratuvarı</text:p>
      <text:p text:style-name="P24"/>
      <text:p text:style-name="P24">100 metre mesafeden çevredeki ağaçlar, göl ve laboratuvarı çatısı</text:p>
      <text:p text:style-name="P24"/>
      <text:p text:style-name="P24">10 metre mesafeden meşe ağacının tepesi</text:p>
      <text:p text:style-name="P24"/>
      <text:p text:style-name="P24">10 cm mesafeden gerçek boyutunda meşe yaprağı</text:p>
      <text:p text:style-name="P24"/>
      <text:p text:style-name="P24">Allah Kuran’da yıldızlar hakkında şöyle bildirmiştir:</text:p>
      <text:p text:style-name="P39">“Hayır, yıldızların yer (mevki)lerine yemin ederim. Şüphesiz bu, eğer bilirseniz gerçekten büyük bir yemindir. (Vakıa Suresi, 75-76)</text:p>
      <text:p text:style-name="P24"/>
      <text:p text:style-name="P24">100 bin ışık yılı uzaklıkta, Güneş, Dünya ve Ay’ın da içinde yer aldığı Samanyolu, en az 100 milyar yıldızıyla, evrendeki en büyük galaksilerden biridir.</text:p>
      <text:p text:style-name="P39">Geceyi, gündüzü, Güneş’i ve Ay’ı sizin emrinize verdi; yıldızlar da O'nun emriyle emre hazır kılınmıştır... (Nahl Suresi, 12)</text:p>
      <text:p text:style-name="P24"/>
      <text:p text:style-name="P10">10 milyon ışık yılı uzaklıkta ancak bir nokta olarak görünen Samanyolu’nun evrendeki milyonlarca galaksiden yalnızca biri olduğunu düşündüğünüzde, Allah’ın yaratma gücünün büyüklüğünü daha iyi kavrayabilirsiniz.</text:p>
      <text:p text:style-name="P39">Yaratmak bakımından siz mi daha güçsünüz yoksa gök mü? (Allah) Onu bina etti. (Naziat Suresi, 27)</text:p>
      <text:p text:style-name="P24"><text:soft-page-break/></text:p>
      <text:p text:style-name="P10">s.16-17</text:p>
      <text:p text:style-name="P10">1 nanometre boyutunda DNA nükleotidi</text:p>
      <text:p text:style-name="P10"/>
      <text:p text:style-name="P10">10 nanometre boyutunda DNA sarmalları</text:p>
      <text:p text:style-name="P10"/>
      <text:p text:style-name="P10">100 nanometre boyutunda yaprak hücresinin çekirdeğinde krematin</text:p>
      <text:p text:style-name="P10"/>
      <text:p text:style-name="P10">1 mikrometre boyutunda yaprak hücresinin çekirdeği</text:p>
      <text:p text:style-name="P10"/>
      <text:p text:style-name="P10">100 mikrometre boyutunda yaprak yüzeyindeki hücreler</text:p>
      <text:p text:style-name="P10"/>
      <text:p text:style-name="P10">100 kez büyütülmüş meşe ağacı yaprağının yüzeyi</text:p>
      <text:p text:style-name="P10"/>
      <text:p text:style-name="P10">10 kez büyütülmüş meşe ağacı yaprağı</text:p>
      <text:p text:style-name="P10"/>
      <text:p text:style-name="P10">100 pikometre boyutunda Karbon atomunun dışındaki elektron bulutu</text:p>
      <text:p text:style-name="P10"/>
      <text:p text:style-name="P10">10 pikometre boyutunda İç elektron kabuğunda elektron</text:p>
      <text:p text:style-name="P10"/>
      <text:p text:style-name="P10">1 pikometre boyutunda İç kabukla çekirdek arasındaki boşluk</text:p>
      <text:p text:style-name="P10"/>
      <text:p text:style-name="P10">100 femtometre boyutunda elektron kabukları arasında çekirdek</text:p>
      <text:p text:style-name="P10"/>
      <text:p text:style-name="P10">10 femtometre boyutunda karbon atomunun çekirdeği</text:p>
      <text:p text:style-name="P10"/>
      <text:p text:style-name="P10">1 femtometre boyutunda Tek bir protonla karşı karşıyayız</text:p>
      <text:p text:style-name="P10"/>
      <text:p text:style-name="P10">100 attometre boyutunda kuarklar</text:p>
      <text:p text:style-name="P10"/>
      <text:p text:style-name="P37"><text:soft-page-break/>Onlar, ayakta iken, otururken, yan yatarken Allah'ı zikrederler ve göklerin ve yerin yaratılışı konusunda düşünürler. (Ve derler ki:) "Rabbimiz, Sen bunu boşuna yaratmadın. Sen pek Yücesin, bizi ateşin azabından koru." (Al-i İmran Suresi, 191)</text:p>
      <text:p text:style-name="P24"/>
      <text:p text:style-name="P12">1 nanometre = 1 metrenin milyarda biri</text:p>
      <text:p text:style-name="P12">1 pikometre = 1 metrenin trilyonda biri</text:p>
      <text:p text:style-name="P10"><text:span text:style-name="T1">1 femtometre = 10 </text:span><text:span text:style-name="T15">-15</text:span><text:span text:style-name="T1"> m = 0,000000000000001 m</text:span></text:p>
      <text:p text:style-name="P10"><text:span text:style-name="T1">1 attometre = 10 </text:span><text:span text:style-name="T15">-18</text:span><text:span text:style-name="T1"> m = 0,000000000000000001 m</text:span><text:span text:style-name="T10"> </text:span></text:p>
      <text:p text:style-name="P18"/>
      <text:p text:style-name="P10"><text:span text:style-name="T1">DNA, hücre çekirdeğinde bulunan ve vücudun tüm bilgisini taş</text:span><text:span text:style-name="T9">ı</text:span><text:span text:style-name="T1">yan şifreleri içerir. İnsan</text:span><text:span text:style-name="T9">ı</text:span><text:span text:style-name="T1">n tek bir DNA molekülünde tam bir milyon ansiklopedi sayfas</text:span><text:span text:style-name="T9">ı</text:span><text:span text:style-name="T1">n</text:span><text:span text:style-name="T9">ı</text:span><text:span text:style-name="T1"> dolduracak miktarda bilgi bulunur. </text:span></text:p>
      <text:p text:style-name="P12">Kromatin, hücre çekirdeğinin içinde yer alan DNA'da bulunan ince iplikçik şeklinde yapılardır. İnceliklerinden dolayı mikroskop altında görülemezler. Ancak hücre bölünmesi sırasında kromatin genişler ve daha kalın bir iplikçik halini alır. </text:p>
      <text:p text:style-name="P12">Böylece mikroskop altında görülebilirler.</text:p>
      <text:p text:style-name="P12">Tüm bu resimlerde gördüğümüz gibi, en büyüğünden en küçüğüne kadar çevremizi kuşatan yapıların veya sistemlerin hangisine bakarsak bakalım mutlaka çok büyük bir mucize ile karşı karşıya geliriz. Burada önemli olan, bu mucizeleri fark etmektir. Çünkü bir mucize ne kadar açık ve büyük olursa olsun, bu mucizeden Allah'ın varlığına ve sonsuz büyüklüğüne varabilmek ancak iman edenlere özgü bir ayrıcalıktır. </text:p>
      <text:p text:style-name="P12"/>
      <text:p text:style-name="P12">s.25</text:p>
      <text:p text:style-name="P34">DARWIN’İN DNA’DAN HABERİ YOKTU</text:p>
      <text:p text:style-name="P12">Darwin, teorisini ortaya atarken türlerin çeşitliliğinin mantığını açıklayamamıştı. Açıklayamazdı da, çünkü Darwin'in DNA'dan haberi yoktu. Darwin ne genetik, ne biyomatematik, ne de mikrobiyoloji biliyordu. Bu bilim dalları, Darwin'in yaşadığı dönemde var olmadığından zaten bunları bilmesine de imkan yoktu. Darwin, sahip olduğu kısıtlı imkanlar ile canlılardaki benzerliklere dayanarak hayali çıkarımlar yapmıştı. Yukarıdaki bilim dalları henüz ortaya çıkmadığından hücre hakkında bir çalışma yapmasına da imkan yoktu. Bu bakımdan evrim teorisinin iddialarının ortaya atıldığı dönem, cehaletin boyutlarını görmek açısından oldukça önemlidir.</text:p>
      <text:p text:style-name="P12"/>
      <text:p text:style-name="P12">s.26</text:p>
      <text:p text:style-name="P10">çekirdek</text:p>
      <text:p text:style-name="P10"/>
      <text:p text:style-name="P10">sentriyoller</text:p>
      <text:p text:style-name="P10"/>
      <text:p text:style-name="P10">mitokondri</text:p>
      <text:p text:style-name="P10"><text:soft-page-break/></text:p>
      <text:p text:style-name="P10">endoplazmik retikulum</text:p>
      <text:p text:style-name="P10"/>
      <text:p text:style-name="P10">ribozom</text:p>
      <text:p text:style-name="P10"/>
      <text:p text:style-name="P10">golgi cisimciği</text:p>
      <text:p text:style-name="P10"/>
      <text:p text:style-name="P10">kromatin</text:p>
      <text:p text:style-name="P10"/>
      <text:p text:style-name="P10">çekirdekçik</text:p>
      <text:p text:style-name="P10"/>
      <text:p text:style-name="P10">Hücrenin yapısındaki komplekslik, bir şehir merkezindeki yapılanmayı hatırlatır. Ancak hücredeki gözle görülmeyecek boyutlardaki düzen, insanın 100 trilyon hücresinin her birinde ayrı ayrı yer alır.</text:p>
      <text:p text:style-name="P10"/>
      <text:p text:style-name="P12">s.27</text:p>
      <text:p text:style-name="P24">mikrovilli</text:p>
      <text:p text:style-name="P24"/>
      <text:p text:style-name="P10">lizozom</text:p>
      <text:p text:style-name="P10"/>
      <text:p text:style-name="P10">hücre zarı</text:p>
      <text:p text:style-name="P10"/>
      <text:p text:style-name="P10">koful</text:p>
      <text:p text:style-name="P10"/>
      <text:p text:style-name="P10">hücre gözenekleri</text:p>
      <text:p text:style-name="P10"/>
      <text:p text:style-name="P10">peroksizom</text:p>
      <text:p text:style-name="P10"/>
      <text:p text:style-name="P10">hücre iskeleti</text:p>
      <text:p text:style-name="P11"/>
      <text:p text:style-name="P11">s.28</text:p>
      <text:p text:style-name="P10">doku</text:p>
      <text:p text:style-name="P10"/>
      <text:p text:style-name="P10"><text:soft-page-break/>s.29</text:p>
      <text:p text:style-name="P10">İster bir çiçek, ister bir civciv isterse bir çocuk olsun, tüm canlıların her bir hücresinde, tüm vücudun detayları DNA üzerinde kodludur. </text:p>
      <text:p text:style-name="P10"/>
      <text:p text:style-name="P10">kromozomlar şeklinde paketlenmiş DNA şeritleri</text:p>
      <text:p text:style-name="P10"/>
      <text:p text:style-name="P10">hücre çekirdeği</text:p>
      <text:p text:style-name="P10"/>
      <text:p text:style-name="P10">DNA sarmalı</text:p>
      <text:p text:style-name="P10"/>
      <text:p text:style-name="P10">hücre</text:p>
      <text:p text:style-name="P10"/>
      <text:p text:style-name="P10">s.32</text:p>
      <text:p text:style-name="P10">Bu sistemlerin tüm detayları DNA'daki genetik bilgide kayıtlıdır.</text:p>
      <text:p text:style-name="P10"/>
      <text:p text:style-name="P10">İskelet sistemi</text:p>
      <text:p text:style-name="P10"/>
      <text:p text:style-name="P10">Kas sistemi</text:p>
      <text:p text:style-name="P10"/>
      <text:p text:style-name="P10">s.33</text:p>
      <text:p text:style-name="P10">İnsan vücudunun esnekliğini mümkün kıla, eklemlerin yapısı da, DNA’da kodludur.</text:p>
      <text:p text:style-name="P10"/>
      <text:p text:style-name="P12">s.34</text:p>
      <text:p text:style-name="P10">Bu sistemlerin de, yapılarından, görevlerine her türlü bilgi, DNA'da mevcuttur.</text:p>
      <text:p text:style-name="P10"/>
      <text:p text:style-name="P10">Dolaşım sistemi</text:p>
      <text:p text:style-name="P10"/>
      <text:p text:style-name="P10">Sinir sistemi</text:p>
      <text:p text:style-name="P10"/>
      <text:p text:style-name="P11">s.41</text:p>
      <text:p text:style-name="P11">A</text:p>
      <text:p text:style-name="P11">ADENİN</text:p>
      <text:p text:style-name="P11"><text:soft-page-break/></text:p>
      <text:p text:style-name="P11">T</text:p>
      <text:p text:style-name="P11">TİMİN</text:p>
      <text:p text:style-name="P11"/>
      <text:p text:style-name="P11">G</text:p>
      <text:p text:style-name="P11">GUANİN</text:p>
      <text:p text:style-name="P11"/>
      <text:p text:style-name="P11">C</text:p>
      <text:p text:style-name="P11">SİTOZİN</text:p>
      <text:p text:style-name="P11"/>
      <text:p text:style-name="P11">s.42</text:p>
      <text:p text:style-name="P10">Her bir nükleotid içerisinde yaklaşık 34 atom bulunmaktadır. DNA'da toplam 6 milyar nükleotid olduğuna göre, (34 x 6.000.000.000) 204 milyar atom, Yüce Rabbimiz'in dilemesiyle bir insanı oluşturacak şekilde birbirlerine bağlanır.</text:p>
      <text:p text:style-name="P10"/>
      <text:p text:style-name="P10">s.43</text:p>
      <text:p text:style-name="P10">T</text:p>
      <text:p text:style-name="P10">Timin</text:p>
      <text:p text:style-name="P10"/>
      <text:p text:style-name="P10">A</text:p>
      <text:p text:style-name="P10">Adenin</text:p>
      <text:p text:style-name="P10"/>
      <text:p text:style-name="P10">G</text:p>
      <text:p text:style-name="P10">Guanin</text:p>
      <text:p text:style-name="P10"/>
      <text:p text:style-name="P10">S</text:p>
      <text:p text:style-name="P10">Sitozin</text:p>
      <text:p text:style-name="P10"/>
      <text:p text:style-name="P10">s.44</text:p>
      <text:p text:style-name="P10">DNA'nın yapısının keşfine katkıda bulunan isimlerden moleküler biyolog Rosalind Franklin ve biyokimyager Erwin Chargaff, bu dizilimin bir sonucu olarak, DNA molekülünde Adenin baz miktarının her zaman Timin baz miktarına eşit olduğunu ve Guanin miktarının da Sitozine eşit olduğunu keşfetmişlerdir.1 Bu, DNA'nın <text:soft-page-break/>yaratılışındaki kendisine has özelliklerden sadece bir tanesidir ve DNA'nın yaratılışında tesadüflere yer olmadığının bir başka göstergesidir. </text:p>
      <text:p text:style-name="P36">1- L. R. Croft, How Life Began, Evangelical Press, İngiltere, 1988, s. 34.</text:p>
      <text:p text:style-name="P10"/>
      <text:p text:style-name="P34">DNA MOLEKÜLÜ ALLAH'IN YARATIŞININ DELİLLERİNDENDİR</text:p>
      <text:p text:style-name="P10">DNA şeridinde bulunan her baz dizilimi -Adenin, Timin, Sitozin ve Guanin- hücre çekirdeğindeki genetik metni oluşturur. Bu basamakların her biri, hayati öneme sahip proteinleri inşa etmek için gerekli bilgiyi içerir. </text:p>
      <text:p text:style-name="P10"/>
      <text:p text:style-name="P10">Şeker-Fosfat</text:p>
      <text:p text:style-name="P10"/>
      <text:p text:style-name="P10">HİDROJEN BAĞLARI</text:p>
      <text:p text:style-name="P10"/>
      <text:p text:style-name="P10">Fosfat</text:p>
      <text:p text:style-name="P10">Şeker</text:p>
      <text:p text:style-name="P10">Sitozin</text:p>
      <text:p text:style-name="P10">Adenin</text:p>
      <text:p text:style-name="P10">Guanin</text:p>
      <text:p text:style-name="P10">Timin</text:p>
      <text:p text:style-name="P10"/>
      <text:p text:style-name="P10">Nükleotid</text:p>
      <text:p text:style-name="P10"/>
      <text:p text:style-name="P10">DNA sarmalı çok düzgün, dönen bir merdiveni andırır. Böylesine düzenli bir yapıya sahip olması, şeker ve fosfattan oluşan omurgaların ve bunların arasındaki basamakları oluşturan amino asitlerin özel dizilimi sayesindedir.</text:p>
      <text:p text:style-name="P10"/>
      <text:p text:style-name="P10">s.45</text:p>
      <text:p text:style-name="P10">ŞEKER FOSFAT</text:p>
      <text:p text:style-name="P10"/>
      <text:p text:style-name="P10">G</text:p>
      <text:p text:style-name="P10">T</text:p>
      <text:p text:style-name="P10">C</text:p>
      <text:p text:style-name="P10">A</text:p>
      <text:p text:style-name="P10"/>
      <text:p text:style-name="P10"><text:soft-page-break/>NÜKLEOTİD</text:p>
      <text:p text:style-name="P10"/>
      <text:p text:style-name="P10">DNA molekülü, bilim adamlarını şaşırtan mimari bir düzene sahiptir. DNA şeridinin yan tarafları, "şeker" ve "fosfat"tan oluşan kollardır. Bu kolların arasındaki basamaklar ise, dört kimyasal maddenin -Adenin, Timin, Sitozin ve Guanin- karşılıklı eşleşerek oluşturdukları, nükleotidlerden meydana gelir. </text:p>
      <text:p text:style-name="P10"/>
      <text:p text:style-name="P10">s.46</text:p>
      <text:p text:style-name="P10">Histon proteininin, üç boyutlu şekli ve elektriksel yük dağılımı sayesinde oluşan yapısı, DNA'nın kendi etrafında uygun bir şekilde dönmesini ve bilgi depolamasını sağlar. Bu nedenle DNA'nın bilgi depolama yoğunluğu en gelişmiş bilgisayar çiplerinin birkaç trilyon katıdır.<text:span text:style-name="T11">1</text:span> </text:p>
      <text:p text:style-name="P36">1- Stephen C.Meyer, The Intercollegiate Review 31, no. 2, Spring 1996.</text:p>
      <text:p text:style-name="P10"/>
      <text:p text:style-name="P10">DNAmolekülü</text:p>
      <text:p text:style-name="P10"/>
      <text:p text:style-name="P10">DNA çifte sarmalı</text:p>
      <text:p text:style-name="P10"/>
      <text:p text:style-name="P10">baz</text:p>
      <text:p text:style-name="P10"/>
      <text:p text:style-name="P10">2 nm</text:p>
      <text:p text:style-name="P10"/>
      <text:p text:style-name="P10">kıvrımlar</text:p>
      <text:p text:style-name="P10"/>
      <text:p text:style-name="P10">Heliks şeklinde sıkıştırılmış kromatin</text:p>
      <text:p text:style-name="P10"/>
      <text:p text:style-name="P10">histon</text:p>
      <text:p text:style-name="P10"/>
      <text:p text:style-name="P10">s.47</text:p>
      <text:p text:style-name="P10">kromozom</text:p>
      <text:p text:style-name="P10"/>
      <text:p text:style-name="P10">sentromer</text:p>
      <text:p text:style-name="P10"/>
      <text:p text:style-name="P10">DNA</text:p>
      <text:p text:style-name="P10"/>
      <text:p text:style-name="P10"><text:soft-page-break/>kromozomlar</text:p>
      <text:p text:style-name="P10"/>
      <text:p text:style-name="P10">DNA molekülü</text:p>
      <text:p text:style-name="P10"/>
      <text:p text:style-name="P10">hücre çekirdeği</text:p>
      <text:p text:style-name="P10"/>
      <text:p text:style-name="P10">Hücrenin çekirdeğinde bulunan DNA, sarmal bir yapıya sahiptir. Bu sarmal yapı açıldığında, DNA ipince, uzun bir şerit haline gelir. Yaklaşık dört metre uzunluğundaki DNA'nın, gözle görülmeyen bir boyutta hücre çekirdeğinin içinde paketlenmesi, ancak Allah'ın dilemesiyle mümkündür.</text:p>
      <text:p text:style-name="P10"/>
      <text:p text:style-name="P10">s.48</text:p>
      <text:p text:style-name="P10">DNA'nın paketlenmesi yaratılışın delillerinden biridir.</text:p>
      <text:p text:style-name="P10">Kromozomun toplam kalınlığı 1 nanometre, yani metrenin milyarda biri kadardır. Dört metre uzunluğundaki DNA molekülünün gözle görülmeyen bir alana paketlenmesi; okunması, kopyalanması gerektiğinde de hiçbir karmaşa çıkmadan çözülmesi; hücredeki düzenin üstün akıl sahibi olan Yüce Rabbimiz'in eseri olduğunun göstergesidir.</text:p>
      <text:p text:style-name="P10"/>
      <text:p text:style-name="P11">s.51</text:p>
      <text:p text:style-name="P10">kromozomlar</text:p>
      <text:p text:style-name="P12"/>
      <text:p text:style-name="P10">kromozom (sıkıştırılmış DNA)</text:p>
      <text:p text:style-name="P10"/>
      <text:p text:style-name="P10">kromatin (genişletilmiş DNA)</text:p>
      <text:p text:style-name="P10"/>
      <text:p text:style-name="P10">DNA çifte sarmalı</text:p>
      <text:p text:style-name="P10"/>
      <text:p text:style-name="P10">nükleotidler</text:p>
      <text:p text:style-name="P10"/>
      <text:p text:style-name="P10">s.54</text:p>
      <text:p text:style-name="P10">Fosfat</text:p>
      <text:p text:style-name="P10"/>
      <text:p text:style-name="P10">Şeker</text:p>
      <text:p text:style-name="P10"/>
      <text:p text:style-name="P10"><text:soft-page-break/>Sitozin</text:p>
      <text:p text:style-name="P10"/>
      <text:p text:style-name="P10">Adenin</text:p>
      <text:p text:style-name="P10"/>
      <text:p text:style-name="P10">Timin</text:p>
      <text:p text:style-name="P12"/>
      <text:p text:style-name="P10">Hidrojen bağları</text:p>
      <text:p text:style-name="P10"/>
      <text:p text:style-name="P10">s.57</text:p>
      <text:p text:style-name="P10">Fosfat Grubu</text:p>
      <text:p text:style-name="P10"/>
      <text:p text:style-name="P10">Deoksiriboz</text:p>
      <text:p text:style-name="P10"/>
      <text:p text:style-name="P10">Fosfat Grubu</text:p>
      <text:p text:style-name="P10"/>
      <text:p text:style-name="P10">Deoksiriboz</text:p>
      <text:p text:style-name="P10"/>
      <text:p text:style-name="P10">Timin (T)</text:p>
      <text:p text:style-name="P10"/>
      <text:p text:style-name="P10">Adenin (A)</text:p>
      <text:p text:style-name="P10"/>
      <text:p text:style-name="P10">Fosfat Grubu</text:p>
      <text:p text:style-name="P10"/>
      <text:p text:style-name="P10">Deoksiriboz</text:p>
      <text:p text:style-name="P10"/>
      <text:p text:style-name="P10">Deoksiriboz</text:p>
      <text:p text:style-name="P10"/>
      <text:p text:style-name="P10">Sitozin (C)</text:p>
      <text:p text:style-name="P10"/>
      <text:p text:style-name="P10">Guanin (G)</text:p>
      <text:p text:style-name="P10"/>
      <text:p text:style-name="P10"><text:soft-page-break/>Nükleotidler</text:p>
      <text:p text:style-name="P10"/>
      <text:p text:style-name="P10">A Adenin</text:p>
      <text:p text:style-name="P10"/>
      <text:p text:style-name="P10">G Guanin</text:p>
      <text:p text:style-name="P10"/>
      <text:p text:style-name="P10">T Timin</text:p>
      <text:p text:style-name="P10"/>
      <text:p text:style-name="P10">C Sitozin</text:p>
      <text:p text:style-name="P10"/>
      <text:p text:style-name="P10">Fosfat ve Şeker Grubu</text:p>
      <text:p text:style-name="P10"/>
      <text:p text:style-name="P10">Hidrojen Bağı</text:p>
      <text:p text:style-name="P10"/>
      <text:p text:style-name="P10">Sarmal 1</text:p>
      <text:p text:style-name="P10"/>
      <text:p text:style-name="P10">Sarmal 2</text:p>
      <text:p text:style-name="P10"/>
      <text:p text:style-name="P10">s.64</text:p>
      <text:p text:style-name="P10">ANSİKLOPEDİ</text:p>
      <text:p text:style-name="P10"/>
      <text:p text:style-name="P10">s.66</text:p>
      <text:p text:style-name="P10">Teknoloji harikası bilgi paketçikleri:</text:p>
      <text:p text:style-name="P24">DNA en gelişmiş bilgisayar çiplerinden çok daha ileri düzeyde saklama kapasitesine sahiptir.</text:p>
      <text:p text:style-name="P24"/>
      <text:p text:style-name="P24">s.68</text:p>
      <text:p text:style-name="P24">ANSİKLOPEDİ</text:p>
      <text:p text:style-name="P24"/>
      <text:p text:style-name="P24">s.69</text:p>
      <text:p text:style-name="P24">ANSİKLOPEDİ</text:p>
      <text:p text:style-name="P24"/>
      <text:p text:style-name="P24"><text:soft-page-break/>s.71</text:p>
      <text:p text:style-name="P24">ANSİKLOPEDİ</text:p>
      <text:p text:style-name="P24"/>
      <text:p text:style-name="P24">s.81</text:p>
      <text:p text:style-name="P24">DNA sarmalı</text:p>
      <text:p text:style-name="P24"/>
      <text:p text:style-name="P10">2 nm</text:p>
      <text:p text:style-name="P10">nm: nanometre (milimetrenin bir milyonda biri)</text:p>
      <text:p text:style-name="P10"/>
      <text:p text:style-name="P10">nükleozomu oluşturan histonlar ve DNA şeridi</text:p>
      <text:p text:style-name="P10"/>
      <text:p text:style-name="P10">11 nm</text:p>
      <text:p text:style-name="P10"/>
      <text:p text:style-name="P10">paketlenmiş şekildeki nükleozom</text:p>
      <text:p text:style-name="P10"/>
      <text:p text:style-name="P10">30 nm</text:p>
      <text:p text:style-name="P10"/>
      <text:p text:style-name="P10">kromozom kesitinin uzatılmış hali</text:p>
      <text:p text:style-name="P10"/>
      <text:p text:style-name="P10">300 nm</text:p>
      <text:p text:style-name="P10"/>
      <text:p text:style-name="P10">kromozom kesitinin sıkıştırılmış hali</text:p>
      <text:p text:style-name="P10"/>
      <text:p text:style-name="P10">700 nm</text:p>
      <text:p text:style-name="P10"/>
      <text:p text:style-name="P10">kromozom</text:p>
      <text:p text:style-name="P10"/>
      <text:p text:style-name="P10">1.400 nm</text:p>
      <text:p text:style-name="P10"/>
      <text:p text:style-name="P10">DNA molekülünde, atomların kendine has dizilimi, maksimum şifreyi, minimum alanda taşıyabilecek üstün bir yaratılışa sahiptir.</text:p>
      <text:p text:style-name="P10"/>
      <text:p text:style-name="P10"><text:soft-page-break/>s.87</text:p>
      <text:p text:style-name="P34">DNA’DAKİ BİLGİ HAZİNESİ HAYALİ EVRİM İDDİALARI İLE AÇIKLANAMAZ</text:p>
      <text:p text:style-name="P10">DNA molekülü Dünya üzerindeki her canlı için "okunması gereken" bir eserdir, bu bilgiler olmaksızın ne bir hayvanın ne bir bitkinin ne de bir insanın hayat bulması mümkün değildir. Kol ve bacakların, gözün yapısı, beynin işleyişi, kalp ve damar sistemlerinin uyumu, savunma sistemi tümüyle DNA içerisindeki bilgi hazinesi kullanılarak çalışır hale gelebilir. Dolayısıyla, bir canlının varlığından söz etmek için, DNA molekülünün mevcut olması gerekir. Hücresinde DNA bulunmayan bir penguenden, kediden veya balıktan bahsetmek mümkün değildir. </text:p>
      <text:p text:style-name="P10">Demek ki, canlılığın ilk yaratıldığı andan itibaren hücrelerinin içinde ömür boyu tüm vücut faaliyetlerini yönlendirecek bilgi hazinesinin de yerleştirilmiş olması gerekir. Evrim teorisinin iddia ettiği gibi yavaş ve aşamalı bir gelişim süreci ise söz konusu değildir. DNA molekülündeki bilgi hazinesi, Allah'ın insanlar üzerinde ve yeryüzünde tecelli eden rahmetinin açık bir delilidir. Yüce Rabbimiz Allah her canlının ihtiyacını en iyi bilendir. Kuran'da bir ayette şöyle buyurulmaktadır:</text:p>
      <text:p text:style-name="P37">... O, sizi daha iyi bilendir; hem sizi topraktan inşa ettiği (yarattığı) ve siz daha annelerinizin karnında cenin halinde bulunduğunuz zaman da. Öyleyse kendinizi temize çıkarıp-durmayın. O, sakınanı daha iyi bilendir. (Necm Suresi, 32)</text:p>
      <text:p text:style-name="P24"/>
      <text:p text:style-name="P12">s.88</text:p>
      <text:p text:style-name="P34">Bir Eserden Bahsedildiğinde, Tesadüf Kavramının Anlamı Kalmaz</text:p>
      <text:p text:style-name="P10">Yazılı bir eser söz konusu olduğunda, akla hemen içerdiği bilgiyi tespit eden yazarın kim olduğu sorusu gelir. Tüm dünyada tanınan ve ilgi uyandıran bir eserin "kendi kendine" yazıldığını, "tesadüfler sonucu" meydana geldiğini iddia etmek söz konusu bile olamaz. Her kelimesinin her satırının, eserin yazarı tarafından kaleme alındığı konusunda herkes hemfikirdir. Hücrenin çekirdeğinde özel bir koruma altına alınmış DNA üzerindeki bilgi hazinesinin de, bir Sahibi ve Yaratı<text:span text:style-name="T23">cısı vardır. Kuran'da, "</text:span><text:span text:style-name="T24">De ki: 'Sizi inşa eden (yaratan), size kulak, gözler ve gönüller veren O'dur. Ne az şükrediyorsunuz?'</text:span><text:span text:style-name="T23">" (Mülk Suresi, 23) ayetiyle, insana her türlü özelliğini verenin ve yaratanın Allah olduğu bildirilmiştir. </text:span></text:p>
      <text:p text:style-name="P24"/>
      <text:p text:style-name="P24">s.90</text:p>
      <text:p text:style-name="P34">Dört Harften Oluşan Çeşitlilik Bir Yaratılış Mucizesidir</text:p>
      <text:p text:style-name="P24">Vücuttaki 100 trilyon hücrenin her birinin çekirdeğinde bulunan DNA adlı molekül, insan vücudunun eksiksiz bir yapı planını içerir. Bir insana ait bütün özelliklerin bilgisi, dış görünümünden iç organlarının yapılarına kadar DNA'nın içinde özel bir şifre sistemiyle kayıtlıdır. DNA'daki bilgi, bu molekülü oluşturan dört özel molekülün diziliş sırası ile kodlanmıştır. Nükleotid (veya baz) adı verilen bu moleküller, isimlerinin baş harfleri olan A, T, G, C ile ifade edilirler. İnsanlar arasındaki tüm yapısal farklar, bu harflerin diziliş sıralamaları arasındaki farktan doğar. Bu, dört harfli alfabeden oluşan bir tür bilgi bankasıdır.</text:p>
      <text:p text:style-name="P24"/>
      <text:p text:style-name="P10">s.91</text:p>
      <text:p text:style-name="P10">Metiyonin (amino asit)</text:p>
      <text:p text:style-name="P10">t RNA</text:p>
      <text:p text:style-name="P10"><text:soft-page-break/>anti-kodon</text:p>
      <text:p text:style-name="P10"/>
      <text:p text:style-name="P10">Met</text:p>
      <text:p text:style-name="P10"/>
      <text:p text:style-name="P10">Bu grafikte RNA kodlarını oluşturan ve 4 harfle (A-C-G-U) simgelenen nükleik asitler, 20 harfli protein diline çevriliyor. Taşıyıcı RNA'daki bilgilere dizilen amino asitler, birbirine bağlanarak hücre için gerekli bir protein oluşturuyor.</text:p>
      <text:p text:style-name="P10"/>
      <text:p text:style-name="P10">m RNA</text:p>
      <text:p text:style-name="P10"/>
      <text:p text:style-name="P10">Peptid bağ oluşuyor</text:p>
      <text:p text:style-name="P10"/>
      <text:p text:style-name="P10">Pro</text:p>
      <text:p text:style-name="P10">Prolin (amino asit)</text:p>
      <text:p text:style-name="P10"/>
      <text:p text:style-name="P10">Met</text:p>
      <text:p text:style-name="P10"/>
      <text:p text:style-name="P10">Pro</text:p>
      <text:p text:style-name="P10"/>
      <text:p text:style-name="P10">Ribozom bir sonraki üçlüye doğru hareket ediyor</text:p>
      <text:p text:style-name="P10"/>
      <text:p text:style-name="P10">tRNA ayrılıyor</text:p>
      <text:p text:style-name="P10"/>
      <text:p text:style-name="P10">İkinci peptid bağ oluşuyor</text:p>
      <text:p text:style-name="P10"/>
      <text:p text:style-name="P10">Cys</text:p>
      <text:p text:style-name="P10">Sistein (amino asit)</text:p>
      <text:p text:style-name="P10"/>
      <text:p text:style-name="P10">Met</text:p>
      <text:p text:style-name="P10"/>
      <text:p text:style-name="P10">Cys</text:p>
      <text:p text:style-name="P10"/>
      <text:p text:style-name="P10"><text:soft-page-break/>Pro</text:p>
      <text:p text:style-name="P10"/>
      <text:p text:style-name="P10">tRNA ayrılıyor</text:p>
      <text:p text:style-name="P10"/>
      <text:p text:style-name="P10">Ribozom ilerliyor</text:p>
      <text:p text:style-name="P10"/>
      <text:p text:style-name="P10">Üçüncü peptid bağ oluşuyor</text:p>
      <text:p text:style-name="P10"/>
      <text:p text:style-name="P10">Arginin (amino asit)</text:p>
      <text:p text:style-name="P10"/>
      <text:p text:style-name="P10">Met</text:p>
      <text:p text:style-name="P10"/>
      <text:p text:style-name="P10">Pro</text:p>
      <text:p text:style-name="P10"/>
      <text:p text:style-name="P10">Cys</text:p>
      <text:p text:style-name="P10"/>
      <text:p text:style-name="P10">Arg</text:p>
      <text:p text:style-name="P10"/>
      <text:p text:style-name="P10">tRNA ayrılıyor</text:p>
      <text:p text:style-name="P10"/>
      <text:p text:style-name="P10">s.96</text:p>
      <text:p text:style-name="P10">gen</text:p>
      <text:p text:style-name="P10"/>
      <text:p text:style-name="P10">DNA</text:p>
      <text:p text:style-name="P10"/>
      <text:p text:style-name="P10">RNA polimeraz</text:p>
      <text:p text:style-name="P10"/>
      <text:p text:style-name="P10">protein</text:p>
      <text:p text:style-name="P10"/>
      <text:p text:style-name="P10">tercüme</text:p>
      <text:p text:style-name="P10"/>
      <text:p text:style-name="P10"><text:soft-page-break/>amino asit</text:p>
      <text:p text:style-name="P10"/>
      <text:p text:style-name="P10">ribozom</text:p>
      <text:p text:style-name="P10"/>
      <text:p text:style-name="P10">tRNA</text:p>
      <text:p text:style-name="P10"/>
      <text:p text:style-name="P10">DNA</text:p>
      <text:p text:style-name="P10"/>
      <text:p text:style-name="P10">kromozom</text:p>
      <text:p text:style-name="P10"/>
      <text:p text:style-name="P10">kopyalama</text:p>
      <text:p text:style-name="P10"/>
      <text:p text:style-name="P10">hücre</text:p>
      <text:p text:style-name="P10"/>
      <text:p text:style-name="P10">nükleotidler</text:p>
      <text:p text:style-name="P10"/>
      <text:p text:style-name="P10">mRNA</text:p>
      <text:p text:style-name="P10"/>
      <text:p text:style-name="P10">Protein sentezinin oluşabilmesi için, hücre içindeki tüm sistemlerin birlikte var olması gerekir. Bu sistemin parçalarından biri dahi eksik olduğunda, protein üretilemez ve dolayısıyla yaşam sürdürülemez. Bu durum, evrimcilerin tesadüf iddialarını çürüten delillerden sadece bir tanesidir.</text:p>
      <text:p text:style-name="P10"/>
      <text:p text:style-name="P10">s.97</text:p>
      <text:p text:style-name="P10">Proteinlerin sentezlenmesi hücrelerin ana işidir. Çünkü hücre içinde neredeyse her işi proteinler yapar. Örneğin proteinler biraraya gelerek vücuttaki faaliyetleri hızlandıran enzimleri, hastalıklarla savaşan antikorları, organların çalışmasını düzenleyen hormonları oluştururlar. Bunların her birinin vücut için ayrı ve vazgeçilmez bir önemi vardır. </text:p>
      <text:p text:style-name="P10">İnsan vücudundaki on binlerce farklı protein, DNA'da yer alan tariflere göre üretilir. DNA'nın yalnız protein yapısındaki birtakım enzimlerin yardımı ile kopyalanabilmesi ve bu enzimlerin üretiminin de, ancak DNA'daki bilgiler doğrultusunda gerçekleşmesi, protein ve DNA'nın birbirine bağımlı olduklarını gösterir. Dolayısıyla DNA'nın kopyalanabilmesi için, en baştan hem proteinin hem de DNA'nın aynı anda var olmaları gerekir.</text:p>
      <text:p text:style-name="P10">Bu gerçek, canlılığın bir anda yaratıldığının açık bir ispatıdır. Proteinleri de, DNA'yı da aynı anda yaratan Yüce Allah'tır.</text:p>
      <text:p text:style-name="P10"/>
      <text:p text:style-name="P10"><text:soft-page-break/>Taşıyıcı RNA (tRNA)</text:p>
      <text:p text:style-name="P10">Bir amino aside bağlanmış</text:p>
      <text:p text:style-name="P10"/>
      <text:p text:style-name="P10">1)Ribozom mRNA şeridi üzerinde her hareket ettiğinde, yeni bir amino asit protein zincirine eklenir. Bir protein binlerce amino asit içerebilir.</text:p>
      <text:p text:style-name="P10"/>
      <text:p text:style-name="P10">Mesajcı RNA (mRNA)</text:p>
      <text:p text:style-name="P10"/>
      <text:p text:style-name="P10">2) Genler hücre çekirdeğinde özel olarak korunur. Hücre çekirdeği dışına, sadece mRNA biçiminde kopyalar gönderilir.</text:p>
      <text:p text:style-name="P10"/>
      <text:p text:style-name="P10">3) Her amino asit, kodon denilen üç bazın dizilimi ile kodlanmıştır. Resimde glisin amino asidi görülmektedir.</text:p>
      <text:p text:style-name="P10"/>
      <text:p text:style-name="P10">Çekirdek</text:p>
      <text:p text:style-name="P10">Kopyalanmanın meydana geldiği yer</text:p>
      <text:p text:style-name="P10"/>
      <text:p text:style-name="P12">s.98</text:p>
      <text:p text:style-name="P10">DNA ve RNA moleküllerinin hücre içindeki görevleri birbirinden farklıdır. Her ikisi de vazgeçilmez öneme sahiptir. DNA bilgi saklamak için, RNA ise kopyalama, taşıma ve üretim aşamaları için en ideal yapıdadır.</text:p>
      <text:p text:style-name="P10"/>
      <text:p text:style-name="P10">DNA sarmalı</text:p>
      <text:p text:style-name="P10"/>
      <text:p text:style-name="P12">s.99</text:p>
      <text:p text:style-name="P10">Çekirdek</text:p>
      <text:p text:style-name="P10"/>
      <text:p text:style-name="P10">çekirdek gözeneği</text:p>
      <text:p text:style-name="P10"/>
      <text:p text:style-name="P10">nükleotid</text:p>
      <text:p text:style-name="P10"/>
      <text:p text:style-name="P10">DNA sarmalı ikiye ayrılıyor</text:p>
      <text:p text:style-name="P10"/>
      <text:p text:style-name="P10">mRNA çekirdek gözeneğinden çıkıyor</text:p>
      <text:p text:style-name="P10"><text:soft-page-break/></text:p>
      <text:p text:style-name="P10">s.102</text:p>
      <text:p text:style-name="P34">RNA ÇEŞİTLERİ</text:p>
      <text:p text:style-name="P34"/>
      <text:p text:style-name="P10">mRNA</text:p>
      <text:p text:style-name="P10"/>
      <text:p text:style-name="P10">tRNA</text:p>
      <text:p text:style-name="P10"/>
      <text:p text:style-name="P24">RNA (Ribonükleik asit), nükleotidlerin art arda yerleşmesiyle birleşmiş tek diziden oluşan yüksek kaliteli bir moleküldür. Hücrelerde DNA ile birlikte çalışarak protein sentezlenmesinde rol alır. Hücrede farklı görevlerde kullanılan RNA molekülleri vardır. </text:p>
      <text:p text:style-name="P10"><text:span text:style-name="T24">1) Mesajcı RNA (mRNA): Mesajcı RNA</text:span><text:span text:style-name="T23"> (mRNA), DNA üzerindeki şifreli genetik bilgiyi, protein sentezi mekanizmasına taşıyan aracı moleküldür.</text:span></text:p>
      <text:p text:style-name="P10"><text:span text:style-name="T24">2) Ribozomal RNA (rRNA):</text:span><text:span text:style-name="T23"> Ribozomal RNA (rRNA), ribozomların yapısına katılarak protein sentezini hızlandıran moleküldür. </text:span></text:p>
      <text:p text:style-name="P10"><text:span text:style-name="T24">3) Taşıyıcı/Transfer RNA (tRNA): </text:span><text:span text:style-name="T23">Taşıyıcı RNA (tRNA) molekülleri ise protein sentezi sırasında ribozoma amino asitleri taşımakla yükümlüdür. </text:span></text:p>
      <text:p text:style-name="P24"/>
      <text:p text:style-name="P10">rRNA</text:p>
      <text:p text:style-name="P10"/>
      <text:p text:style-name="P10">s.103</text:p>
      <text:p text:style-name="P24">amino asit</text:p>
      <text:p text:style-name="P24"/>
      <text:p text:style-name="P10">anti kodon</text:p>
      <text:p text:style-name="P10"/>
      <text:p text:style-name="P10">A C G</text:p>
      <text:p text:style-name="P10"/>
      <text:p text:style-name="P10">rRNA</text:p>
      <text:p text:style-name="P10"/>
      <text:p text:style-name="P10">tRNA</text:p>
      <text:p text:style-name="P10"/>
      <text:p text:style-name="P10">mRNA</text:p>
      <text:p text:style-name="P10"/>
      <text:p text:style-name="P11"><text:soft-page-break/>s.105</text:p>
      <text:p text:style-name="P24">r-RNA</text:p>
      <text:p text:style-name="P24"/>
      <text:p text:style-name="P10">m-RNA</text:p>
      <text:p text:style-name="P10"/>
      <text:p text:style-name="P10">r-RNA</text:p>
      <text:p text:style-name="P10"/>
      <text:p text:style-name="P10">DNA zinciri üzerinden mRNA oluşturulur.</text:p>
      <text:p text:style-name="P10"/>
      <text:p text:style-name="P10">ÇEKİRDEK</text:p>
      <text:p text:style-name="P10"/>
      <text:p text:style-name="P10">mRNA çekirdek zarındaki gözeneklerden, sitoplazmaya geçerek ribozoma ulaşır.</text:p>
      <text:p text:style-name="P10"/>
      <text:p text:style-name="P10">RİBOZOM</text:p>
      <text:p text:style-name="P10"/>
      <text:p text:style-name="P10">SİTOPLAZMA</text:p>
      <text:p text:style-name="P10"/>
      <text:p text:style-name="P10">mRNA ribozomun küçük alt-birimine yerleşir.</text:p>
      <text:p text:style-name="P10"/>
      <text:p text:style-name="P10">Amino asitler, tRNA ile ribozoma getirilir ve özel enzimler sayesinde aktif hale getirilirler.</text:p>
      <text:p text:style-name="P10"/>
      <text:p text:style-name="P10">TRANSLASYON</text:p>
      <text:p text:style-name="P10"/>
      <text:p text:style-name="P10">Bir proteini oluşturmak için 20 çeşit amino asit kullanılır. Her protein, 300-1.000 amino asitin kombinasyonundan meydana gelir. Yeni bir proteinin üretimi, genetik bilgide yer alan tarifler doğrultusunda gerçekleşir.</text:p>
      <text:p text:style-name="P10"/>
      <text:p text:style-name="P10">Ribozomda kodonlarla anti-kodonlar arasında, zayıf hidrojen bağları kurulur. Taşınan amino asitler ise, peptid bağıyla bağlanarak polipeptid oluşturulur. </text:p>
      <text:p text:style-name="P10"/>
      <text:p text:style-name="P10">Protein</text:p>
      <text:p text:style-name="P10"/>
      <text:p text:style-name="P10"><text:soft-page-break/>s.106</text:p>
      <text:p text:style-name="P10">çekirdek</text:p>
      <text:p text:style-name="P10"/>
      <text:p text:style-name="P10">çekirdek zarı</text:p>
      <text:p text:style-name="P10"/>
      <text:p text:style-name="P10">aktif olmayan DNA şeridi</text:p>
      <text:p text:style-name="P10">(kopyalanmamış)</text:p>
      <text:p text:style-name="P10"/>
      <text:p text:style-name="P10">mRNA</text:p>
      <text:p text:style-name="P10"/>
      <text:p text:style-name="P10">çekirdek gözeneği</text:p>
      <text:p text:style-name="P10"/>
      <text:p text:style-name="P10">kopya DNA şeridi</text:p>
      <text:p text:style-name="P10">(kopyalanmış)</text:p>
      <text:p text:style-name="P10"/>
      <text:p text:style-name="P10">A Adenin</text:p>
      <text:p text:style-name="P10"/>
      <text:p text:style-name="P10">G Guanin</text:p>
      <text:p text:style-name="P10"/>
      <text:p text:style-name="P10">C Sitozin</text:p>
      <text:p text:style-name="P10"/>
      <text:p text:style-name="P10">T Timin</text:p>
      <text:p text:style-name="P10"/>
      <text:p text:style-name="P10">U Urasil</text:p>
      <text:p text:style-name="P10"/>
      <text:p text:style-name="P10">Enzimler, ihtiyaç duyulan proteinlerin üretilmesi için, gerekli bilgiyi DNA'nın uzun zinciri üzerinde "bulur" ve sonra da bunu "okuyabilmek" için sarmal merdiven şeklindeki DNA'yı açıp ikiye ayırırlar. DNA'nın gerekli bölgesindeki bilginin bir kopyasını çıkarır, bu sırada gerekli olmayan kısımları atlayabilmek için DNA'yı bükerler. Tüm bu okuma bittiğinde ise, DNA'yı yeniden kapatıp eski haline getirirler. Tüm bu olağanüstü işlemleri, saniyenin binde biri gibi şaşırtıcı bir hızla yaparlar.<text:span text:style-name="T11">1</text:span> Vücudunuzdaki her hücrede saniyede ortalama iki bin yeni protein üretildiğini düşünecek olursanız, enzimlerin ne kadar mucizevi özelliklere sahip oldukları daha iyi anlaşılacaktır.</text:p>
      <text:p text:style-name="P36">1- Gerald L. Schroeder, <text:span text:style-name="T18">Tanr</text:span><text:span text:style-name="T34">ı</text:span><text:span text:style-name="T18">'n</text:span><text:span text:style-name="T34">ı</text:span><text:span text:style-name="T18">n Sakl</text:span><text:span text:style-name="T34">ı</text:span><text:span text:style-name="T18"> Yüzü</text:span>, çev. Ahmet Ergenç, Gelenek Yayınları, İstanbul, 2003, s. 68.</text:p>
      <text:p text:style-name="P10"><text:soft-page-break/></text:p>
      <text:p text:style-name="P10">s.108</text:p>
      <text:p text:style-name="P10">DNA SARMALI</text:p>
      <text:p text:style-name="P10"/>
      <text:p text:style-name="P10">Translasyon</text:p>
      <text:p text:style-name="P10">Transkripsiyon</text:p>
      <text:p text:style-name="P10"/>
      <text:p text:style-name="P10">DNA KODU</text:p>
      <text:p text:style-name="P10"/>
      <text:p text:style-name="P10">MESAJCI RNA</text:p>
      <text:p text:style-name="P10"/>
      <text:p text:style-name="P10">Kodon 1</text:p>
      <text:p text:style-name="P10"/>
      <text:p text:style-name="P10">Kodon 2</text:p>
      <text:p text:style-name="P10"/>
      <text:p text:style-name="P10">Kodon 3</text:p>
      <text:p text:style-name="P10"/>
      <text:p text:style-name="P10">Kodon 4</text:p>
      <text:p text:style-name="P10"/>
      <text:p text:style-name="P10">Kodon 5</text:p>
      <text:p text:style-name="P10"/>
      <text:p text:style-name="P10">Dur kodonu</text:p>
      <text:p text:style-name="P10"/>
      <text:p text:style-name="P10">Metionin</text:p>
      <text:p text:style-name="P10"/>
      <text:p text:style-name="P10">Lösin</text:p>
      <text:p text:style-name="P10"/>
      <text:p text:style-name="P10">Glutamin</text:p>
      <text:p text:style-name="P10"/>
      <text:p text:style-name="P10">Arjinin</text:p>
      <text:p text:style-name="P10"/>
      <text:p text:style-name="P10"><text:soft-page-break/>Lösin</text:p>
      <text:p text:style-name="P10"/>
      <text:p text:style-name="P10">Dur</text:p>
      <text:p text:style-name="P10"/>
      <text:p text:style-name="P10">Protein</text:p>
      <text:p text:style-name="P10"/>
      <text:p text:style-name="P10">Her farklı protein, belirli bir şablona göre üretilir. Her bir proteinin kendisine has amino asit dizilimi, DNA'da kayıtlı bilgiler tarafından belirlenir. Protein sentezi, DNA molekülündeki genetik şifrenin çözülmesi (translasyon) ve kayıtlı bilgilerden protein üretilmesi (transkripsiyon) olarak başlıca iki aşamada gerçekleşir. İnsanın ise bu sistem üzerinde hiçbir etkisi yoktur. Yüce Rabbimiz'in dilemesiyle, şuursuz atomlar kusursuz bir iş birliği ile hayati görevler yerine getirirler.</text:p>
      <text:p text:style-name="P10"/>
      <text:p text:style-name="P12">s.110</text:p>
      <text:p text:style-name="P34">MESAJDAKİ BİLGİLERE GÖRE PROTEİN ÜRETİMİ, YARATILIŞIN DELİLLERİNDENDİR</text:p>
      <text:p text:style-name="P10"/>
      <text:p text:style-name="P10">1) mRNA, ribozomun önce küçük, sonra büyük alt birimiyle iş birliği yapar.Bunun ardından ribozomun birimleri birbirlerine eklenir.</text:p>
      <text:p text:style-name="P10"/>
      <text:p text:style-name="P10">amino asit</text:p>
      <text:p text:style-name="P10"/>
      <text:p text:style-name="P10">tRNA</text:p>
      <text:p text:style-name="P10"/>
      <text:p text:style-name="P10">mRNA</text:p>
      <text:p text:style-name="P10"/>
      <text:p text:style-name="P10">ribozom</text:p>
      <text:p text:style-name="P10"/>
      <text:p text:style-name="P10">anti-kodon</text:p>
      <text:p text:style-name="P10"/>
      <text:p text:style-name="P10">büyük alt-birim</text:p>
      <text:p text:style-name="P10"/>
      <text:p text:style-name="P10">ikinci kodon</text:p>
      <text:p text:style-name="P10"/>
      <text:p text:style-name="P10">küçük alt-birim</text:p>
      <text:p text:style-name="P10"><text:soft-page-break/></text:p>
      <text:p text:style-name="P10">başla kodonu</text:p>
      <text:p text:style-name="P10"/>
      <text:p text:style-name="P10">2) Belirli bir tRNA, belirli bir amino asidi taşır.</text:p>
      <text:p text:style-name="P10"/>
      <text:p text:style-name="P10">3) tRNA anti-kodonu, mRNA kodonuna bağlanır. </text:p>
      <text:p text:style-name="P10"/>
      <text:p text:style-name="P10">peptid bağı</text:p>
      <text:p text:style-name="P10"/>
      <text:p text:style-name="P10">gelişen protein</text:p>
      <text:p text:style-name="P10"/>
      <text:p text:style-name="P10">Ribozom mRNA boyunca hareket eder.</text:p>
      <text:p text:style-name="P10"/>
      <text:p text:style-name="P10">ayrılan tRNA</text:p>
      <text:p text:style-name="P10"/>
      <text:p text:style-name="P10">4) Bir sonraki tRNA, taşıdığı amino asitle birlikte mRNA üzerinde konum almak üzere ilerler.</text:p>
      <text:p text:style-name="P10"/>
      <text:p text:style-name="P10">5) Amino asitler peptid bağıyla bağlanırlar ve ilk tRNA ayrılır.</text:p>
      <text:p text:style-name="P10"/>
      <text:p text:style-name="P10">6) tRNA'lar tarafından daha fazla amino asit taşındıkça, aşamalı olarak protein de uzar.</text:p>
      <text:p text:style-name="P10"/>
      <text:p text:style-name="P10">mRNA</text:p>
      <text:p text:style-name="P10"/>
      <text:p text:style-name="P10">ayrılan protein</text:p>
      <text:p text:style-name="P10"/>
      <text:p text:style-name="P10">gelişen protein</text:p>
      <text:p text:style-name="P10"/>
      <text:p text:style-name="P10">büyük alt-birim</text:p>
      <text:p text:style-name="P10"/>
      <text:p text:style-name="P10">dur kodonu</text:p>
      <text:p text:style-name="P10"/>
      <text:p text:style-name="P10"><text:soft-page-break/>küçük alt-birim</text:p>
      <text:p text:style-name="P10"/>
      <text:p text:style-name="P10">7) Dur kodonu, protein sentezini durdurur ve protein bırakılır.</text:p>
      <text:p text:style-name="P10"/>
      <text:p text:style-name="P10">8) Protein sentezinin ardından, ribozom birimleri ayrılır.</text:p>
      <text:p text:style-name="P10"/>
      <text:p text:style-name="P10">tamamlanan protein</text:p>
      <text:p text:style-name="P10"/>
      <text:p text:style-name="P10">mRNA</text:p>
      <text:p text:style-name="P10"/>
      <text:p text:style-name="P10">gelişen protein</text:p>
      <text:p text:style-name="P10"/>
      <text:p text:style-name="P10">Adenin</text:p>
      <text:p text:style-name="P10"/>
      <text:p text:style-name="P10">Sitozin</text:p>
      <text:p text:style-name="P10"/>
      <text:p text:style-name="P10">Guanin</text:p>
      <text:p text:style-name="P10"/>
      <text:p text:style-name="P10">Urasil</text:p>
      <text:p text:style-name="P10"/>
      <text:p text:style-name="P10">9) Ribozomun, mRNA boyunca hareketinin özeti.</text:p>
      <text:p text:style-name="P10"/>
      <text:p text:style-name="P11">s.111</text:p>
      <text:p text:style-name="P34">Minyatür Boyutlardaki Dev Tesis</text:p>
      <text:p text:style-name="P10">Hücre içinde 200.000 çeşit protein üretebilecek donanım ve yapım planı mevcuttur. Üretilen proteinlerin aralarındaki işlevsel farklar ise, en az uçakla televizyonun arasındaki fark kadar büyüktür. Bu bakımdan hücrede gerçekleşen bu üretim çeşitliliğinin, en gelişmiş teknolojik ortamlarda bile benzeri yoktur. </text:p>
      <text:p text:style-name="P34">* Üretim emri veriliyor</text:p>
      <text:p text:style-name="P10">Vücutta herhangi bir proteine ihtiyaç duyulduğu zaman, bu ihtiyacı ifade eden bir mesaj, üretimi gerçekleştirecek olan hücrelerin çekirdeklerinde bulunan DNA molekülüne ulaştırılır. </text:p>
      <text:p text:style-name="P34">* Üretim için proje detayları alınıyor</text:p>
      <text:p text:style-name="P10">Talimatın alınmasından sonra ilk işlem, üretilmesi istenen proteinle ilgili bilgilerin DNA'dan seçilip alınmasıdır. </text:p>
      <text:p text:style-name="P34"><text:soft-page-break/>*Proje detayları kopyalanıyor</text:p>
      <text:p text:style-name="P10">Üretilecek proteinle ilgili bilgi, DNA molekülü üzerinde bulunduktan sonra, bu bilgi üretim yerine gidecek şekilde kopyalanmalıdır. Sipariş edilen molekülün yapı planı, mesajcı RNA (m-RNA) molekülü üzerine kopyalanır. </text:p>
      <text:p text:style-name="P34">*Ham maddeler üretim merkezine ulaştırılıyor</text:p>
      <text:p text:style-name="P10">Proteinin bilgilerini taşıyan m-RNA ribozoma yerleştikten sonra, m-RNA'daki her şifrenin karşılığı olan amino asit, taşıyıcı RNA (t-RNA) tarafından ribozoma getirilir ve bu ham maddeler uygun yerlere yapıştırılır. </text:p>
      <text:p text:style-name="P34">*Proje detayları tercüme ediliyor</text:p>
      <text:p text:style-name="P10">Artık sipariş yani üretilecek proteine ait bilgi ve gerekli hammaddeler hazırdır. Üretim bilgisi yani sipariş, DNA'da özel bir dilde yazılmıştır. Ancak DNA'dan gelen üretim bilgisi amino asitlerin anlayacağı dilden değildir. Sonuç olarak, bir dilden diğerine tercüme yapılır. </text:p>
      <text:p text:style-name="P34">* Üretim tamamlanıyor</text:p>
      <text:p text:style-name="P10">Ribozom, ulaştırılan bu bilgi doğrultusunda, DNA'nın kendisinden istediği siparişi tam olarak üretir.</text:p>
      <text:p text:style-name="P34">* Kalite kontrol</text:p>
      <text:p text:style-name="P10">Tek bir proteinin üretimi sırasında yapılması gereken kontrol işlemi için birçok enzim çalışır. Bu enzimler, ürün hakkında çok detaylı bilgiye sahip olmalı ve üretimin her aşamasından haberdar olmalıdır.</text:p>
      <text:p text:style-name="P34">* Ürün teslimatı yapılıyor<text:span text:style-name="T29"> </text:span></text:p>
      <text:p text:style-name="P10">Hücre içinde üretilen proteinler, üretilip oldukları yerde bırakılmazlar. Kullanılacakları yere veya kullanılacakları zamana kadar, depolanacakları yere yine çok özel yöntemlerle taşınırlar.</text:p>
      <text:p text:style-name="P10">Burada birkaç cümlede en genel hatlarıyla özetlediğimiz bu olay, gerçekte çok daha kompleks ara işlemler sonucunda gerçekleşir. Ayrıntılara inildikçe görülen mucizevi işlemler, aklın kavrama sınırlarının çok ötesindedir. Gözle görülemeyen, şuursuz moleküllerden oluşan hücre, nasıl olur da üretim ihtiyacı duyabilir? İhtiyaca göre üretim kararı nasıl alabilir? Karbon, hidrojen, oksijen, azot atomlarından oluşmuş moleküller nasıl öngörü sahibi olup tedbir alabilir? Elbette bu yeteneklerin sahibi şuursuz moleküller değildir, bu kararları hücreye yaptıran ve hücreyi bu karar doğrultusunda çalıştıran Yüce bir Güç vardır. Bu kusursuz sistemleri yaratan, her detayı olması gereken yere yerleştiren ve tüm bunların birbiriyle uyum içinde işlemesini sağlayan, tüm canlıların Yaratıcısı olan sonsuz ilim sahibi Allah'tır. </text:p>
      <text:p text:style-name="P10"/>
      <text:p text:style-name="P10">s.112-113</text:p>
      <text:p text:style-name="P34">ANSİKLOPEDİLER ARASINDAN BİRKAÇ SATIR BİLGİYİ BULUP ÇIKARAN ENZİM: RNA POLİMERAZ</text:p>
      <text:p text:style-name="P10">Bir hücrede, belli bir proteinin üretilmesi gerektiğinde, RNA polimeraz isimli bir enzim, hücrenin bilgi bankası olan DNA'ya gider ve DNA'dan üretilecek proteinle ilgili bilgileri bularak kendisine bir kopyasını alır. Herşeyden önce, 3 milyar harften oluşan DNA molekülünün içinden, üretilecek proteinle ilgili gerekli harfleri seçip alması gerekmektedir. Polimeraz enziminin 3 milyar harften oluşan DNA molekülünün içinden, birkaç satırlık bir bilgiyi bulup çıkarması, 1.000 ciltlik bir ansiklopedinin herhangi bir sayfasına saklanmış, birkaç satırlık özel bir yazıyı hiçbir tarif olmadan o anda bulmaya benzer.</text:p>
      <text:p text:style-name="P10">Ancak bazen tek bir proteinle ilgili bilgiler, DNA'nın farklı bölgelerinde dağınık olarak bulunur. Bu nedenle, RNA polimeraz enzimi bilginin başladığı yerden bittiği yere kadar olan bölümün tamamını kopyaladığında, arada <text:soft-page-break/>işine yaramayan yerleri de kopyalamış olur. Aralarda gereksiz bilgilerin bulunması ise, farklı ve işe yaramaz bir proteinin üretilmesine neden olacaktır. İşte bu aşamada<text:span text:style-name="T21"> "spliceosome"</text:span> isimli enzimler yardıma gelirler ve büyük bir ustalıkla yüzbinlerce bilginin içinden gereksiz olanları kesip çıkartarak, kalan parçaları birbirlerine eklerler. </text:p>
      <text:p text:style-name="P10">RNA'nın kesilmesi işleminde, birkaç atomun birleşmesiyle meydana gelen <text:s/>moleküller, çok mucizevi bir davranış göstermektedirler. Adeta bir redaktör gibi çalışarak, yazıdaki eksikleri, hataları düzeltmektedirler. Bu atomlar, RNA polimeraz'ın hangi proteini üretmeye çalıştığını bilmekte, bu proteinin meydana gelmesi için gerekli ve gereksiz olan bilgiyi birbirinden ayırt edebilmekte, üstelik yüz binlerce bilgi arasında hiç hata yapmadan bu işi gerçekleştirebilmektedirler. Ayrıca, kendilerine her ihtiyaç olduğunda bunu hemen anlayarak hiç gecikmeden olay yerine gelip, görevlerine başlamaktadırlar. </text:p>
      <text:p text:style-name="P10">İnsan DNA'sında yer alan bilgilerin okunması için dünya çapında yürütülen İnsan Genomu Projesi (Human Genom Project) dahilinde, dünyanın önde gelen yüzlerce bilim adamı, en gelişmiş ve en yüksek teknoloji ile donatılmış laboratuvarlarda, 10 yılı aşkın süredir yoğun şekilde çalışarak DNA'daki bilgiyi okuyabilmiştir. Üstelik hangi harflerin hangi proteinin yapımı için kullanıldığını henüz belirleyememişlerdir. Buna karşın, vücudumuzda 100 trilyon hücrenin içinde, her an trilyonlarca RNA polimeraz enzimi, DNA'daki bilgiyi baştan sona okumakta ve üstelik kendisinden istenen bilgiyi eksiksiz, hatasız ve kusursuz bir şekilde çıkartıp verebilmektedir. Elbette bu olağanüstü olay, RNA polimeraz enzimini yaratanın ve ona bu yeteneği verenin herşeyin Yaratıcısı olan Yüce Allah olduğunun apaçık delilidir.</text:p>
      <text:p text:style-name="P10"/>
      <text:p text:style-name="P24">RNA <text:s/>molekülünü yapan protein: RNA polimeraz</text:p>
      <text:p text:style-name="P24"/>
      <text:p text:style-name="P10">Kopyalama işlemi için gerekli diğer kompleks proteinler</text:p>
      <text:p text:style-name="P10"/>
      <text:p text:style-name="P10">Kopyalama işlemi için DNA şeritleri ayrılıyor.</text:p>
      <text:p text:style-name="P10"/>
      <text:p text:style-name="P10">RNA polimeraz, DNA boyunca hareket ediyor.</text:p>
      <text:p text:style-name="P10"/>
      <text:p text:style-name="P11">s.115</text:p>
      <text:p text:style-name="P10">Mesajcı RNA (mRNA)</text:p>
      <text:p text:style-name="P10"/>
      <text:p text:style-name="P10">Protein üretimi başlıyor</text:p>
      <text:p text:style-name="P10"/>
      <text:p text:style-name="P10">BAŞLA EMRİ</text:p>
      <text:p text:style-name="P10"/>
      <text:p text:style-name="P10">Protein molekülleri bir evin tuğla üstüne tuğla konularak inşa edilmesi gibi "bloklar halinde" üretilir. Akıl, şuur sahibi olmayan bir maddenin, bir başka şeyi denetleme, kontrol etme, işlere müdahelede bulunma gibi yetkilere <text:soft-page-break/>sahip olamayacağı çok açıktır. Şuursuz atomları, olağanüstü bir düzen içerisinde görevlendiren ve bunları emrimize veren Yüce Rabbimiz Allah'tır.</text:p>
      <text:p text:style-name="P10"/>
      <text:p text:style-name="P10">Büyüyen polipeptid zinciri </text:p>
      <text:p text:style-name="P10"/>
      <text:p text:style-name="P10">Ribozomu oluşturan parçalar ayrılıyor</text:p>
      <text:p text:style-name="P10"/>
      <text:p text:style-name="P10">DUR EMRİ</text:p>
      <text:p text:style-name="P10"/>
      <text:p text:style-name="P10">Protein üretimi tamamlanıyor</text:p>
      <text:p text:style-name="P10"/>
      <text:p text:style-name="P10">s.117</text:p>
      <text:p text:style-name="P34">TESADÜFLER, PLANLI VE ORGANİZE ÜRETİM YAPAMAZ</text:p>
      <text:p text:style-name="P10">Yukarıda gördüğünüz tablodaki harfler rastgele dizilmemişlerdir. Bu harfler aslında kanınızda oksijen taşımakla görevli hemoglobin proteininin tarifinin bir bölümüdür. Bu tarif, vücutla ilgili tüm bilgilerin bulunduğu DNA'da kayıtlıdır. Hemoglobin üretilmesi gerektiğinde, DNA'daki 3 milyar harf içinden bu harfler seçilir. Bu seçme işlemini, RNA polimeraz adındaki enzim yapar. Bu enzim o kadar dikkatli ve titizdir ki, hiçbir zaman okumada ve doğru harfleri seçme konusunda bir hata yapmaz. Her seferinde milyonlarca harf arasından doğru olanları seçer. </text:p>
      <text:p text:style-name="P10">Doğru harfleri seçerek, proteinin tarifini aldıktan sonra üretim için, hücre içindeki üretim merkezine, yani ribozoma gider. Ribozom da, bu tarifi aynı titizlikle dikkatlice okur, anlar ve hemen kusursuzca üretimi başlatır. Bu, son derece ileri teknolojiye sahip bir gökdelenin planının mimar ve mühendisler tarafından oluşturulduktan sonra, inşasının gerçekleştirilmesi için ilgili uzman ve teknisyenlere emanet edilmesi gibi planlı ve organize bir olaydır. </text:p>
      <text:p text:style-name="P10">Darwinistler ise, gözle görülmeyecek kadar küçük bir alanda oluşan bu yüksek seviyeli organizasyonun, tesadüfen oluştuğunu iddia ederler. Cansız, kör ve şuursuz atomlardan oluşan moleküllerin sürekli akıl göstererek, kusursuz bir planın ve düzenin yöneticileri ve uygulayıcıları olduğunu iddia ederler. Darwinizm'in bu iddialarına inanmak, çocuk masallarını gerçek sanmaktan daha mantıksız ve inanılmazdır. </text:p>
      <text:p text:style-name="P10"/>
      <text:p text:style-name="P11">s.120</text:p>
      <text:p text:style-name="P10">Kopyalama çatalı</text:p>
      <text:p text:style-name="P10"/>
      <text:p text:style-name="P10">1) Helikazlar DNA sarmalını çözerler.</text:p>
      <text:p text:style-name="P10"/>
      <text:p text:style-name="P10">2) Tek-şerite bağlanan proteinler, çözülen DNA'yı sabitlerler.</text:p>
      <text:p text:style-name="P10"><text:soft-page-break/></text:p>
      <text:p text:style-name="P10">DNA polimeraz</text:p>
      <text:p text:style-name="P10"/>
      <text:p text:style-name="P10">Okazaki parçacıkları yapılıyor</text:p>
      <text:p text:style-name="P10"/>
      <text:p text:style-name="P10">3) Öncü şerit sürekli olarak DNA polimeraz tarafından oklar yönünde sentezlenir.</text:p>
      <text:p text:style-name="P10"/>
      <text:p text:style-name="P10">Astar RNA</text:p>
      <text:p text:style-name="P10"/>
      <text:p text:style-name="P10">Primaz</text:p>
      <text:p text:style-name="P10"/>
      <text:p text:style-name="P10">DNA polimeraz</text:p>
      <text:p text:style-name="P10"/>
      <text:p text:style-name="P10">4) Primaz enzimi, kısa bir astar RNA şeridi sentezler. Bu şerit daha sonra, DNA polimeraz tarafından genişletilir.</text:p>
      <text:p text:style-name="P10"/>
      <text:p text:style-name="P10">5) DNA ligaz, parçaları büyüyen şeritle birleştirir.</text:p>
      <text:p text:style-name="P10"/>
      <text:p text:style-name="P10">Kopyalanmanın yönü</text:p>
      <text:p text:style-name="P10"/>
      <text:p text:style-name="P10">DNA kopyalanmasındaki tüm elemanlar, Allah'ın emri ile hareket etmekte, Allah'ın kendilerine verdiği yetenek ile, böylesine kusursuz ve insan yaşamı için hayati bir işlemi gerçekleştirebilmektedirler.</text:p>
      <text:p text:style-name="P10"/>
      <text:p text:style-name="P12">s.121</text:p>
      <text:p text:style-name="P10">DNA ligaz</text:p>
      <text:p text:style-name="P12"/>
      <text:p text:style-name="P10">adenin</text:p>
      <text:p text:style-name="P10"/>
      <text:p text:style-name="P10">sitozin</text:p>
      <text:p text:style-name="P10"/>
      <text:p text:style-name="P10">timin</text:p>
      <text:p text:style-name="P10"/>
      <text:p text:style-name="P10"><text:soft-page-break/>guanin</text:p>
      <text:p text:style-name="P10"/>
      <text:p text:style-name="P10">Hücrenin şekli bölünmeye uygun olarak yayvanlaşmaya başlarken, DNA da kendini kopyalar. Hücre bir bütün olarak bölünmeye "karar verir". Hücrenin içindeki tüm parçalar, bu bölünme kararına uygun olarak hareket eder. Hücrenin böylesine kollektif bir işi başaracak yeteneğe, kendi başına sahip olmadığı açıktır. Bölünme, kopyalama işlemlerinin her aşaması, herşeye hakim olan Yüce Allah'ın emri ile başlar ve gerçekleşir. (sağda)</text:p>
      <text:p text:style-name="P10"/>
      <text:p text:style-name="P10">inşa edilen yeni şerit</text:p>
      <text:p text:style-name="P10"/>
      <text:p text:style-name="P10">yeni bazlar</text:p>
      <text:p text:style-name="P10"/>
      <text:p text:style-name="P10">DNA çifte sarmalı</text:p>
      <text:p text:style-name="P10"/>
      <text:p text:style-name="P10">yeni bazlar</text:p>
      <text:p text:style-name="P10"/>
      <text:p text:style-name="P10">DNA çözülüyor</text:p>
      <text:p text:style-name="P10"/>
      <text:p text:style-name="P10">inşa edilen yeni şerit</text:p>
      <text:p text:style-name="P10"/>
      <text:p text:style-name="P10">s.122</text:p>
      <text:p text:style-name="P10">DNA'nın kopyalanabilme özelliği sayesinde hücrelerin bölünerek çoğalması, yıpranan dokuların onarılması ve bu esnada her yeni hücreye genetik bilginin aktarılması mümkün olur. </text:p>
      <text:p text:style-name="P10"/>
      <text:p text:style-name="P11">s.126</text:p>
      <text:p text:style-name="P10">DNAonarımı esnasında, birçok protein görev alır. Bunların her biri olağanüstü bir iş birliği, kusursuz bir uyum ile hareket eder.</text:p>
      <text:p text:style-name="P24"/>
      <text:p text:style-name="P10">Hasar onayı için, özel bir protein DNA'yı inceler.</text:p>
      <text:p text:style-name="P10"/>
      <text:p text:style-name="P10">Özel bir protein, hasarlı kısmın bir tarafını keserken, bir enzim de diğer tarafı keser.</text:p>
      <text:p text:style-name="P10"/>
      <text:p text:style-name="P10">Hasarlı DNA</text:p>
      <text:p text:style-name="P10"/>
      <text:p text:style-name="P10"><text:soft-page-break/>DNA'nın hasar yeri, özel bir enzim tarafından gevşetilip açılır.</text:p>
      <text:p text:style-name="P10"/>
      <text:p text:style-name="P10">Bir başka protein, çözülen DNA'yı sabit tutabilmek için, sağlam şerite bağlanır.</text:p>
      <text:p text:style-name="P10"/>
      <text:p text:style-name="P11">s.128</text:p>
      <text:p text:style-name="P10">DNA helikaz</text:p>
      <text:p text:style-name="P10"/>
      <text:p text:style-name="P10">DNA polimeraz</text:p>
      <text:p text:style-name="P10"/>
      <text:p text:style-name="P11">s.131</text:p>
      <text:p text:style-name="P10">Topoizomeraz</text:p>
      <text:p text:style-name="P10"/>
      <text:p text:style-name="P10">Orjinal DNA Sarmalı</text:p>
      <text:p text:style-name="P10"/>
      <text:p text:style-name="P10">Kopya DNA Sarmalı</text:p>
      <text:p text:style-name="P10"/>
      <text:p text:style-name="P10">Helikaz</text:p>
      <text:p text:style-name="P10"/>
      <text:p text:style-name="P10">Polimeraz</text:p>
      <text:p text:style-name="P10"/>
      <text:p text:style-name="P10">Ligaz</text:p>
      <text:p text:style-name="P10"/>
      <text:p text:style-name="P10">Polimeraz</text:p>
      <text:p text:style-name="P10"/>
      <text:p text:style-name="P10">5’</text:p>
      <text:p text:style-name="P10"/>
      <text:p text:style-name="P10">3’</text:p>
      <text:p text:style-name="P10"/>
      <text:p text:style-name="P10">5’</text:p>
      <text:p text:style-name="P10"/>
      <text:p text:style-name="P10">3’</text:p>
      <text:p text:style-name="P10"><text:soft-page-break/></text:p>
      <text:p text:style-name="P10">s.132</text:p>
      <text:p text:style-name="P10">fosfat</text:p>
      <text:p text:style-name="P10"/>
      <text:p text:style-name="P10">şeker</text:p>
      <text:p text:style-name="P10"/>
      <text:p text:style-name="P10">adenin</text:p>
      <text:p text:style-name="P10"/>
      <text:p text:style-name="P10">guanin</text:p>
      <text:p text:style-name="P12"/>
      <text:p text:style-name="P10">sitozin</text:p>
      <text:p text:style-name="P10"/>
      <text:p text:style-name="P10">DNApolimeraz</text:p>
      <text:p text:style-name="P24"/>
      <text:p text:style-name="P10">DNA'nın hem üretimini sağlayan hem de yapısını denetleyen enzimler, DNA'da kayıtlı olan bilgilere göre, DNA'nın emir ve kontrolünde üretilmiş proteinlerdir. Ortada iç içe geçmiş öyle muhteşem bir sistem vardır ki, böyle bir sistemin kademe kademe tesadüf eseri meydana gelmesi, hiçbir şekilde mümkün değildir. Çünkü enzimin olması için DNA'nın olması, DNA'nın olması için de enzimin olması gerekir. </text:p>
      <text:p text:style-name="P10"/>
      <text:p text:style-name="P10">DNA helikaz</text:p>
      <text:p text:style-name="P10"/>
      <text:p text:style-name="P10">DNA polimeraz</text:p>
      <text:p text:style-name="P10"/>
      <text:p text:style-name="P10">sitozin</text:p>
      <text:p text:style-name="P10"/>
      <text:p text:style-name="P10">timin</text:p>
      <text:p text:style-name="P10"/>
      <text:p text:style-name="P10">s.136</text:p>
      <text:p text:style-name="P10">Oogonyum (Yumurtalıkta oluşan, olgunlaşmamış yumurta hücresinin ilk hali)</text:p>
      <text:p text:style-name="P10"/>
      <text:p text:style-name="P10">Spermatogonyum (Farklılaşmamış ve olgunlaşmamış sperm hücrelerinden biri)</text:p>
      <text:p text:style-name="P10"/>
      <text:p text:style-name="P10"><text:soft-page-break/>GELİŞİM/BÜYÜME</text:p>
      <text:p text:style-name="P10"/>
      <text:p text:style-name="P10">Birincil spermatositler (Dölleme yeteneğine sahip olmayan, olgunlaşmamış erkek cinsiyet hücreleri)</text:p>
      <text:p text:style-name="P10"/>
      <text:p text:style-name="P10">Birincil oositler (Olgunlaşma döneminden önceki dişi cinsiyet hücreleri)</text:p>
      <text:p text:style-name="P10"/>
      <text:p text:style-name="P10">MAYOZ 1</text:p>
      <text:p text:style-name="P10"/>
      <text:p text:style-name="P10">İkincil spermatositler</text:p>
      <text:p text:style-name="P10"/>
      <text:p text:style-name="P10">İkincil oositler (Olgunlaşma döneminin ikinci aşamasındaki yumurta hücreleri)</text:p>
      <text:p text:style-name="P10"/>
      <text:p text:style-name="P10">Birincil polar hücre (Bölünmeden önce kromozomların uçlara toplanmış hali)</text:p>
      <text:p text:style-name="P10"/>
      <text:p text:style-name="P10">MAYOZ 2</text:p>
      <text:p text:style-name="P10"/>
      <text:p text:style-name="P10">Spermatidler (Sperm hücresinin olgunlaşmayı tamamlamadan önceki halleri)</text:p>
      <text:p text:style-name="P10"/>
      <text:p text:style-name="P10">İkincil polar hücreleri (Polar hücrenin bölünmeden sonraki hali )</text:p>
      <text:p text:style-name="P10"/>
      <text:p text:style-name="P10">Ootidler (Yumurtayı meydana getirecek olgunlaşmış hücrelerden büyüğü)</text:p>
      <text:p text:style-name="P10"/>
      <text:p text:style-name="P10">FARKLILAŞMA</text:p>
      <text:p text:style-name="P10"/>
      <text:p text:style-name="P10">Spermatozoon (Dölleme yeteneğine sahip spermler)</text:p>
      <text:p text:style-name="P10"/>
      <text:p text:style-name="P10">Yumurta</text:p>
      <text:p text:style-name="P10"/>
      <text:p text:style-name="P12">Yukarıdaki şemada anneye ait yumurta hücresi ile babadan gelen sperm hücrelerinin gelişim aşamaları görülmektedir. Ayrıca resimde sperm ve yumurtanın taşıdıkları, genetik bilgi paketleri olan kromozomların aktarımları da gösterilmektedir.</text:p>
      <text:p text:style-name="P12"><text:soft-page-break/>Anne ve babadan gelen <text:s/>kromozomlar, insanın ileride sahip olacağı bütün özellikleri belirler. Daha anne karnında yeni döllenmiş bir yumurta hücresi halinde iken, kişinin sahip olacağı göz rengi, kan grubu, yüz şekli, kemik yapısı gibi bütün özellikler belirlidir.</text:p>
      <text:p text:style-name="P12"/>
      <text:p text:style-name="P10">s.138</text:p>
      <text:p text:style-name="P12">Bir yumurtanın spermle döllenmesi, yeni bir insan hayatının ilk başlangıcıdır. Birleşime katılan binlerce genin her birinin çok özel işlevleri vardır. Bunlar yeni doğacak bebeğin saç ve göz rengini, yüzünün biçimini, iskelet çatısındaki, iç organlardaki, beyin, sinirler ve kaslardaki sayısız ayrıntıyı belirleyen genlerdir.</text:p>
      <text:p text:style-name="P12"/>
      <text:p text:style-name="P10">Hücrenin iki dişi hücreye yeniden bölünmesi</text:p>
      <text:p text:style-name="P10"/>
      <text:p text:style-name="P10">Genetik malzemenin yarısını içeren dört hücre</text:p>
      <text:p text:style-name="P10"/>
      <text:p text:style-name="P10">Hücrenin iki dişi hücreye bölünmesi</text:p>
      <text:p text:style-name="P10"/>
      <text:p text:style-name="P10">Hücre</text:p>
      <text:p text:style-name="P10"/>
      <text:p text:style-name="P10">Dişi ve erkek kromozomlar</text:p>
      <text:p text:style-name="P10"/>
      <text:p text:style-name="P10">Hücre çekirdeğini sınırlayan zar ayrılmaya başlar ve bu işlem iki kromozomu ayırır.</text:p>
      <text:p text:style-name="P10"/>
      <text:p text:style-name="P10">Çekirdek</text:p>
      <text:p text:style-name="P10"/>
      <text:p text:style-name="P10">Babaya ve anneye ait kromozomlar, parçalarını birbirleriyle değiş tokuş ederler. </text:p>
      <text:p text:style-name="P10"/>
      <text:p text:style-name="P12">Genetik karakterlerin aktarılması</text:p>
      <text:p text:style-name="P12"/>
      <text:p text:style-name="P10">Her bir kromozomun kromatidlerinin ayrılması</text:p>
      <text:p text:style-name="P10"/>
      <text:p text:style-name="P12">Hücrelerin yenilenmesi</text:p>
      <text:p text:style-name="P12"/>
      <text:p text:style-name="P10">Kromozomların birleşmesi</text:p>
      <text:p text:style-name="P10"/>
      <text:p text:style-name="P10"><text:soft-page-break/>s.139</text:p>
      <text:p text:style-name="P10">İkinci ebeveynden gelen gamet tarafından döllenme, genetik karışımı garantiler.</text:p>
      <text:p text:style-name="P10"/>
      <text:p text:style-name="P10">Zıt cinsiyetteki ikinci canlının gameti</text:p>
      <text:p text:style-name="P10"/>
      <text:p text:style-name="P10">Hücrenin iki yeni hücre olarak bölünmesi</text:p>
      <text:p text:style-name="P10"/>
      <text:p text:style-name="P10">s.140</text:p>
      <text:p text:style-name="P10">spermatogonyum (46 kromozom)</text:p>
      <text:p text:style-name="P10"/>
      <text:p text:style-name="P10">Mayoz bölünme</text:p>
      <text:p text:style-name="P10"/>
      <text:p text:style-name="P10">Mitoz bölünme</text:p>
      <text:p text:style-name="P10"/>
      <text:p text:style-name="P10">spermler (her biri 23 kromozoma sahip)</text:p>
      <text:p text:style-name="P10"/>
      <text:p text:style-name="P10">Mayoz bölünme</text:p>
      <text:p text:style-name="P10"/>
      <text:p text:style-name="P10">Birincil spermatosit (46 kromozom)</text:p>
      <text:p text:style-name="P10"/>
      <text:p text:style-name="P10">İkincil spermatosit (23 kromozom)</text:p>
      <text:p text:style-name="P10"/>
      <text:p text:style-name="P12">Erkeklerde sperm oluşumu, ana sperm hücrelerinin (spermatogonyum) bölünmesi ile gerçekleşir. Üreme hücreleri daha ilk bölünmeye başladıkları andan itibaren bir denetim altında hareket ederler. Her bir sperm babadan gelecek genetik bilgiyi taşır. Bu düzen neticesinde, sperm ile yumurta birleştiklerinde oluşan yeni hücrede, insanın hayatının sonuna kadar her hücresinde şifresini taşıyacağı DNA molekülünün ilk kopyası oluşur. </text:p>
      <text:p text:style-name="P12"/>
      <text:p text:style-name="P12">s.141</text:p>
      <text:p text:style-name="P12">Milyonlarca spermden sadece bir tanesi yumurtanın koruyucu kabuğunu delmeyi başarır. Son aşamada spermin kuyruk kısmı koparak dışarıda kalır. Böylece döllenme gerçekleşmiştir. Bunun ardından, yeni bir bedenin inşası başlayacaktır.</text:p>
      <text:p text:style-name="P12"/>
      <text:p text:style-name="P12">s.142</text:p>
      <text:p text:style-name="P12"><text:soft-page-break/>dişi</text:p>
      <text:p text:style-name="P12"/>
      <text:p text:style-name="P12">erkek</text:p>
      <text:p text:style-name="P12"/>
      <text:p text:style-name="P10">Yumurtalıklardaki döl hücreleri</text:p>
      <text:p text:style-name="P10"/>
      <text:p text:style-name="P10">Diploid</text:p>
      <text:p text:style-name="P10"/>
      <text:p text:style-name="P10">Mayoz</text:p>
      <text:p text:style-name="P10"/>
      <text:p text:style-name="P10">Mayoz</text:p>
      <text:p text:style-name="P10"/>
      <text:p text:style-name="P10">Haploid (gametler)</text:p>
      <text:p text:style-name="P10"/>
      <text:p text:style-name="P10">Polar cisimcikler</text:p>
      <text:p text:style-name="P10"/>
      <text:p text:style-name="P10">Sperm</text:p>
      <text:p text:style-name="P10"/>
      <text:p text:style-name="P10">Yumurta</text:p>
      <text:p text:style-name="P10"/>
      <text:p text:style-name="P10">Döllenme</text:p>
      <text:p text:style-name="P10"/>
      <text:p text:style-name="P10">Diploidliğin yeniden kazanılması</text:p>
      <text:p text:style-name="P10"/>
      <text:p text:style-name="P10">Zigot</text:p>
      <text:p text:style-name="P10"/>
      <text:p text:style-name="P10">Mitoz</text:p>
      <text:p text:style-name="P10"/>
      <text:p text:style-name="P10">Yeni bir kişi</text:p>
      <text:p text:style-name="P12"/>
      <text:p text:style-name="P12">s.143</text:p>
      <text:p text:style-name="P10"><text:soft-page-break/><text:span text:style-name="T1">Yumurta hücresi, 150 mikron (bir mikron milimetrenin binde biridir) büyüklüğünde bir yap</text:span>ı<text:span text:style-name="T1">d</text:span>ı<text:span text:style-name="T1">r. (solda) Yumurta ile spermin birleşmesiyle meydana gelen hücrenin, insan görünümü alması için, milyonlarca kez bölünerek çoğalması gerekir.</text:span></text:p>
      <text:p text:style-name="P12"/>
      <text:p text:style-name="P12">s.145</text:p>
      <text:p text:style-name="P12">sinir hücresi</text:p>
      <text:p text:style-name="P12"/>
      <text:p text:style-name="P12">kas hücresi</text:p>
      <text:p text:style-name="P12"/>
      <text:p text:style-name="P12">karaciğer hücresi</text:p>
      <text:p text:style-name="P12"/>
      <text:p text:style-name="P12">s.146</text:p>
      <text:p text:style-name="P10">Koryonik kese</text:p>
      <text:p text:style-name="P10"/>
      <text:p text:style-name="P10">Beyin</text:p>
      <text:p text:style-name="P10"/>
      <text:p text:style-name="P10">Amniyotik kese</text:p>
      <text:p text:style-name="P10"/>
      <text:p text:style-name="P10">Plazenta</text:p>
      <text:p text:style-name="P10"/>
      <text:p text:style-name="P10">Göbek kordonu</text:p>
      <text:p text:style-name="P10"/>
      <text:p text:style-name="P10">Göz</text:p>
      <text:p text:style-name="P10"/>
      <text:p text:style-name="P12">Sekizinci haftaya gelindiğinde, resimde görüldüğü gibi, bütün temel kısımları belirginleşmiş olan embriyo, cenine dönüşür. Tüm bu gelişim, genlerde kayıtlı plan dahilinde gerçekleşir.</text:p>
      <text:p text:style-name="P12"/>
      <text:p text:style-name="P10">Karaciğer</text:p>
      <text:p text:style-name="P10"/>
      <text:p text:style-name="P11">s.148</text:p>
      <text:p text:style-name="P11">Yerin bitirdilerinden, kendi nefislerinden ve daha bilmedikleri nice şeylerden bütün çiftleri yaratan (Allah çok) yücedir. (Yasin Suresi, 36)</text:p>
      <text:p text:style-name="P11"/>
      <text:p text:style-name="P10"><text:soft-page-break/>s.150</text:p>
      <text:p text:style-name="P12">Hücreler bölündükçe farklılaşır, yani farklı görevler edinir ve vücutta bulunmaları gereken bölgelere giderler. Birbirinin aynı hücrelerden oluşan bir et yığını değil de, bir kısmı, örneğin göz hücresi olup tam olması gerektiği yere, bir kısmı kalbi oluşturup göğüs kafesindeki yerine gider veya deri hücresi olarak bütün vücudu kaplar. </text:p>
      <text:p text:style-name="P12"/>
      <text:p text:style-name="P10">5. hafta</text:p>
      <text:p text:style-name="P10"/>
      <text:p text:style-name="P10">Boynun bükülmesi</text:p>
      <text:p text:style-name="P10"/>
      <text:p text:style-name="P10">6. hafta</text:p>
      <text:p text:style-name="P10"/>
      <text:p text:style-name="P10">Parmak çıkıntılarının oluşumu</text:p>
      <text:p text:style-name="P10"/>
      <text:p text:style-name="P10">7. hafta</text:p>
      <text:p text:style-name="P10"/>
      <text:p text:style-name="P10">Kıvrık kollar ve ellerin oluşumu</text:p>
      <text:p text:style-name="P10"/>
      <text:p text:style-name="P10">8. hafta</text:p>
      <text:p text:style-name="P10"/>
      <text:p text:style-name="P10">Embriyo döneminin sonu</text:p>
      <text:p text:style-name="P10"/>
      <text:p text:style-name="P12">Embriyoda organ ve organ sistemlerinin gelişimi</text:p>
      <text:p text:style-name="P12"/>
      <text:p text:style-name="P12">s.152</text:p>
      <text:p text:style-name="P12">histon</text:p>
      <text:p text:style-name="P12"/>
      <text:p text:style-name="P10">s.157</text:p>
      <text:p text:style-name="P10">Hücre ölümü</text:p>
      <text:p text:style-name="P10"/>
      <text:p text:style-name="P10">Nükleer fonksiyon</text:p>
      <text:p text:style-name="P10"/>
      <text:p text:style-name="P10">DNA parçalanması</text:p>
      <text:p text:style-name="P10"><text:soft-page-break/></text:p>
      <text:p text:style-name="P10">Hücre sıvısı substratları</text:p>
      <text:p text:style-name="P10"/>
      <text:p text:style-name="P10">Apoptosis tespiti</text:p>
      <text:p text:style-name="P10"/>
      <text:p text:style-name="P10">Mitokondri</text:p>
      <text:p text:style-name="P10"/>
      <text:p text:style-name="P10">Enzimleri engelleyici</text:p>
      <text:p text:style-name="P10"/>
      <text:p text:style-name="P10">Fosforilasyon</text:p>
      <text:p text:style-name="P10"/>
      <text:p text:style-name="P10">Enzimleri tetikleyici</text:p>
      <text:p text:style-name="P10"/>
      <text:p text:style-name="P10">Fosforilasyon</text:p>
      <text:p text:style-name="P10"/>
      <text:p text:style-name="P10">Ölüm bölgesi proteinleri</text:p>
      <text:p text:style-name="P10"/>
      <text:p text:style-name="P10">Alıcılar</text:p>
      <text:p text:style-name="P10"/>
      <text:p text:style-name="P10">Yaşam sürdürme faktörleri</text:p>
      <text:p text:style-name="P10"/>
      <text:p text:style-name="P10">Apoptosis uyarıcıları</text:p>
      <text:p text:style-name="P10"/>
      <text:p text:style-name="P10">Apoptosis</text:p>
      <text:p text:style-name="P10"/>
      <text:p text:style-name="P12">Eğer bir hücrenin DNA'sında tamir edilemeyecek bir hata olursa, “apoptosis” denilen programlanmış “hücre ölümü” gerçekleşebilir. Böylece vücut, ihtiyacı olmayan hücrelerden kurtulur. Apoptosis, vücudu kansere sebep olabilecek, genetik açıdan hasarlı hücrelerden korur. Bu sistem, Rahman ve Rahim olan Allah'ın üzerimizdeki bir korumasıdır.</text:p>
      <text:p text:style-name="P12"/>
      <text:p text:style-name="P10">s.158</text:p>
      <text:p text:style-name="P10">Hücre</text:p>
      <text:p text:style-name="P10"><text:soft-page-break/></text:p>
      <text:p text:style-name="P10">Kromozomlar</text:p>
      <text:p text:style-name="P10"/>
      <text:p text:style-name="P10">Telomer</text:p>
      <text:p text:style-name="P10"/>
      <text:p text:style-name="P10">Kopyalanmayı kesen hücre</text:p>
      <text:p text:style-name="P10"/>
      <text:p text:style-name="P10">DNA</text:p>
      <text:p text:style-name="P10"/>
      <text:p text:style-name="P10">Kopyalanmayı sürdüren hücre</text:p>
      <text:p text:style-name="P10"/>
      <text:p text:style-name="P10">Telomeraz enzimleri</text:p>
      <text:p text:style-name="P10"/>
      <text:p text:style-name="P10">s.160</text:p>
      <text:p text:style-name="P10">MAYOZ BÖLÜNME</text:p>
      <text:p text:style-name="P10"/>
      <text:p text:style-name="P10">Anne ve babadan gelen kromozomlar 23'lük çiftler halinde gruplaşır.</text:p>
      <text:p text:style-name="P12"/>
      <text:p text:style-name="P10">Her bir çift, X harfi görünümünde ortadan birbirlerine bağlanırlar.</text:p>
      <text:p text:style-name="P10"/>
      <text:p text:style-name="P10">Kromozom</text:p>
      <text:p text:style-name="P10"/>
      <text:p text:style-name="P10">Mikrotübül</text:p>
      <text:p text:style-name="P10"/>
      <text:p text:style-name="P10">MİTOZ BÖLÜNME</text:p>
      <text:p text:style-name="P10"/>
      <text:p text:style-name="P10">Kromatin</text:p>
      <text:p text:style-name="P10"/>
      <text:p text:style-name="P10">Hücre</text:p>
      <text:p text:style-name="P10"/>
      <text:p text:style-name="P10">Telofaz</text:p>
      <text:p text:style-name="P10"><text:soft-page-break/></text:p>
      <text:p text:style-name="P10">İnterfaz</text:p>
      <text:p text:style-name="P10"/>
      <text:p text:style-name="P10">Çekirdek</text:p>
      <text:p text:style-name="P10"/>
      <text:p text:style-name="P10">Profaz</text:p>
      <text:p text:style-name="P10"/>
      <text:p text:style-name="P10">Sentriyol</text:p>
      <text:p text:style-name="P10"/>
      <text:p text:style-name="P10">Metafaz</text:p>
      <text:p text:style-name="P10"/>
      <text:p text:style-name="P10">Anafaz</text:p>
      <text:p text:style-name="P10"/>
      <text:p text:style-name="P12">Mayoz bölünme, yumurta ve sperm hücrelerini oluşturan hücre bölünmesi çeşitidir. Böylece, her yeni doğan bebek, annesinin ve babasının genlerinin karışımı yeni bir insan olur. </text:p>
      <text:p text:style-name="P12">Mitoz bölünmede ise, hücre, kromozomları da dahil olmak üzere bütün içeriğini kopyalar ve iki ikiz yavru hücre olarak bölünür. Böylece yeni dokuların inşa edilmesi mümkün olur. </text:p>
      <text:p text:style-name="P12"/>
      <text:p text:style-name="P10">interfaz</text:p>
      <text:p text:style-name="P10"/>
      <text:p text:style-name="P12">s.161</text:p>
      <text:p text:style-name="P10">Hücrede gözenekler oluşur ve kromozomlar iki tarafa çekilir.</text:p>
      <text:p text:style-name="P10"/>
      <text:p text:style-name="P10">Hücre ikiye bölünür ve her yeni hücre, 23 kromozom taşır.</text:p>
      <text:p text:style-name="P10"/>
      <text:p text:style-name="P10">Anne-babadaki genetik bilgiler çaprazlama değiş-tokuş yapılır.</text:p>
      <text:p text:style-name="P10"/>
      <text:p text:style-name="P10">s.164</text:p>
      <text:p text:style-name="P10">Kromozom 1:</text:p>
      <text:p text:style-name="P10">CMT sendromu (kasların erimesi ve güçsüzleşmesine sebep olan sinirsel hastalık), prostat kanseri, Alzheimer hastalığı (beyin sinir hücrelerinin zarar görmesi ile oluşan bellek kaybı)</text:p>
      <text:p text:style-name="P10"/>
      <text:p text:style-name="P10"><text:soft-page-break/>Kromozom 5:</text:p>
      <text:p text:style-name="P10">Cri-du-chat sendromu (zeka geriliği ve gelişim bozukluğu), kolon kanseri, astım, Cockayne sendromu (erken yaşta ölüme sebep olan gelişim bozukluğu)</text:p>
      <text:p text:style-name="P10"/>
      <text:p text:style-name="P10">Kromozom 19:</text:p>
      <text:p text:style-name="P10">Damar sertleşmesi, Miyotonik distrofi (kaslardaki bir bozukluk), Diamond-Blackfand anemisi (kemik iliği yetersizliğine bağlı kansızlık çeşidi), Lenfoblastik lösemi (lenf sistemi ve kemik iliğine bağlı kan kanseri)</text:p>
      <text:p text:style-name="P10"/>
      <text:p text:style-name="P12">İlgili kromozomların yanında, bu kromozomlarda oluşan bozukluklar, yani mutasyonlar sonucu ortaya çıkan hastalıklardan bir kısmı yazılıdır. Tüm bu genetik hastalıklar, DNA'daki hassas denge ve düzeni göstermekte; ayrıca canlıların mutasyonlar yoluyla gelişmesinin imkansızlığını ortaya koymaktadır. </text:p>
      <text:p text:style-name="P12"/>
      <text:p text:style-name="P10">Kromozom 8: </text:p>
      <text:p text:style-name="P10">Werner hastalığı (çocuk yaşta ya da zamanından önce yaşlanma), Cohen sendromu (anormal şekillenme , zeka geriliği, kas zayıflığı, obezlik)</text:p>
      <text:p text:style-name="P10"/>
      <text:p text:style-name="P10">Kromozom 14:</text:p>
      <text:p text:style-name="P10">Alzheimer hastalığı , Graves hastalığı (hipertiroide sebep olan savunma sistemi bozukluğu)</text:p>
      <text:p text:style-name="P10"/>
      <text:p text:style-name="P10">Kromozom 7:</text:p>
      <text:p text:style-name="P10">Obezlik (aşırı yağ depolama), diabet (şeker metabolizmasının bozulması), kistik fibroz (İç organları etkileyerek fonksiyon bozukluğuna sebep olur.)</text:p>
      <text:p text:style-name="P10"/>
      <text:p text:style-name="P10">Kromozom 13:</text:p>
      <text:p text:style-name="P10">Çocuklarda kas distrofisi, retina kanseri, otizm hastalığı (iletişim becerilerini engelleyen gelişim bozukluğu), Wilson hastalığı (beyin, karaciğer gibi dokuların bozulmasına sebep olan fazla bakır depolanması)</text:p>
      <text:p text:style-name="P10"/>
      <text:p text:style-name="P10">Kromozom 20:</text:p>
      <text:p text:style-name="P10">Alagille sendromu (çocuk yaşta karaciğer, kalp gibi organlarda fonksiyon bozukluğu, kemik yapısında bozukluklar)</text:p>
      <text:p text:style-name="P10"/>
      <text:p text:style-name="P10">s.166</text:p>
      <text:p text:style-name="P10">Fazla 21. kromozom</text:p>
      <text:p text:style-name="P10"/>
      <text:p text:style-name="P10"><text:soft-page-break/>Gart geni</text:p>
      <text:p text:style-name="P10"/>
      <text:p text:style-name="P10"><text:span text:style-name="T1">Hücrelerimiz 23 çift kromozoma sahiptir. Herhangi bir nedenle, bu çiftlerin fazla kromozoma sahip olmas</text:span>ı<text:span text:style-name="T1"> dengeyi bozacakt</text:span>ı<text:span text:style-name="T1">r. Down Sendromu durumunda, kişinin toplam kromozom sayısı 46 olması gerekirken, 47'dir. Kromozom haritas</text:span>ı<text:span text:style-name="T1">nda 21. kromozomun üç adet olduğu görülür.</text:span></text:p>
      <text:p text:style-name="P12"/>
      <text:p text:style-name="P12">s.167</text:p>
      <text:p text:style-name="P10">Mikroskobik bir mantarın ürettiği aflatoksin adlı madde, P53 geninin mutasyonuna sebep olur.</text:p>
      <text:p text:style-name="P10"/>
      <text:p text:style-name="P10">DNA</text:p>
      <text:p text:style-name="P10"/>
      <text:p text:style-name="P10">protein </text:p>
      <text:p text:style-name="P10"/>
      <text:p text:style-name="P10">Mutasyonlu amino asit dizisi</text:p>
      <text:p text:style-name="P10"/>
      <text:p text:style-name="P10">Bu mutasyon bir başka amino asidi kodlar.</text:p>
      <text:p text:style-name="P10"/>
      <text:p text:style-name="P10">Hücre çekirdeğindeki 17. kromozom</text:p>
      <text:p text:style-name="P10"/>
      <text:p text:style-name="P10">17. kromozomda bulunan P53 geni</text:p>
      <text:p text:style-name="P10"/>
      <text:p text:style-name="P10">DNA</text:p>
      <text:p text:style-name="P10"/>
      <text:p text:style-name="P10">Normal amino asit dizisi</text:p>
      <text:p text:style-name="P10"/>
      <text:p text:style-name="P10">Art arda 3 bazdan oluşan kodon Arjinin isimli amino asidi kodlar.</text:p>
      <text:p text:style-name="P10"/>
      <text:p text:style-name="P10">Normal protein yapısı</text:p>
      <text:p text:style-name="P10"/>
      <text:p text:style-name="P11">s.172</text:p>
      <text:p text:style-name="P12">Genler bir kısım evrimcilerin iddia ettiği gibi bir komplekslik ölçüsü değildir. İnsanın 30.000 geni varken, pirinç bitkisinin 55.00 geni bulunması, bunun çok açık bir göstergesidir. <text:s/></text:p>
      <text:p text:style-name="P12"><text:soft-page-break/></text:p>
      <text:p text:style-name="P12">s.175</text:p>
      <text:p text:style-name="P12">Eğer evrimcilerin iddia ettiği gibi, kromozom sayıları sözde evrimsel ilişkilere bir delil olsaydı, insanın şempanze ile aynı yakınlıkta bir akrabası olması gerekirdi: “Patates”. Çünkü patatesin kromozom sayısı goril ve şempanzeninkiyle aynıdır: 48.</text:p>
      <text:p text:style-name="P12"/>
      <text:p text:style-name="P10">s.178</text:p>
      <text:p text:style-name="P10">DNAsarmalı</text:p>
      <text:p text:style-name="P10"/>
      <text:p text:style-name="P10">DNAşeridi </text:p>
      <text:p text:style-name="P10">(bazların dizilimi)</text:p>
      <text:p text:style-name="P10"/>
      <text:p text:style-name="P10">Bilinen dizilim</text:p>
      <text:p text:style-name="P10"/>
      <text:p text:style-name="P10">Bilinmeyen dizilim</text:p>
      <text:p text:style-name="P10"/>
      <text:p text:style-name="P12">On yıllardır yapılan araştırmalara rağmen, bilim adamları DNA gibi bir sistemin nasıl ortaya çıktığını açıklayamamaktadırlar. Hiç kuşkusuz DNA, Yüce Rabbimiz'in hücrede tecelli eden ilminin örneklerindendir.</text:p>
      <text:p text:style-name="P12"/>
      <text:p text:style-name="P10">s.181</text:p>
      <text:p text:style-name="P34">İNSAN GENOMU PROJESİNİN YÖNETİCİSİ, ALLAH’A NASIL İMAN ETTİĞİNİ ANLATIYOR</text:p>
      <text:p text:style-name="P10">İnsan Genomu Projesinin başındaki en yetkili kişi olan, ünlü bilim adamı Francis Collins, 27 yaşına dek bir ateist olarak yaşamış. Bazı hastalarının Allah'a imanları sayesinde büyük manevi güç kazandıklarını gören Collins, Allah’ın varlığına kanaat getirmeye başlamış. Genç bir doktorken, durumu kritik olan hastalarına imanın verdiği güçten nasıl etkilendiğini şöyle anlatmaktadır: </text:p>
      <text:p text:style-name="P10"><text:span text:style-name="T23">“Neredeyse kurtulmaları mümkün olmayan, çok kötü hastalıklara yakalanmışlardı ve Allah'a karşı yakınmak yerine, inançlarına bağlı kalmak, onlar için büyük bir rahatlık ve güvence kaynağı idi... Bu durum oldukça enteresandır, şaşırtıcıdır ve insanı tereddüte düşürmektedir.”</text:span><text:span text:style-name="T14">1</text:span></text:p>
      <text:p text:style-name="P24">İlerleyen yıllarda DNA'daki “muazzam bilgi”yi gören Collins, kesin olarak ikna olmuş ve neden Allah'ın varlığına inandığını The Language of God (Allah'ın Lisanı) adlı bir kitapta açıklamıştır. Kitabında Yaratıcı'nın var olduğuna dair mantıklı bir temelin olduğunu ve bilimsel keşiflerin insanı “Allah'a yaklaştırmakta” olduğunu anlatıyor.</text:p>
      <text:p text:style-name="P24">The Sunday Times gazetesinin 11 Haziran 2006 tarihli sayısında, “I've Found God, Says Man Who Cracked the Genome” (Genomun Şifresini Çözen Adam, 'Allah'ı Buldum' Diyor) başlıklı makalesinde şunları ifade ediyor:</text:p>
      <text:p text:style-name="P24"><text:soft-page-break/>“Bizim zamanımızın en büyük trajedilerinden bir tanesi, bilim ve dinin savaşmak zorunda olduğu izleniminin yaratılmış olmasıdır. Ben bunu hiçbir surette gerekli görmüyorum ve bu spektrumun uçlarını meşgul eden cırtlak seslerin de, son 20 yıldır sahneye hakim oluşunu son derece hayal kırklığına uğratıcı buluyorum....</text:p>
      <text:p text:style-name="P24">Bir keşif yaptığınızda, bu bilimsel bir çoşku anıdır, çünkü üzerinde araştırma yapmışsınızdır ve cevaba yaklaşmışsınızdır. Fakat bu an benim için, hiçbir insanın bilmediği, ancak Allah'ın ezelden beri bildiği bir şeyi şimdi idrak ettiğimden Yaratıcı'ya yakınlaştığım bir andır.</text:p>
      <text:p text:style-name="P10"><text:span text:style-name="T23">İnsanoğlu ile ilgili her türlü bilgiyi ve sırrı taşıyan bu 3.1 milyar komutluk kitabı, ilk defa elinize aldığınızda, her bir sayfasını incelerken huşu hissetmekten kendinizi alamazsınız. Ben bu sayfalara baktığımda Allah'ın aklını görmekten kendimi alamıyorum.”</text:span><text:span text:style-name="T14">2</text:span></text:p>
      <text:p text:style-name="P31"/>
      <text:p text:style-name="P7">1, 2- Steven Swinford; The Sunday Times, 11 Haziran 2006; http://www.timesonline.co.uk/article/0,,2087-2220484,00.html</text:p>
      <text:p text:style-name="P26"/>
      <text:p text:style-name="P10">s.183</text:p>
      <text:p text:style-name="P10">“Bizim, sizi boş bir amaç uğruna yarattığımızı ve gerçekten Bize döndürülüp getirilmeyeceğiniizi mi sanmıştınız?” (Müminun Suresi, 115)</text:p>
      <text:p text:style-name="P10"/>
      <text:p text:style-name="P10">s.187</text:p>
      <text:p text:style-name="P10">…<text:span text:style-name="T19"> </text:span>Allah’ın emri, takdir edilmiş bir kaderdir. (Ahzap Suresi, 38)</text:p>
      <text:p text:style-name="P10"/>
      <text:p text:style-name="P10">s.188</text:p>
      <text:p text:style-name="P10">Yeni tercüme edilen proteinler</text:p>
      <text:p text:style-name="P10"/>
      <text:p text:style-name="P10">Kromozom</text:p>
      <text:p text:style-name="P10"/>
      <text:p text:style-name="P10">Çekirdek</text:p>
      <text:p text:style-name="P10"/>
      <text:p text:style-name="P10">DNA</text:p>
      <text:p text:style-name="P10"/>
      <text:p text:style-name="P10">mRNA</text:p>
      <text:p text:style-name="P10"/>
      <text:p text:style-name="P10">Hücre zarında katlanmış protein</text:p>
      <text:p text:style-name="P10"/>
      <text:p text:style-name="P10">Katlanmış protein</text:p>
      <text:p text:style-name="P10"/>
      <text:p text:style-name="P10"><text:soft-page-break/>Ribozomlar</text:p>
      <text:p text:style-name="P10"/>
      <text:p text:style-name="P10">Gözenek</text:p>
      <text:p text:style-name="P10"/>
      <text:p text:style-name="P10">Katlanmamış protein</text:p>
      <text:p text:style-name="P10"/>
      <text:p text:style-name="P10">Kısmen katlanmış protein</text:p>
      <text:p text:style-name="P10"/>
      <text:p text:style-name="P10">Hücre</text:p>
      <text:p text:style-name="P12"/>
      <text:p text:style-name="P12">s.189</text:p>
      <text:p text:style-name="P10">Kromatin</text:p>
      <text:p text:style-name="P10"/>
      <text:p text:style-name="P10">Histonlar</text:p>
      <text:p text:style-name="P10"/>
      <text:p text:style-name="P10">Nükleotidler</text:p>
      <text:p text:style-name="P10"/>
      <text:p text:style-name="P10">s.192</text:p>
      <text:p text:style-name="P12">Gen mühendisliği çalışmalarında bilim adamları, Allah'ın yaratmış olduğu genler üzerinde değişiklikler yapmakta veya bunları Allah'ın yarattığı canlılar arasında aktarmaktadırlar.</text:p>
      <text:p text:style-name="P12"/>
      <text:p text:style-name="P10">Genom</text:p>
      <text:p text:style-name="P10"/>
      <text:p text:style-name="P10">Kromozom</text:p>
      <text:p text:style-name="P10"/>
      <text:p text:style-name="P10">Gen</text:p>
      <text:p text:style-name="P10"/>
      <text:p text:style-name="P10">Gen</text:p>
      <text:p text:style-name="P10"/>
      <text:p text:style-name="P10">Genler arası bölge</text:p>
      <text:p text:style-name="P10"/>
      <text:p text:style-name="P12">s.194</text:p>
      <text:p text:style-name="P10"><text:soft-page-break/>Hücrenin enjekte edilmesi</text:p>
      <text:p text:style-name="P10"/>
      <text:p text:style-name="P10">Verici çekirdek hücreler</text:p>
      <text:p text:style-name="P10"/>
      <text:p text:style-name="P10">Klonlanacak hayvandan hücre alınması</text:p>
      <text:p text:style-name="P10"/>
      <text:p text:style-name="P10">Sitoplazma</text:p>
      <text:p text:style-name="P10"/>
      <text:p text:style-name="P10">ovosit </text:p>
      <text:p text:style-name="P10"/>
      <text:p text:style-name="P10">çekirdekte 2. metafaz</text:p>
      <text:p text:style-name="P10"/>
      <text:p text:style-name="P10">Çekirdeksiz yumurta</text:p>
      <text:p text:style-name="P10"/>
      <text:p text:style-name="P10">3)Enjeksiyon: <text:s/></text:p>
      <text:p text:style-name="P10">Çekirdeğin çıkarılması işleminden sonra, klonlanacak hücre yumurtaya aktarılır ve bu hücre sitoplazmaya yapışır.</text:p>
      <text:p text:style-name="P10"/>
      <text:p text:style-name="P10">2)Olgunlaşma: </text:p>
      <text:p text:style-name="P10">Ovositler (olgunlaşmamış yumurta hücreleri), döllenmek için hazır hale gelecekleri safha (2. metafaz) için, uygun bir ortama yerleştirilirler.</text:p>
      <text:p text:style-name="P10"/>
      <text:p text:style-name="P10">1)Yumurta hücrelerinin alınması:</text:p>
      <text:p text:style-name="P10">Klonlanacak hayvanla aynı tür bir dişi üzerinden, yumurta hücreleri ponksiyon (delme) yöntemi ile alınır.</text:p>
      <text:p text:style-name="P10"/>
      <text:p text:style-name="P10">s.195</text:p>
      <text:p text:style-name="P10">Metil</text:p>
      <text:p text:style-name="P10"/>
      <text:p text:style-name="P10">DNA</text:p>
      <text:p text:style-name="P10"/>
      <text:p text:style-name="P10">Histon</text:p>
      <text:p text:style-name="P10"/>
      <text:p text:style-name="P12"><text:soft-page-break/>Klonlama tekniği, tamamen bilinçli insanların denetiminde yapılır ve her aşama çok hassas kontrol altında gerçekleştirilir. Bu yöntem, evrim teorisine hiçbir şekilde destek sağlamaz. Çünkü klonlamada, -canlıların yaratılışında olduğu gibi- tesadüfi süreçlere yer yoktur.</text:p>
      <text:p text:style-name="P12"/>
      <text:p text:style-name="P10">Sıkıştırılmış haldeki kromatin</text:p>
      <text:p text:style-name="P10"/>
      <text:p text:style-name="P10">Çözülmüş haldeki kromatin</text:p>
      <text:p text:style-name="P10"/>
      <text:p text:style-name="P10">Çekirdek</text:p>
      <text:p text:style-name="P10"/>
      <text:p text:style-name="P10">Asetil</text:p>
      <text:p text:style-name="P10"/>
      <text:p text:style-name="P10">Histon</text:p>
      <text:p text:style-name="P10"/>
      <text:p text:style-name="P10">DNA</text:p>
      <text:p text:style-name="P10"/>
      <text:p text:style-name="P10">Kromatin</text:p>
      <text:p text:style-name="P10"/>
      <text:p text:style-name="P10">Proteinler</text:p>
      <text:p text:style-name="P10"/>
      <text:p text:style-name="P10">Sitoplazma</text:p>
      <text:p text:style-name="P10"/>
      <text:p text:style-name="P10">Elektrik şoku</text:p>
      <text:p text:style-name="P10"/>
      <text:p text:style-name="P10">Çekirdek</text:p>
      <text:p text:style-name="P10"/>
      <text:p text:style-name="P10">Blastositler (farklılaşmış hücreler)</text:p>
      <text:p text:style-name="P10"/>
      <text:p text:style-name="P10">Verici hücre</text:p>
      <text:p text:style-name="P10"/>
      <text:p text:style-name="P10">Hücre bölünmesi</text:p>
      <text:p text:style-name="P10"/>
      <text:p text:style-name="P10"><text:soft-page-break/>Taşıyıcı anne</text:p>
      <text:p text:style-name="P10"/>
      <text:p text:style-name="P10">5)Aktivasyon (harekete geçirme): <text:s/></text:p>
      <text:p text:style-name="P10">Hücre bölünmeye başlar. Oluşan bu yeni hücre, döllenme sonucunda oluşan yumurta hücresi ile aynı aşamalara devam ederler. Blastositler (farklılaşmış hücreler), artık implante edilmeye hazır konumdadırlar.</text:p>
      <text:p text:style-name="P10"/>
      <text:p text:style-name="P10">4) Füzyon (birleştirme): <text:s/></text:p>
      <text:p text:style-name="P10">Bu işlem, yapışık olan iki hücrenin, tam olarak birleşmesini sağlar. Ayrıca bu esnada, çekirdek sitoplazmanın ortasına doğru ilerler.</text:p>
      <text:p text:style-name="P10"/>
      <text:p text:style-name="P10">6)İmplantasyon (yerleştirme):</text:p>
      <text:p text:style-name="P10">Blastositler, hayvanın rahmine konur ve dokuz ay sonra yavru doğar.</text:p>
      <text:p text:style-name="P10"/>
      <text:p text:style-name="P11">s.208</text:p>
      <text:p text:style-name="P11">Göklerin ve yerin yaratılması ile onlarda her canlıdan türetip-yayması O’nun ayetlerindendir… (Şura Suresi, 29)</text:p>
      <text:p text:style-name="P11"/>
      <text:p text:style-name="P10">s.211</text:p>
      <text:p text:style-name="P34">BU KİTAP YALNIZCA MÜREKKEP VE KAĞIT DEĞİLDİR</text:p>
      <text:p text:style-name="P10">Okumakta olduğunuz bu kitap, diğerleri gibi kağıttan, mürekkepten ve içindeki bilgiden oluşur. Dikkat edilirse, kağıt ve mürekkep maddesel birer unsurdur. Kaynakları da yine maddedir: Kağıt selülozdan, mürekkep ise çeşitli kimyasallardan yapılır. Ama kitaptaki bilgi, maddesel bir şey değildir ve maddesel bir kaynağı olamaz. Her kitaptaki bilginin kaynağı, o kitabı yazmış olan yazarın zihnidir. </text:p>
      <text:p text:style-name="P10">Ayrıca bu zihin, kağıt ve mürekkebin nasıl kullanılacağını da belirler. Bir kitap, önce o kitabı yazan yazarın zihninde oluşur. Yazar zihninde mantıkları kurar, cümleleri dizer. Bunları ikinci aşamada maddesel bir şekle sokar. Yani bir daktilo ya da bilgisayar kullanarak, zihnindeki bilgiyi harflere dönüştürür. Sonra da bu harfler matbaaya girerek kağıt ve mürekkepten oluşan kitaba dönüşürler. Profesör Phillip Johnson da bu örnek üzerinden DNA'nın kökenine şöyle dikkat çekmektedir:</text:p>
      <text:p text:style-name="P8">Bir kitabın edebi üslubunu ya da anlamını, mürekkebinin ya da kağıdın fiziksel özelliklerinden meydana gelen vasıflarıyla açıklamaya çalışmak, oldukça mantıksız olacaktır. Mesaj bir yazardan gelir; mürekkep ve kağıt ancak araçtır. Aynı şekilde DNA'da yazılan bilgi DNA'nın ürünü değildir. Bilgi nereden gelmektedir? Yazar olan kim ya da nedir?<text:span text:style-name="T11">1</text:span></text:p>
      <text:p text:style-name="P24">Buradan da şu genel sonuca varabiliriz: “Eğer bir madde bilgi içeriyorsa, o zaman o madde, söz konusu bilgiye sahip olan bir akıl tarafından düzenlenmiştir. Bu akıl tüm evreni yoktan var eden Yüce Rabbimize aittir.”</text:p>
      <text:p text:style-name="P24"/>
      <text:p text:style-name="P6"><text:span text:style-name="T23">1- Phillip E. Johnson, </text:span><text:span text:style-name="T25">Defeating Darwinism by Opening Minds</text:span><text:span text:style-name="T23">, InterVarsity Press, Illionis, 1997, s. 73.</text:span></text:p>
      <text:p text:style-name="P24"><text:soft-page-break/></text:p>
      <text:p text:style-name="P10">s.212-213</text:p>
      <text:p text:style-name="P34">ÜNLÜ BİLİM ADAMI ANTHONY FLEW DNA’DAKİ KOMPLEKS YAPI ÜZERİNE İMAN ETTİ</text:p>
      <text:p text:style-name="P8">“Elbette insanları etkiledim, bu yüzden vermiş olabileceğim büyük zararı gidermek istiyorum ve bunun için çaba göstereceğim.” (Anthony Flew) </text:p>
      <text:p text:style-name="P10"><text:span text:style-name="T23">Bir dönemin ünlü ateist felsefecisi Anthony Flew, DNA'daki kompleks yapı üzerine, 66 yıl boyunca savunduğu ateizmin, çökmüş bir felsefe olduğunu kabul etti. 81 yaşındaki İngiliz felsefe profesörü Flew, 15 yaşında ateist olmayı seçmiş ve adını akademik alanda ilk olarak, 1950 yılında yayınladığı bir makaleyle duyurmuştu. Sonraki 54 yıllık sürede, eğitim vermekte olduğu Oxford, Aberdeen, Keele ve Reading Üniversiteleri ile ziyaret için bulunduğu çok sayıda Amerikan ve Kanada üniversitesinde, tartışmalarda, kitap, ders ve makalelerde ateizmi savundu. Ancak Flew, yakın bir dönem önce, bu yanılgısını terk ettiğini ve evrenin yaratılmış olduğunu kabul ettiğini açıkladı. </text:span><text:span text:style-name="T25">The Sundays Times</text:span><text:span text:style-name="T23">'ta yer alan haberde evrim teorisi ile ilgili şunları ifade etmektedir:</text:span></text:p>
      <text:p text:style-name="P8"><text:span text:style-name="T23">Şuna ikna oldum ki ilk canlı maddenin, cansız maddeden evrimleşerek meydana gelmesi, ardından da olağanüstü komplekslikte bir canlıya dönüşmesi, açıkça söz konusu değildir.</text:span><text:span text:style-name="T16">1</text:span></text:p>
      <text:p text:style-name="P24">Bu köklü karar değişikliğinde etkili olan şey, modern bilimin yaratılış hakkında ortaya koyduğu açık ve kesin kanıtlardır. Flew, yaşamın bilgiye dayalı kompleksliği karşısında, canlılığın bilinçli olarak yaratıldığının farkına varmış ve bu inanç değişikliğinin temelinde yatan bilimsel sebepleri şu sözlerle açıklamıştır:</text:p>
      <text:p text:style-name="P8">Biyologların DNA araştırmaları, yaşam için gerekli düzenlemelerin neredeyse inanılmaz olan kompleksliğini ortaya koyarak, yaşamın temelinde bilinç bulunmuş olması gerektiğini gösterdi.<text:span text:style-name="T11">2</text:span> </text:p>
      <text:p text:style-name="P10">Flew'un fikir değişikliğinde temel sebep olarak gösterdiği DNA araştırmaları, gerçekten de yaratılış gerçeğine dair çarpıcı gerçekler ortaya çıkarmıştır. DNA molekülünün sarmal yapısı, genetik koda sahip oluşu, tesadüfü reddeden hassas nükleotid dizilimleri, ansiklopedik miktarda bilgi depolaması ve daha birçok çarpıcı bulgu, bu molekülün yapı ve fonksiyonlarının yaşam için özel olarak ayarlandığını ortaya koymuştur. </text:p>
      <text:p text:style-name="P10">Uzun bir dönem ateizmi savunan Anthony Flew'un bilinçli yaratılışı kabul etmesi, ateizmin içinde bulunduğu çöküş sürecinde yaşanan son perdeyi yansıtmaktadır. Modern bilim, bir Yaratıcı'nın varlığını ortaya koymuş, böylece ateizmi devre dışı bırakmıştır.</text:p>
      <text:p text:style-name="P24">Flew'u etkileyen bilim adamlarından Prof. Gerald Schroeder ise, Science Reveals the Ultimate Truth (Bilim Mutlak Gerçeği Ortaya Koyuyor) adlı kitabında, tüm evrende tecelli eden akıl ve bilgiden şöyle bahsetmektedir:</text:p>
      <text:p text:style-name="P8"><text:span text:style-name="T23">Tek bir bilinç, evrensel bir akıl, tüm evreni kaplamaktadır. Atomaltı maddenin kuantum doğasını araştıran bilimin bulguları, bizi hayranlık uyandırıcı şu kabulün eşiğine getirmiştir: Tüm varlık, bu aklın bir dışa vurumudur. Laboratuvarlarda bunu, ilk başta enerji olarak ifade edilmiş, sonra madde formunda yoğunlaşmış bilgi olarak gözlemliyoruz. Atomdan insana kadar her bir parçacık, her varlık; bir bilgi ve akıl seviyesi ortaya koymaktadır.</text:span><text:span text:style-name="T16">3</text:span></text:p>
      <text:p text:style-name="P24">Gerek hücrenin işleyişi, gerek maddenin atomaltı parçacıkları üzerinde yapılan bilimsel araştırmalar, şu gerçeği inkar edilemez bir biçimde ortaya koymuştur: Evren ve yaşam, herşeye hakim, üstün akıl sahibi bir varlığın iradesiyle yoktan var olmuştur. Hiç şüphesiz, evreni her seviyede kuşatan bu bilgi ve aklın sahibi, üstün kudret sahibi Yüce Allah'tır. Allah bu gerçeği Kuran'da şöyle bildirmektedir:</text:p>
      <text:p text:style-name="P39"><text:soft-page-break/>Doğu da Allah'ındır, batı da. Her nereye dönerseniz Allah'ın yüzü (kıblesi) orasıdır. Şüphesiz ki Allah, kuşatandır, bilendir. (Bakara Suresi, 115)</text:p>
      <text:p text:style-name="P24"/>
      <text:p text:style-name="P6"><text:span text:style-name="T23">1- Stuart Wavell, Will Iredale, “ Sorry, says atheist-in-chief, I do believe in God after all”, </text:span><text:span text:style-name="T25">The Sunday Times</text:span><text:span text:style-name="T23">, 12 Aralık 2004; http://www.timesonline.co.uk/article/0,,2087-1400368,00.html</text:span></text:p>
      <text:p text:style-name="P6"><text:span text:style-name="T23">2- Richard N. Ostling, “Lifelong atheist changes mind about divine creator”, </text:span><text:span text:style-name="T25">The Washington Times</text:span><text:span text:style-name="T23">, http://washingtontimes.com/national/20041209-113212-2782r.htm</text:span></text:p>
      <text:p text:style-name="P6"><text:span text:style-name="T23">3- Gerald Schroeder, </text:span><text:span text:style-name="T25">The Hidden Face of God</text:span><text:span text:style-name="T23">, Touchstone, New York, 2001, s. Xi</text:span><text:span text:style-name="T30">.</text:span></text:p>
      <text:p text:style-name="P28"/>
      <text:p text:style-name="P11">s.217</text:p>
      <text:p text:style-name="P11">İNSAN GENOMU PROJESİ</text:p>
      <text:p text:style-name="P11"/>
      <text:p text:style-name="P10">s.223</text:p>
      <text:p text:style-name="P34">DNA’NIN KEŞFEDİLMEYİ BEKLEYEN KISIMLARI, YARATILIŞTAKİ MUCİZELERDEN BİRİDİR</text:p>
      <text:p text:style-name="P10">DNA'nın kopyasını taşıyan mesajcı RNA üzerinde iki ana bölüm bulunmaktadır. Bunlar, “ekzon” denilen protein kodlayan kısımlar ve “intron” denilen protein kodlamayan kısımlar. İntronlar görevleri daha yeni yeni anlaşılmaya başlanan uzun DNA şeritleridir. Mesajcı RNA üzerindeki protein kodlamayan ve araya giren bu kısımlar, kesim enzimleri tarafından kesilerek aradan çıkarılır. 1977'de keşfedilen intronlar, protein kodlayan talimatların arasına girdikleri için önceleri “araya giren (intervening) genler” olarak adlandırıldılar. Science dergisinde yayınlanan “Hurda DNA'da Hazine Avcılığı” makalesine göre, şu an intronların “hücrenin yaşamı için hayati öneme sahip farklı bir DNA bölümünün kompleks karışımı” olduğu kabul edilmektedir.<text:span text:style-name="T11">1</text:span> Ayrıca haberde intronların fonksiyonları öğrenildikçe, bunların kanser tedavisinde tümör belirleyici olarak kullanılmalarının söz konusu olabileceği de bildirilmektedir. İntronlardaki değişikliklerin kanser oluşumu ile doğrudan ilgili olduğuna dair bulgular, intronların insanın hayatındaki öneminin göstergesidir.</text:p>
      <text:p text:style-name="P24"/>
      <text:p text:style-name="P6">1- R. Nowak, “Mining Treasures from 'junk DNA”, <text:span text:style-name="T17">Science</text:span>, 1994, cilt 263, s. 608; Jerry Bergman, “The Functions of Introns: From Junk DNA to Designed DNA”, 18 Kasım 2001; http://www.rae.org/introns.html</text:p>
      <text:p text:style-name="P10"/>
      <text:p text:style-name="P10">İNTRON</text:p>
      <text:p text:style-name="P24"/>
      <text:p text:style-name="P10">EKZON 1</text:p>
      <text:p text:style-name="P10"/>
      <text:p text:style-name="P10">EKZON 2</text:p>
      <text:p text:style-name="P10"/>
      <text:p text:style-name="P10">(DNA'nın protein kodlamayan kısımları)</text:p>
      <text:p text:style-name="P10"><text:soft-page-break/></text:p>
      <text:p text:style-name="P10">(DNA'nın protein kodlayan kısımları)</text:p>
      <text:p text:style-name="P10"/>
      <text:p text:style-name="P10">(DNA'nın protein kodlayan kısımları)</text:p>
      <text:p text:style-name="P10"/>
      <text:p text:style-name="P10">kesim bölgesi</text:p>
      <text:p text:style-name="P10"/>
      <text:p text:style-name="P10">kesim bölgesi</text:p>
      <text:p text:style-name="P10"/>
      <text:p text:style-name="P10">İNTRON</text:p>
      <text:p text:style-name="P10"/>
      <text:p text:style-name="P10">EKZON 1</text:p>
      <text:p text:style-name="P10"/>
      <text:p text:style-name="P10">EKZON 2</text:p>
      <text:p text:style-name="P10"/>
      <text:p text:style-name="P10">Spliceosome denilen kesim enzimleri devreye girer.</text:p>
      <text:p text:style-name="P10"/>
      <text:p text:style-name="P10">EKZON 2</text:p>
      <text:p text:style-name="P10"/>
      <text:p text:style-name="P10">EKZON 1</text:p>
      <text:p text:style-name="P10"/>
      <text:p text:style-name="P10">Aradan çıkarılan ve protein kodlamasına girmeyen kısım -intron- eskiden cehaletle hurda zannedilirken, günümüzde çok önemli bir yere sahip olduğu bilinmektedir.</text:p>
      <text:p text:style-name="P10"/>
      <text:p text:style-name="P10">Spliceosome enzimleri protein kodlamayan kısımları -intronları- keserek aradan çıkarırlar. Kesim sonrası kalan parçalar- ekzonlar- birbirlerine eklenir.</text:p>
      <text:p text:style-name="P10"/>
      <text:p text:style-name="P10">EKZON 1</text:p>
      <text:p text:style-name="P10"/>
      <text:p text:style-name="P10">EKZON 2</text:p>
      <text:p text:style-name="P10"/>
      <text:p text:style-name="P11">s.227</text:p>
      <text:p text:style-name="P10"><text:soft-page-break/>Kromozom</text:p>
      <text:p text:style-name="P10"/>
      <text:p text:style-name="P10">Çekirdek</text:p>
      <text:p text:style-name="P10"/>
      <text:p text:style-name="P10">HÜCRE</text:p>
      <text:p text:style-name="P10"/>
      <text:p text:style-name="P10">Nükleer DNA</text:p>
      <text:p text:style-name="P10"/>
      <text:p text:style-name="P10">Mitokondriyel DNA</text:p>
      <text:p text:style-name="P10"/>
      <text:p text:style-name="P10">Mitokondri</text:p>
      <text:p text:style-name="P10"/>
      <text:p text:style-name="P10">Mitokondri</text:p>
      <text:p text:style-name="P10"/>
      <text:p text:style-name="P12">DNA, hücre çekirdeğinde bulunmasının yanı sıra, enerji üretim merkezleri olan bu mitokondrilerde de bulunur.</text:p>
      <text:p text:style-name="P12"/>
      <text:p text:style-name="P11">s.233</text:p>
      <text:p text:style-name="P11">De ki: İnsanların Rabbine sığınırım. İnsanların malikine, İnsanların (gerçek) İlahına; (Nas Suresi, 1-3)</text:p>
      <text:p text:style-name="P11"/>
      <text:p text:style-name="P11">s.237</text:p>
      <text:p text:style-name="P12">DNA ile ilgili edinilen tüm bilgilere rağmen, bilim adamları, bilgilerinin halen çok yetersiz olduğunu dile getirmektedirler. Gözle görülmeyen boyutta, gizlenmiş genom mucizesi, Allah'ın yaratma sanatının örneklerinden sadece biridir.</text:p>
      <text:p text:style-name="P11"/>
      <text:p text:style-name="P12">s.244</text:p>
      <text:p text:style-name="P34">DNA’nın Varlığı Tek Başına Hiçbir İşe Yaramaz</text:p>
      <text:p text:style-name="P10"/>
      <text:p text:style-name="P12">Genetik sistem yalnızca DNA'dan ibaret değildir. Canlılıktan söz edilebilmesi için, mutlaka DNA zincirini okuyan, kopyalayan ve bu kopyalara göre proteinler üreten enzimlerin de bulunması gerekir. Bu, hücrenin “indirgenemez komplekslik” olarak açıklanan çok önemli bir özelliğidir. </text:p>
      <text:p text:style-name="P12"/>
      <text:p text:style-name="P10">Sitoplazma</text:p>
      <text:p text:style-name="P12"><text:soft-page-break/></text:p>
      <text:p text:style-name="P12">HÜCRENİN KOMPLEKS YAPISI</text:p>
      <text:p text:style-name="P12"/>
      <text:p text:style-name="P10">Hücre</text:p>
      <text:p text:style-name="P10"/>
      <text:p text:style-name="P10">Kromozomlar</text:p>
      <text:p text:style-name="P10"/>
      <text:p text:style-name="P10">Çekirdek</text:p>
      <text:p text:style-name="P10"/>
      <text:p text:style-name="P10">Mitokondri</text:p>
      <text:p text:style-name="P10"/>
      <text:p text:style-name="P10">mRNA</text:p>
      <text:p text:style-name="P10"/>
      <text:p text:style-name="P10">DNA</text:p>
      <text:p text:style-name="P10"/>
      <text:p text:style-name="P10">s.245</text:p>
      <text:p text:style-name="P10">Kromozomlar</text:p>
      <text:p text:style-name="P10"/>
      <text:p text:style-name="P10">DNA sarmalı</text:p>
      <text:p text:style-name="P10"/>
      <text:p text:style-name="P12">DNA'NIN KOMPLEKS YAPISI</text:p>
      <text:p text:style-name="P12"/>
      <text:p text:style-name="P10">Histon</text:p>
      <text:p text:style-name="P10"/>
      <text:p text:style-name="P10">Ekson</text:p>
      <text:p text:style-name="P10"/>
      <text:p text:style-name="P10">İntron</text:p>
      <text:p text:style-name="P10"/>
      <text:p text:style-name="P10">Kesim</text:p>
      <text:p text:style-name="P10"/>
      <text:p text:style-name="P10">İntronlar</text:p>
      <text:p text:style-name="P10"><text:soft-page-break/></text:p>
      <text:p text:style-name="P12">HÜCRE İÇİNDE GERÇEKLEŞEN KOMPLEKS İŞLEMLERDEN BİR KISMI</text:p>
      <text:p text:style-name="P12"/>
      <text:p text:style-name="P10">mRNA</text:p>
      <text:p text:style-name="P10"/>
      <text:p text:style-name="P10">Metilasyon</text:p>
      <text:p text:style-name="P10"/>
      <text:p text:style-name="P10">Histonlar</text:p>
      <text:p text:style-name="P10"/>
      <text:p text:style-name="P10">Asetilasyon</text:p>
      <text:p text:style-name="P10"/>
      <text:p text:style-name="P10">mRNA</text:p>
      <text:p text:style-name="P10"/>
      <text:p text:style-name="P10">RNA'nın yıkımı</text:p>
      <text:p text:style-name="P10"/>
      <text:p text:style-name="P10">Araya giren mRNA</text:p>
      <text:p text:style-name="P10"/>
      <text:p text:style-name="P10">SIRC</text:p>
      <text:p text:style-name="P10">(kompleks protein)</text:p>
      <text:p text:style-name="P10"/>
      <text:p text:style-name="P10">Kaba protein</text:p>
      <text:p text:style-name="P10"/>
      <text:p text:style-name="P10">Şaperon proteini</text:p>
      <text:p text:style-name="P10"/>
      <text:p text:style-name="P10">mRNA</text:p>
      <text:p text:style-name="P10"/>
      <text:p text:style-name="P10">Protein sentezi</text:p>
      <text:p text:style-name="P10"/>
      <text:p text:style-name="P10">Proteinin şekillenmesi</text:p>
      <text:p text:style-name="P10"/>
      <text:p text:style-name="P10">Aktif haldeki protein</text:p>
      <text:p text:style-name="P10"><text:soft-page-break/></text:p>
      <text:p text:style-name="P10">Mitokondriyel DNA</text:p>
      <text:p text:style-name="P10"/>
      <text:p text:style-name="P12">s.246</text:p>
      <text:p text:style-name="P10">Ribozom</text:p>
      <text:p text:style-name="P10"/>
      <text:p text:style-name="P10">Büyük ribozom alt-birimi</text:p>
      <text:p text:style-name="P10"/>
      <text:p text:style-name="P10">Monte edilen protein zinciri</text:p>
      <text:p text:style-name="P10"/>
      <text:p text:style-name="P10">tRNA, mRNA ile bağ kuruyor</text:p>
      <text:p text:style-name="P10"/>
      <text:p text:style-name="P12">İlkel hücreden kompleks hücreye geçiş iddiası hayalden ibarettir. Yaşam için gerekli kompleks moleküllerin hepsinin aynı anda ve birarada bulunması gerekir. Hücrenin varlığını sürdürmesi için de, daha en başından bütün parçalarıyla eksiksiz ve kusursuz bir bütün halinde olması zorunludur. </text:p>
      <text:p text:style-name="P12"/>
      <text:p text:style-name="P10">Küçük ribozom alt-birimi</text:p>
      <text:p text:style-name="P11"/>
      <text:p text:style-name="P12">s.250</text:p>
      <text:p text:style-name="P10"><text:span text:style-name="T1">Şekilde "lösin fermuar</text:span>ı<text:span text:style-name="T1">" denilen protein görülmektedir. "Ana fermuar protein" de denilen, bu yap</text:span>ı<text:span text:style-name="T1">lar, normal gelişim aç</text:span>ı<text:span text:style-name="T1">s</text:span>ı<text:span text:style-name="T1">ndan son derece önemlidir. DNA'n</text:span>ı<text:span text:style-name="T1">n kopyalanmas</text:span>ı<text:span text:style-name="T1">nda düzenleyici rol oynarlar. Mutasyona uğramalar</text:span>ı<text:span text:style-name="T1"> durumunda ise kanser görülebilir. </text:span></text:p>
      <text:p text:style-name="P12"/>
      <text:p text:style-name="P12">s.256</text:p>
      <text:p text:style-name="P12">DNA'nın varlığından, ancak hücre tüm organelleriyle, eksiksiz mevcut olduğunda söz edilebilir.</text:p>
      <text:p text:style-name="P12"/>
      <text:p text:style-name="P10">s.262</text:p>
      <text:p text:style-name="P10"><text:span text:style-name="T1">Urey-Miller <text:s/>deneyi ile birlikte, evrimciler canl</text:span>ı<text:span text:style-name="T1">l</text:span>ı<text:span text:style-name="T1">ğ</text:span>ı<text:span text:style-name="T1">n yap</text:span>ı<text:span text:style-name="T1"> taş</text:span>ı<text:span text:style-name="T1"> olan amino asitlerin, sözde ilkel dünya şartlar</text:span>ı<text:span text:style-name="T1">nda tesadüfen oluşabileceğinin ispatlandığını iddia ettiler. Ancak bu deney bugün pek çok aç</text:span>ı<text:span text:style-name="T1">dan geçersizliği kan</text:span>ı<text:span text:style-name="T1">tlanm</text:span>ı<text:span text:style-name="T1">ş ve evrimcilerin bile, artık savunmay</text:span>ı<text:span text:style-name="T1"> terk ettikleri bir konudur. </text:span></text:p>
      <text:p text:style-name="P12"/>
      <text:p text:style-name="P10">Elektrik enerjisi</text:p>
      <text:p text:style-name="P10"/>
      <text:p text:style-name="P10"><text:soft-page-break/>Metan, amonyak ve su buharı karışımı</text:p>
      <text:p text:style-name="P10"/>
      <text:p text:style-name="P10">Soğutulan su dışarı</text:p>
      <text:p text:style-name="P10"/>
      <text:p text:style-name="P10">Soğutulan su dışarı</text:p>
      <text:p text:style-name="P10"/>
      <text:p text:style-name="P10">Isı enerjisi</text:p>
      <text:p text:style-name="P10"/>
      <text:p text:style-name="P10">Yoğunlaşmış su</text:p>
      <text:p text:style-name="P10"/>
      <text:p text:style-name="P10">s.266</text:p>
      <text:p text:style-name="P10"><text:span text:style-name="T1">Resimde gördüğünüz tüm detaylar, bulunduklar</text:span>ı<text:span text:style-name="T1"> yere bir amaçla konmuştur. Her biri kullan</text:span>ı<text:span text:style-name="T1">m kolayl</text:span>ı<text:span text:style-name="T1">ğ</text:span>ı<text:span text:style-name="T1">, estetik, simetri, uyum gibi pek çok yön düşünülerek yerleştirilmiştir. Mant</text:span>ı<text:span text:style-name="T1">k sahibi hiç kimse, bunun tersini -örneğin eşyalar</text:span>ı<text:span text:style-name="T1">n pencereden esen rüzgarla zaman içinde tesadüf eseri yerleştiğini- iddia etmez.</text:span></text:p>
      <text:p text:style-name="P12"/>
      <text:p text:style-name="P11">s.270</text:p>
      <text:p text:style-name="P12">DNA'nın kopyalaması sırasında ortaya çıkan hatalar, olabilecek en küçük mutasyon olduğu için, neo-Darwinistler, bunu teorileri için kullanabileceklerini düşündüler. Günümüzde bu iddialarının geçersizliği anlaşılmıştır.</text:p>
      <text:p text:style-name="P12"/>
      <text:p text:style-name="P11">s.271</text:p>
      <text:p text:style-name="P10">HÜCRE, DNA'DAKİ BOZULMADA NASIL ALARM VERİYOR?</text:p>
      <text:p text:style-name="P10"/>
      <text:p text:style-name="P10">RNA genomun tamamını kopyalar.</text:p>
      <text:p text:style-name="P10"/>
      <text:p text:style-name="P10">İntronlar aradan çıkarılır.</text:p>
      <text:p text:style-name="P10"/>
      <text:p text:style-name="P10">DUR</text:p>
      <text:p text:style-name="P10"/>
      <text:p text:style-name="P10">Sadece eksonlar birarada olacak gibi kesildiğinde, hücre ek yerine moleküler bir not ekler. </text:p>
      <text:p text:style-name="P10"/>
      <text:p text:style-name="P10">Ribozom</text:p>
      <text:p text:style-name="P10"/>
      <text:p text:style-name="P10"><text:soft-page-break/>DUR</text:p>
      <text:p text:style-name="P10"/>
      <text:p text:style-name="P10">Ribozom bu kopyalanmış kısmı tararken, bu notları çıkarır.</text:p>
      <text:p text:style-name="P10"/>
      <text:p text:style-name="P10">Eğer ribozom son nottan evvel durursa, araya girmiş anlamsız bozulma için sinyal verir.</text:p>
      <text:p text:style-name="P10"/>
      <text:p text:style-name="P10">DUR</text:p>
      <text:p text:style-name="P10"/>
      <text:p text:style-name="P10">DUR</text:p>
      <text:p text:style-name="P10"/>
      <text:p text:style-name="P10">s.273</text:p>
      <text:p text:style-name="P10">Sağlam DNA sarmalı</text:p>
      <text:p text:style-name="P10"/>
      <text:p text:style-name="P10">Mutasyon sonucu fazladan kopyalanan nükleotidler</text:p>
      <text:p text:style-name="P10"/>
      <text:p text:style-name="P10">Hatalı DNAsarmalı</text:p>
      <text:p text:style-name="P10"/>
      <text:p text:style-name="P12">DNA hatalı şekilde kopyalandığında, canlıda çeşitli hastalıklara sebep olur. Bu hatalar canlıyı hiçbir zaman evrimcilerin iddia ettiği daha mükemmel hale getirmez.</text:p>
      <text:p text:style-name="P12"/>
      <text:p text:style-name="P10">s.274</text:p>
      <text:p text:style-name="P10">Mutasyon</text:p>
      <text:p text:style-name="P10"/>
      <text:p text:style-name="P10">Amino asit</text:p>
      <text:p text:style-name="P10"/>
      <text:p text:style-name="P10">tRNA</text:p>
      <text:p text:style-name="P10"/>
      <text:p text:style-name="P10">Hücre zarı</text:p>
      <text:p text:style-name="P10"/>
      <text:p text:style-name="P10">Mutasyon</text:p>
      <text:p text:style-name="P10"/>
      <text:p text:style-name="P10">Anti-kodon</text:p>
      <text:p text:style-name="P10"><text:soft-page-break/></text:p>
      <text:p text:style-name="P10">Ribozom</text:p>
      <text:p text:style-name="P10"/>
      <text:p text:style-name="P10">DNA</text:p>
      <text:p text:style-name="P10"/>
      <text:p text:style-name="P10">mRNA</text:p>
      <text:p text:style-name="P10"/>
      <text:p text:style-name="P10">Mutasyon</text:p>
      <text:p text:style-name="P10"/>
      <text:p text:style-name="P10">Bozulmuş amino asit</text:p>
      <text:p text:style-name="P10"/>
      <text:p text:style-name="P10">Hücre çekirdeği</text:p>
      <text:p text:style-name="P10"/>
      <text:p text:style-name="P10">MUTASYON = DNA'NIN BOZULMASI = HASTALIK/SAKATLIK/ZARAR</text:p>
      <text:p text:style-name="P10"/>
      <text:p text:style-name="P12">Mutasyonlar rastgele meydana geldikleri için hemen hemen her zaman canlıya zarar verirler. Kompleks bir yapıya yapılacak herhangi bir bilinçsiz müdahale, o yapıyı daha ileri götürmez aksine tahrip eder.</text:p>
      <text:p text:style-name="P12"/>
      <text:p text:style-name="P11">s.278</text:p>
      <text:p text:style-name="P12">İnsanlar üzerinde gözlemlenen tüm mutasyonlar zararlıdır. Çünkü canlı DNA'sı çok kompleks bir düzene sahiptir. Bu molekül üzerinde oluşan herhangi rastgele bir etki organizmaya ancak zarar verecektir. Mutasyonların sebep olacağı değişiklikler ancak ölüler, sakatlar ve hastalardır.</text:p>
      <text:p text:style-name="P12"/>
      <text:p text:style-name="P10">Mutasyon</text:p>
      <text:p text:style-name="P10"/>
      <text:p text:style-name="P10">DNA sarmalı</text:p>
      <text:p text:style-name="P10"/>
      <text:p text:style-name="P10">Kopan, kırılan DNA parçaları</text:p>
      <text:p text:style-name="P10"/>
      <text:p text:style-name="P11">s.282</text:p>
      <text:p text:style-name="P34">HARF HATALARI BİR KİTABI GELİŞTİRMEYECEĞİ GİBİ, TESADÜFİ MUTASYONLAR DA GENETİK BİLGİYİ GELİŞTİRMEZ</text:p>
      <text:p text:style-name="P10"><text:soft-page-break/>Evrimcilerin mutasyon iddialarının akıl dışı olduğunu göstermek için, DNA'yı yine bir kitaba benzetelim. DNA bir kitapta olduğu gibi yan yana dizilmiş harflerden oluşur. Mutasyonlar da, bu kitabın yazılımı sırasında meydana gelen harf hatalarına benzerler. İsterseniz bu konuda bir deney yapalım. Kalın bir dünya tarihi kitabının baştan sona bilgisayara yazılmasını isteyelim. Bu iş yapılırken de birkaç kez dizgiye müdahale edelim ve dizgiyi yapan kişiye tuşlardan birine gözü kapalı ve rastgele basmasını söyleyelim. Bu şekilde yazılmış olan harf hatalı metni, bir başkasına verip yine aynı şeyi yaptıralım. Bu yöntemle kitabı birkaç bin kez baştan aşağı yazdıralım, her seferinde metne rastgele birkaç harf hatası ekleyerek...</text:p>
      <text:p text:style-name="P10">Acaba tarih kitabı bu yöntemle gelişir mi? Örneğin daha önce kitapta var olmayan “Eski Çin Tarihi” gibi bir bölüm oluşabilir mi? </text:p>
      <text:p text:style-name="P10">Elbette ki kitaba eklediğimiz harf hataları kitabı geliştirmez, aksine tahrip eder, anlamını bozar. Hatalı kopyalama işlemini ne kadar artırırsak, o kadar bozuk bir kitap elde ederiz. </text:p>
      <text:p text:style-name="P10">Ama evrim teorisinin iddiası, “harf hatalarının bir kitabı geliştirdiği” yönündedir. Evrime göre DNA'da meydana gelen mutasyonlar (hatalar) birikerek tesadüfen faydalı sonuçlara yol açmış, örneğin canlılara göz, kulak, kanat, el gibi kusursuz organları; düşünmek, öğrenmek, mantık yürütmek gibi şuur gerektiren özellikleri kazandırmıştır.</text:p>
      <text:p text:style-name="P24">Kuşkusuz bu iddia, bir dünya tarihi kitabında harf hatalarının birikmesi sonucu “Eski Çin Tarihi” bölümü eklenmesinden bile daha akıl dışıdır. (Kaldı ki, hata yapan dizgici örneğinde olduğu gibi düzenli olarak mutasyonlar meydana getiren bir mekanizma, doğada yoktur. Doğadaki mutasyonlar bir kitabın yazımı sırasında meydana gelebilecek harf hatalarından çok daha nadir oluşurlar.)</text:p>
      <text:p text:style-name="P24"/>
      <text:p text:style-name="P10">s.285</text:p>
      <text:p text:style-name="P34">BAKTERİNİN DNA’SI, İLKEL HÜCRE MASALINI YALANLAMAKTADIR</text:p>
      <text:p text:style-name="P10">Evrim teorisi, canlılığı “ilkelden gelişmişe” doğru bir sıralamaya yerleştirmeye çalıştığı için, bakterilerin “ilkel” hücreler olduğunu, çok hücreli canlıların ise bu hücrelerden evrimleştiğini varsaymaktadır. Ancak tek hücreli canlılar hiç de evrimcilerin varsaymak istedikleri gibi “ilkel” değildir. Tam tersine bir bakteri inceleyenleri hayrete düşürecek karmaşıklıkta bir yapıya sahiptir. Zooloji profesörü James Grey şöyle belirtmektedir:</text:p>
      <text:p text:style-name="P8">Bir bakteri insanoğlunun bildiği herhangi bir cansız sistemden daha komplekstir. Dünya üzerinde en küçük yaşayan organizmanın biyokimyasal aktivitesi ile rekabet edebilecek bir laboratuvar yoktur.<text:span text:style-name="T11">1</text:span></text:p>
      <text:p text:style-name="P10">Bir bakterinin 2.000 civarında geni vardır. Her bir gen ise 100 kadar harf, diğer bir deyişle şifre içermektedir. Bu da bakterinin DNA'sındaki bilginin en az 2 milyon harf uzunluğunda olması demektir. Bu hesaba göre tek bir bakterinin DNA'sının içerdiği bilgi, her biri 100 bin kelimelik 20 romana denktir.<text:span text:style-name="T11">2</text:span> Bakterinin küçüklüğüne rağmen, olağanüstü bir bilgi kapasiteye sahip olması ile ilgili Dr. Lee Spetner şöyle demektedir:</text:p>
      <text:p text:style-name="P8">Bakteri hücreleri o kadar küçüktür ki onların 1 trilyonu ancak bir çay kaşığını doldurabilir. Bir bakteriyi tanımlamak için çok fazla bilgi gerekmektedir ve tüm bilgi, hücrenin küçük hacminin yalnızca çok ufak bir bölümüne sığdırılmıştır.<text:span text:style-name="T11">3</text:span></text:p>
      <text:p text:style-name="P10">İşte her bir bakterinin DNA'sında kodlu bu bilgilerdeki herhangi bir değişiklik, bakterinin tüm çalışma sistemini bozacak kadar önemlidir. Bakterilerin gen şifrelerinde bir aksaklık olması ise, çalışma sistemlerinin bozulması ve dolayısıyla ölümü anlamına gelir. Tek bir bakteri bile Allah'ın varlığının apaçık delillerinden biridir. Alemlerin Rabbi olan Allah Kuran'da şöyle bildrimektedir:</text:p>
      <text:p text:style-name="P39"><text:soft-page-break/>... Göklerde ve yerde zerre ağırlığınca hiçbir şey O'ndan uzak (saklı) kalmaz. Bundan daha küçük olanı da, daha büyük olanı da, istisnasız, mutlaka apaçık bir kitapta (yazılı)dır. (Sebe Suresi, 3)</text:p>
      <text:p text:style-name="P24"/>
      <text:p text:style-name="P6"><text:span text:style-name="T23">1- Sir James Gray, </text:span><text:span text:style-name="T25">Science Today</text:span><text:span text:style-name="T23">, 1961, s. 21.</text:span></text:p>
      <text:p text:style-name="P6"><text:span text:style-name="T23">2- Mahlon B. Hoagland, </text:span><text:span text:style-name="T25">Hayatın Kökleri</text:span><text:span text:style-name="T23">, Tübitak yayınları, 8. Basım, s. 25.</text:span></text:p>
      <text:p text:style-name="P6"><text:span text:style-name="T23">3- Lee M. Spetner, </text:span><text:span text:style-name="T25">Not By Chance, Shattering The Modern Theory of Evolution</text:span><text:span text:style-name="T23">, The Judaica Press Inc., 1997, s. 24.</text:span></text:p>
      <text:p text:style-name="P23"/>
      <text:p text:style-name="P10">Kromozom</text:p>
      <text:p text:style-name="P10"/>
      <text:p text:style-name="P24">Ribozomlar</text:p>
      <text:p text:style-name="P24"/>
      <text:p text:style-name="P10">Plazmid</text:p>
      <text:p text:style-name="P10"/>
      <text:p text:style-name="P10">Pilus</text:p>
      <text:p text:style-name="P10"/>
      <text:p text:style-name="P10">Kapsül tabakası</text:p>
      <text:p text:style-name="P10"/>
      <text:p text:style-name="P10">Hücre duvarı</text:p>
      <text:p text:style-name="P10"/>
      <text:p text:style-name="P10">Hücre zarı</text:p>
      <text:p text:style-name="P10"/>
      <text:p text:style-name="P10">Flagellum</text:p>
      <text:p text:style-name="P10"/>
      <text:p text:style-name="P10">Sitoplazma</text:p>
      <text:p text:style-name="P10"/>
      <text:p text:style-name="P11">s.289</text:p>
      <text:p text:style-name="P10">Ey insan, gerçekten sen, hiç durmaksızın Rabbine doğru bir çaba harcayıp durmaktasın; sonunda O’na varacaksın. (İnşikak Suresi, 6)</text:p>
      <text:p text:style-name="P12"/>
      <text:p text:style-name="P12">s.293</text:p>
      <text:p text:style-name="P10">Charles Darwin</text:p>
      <text:p text:style-name="P10"><text:soft-page-break/></text:p>
      <text:p text:style-name="P12">s.294</text:p>
      <text:p text:style-name="P10">Rus biyolog Alexander Oparin</text:p>
      <text:p text:style-name="P10"/>
      <text:p text:style-name="P12">s.295</text:p>
      <text:p text:style-name="P10">En son evrimci kaynakların da kabul ettiği gibi, hayatın kökeni, hala evrim teorisi için son derece büyük bir açmazdır. </text:p>
      <text:p text:style-name="P10"/>
      <text:p text:style-name="P10">s.296</text:p>
      <text:p text:style-name="P12">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2"/>
      <text:p text:style-name="P10">s.298</text:p>
      <text:p text:style-name="P10">Editörlüğünü Charles Darwin'in oğlu Francis Darwin'in yaptığı "The Life and Letters Of Charles Darwin" (Charles Darwin'in Hayatı ve Mektupları) isimli kitabın giriş sayfası.</text:p>
      <text:p text:style-name="P24"/>
      <text:p text:style-name="P24">s.298-299</text:p>
      <text:p text:style-name="P34">DARWIN'İN IRKÇILIĞI ve TÜRK DÜŞMANLIĞI</text:p>
      <text:p text:style-name="P10">Charles Darwin'in önemli fakat az bilinen bir özelliği, Avrupalı beyaz ırkları diğer insan ırklarına göre çok daha "ileri" sayan bir ırkçı olmasıdır. Darwin, insanların maymun benzeri canlılardan evrimleştiğini öne sürerken, bazı ırkların çok daha fazla geliştiğini, bazılarının ise hala maymunsu özellikler taşıdığını iddia etmiştir. Türlerin Kökeni'nden sonra yayınladığı İnsanın Türeyişi <text:span text:style-name="T17">(The Descent of Man</text:span>) adlı kitabında, "insan ırkları arası eşitsizliğin apaçıklığı" gibi yorumlar yapmıştır.<text:span text:style-name="T11">1</text:span> Darwin söz konusu kitabında zenciler ve Avustralya yerlileri gibi ırkları gorillerle aynı statüye sokmuş, sonra da bunların "medeni ırklar" tarafından zamanla yok edilecekleri kehanetinde bulunarak şöyle demiştir:</text:p>
      <text:p text:style-name="P6">Belki de yüzyıllar kadar sürmeyecek yakın bir gelecekte, medeni insan ırkları, vahşi ırkları tamamen yeryüzünden silecekler ve onların yerine geçecekler. Öte yandan insansı maymunlar da… kuşkusuz elimine edilecekler. Böylece insan ile en yakın akrabaları arasındaki boşluk daha da genişleyecek. Bu sayede ortada şu anki Avrupalı ırklardan bile daha medeni olan ırklar ve şu anki <text:span text:style-name="T21">zencilerden, Avustralya yerlilerinden ve gorillerden bile daha geride olan</text:span> babun türü maymunlar kalacaktır.<text:span text:style-name="T11">2</text:span></text:p>
      <text:p text:style-name="P10">Darwin'in bu saçma fikirleri yalnızca teoride kalmamıştır. Darwinizm, ortaya atıldığı tarihten itibaren ırkçılığın en önemli sözde bilimsel dayanağı olmuştur. Canlıların bir yaşam mücadelesi içinde evrimleştiklerini varsayan Darwinizm, toplumlara uygulanmış ve ortaya "<text:span text:style-name="T21">Sosyal Darwinizm</text:span>" olarak bilinen akım çıkmıştır.</text:p>
      <text:p text:style-name="P10"><text:soft-page-break/>Sosyal Darwinizm, insan ırklarının, evrimin çeşitli basamaklarında yer aldıklarını, Avrupalı ırkların "en ileri" ırklar olduğunu savunmuş, diğer pek çok ırkın ise hala "maymunsu" özellikler taşıdığını iddia etmiştir. </text:p>
      <text:p text:style-name="P10"><text:span text:style-name="T21">Darwin kendince "aşağı ırklar" olarak gördüğü milletlerin arasında, Yüce Türk Milleti'ni de saymıştır</text:span>! Evrim teorisinin kurucusu, W. Graham'a yazdığı 3 Temmuz 1881 tarihli mektubunda, bu ırkçı düşüncesini şöyle ifade etmişti: </text:p>
      <text:p text:style-name="P6">Doğal seleksiyona dayalı kavganın, medeniyetin ilerleyişine sizin zannettiğinizden daha fazla yarar sağladığını ve sağlamakta olduğunu gösterebilirim. Düşünün ki, birkaç yüzyıl önce Avrupa Türkler tarafından istila edildiğinde, Avrupa milletleri ne kadar büyük bir tehlikeyle karşı karşıya gelmişlerdi, şimdi ise bu çok saçma bir düşüncedir. <text:span text:style-name="T21">Avrupalı ırklar olarak bilinen medeni ırklar, yaşam mücadelesinde TÜRKBARBARLIĞINAkarşı galip gelmişlerdir</text:span>. Dünyanın çok da uzak olmayan bir geleceğine baktığımda, <text:span text:style-name="T21">BUTÜRAŞAĞI IRKLARIN </text:span>çoğunun medenileşmiş yüksek ırklar tarafından <text:span text:style-name="T21">elimine edileceğini (yok edileceğini)</text:span> görüyorum.<text:span text:style-name="T11">3</text:span></text:p>
      <text:p text:style-name="P10">Görüldüğü gibi Charles Darwin, Büyük Önder Atatürk'ün "Türk Milleti'nin karakteri yüksektir, Türk Milleti çalışkandır, Türk Milleti zekidir" ve "Türklük, benim en derin güven kaynağım, en engin övünç dayanağım oldu" gibi sözleriyle övdüğü necip Türk Milleti için "barbar" ve "aşağı ırk" ifadelerini kullanmaktadır. Oysa şüphesiz insanlar arasında bir ırk farklılığı ve ayrımı olamaz. Bir millet, ancak kültür ve ahlakıyla yükselebilir ve üstünlük elde edebilir. Büyük Türk Milleti ise çok köklü bir kültüre ve üstün bir ahlaka sahip olan, bu özellikleriyle tarihe yön vermiş şerefli bir millettir. Tarihteki sekiz büyük dünya devletinden üçünün sahibi olan Türk Milleti'nin kurduğu medeniyetler, Türk'ün yüksek kültür, akıl, ahlak ve inancıyla meydana getirdiği eserlerdir. </text:p>
      <text:p text:style-name="P10">Darwin ise, "Türk barbarlığı", "aşağı ırk" gibi saldırgan ifadelerle gerçekte o dönemdeki Avrupalı emperyalist devletlerin Türk düşmanlığını ortaya koymuştur. Türklerin hakimiyet ve gücünü <text:span text:style-name="T21">elimine etmeye</text:span> (<text:span text:style-name="T21">yok etmeye</text:span>) çabalayan bu güçler aradıkları fikri temeli Darwinizm'de bulmuşlardır.</text:p>
      <text:p text:style-name="P10">Bu güçler, Türk'ün Kurtuluş Savaşı'nda, bu çirkin düşüncelerini uygulamaya çalışmışlar, ancak Türk Milleti'nin azmi, aklı, cesareti ve kararlılığı sayesinde büyük bir hüsrana uğramışlardır.</text:p>
      <text:p text:style-name="P10">Bir ırkçı ve Türk düşmanı olan Darwin'in bilim karşısında geçersiz olan teorilerini bugün Türkiye'de savunanlar ise belki de farkında olmadan aynı siyasi hedeflere hizmet etmektedirler.</text:p>
      <text:p text:style-name="P10"/>
      <text:p text:style-name="P7">1 Benjamin Farrington, What Darwin Really Said. London: Sphere Books, 1971, s. 54-56.</text:p>
      <text:p text:style-name="P6"><text:span text:style-name="T23">2 Charles Darwin, The Descent of Man, 2. bask</text:span><text:span text:style-name="T27">ı</text:span><text:span text:style-name="T23">, New York: A L. Burt Co., 1874, s. 178.</text:span></text:p>
      <text:p text:style-name="P6">3 Francis Darwin, The Life and Letters of Charles Darwin, Cilt 1. New York: D. Appleton and Company, 1888, s. 285-286.</text:p>
      <text:p text:style-name="P24"/>
      <text:p text:style-name="P24">s.299</text:p>
      <text:p text:style-name="P10">Söz konusu kitabın 285. (solda)ve 286. (sağda) sayfalarındaki Türkler'e hakaretle dolu olan Darwin'in mektupları. Darwin'in burada "Kafkasyalı (Caucasian) ırklar" dediği ırklar, Avrupalılar'dır. (Modern antropoloji, Avrupalı ırkların Kafkasya bölgesinden geldiklerini kabul eder.)</text:p>
      <text:p text:style-name="P24"/>
      <text:p text:style-name="P10">s.301</text:p>
      <text:p text:style-name="P12"><text:soft-page-break/>bacak</text:p>
      <text:p text:style-name="P12"/>
      <text:p text:style-name="P12">anten</text:p>
      <text:p text:style-name="P12"/>
      <text:p text:style-name="P10">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0"/>
      <text:p text:style-name="P12">gözler</text:p>
      <text:p text:style-name="P12"/>
      <text:p text:style-name="P12">ağız</text:p>
      <text:p text:style-name="P12"/>
      <text:p text:style-name="P11">s.303</text:p>
      <text:p text:style-name="P12">Kretase dönemine ait bu timsah fosili 65 milyon yıllıktır. Günümüzde yaşayan timsahlardan hiçbir farkı yoktur.</text:p>
      <text:p text:style-name="P12"/>
      <text:p text:style-name="P12">İtalya'da çıkarılmış bu mene balığı fosili 54 - 37 milyon yıllıktır.</text:p>
      <text:p text:style-name="P12"/>
      <text:p text:style-name="P12">Bu 50 milyon yıllık çınar yaprağı fosili ABD çıkarılmıştır. 50 milyon yıldır çınar yaprakları hiç değişmemiş , evrim geçirmemiştir.</text:p>
      <text:p text:style-name="P12"/>
      <text:p text:style-name="P12">s.307</text:p>
      <text:p text:style-name="P10">SAHTE</text:p>
      <text:p text:style-name="P10"/>
      <text:p text:style-name="P10">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 </text:p>
      <text:p text:style-name="P10"/>
      <text:p text:style-name="P10">s.312</text:p>
      <text:p text:style-name="P24">Hareket</text:p>
      <text:p text:style-name="P24"/>
      <text:p text:style-name="P10">Düşünme</text:p>
      <text:p text:style-name="P10"/>
      <text:p text:style-name="P10"><text:soft-page-break/>Dokunma</text:p>
      <text:p text:style-name="P10"/>
      <text:p text:style-name="P10">Konuşma</text:p>
      <text:p text:style-name="P10"/>
      <text:p text:style-name="P10">Görme</text:p>
      <text:p text:style-name="P10"/>
      <text:p text:style-name="P10">Tat alma</text:p>
      <text:p text:style-name="P10"/>
      <text:p text:style-name="P10">işitme</text:p>
      <text:p text:style-name="P10"/>
      <text:p text:style-name="P10">Koku alma</text:p>
      <text:p text:style-name="P24"/>
      <text:p text:style-name="P10">Bütün hayatımızı beynimizin içinde yaşarız. Gördüğümüz insanlar, kokladığımız çiçekler, dinlediğimiz müzik, tattığımız meyveler, elimizde hissettiğimiz ıslaklık... Bunların hepsi beynimizde oluşur. Gerçekte ise beynimizde, ne renkler, ne sesler, ne de görüntüler vardır. Beyinde bulunabilecek tek şey elektrik sinyalleridir. Kısacası biz, beynimizdeki elektrik sinyallerinin oluşturduğu bir dünyada yaşarız. Bu bir görüş veya varsayım değil, dünyayı nasıl algıladığımızla ilgili bilimsel bir açıklamadır.</text:p>
      <text:p text:style-name="P10"/>
      <text:p text:style-name="P10"/>
      <text:h text:style-name="P43" text:outline-level="1">ARKA KAPAK YAZISI</text:h>
      <text:p text:style-name="P11"/>
      <text:p text:style-name="P10"/>
      <text:p text:style-name="P10">Bu<text:span text:style-name="T1"> kitabın konusu olan DNA, çıplak gözle görmenin mümkün olmadığı küçüklükteki hücrelerimizin bilgi bankasıdır. Etrafımızdaki canlılara ait bilgiler, her canlının kendi hücrelerinin her birinin içindeki “DNA” denilen bu bilgi bankasında saklıdır. Bir gülün, bir portakalın, bir serçenin, bir kaplanın ya da bir insanın tüm yapısal özellikleri, onları oluşturan hücrelerin çekirdeklerinde bulunur. Kitabı tuttuğunuz elinize şöyle bir bakın. Elinizi oluşturan milyonlarca hücrenin her birinde de bu bilgi depoları mevcuttur. </text:span></text:p>
      <text:p text:style-name="P12">Bu kitaptaki bilgiler, gözle görülmeyen boyuttaki, ancak içeriği ve taşıdığı bilgi kapasitesi açısından, on binlerce kitaptan oluşan bir kütüphane boyutlarındaki moleküller hakkındadır. Kitap boyunca bir yandan ancak milyonlarca defa büyüterek gözlemlenebilen DNA'nın mucizevi yönlerini görecek, bir yandan da canlılığın böylesine küçük boyuttaki bir parçasının, evrim teorisini nasıl çıkmaza soktuğuna şahit olacaksınız. Bu olağanüstü yapıların detaylarını incelerken, alemlerin Rabbi olan Allah'ın sonsuz büyüklüğünü, ilminin benzersizliğini, genişliğini ve O'nun yarattıkları üzerindeki hakimiyetini daha derinlemesine düşünme imkanı bulacaksınız. </text:p>
      <text:p text:style-name="P10"><text:span text:style-name="T1">Darwin'in teorisini ortaya attığı dönemde ise, değil DNA gibi bir molekülün sarmal yapısı ve bilgi kapasitesinin incelenmesi, hücrenin temel yapısının dahi anlaşılması mümkün değildi. James Watson ve Francis Crick, DNA'nın sarmal yapısını, Darwin'in </text:span><text:span text:style-name="T3">Origin of Species</text:span><text:span text:style-name="T1"> (Türlerin Kökeni) adlı kitabının yayınlanmasından neredeyse 100 yıl sonra ortaya çıkardılar. O zamandan bu yana moleküler biyolojide kaydedilen ilerlemeleri, Darwin'in ilkel bilim düzeyine sahip bir dönemde öngörmesine olanak yoktu. Bu bakımdan daha temelden geçersiz bilgi ve varsayımlar üzerine kurulan bir teorinin, DNA gibi, bilim adamlarını halen hayranlık içinde bırakan bir yapının varlığını açıklayamayacağı ortadadır.</text:span></text:p>
      <text:p text:style-name="P12"/>
      <text:p text:style-name="P35">YAZAR HAKKINDA</text:p>
      <text:p text:style-name="P12">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2">Harun Yahya Külliyatı, -Allah'ın izniyle- 21. yüzyılda dünya insanlarını Kuran'da tarif edilen huzur ve barışa, doğruluk ve adalete, güzellik ve mutluluğa taşımaya bir vesile olacaktır.</text:p>
      <text:p text:style-name="P27"/>
      <text:p text:style-name="P11"/>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Abadi MT Condensed Extra Bold" svg:font-family="'Abadi MT Condensed Extra Bold'" style:font-pitch="variable"/>
    <style:font-face style:name="Amazone[T]" svg:font-family="Amazone[T]"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enlo Regular" svg:font-family="'Menlo Regular'" style:font-pitch="variable"/>
    <style:font-face style:name="Minion Pro Med" svg:font-family="'Minion Pro Med'"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 style:family="paragraph">
      <style:paragraph-properties fo:line-height="0.494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orta" style:family="paragraph">
      <style:paragraph-properties fo:margin-left="0.801cm" fo:margin-right="0cm"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ALT" style:family="paragraph">
      <style:paragraph-properties fo:margin-left="0.801cm" fo:margin-right="0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TIUST" style:family="paragraph">
      <style:paragraph-properties fo:margin-left="0.801cm" fo:margin-right="0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_203a_" style:display-name="resim alt›"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tlar" style:family="paragraph">
      <style:paragraph-properties fo:line-height="0.335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RESIM_20_ALTI" style:display-name="C-RESIM ALTI" style:family="paragraph">
      <style:paragraph-properties fo:line-height="0.31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a_n" style:display-name="ana met›n" style:family="paragraph">
      <style:paragraph-properties fo:margin-left="1.85cm" fo:margin-right="1.85cm" fo:line-height="0.512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d_" style:display-name="-" style:family="paragraph">
      <style:paragraph-properties fo:margin-left="0.801cm" fo:margin-right="0cm"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ORTA" style:family="paragraph">
      <style:paragraph-properties fo:margin-left="0.801cm" fo:margin-right="0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yaz_203a_" style:display-name="Alt yaz›" style:family="paragraph">
      <style:paragraph-properties fo:line-height="0.35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9z0" style:family="text">
      <style:text-properties style:text-position="-8% 100%"/>
    </style:style>
    <style:style style:name="WW8Num3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0" style:num-format="1">
        <style:list-level-properties text:list-level-position-and-space-mode="label-alignment">
          <style:list-level-label-alignment text:label-followed-by="listtab" fo:text-indent="-0.988cm" fo:margin-left="1.623cm"/>
        </style:list-level-properties>
      </text:list-level-style-number>
      <text:list-level-style-number text:level="2" text:style-name="WW8Num28z0" style:num-format="1" text:display-levels="2">
        <style:list-level-properties text:list-level-position-and-space-mode="label-alignment">
          <style:list-level-label-alignment text:label-followed-by="listtab" fo:text-indent="-0.988cm" fo:margin-left="2.893cm"/>
        </style:list-level-properties>
      </text:list-level-style-number>
      <text:list-level-style-number text:level="3" text:style-name="WW8Num28z0" style:num-format="1" text:display-levels="3">
        <style:list-level-properties text:list-level-position-and-space-mode="label-alignment">
          <style:list-level-label-alignment text:label-followed-by="listtab" fo:text-indent="-1.27cm" fo:margin-left="4.445cm"/>
        </style:list-level-properties>
      </text:list-level-style-number>
      <text:list-level-style-number text:level="4" text:style-name="WW8Num28z0" style:num-format="1" text:display-levels="4">
        <style:list-level-properties text:list-level-position-and-space-mode="label-alignment">
          <style:list-level-label-alignment text:label-followed-by="listtab" fo:text-indent="-1.27cm" fo:margin-left="5.715cm"/>
        </style:list-level-properties>
      </text:list-level-style-number>
      <text:list-level-style-number text:level="5" text:style-name="WW8Num28z0" style:num-format="1" text:display-levels="5">
        <style:list-level-properties text:list-level-position-and-space-mode="label-alignment">
          <style:list-level-label-alignment text:label-followed-by="listtab" fo:text-indent="-1.905cm" fo:margin-left="7.62cm"/>
        </style:list-level-properties>
      </text:list-level-style-number>
      <text:list-level-style-number text:level="6" text:style-name="WW8Num28z0" style:num-format="1" text:display-levels="6">
        <style:list-level-properties text:list-level-position-and-space-mode="label-alignment">
          <style:list-level-label-alignment text:label-followed-by="listtab" fo:text-indent="-1.905cm" fo:margin-left="8.89cm"/>
        </style:list-level-properties>
      </text:list-level-style-number>
      <text:list-level-style-number text:level="7" text:style-name="WW8Num28z0" style:num-format="1" text:display-levels="7">
        <style:list-level-properties text:list-level-position-and-space-mode="label-alignment">
          <style:list-level-label-alignment text:label-followed-by="listtab" fo:text-indent="-2.54cm" fo:margin-left="10.795cm"/>
        </style:list-level-properties>
      </text:list-level-style-number>
      <text:list-level-style-number text:level="8" text:style-name="WW8Num28z0" style:num-format="1" text:display-levels="8">
        <style:list-level-properties text:list-level-position-and-space-mode="label-alignment">
          <style:list-level-label-alignment text:label-followed-by="listtab" fo:text-indent="-2.54cm" fo:margin-left="12.065cm"/>
        </style:list-level-properties>
      </text:list-level-style-number>
      <text:list-level-style-number text:level="9" text:style-name="WW8Num28z0" style:num-format="1" text:display-levels="9">
        <style:list-level-properties text:list-level-position-and-space-mode="label-alignment">
          <style:list-level-label-alignment text:label-followed-by="listtab" fo:text-indent="-2.54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Cehalet Ortamında Gelişen DarwinizmDARWIN DNA'YI BİLSEYDİ</dc:title>
    <dc:subject>Cehalet Ortamında Gelişen DarwinizmDARWIN DNA'YI BİLSEYDİ</dc:subject>
    <meta:initial-creator>Harun Yahya</meta:initial-creator>
    <meta:creation-date>2014-08-03T21:39:00</meta:creation-date>
    <dc:date>2019-10-12T21:17:44.011711384</dc:date>
    <meta:print-date>2012-02-09T12:44:00</meta:print-date>
    <meta:editing-cycles>41</meta:editing-cycles>
    <meta:editing-duration>PT6H42M22S</meta:editing-duration>
    <meta:generator>LibreOffice/6.3.2.2$Linux_X86_64 LibreOffice_project/ddcf6633b674837c71d3649d97a9cb3c0d392a84</meta:generator>
    <meta:document-statistic meta:table-count="0" meta:image-count="0" meta:object-count="0" meta:page-count="200" meta:paragraph-count="2352" meta:word-count="61671" meta:character-count="474184" meta:non-whitespace-character-count="414483"/>
  </office:meta>
</office:document-meta>
</file>